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ow" table:style-name="ta1">
        <table:shapes>
          <draw:frame draw:z-index="0" draw:style-name="gr1" draw:text-style-name="P1" svg:width="23.806cm" svg:height="13.39cm" svg:x="10.812cm" svg:y="1.371cm">
            <draw:object draw:notify-on-update-of-ranges="Slow.B6:Slow.B505 Slow.B6:Slow.B505 Slow.C5:Slow.C5 Slow.C6:Slow.C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559cm" svg:height="13.2cm" svg:x="11.033cm" svg:y="14.889cm">
            <draw:object draw:notify-on-update-of-ranges="Slow.B6:Slow.B505 Slow.D5:Slow.D5 Slow.D6:Slow.D5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LinkedList: append() without optimization, append n elements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# of elements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time/elemen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784956" calcext:value-type="float">
            <text:p>0.784956</text:p>
          </table:table-cell>
          <table:table-cell table:formula="of:=[.C6]/[.B6]" office:value-type="float" office:value="0.00784956" calcext:value-type="float">
            <text:p>0.0078495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045637" calcext:value-type="float">
            <text:p>1.045637</text:p>
          </table:table-cell>
          <table:table-cell table:formula="of:=[.C7]/[.B7]" office:value-type="float" office:value="0.005228185" calcext:value-type="float">
            <text:p>0.00522818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193763" calcext:value-type="float">
            <text:p>1.193763</text:p>
          </table:table-cell>
          <table:table-cell table:formula="of:=[.C8]/[.B8]" office:value-type="float" office:value="0.00397921" calcext:value-type="float">
            <text:p>0.0039792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399193" calcext:value-type="float">
            <text:p>1.399193</text:p>
          </table:table-cell>
          <table:table-cell table:formula="of:=[.C9]/[.B9]" office:value-type="float" office:value="0.0034979825" calcext:value-type="float">
            <text:p>0.00349798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50924" calcext:value-type="float">
            <text:p>1.550924</text:p>
          </table:table-cell>
          <table:table-cell table:formula="of:=[.C10]/[.B10]" office:value-type="float" office:value="0.003101848" calcext:value-type="float">
            <text:p>0.00310184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778277" calcext:value-type="float">
            <text:p>1.778277</text:p>
          </table:table-cell>
          <table:table-cell table:formula="of:=[.C11]/[.B11]" office:value-type="float" office:value="0.002963795" calcext:value-type="float">
            <text:p>0.00296379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.047778" calcext:value-type="float">
            <text:p>2.047778</text:p>
          </table:table-cell>
          <table:table-cell table:formula="of:=[.C12]/[.B12]" office:value-type="float" office:value="0.00292539714285714" calcext:value-type="float">
            <text:p>0.00292539714285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.535438" calcext:value-type="float">
            <text:p>2.535438</text:p>
          </table:table-cell>
          <table:table-cell table:formula="of:=[.C13]/[.B13]" office:value-type="float" office:value="0.0031692975" calcext:value-type="float">
            <text:p>0.003169297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3.094836" calcext:value-type="float">
            <text:p>3.094836</text:p>
          </table:table-cell>
          <table:table-cell table:formula="of:=[.C14]/[.B14]" office:value-type="float" office:value="0.00343870666666667" calcext:value-type="float">
            <text:p>0.00343870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.615013" calcext:value-type="float">
            <text:p>3.615013</text:p>
          </table:table-cell>
          <table:table-cell table:formula="of:=[.C15]/[.B15]" office:value-type="float" office:value="0.003615013" calcext:value-type="float">
            <text:p>0.00361501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.411945" calcext:value-type="float">
            <text:p>4.411945</text:p>
          </table:table-cell>
          <table:table-cell table:formula="of:=[.C16]/[.B16]" office:value-type="float" office:value="0.00401085909090909" calcext:value-type="float">
            <text:p>0.00401085909090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5.392878" calcext:value-type="float">
            <text:p>5.392878</text:p>
          </table:table-cell>
          <table:table-cell table:formula="of:=[.C17]/[.B17]" office:value-type="float" office:value="0.004494065" calcext:value-type="float">
            <text:p>0.004494065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.044656" calcext:value-type="float">
            <text:p>6.044656</text:p>
          </table:table-cell>
          <table:table-cell table:formula="of:=[.C18]/[.B18]" office:value-type="float" office:value="0.00464973538461538" calcext:value-type="float">
            <text:p>0.00464973538461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6.523725" calcext:value-type="float">
            <text:p>6.523725</text:p>
          </table:table-cell>
          <table:table-cell table:formula="of:=[.C19]/[.B19]" office:value-type="float" office:value="0.00465980357142857" calcext:value-type="float">
            <text:p>0.00465980357142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.023108" calcext:value-type="float">
            <text:p>7.023108</text:p>
          </table:table-cell>
          <table:table-cell table:formula="of:=[.C20]/[.B20]" office:value-type="float" office:value="0.004682072" calcext:value-type="float">
            <text:p>0.004682072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7.471675" calcext:value-type="float">
            <text:p>7.471675</text:p>
          </table:table-cell>
          <table:table-cell table:formula="of:=[.C21]/[.B21]" office:value-type="float" office:value="0.004669796875" calcext:value-type="float">
            <text:p>0.004669796875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7.996446" calcext:value-type="float">
            <text:p>7.996446</text:p>
          </table:table-cell>
          <table:table-cell table:formula="of:=[.C22]/[.B22]" office:value-type="float" office:value="0.00470379176470588" calcext:value-type="float">
            <text:p>0.004703791764706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8.397404" calcext:value-type="float">
            <text:p>8.397404</text:p>
          </table:table-cell>
          <table:table-cell table:formula="of:=[.C23]/[.B23]" office:value-type="float" office:value="0.00466522444444445" calcext:value-type="float">
            <text:p>0.004665224444444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8.787883" calcext:value-type="float">
            <text:p>8.787883</text:p>
          </table:table-cell>
          <table:table-cell table:formula="of:=[.C24]/[.B24]" office:value-type="float" office:value="0.00462520157894737" calcext:value-type="float">
            <text:p>0.00462520157894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.230227" calcext:value-type="float">
            <text:p>9.230227</text:p>
          </table:table-cell>
          <table:table-cell table:formula="of:=[.C25]/[.B25]" office:value-type="float" office:value="0.0046151135" calcext:value-type="float">
            <text:p>0.004615113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9.674349" calcext:value-type="float">
            <text:p>9.674349</text:p>
          </table:table-cell>
          <table:table-cell table:formula="of:=[.C26]/[.B26]" office:value-type="float" office:value="0.00460683285714286" calcext:value-type="float">
            <text:p>0.004606832857143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10.124672" calcext:value-type="float">
            <text:p>10.124672</text:p>
          </table:table-cell>
          <table:table-cell table:formula="of:=[.C27]/[.B27]" office:value-type="float" office:value="0.00460212363636364" calcext:value-type="float">
            <text:p>0.004602123636364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10.583339" calcext:value-type="float">
            <text:p>10.583339</text:p>
          </table:table-cell>
          <table:table-cell table:formula="of:=[.C28]/[.B28]" office:value-type="float" office:value="0.00460145173913044" calcext:value-type="float">
            <text:p>0.00460145173913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1.060552" calcext:value-type="float">
            <text:p>11.060552</text:p>
          </table:table-cell>
          <table:table-cell table:formula="of:=[.C29]/[.B29]" office:value-type="float" office:value="0.00460856333333333" calcext:value-type="float">
            <text:p>0.004608563333333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1.557869" calcext:value-type="float">
            <text:p>11.557869</text:p>
          </table:table-cell>
          <table:table-cell table:formula="of:=[.C30]/[.B30]" office:value-type="float" office:value="0.0046231476" calcext:value-type="float">
            <text:p>0.004623147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2.066758" calcext:value-type="float">
            <text:p>12.066758</text:p>
          </table:table-cell>
          <table:table-cell table:formula="of:=[.C31]/[.B31]" office:value-type="float" office:value="0.00464106076923077" calcext:value-type="float">
            <text:p>0.004641060769231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12.594138" calcext:value-type="float">
            <text:p>12.594138</text:p>
          </table:table-cell>
          <table:table-cell table:formula="of:=[.C32]/[.B32]" office:value-type="float" office:value="0.00466449555555556" calcext:value-type="float">
            <text:p>0.004664495555556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13.155094" calcext:value-type="float">
            <text:p>13.155094</text:p>
          </table:table-cell>
          <table:table-cell table:formula="of:=[.C33]/[.B33]" office:value-type="float" office:value="0.00469824785714286" calcext:value-type="float">
            <text:p>0.004698247857143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13.723111" calcext:value-type="float">
            <text:p>13.723111</text:p>
          </table:table-cell>
          <table:table-cell table:formula="of:=[.C34]/[.B34]" office:value-type="float" office:value="0.00473210724137931" calcext:value-type="float">
            <text:p>0.00473210724137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4.318799" calcext:value-type="float">
            <text:p>14.318799</text:p>
          </table:table-cell>
          <table:table-cell table:formula="of:=[.C35]/[.B35]" office:value-type="float" office:value="0.004772933" calcext:value-type="float">
            <text:p>0.004772933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14.924837" calcext:value-type="float">
            <text:p>14.924837</text:p>
          </table:table-cell>
          <table:table-cell table:formula="of:=[.C36]/[.B36]" office:value-type="float" office:value="0.0048144635483871" calcext:value-type="float">
            <text:p>0.004814463548387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15.553098" calcext:value-type="float">
            <text:p>15.553098</text:p>
          </table:table-cell>
          <table:table-cell table:formula="of:=[.C37]/[.B37]" office:value-type="float" office:value="0.004860343125" calcext:value-type="float">
            <text:p>0.004860343125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16.199271" calcext:value-type="float">
            <text:p>16.199271</text:p>
          </table:table-cell>
          <table:table-cell table:formula="of:=[.C38]/[.B38]" office:value-type="float" office:value="0.00490887" calcext:value-type="float">
            <text:p>0.00490887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16.883539" calcext:value-type="float">
            <text:p>16.883539</text:p>
          </table:table-cell>
          <table:table-cell table:formula="of:=[.C39]/[.B39]" office:value-type="float" office:value="0.00496574676470588" calcext:value-type="float">
            <text:p>0.004965746764706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7.569249" calcext:value-type="float">
            <text:p>17.569249</text:p>
          </table:table-cell>
          <table:table-cell table:formula="of:=[.C40]/[.B40]" office:value-type="float" office:value="0.00501978542857143" calcext:value-type="float">
            <text:p>0.005019785428571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18.331679" calcext:value-type="float">
            <text:p>18.331679</text:p>
          </table:table-cell>
          <table:table-cell table:formula="of:=[.C41]/[.B41]" office:value-type="float" office:value="0.00509213305555556" calcext:value-type="float">
            <text:p>0.005092133055556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19.20015" calcext:value-type="float">
            <text:p>19.20015</text:p>
          </table:table-cell>
          <table:table-cell table:formula="of:=[.C42]/[.B42]" office:value-type="float" office:value="0.00518922972972973" calcext:value-type="float">
            <text:p>0.00518922972973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20.195826" calcext:value-type="float">
            <text:p>20.195826</text:p>
          </table:table-cell>
          <table:table-cell table:formula="of:=[.C43]/[.B43]" office:value-type="float" office:value="0.00531469105263158" calcext:value-type="float">
            <text:p>0.005314691052632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21.198342" calcext:value-type="float">
            <text:p>21.198342</text:p>
          </table:table-cell>
          <table:table-cell table:formula="of:=[.C44]/[.B44]" office:value-type="float" office:value="0.00543547230769231" calcext:value-type="float">
            <text:p>0.005435472307692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22.215066" calcext:value-type="float">
            <text:p>22.215066</text:p>
          </table:table-cell>
          <table:table-cell table:formula="of:=[.C45]/[.B45]" office:value-type="float" office:value="0.0055537665" calcext:value-type="float">
            <text:p>0.0055537665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23.555446" calcext:value-type="float">
            <text:p>23.555446</text:p>
          </table:table-cell>
          <table:table-cell table:formula="of:=[.C46]/[.B46]" office:value-type="float" office:value="0.00574523073170732" calcext:value-type="float">
            <text:p>0.005745230731707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24.436343" calcext:value-type="float">
            <text:p>24.436343</text:p>
          </table:table-cell>
          <table:table-cell table:formula="of:=[.C47]/[.B47]" office:value-type="float" office:value="0.00581817690476191" calcext:value-type="float">
            <text:p>0.005818176904762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25.299852" calcext:value-type="float">
            <text:p>25.299852</text:p>
          </table:table-cell>
          <table:table-cell table:formula="of:=[.C48]/[.B48]" office:value-type="float" office:value="0.00588368651162791" calcext:value-type="float">
            <text:p>0.005883686511628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26.269263" calcext:value-type="float">
            <text:p>26.269263</text:p>
          </table:table-cell>
          <table:table-cell table:formula="of:=[.C49]/[.B49]" office:value-type="float" office:value="0.00597028704545455" calcext:value-type="float">
            <text:p>0.005970287045455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27.212568" calcext:value-type="float">
            <text:p>27.212568</text:p>
          </table:table-cell>
          <table:table-cell table:formula="of:=[.C50]/[.B50]" office:value-type="float" office:value="0.00604723733333333" calcext:value-type="float">
            <text:p>0.006047237333333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28.191312" calcext:value-type="float">
            <text:p>28.191312</text:p>
          </table:table-cell>
          <table:table-cell table:formula="of:=[.C51]/[.B51]" office:value-type="float" office:value="0.00612854608695652" calcext:value-type="float">
            <text:p>0.006128546086957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29.170464" calcext:value-type="float">
            <text:p>29.170464</text:p>
          </table:table-cell>
          <table:table-cell table:formula="of:=[.C52]/[.B52]" office:value-type="float" office:value="0.00620648170212766" calcext:value-type="float">
            <text:p>0.006206481702128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30.180159" calcext:value-type="float">
            <text:p>30.180159</text:p>
          </table:table-cell>
          <table:table-cell table:formula="of:=[.C53]/[.B53]" office:value-type="float" office:value="0.006287533125" calcext:value-type="float">
            <text:p>0.006287533125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31.235725" calcext:value-type="float">
            <text:p>31.235725</text:p>
          </table:table-cell>
          <table:table-cell table:formula="of:=[.C54]/[.B54]" office:value-type="float" office:value="0.00637463775510204" calcext:value-type="float">
            <text:p>0.00637463775510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2.318093" calcext:value-type="float">
            <text:p>32.318093</text:p>
          </table:table-cell>
          <table:table-cell table:formula="of:=[.C55]/[.B55]" office:value-type="float" office:value="0.0064636186" calcext:value-type="float">
            <text:p>0.0064636186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33.455323" calcext:value-type="float">
            <text:p>33.455323</text:p>
          </table:table-cell>
          <table:table-cell table:formula="of:=[.C56]/[.B56]" office:value-type="float" office:value="0.00655986725490196" calcext:value-type="float">
            <text:p>0.006559867254902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34.910255" calcext:value-type="float">
            <text:p>34.910255</text:p>
          </table:table-cell>
          <table:table-cell table:formula="of:=[.C57]/[.B57]" office:value-type="float" office:value="0.00671351057692308" calcext:value-type="float">
            <text:p>0.006713510576923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36.042047" calcext:value-type="float">
            <text:p>36.042047</text:p>
          </table:table-cell>
          <table:table-cell table:formula="of:=[.C58]/[.B58]" office:value-type="float" office:value="0.00680038622641509" calcext:value-type="float">
            <text:p>0.006800386226415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37.174496" calcext:value-type="float">
            <text:p>37.174496</text:p>
          </table:table-cell>
          <table:table-cell table:formula="of:=[.C59]/[.B59]" office:value-type="float" office:value="0.00688416592592593" calcext:value-type="float">
            <text:p>0.006884165925926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38.478034" calcext:value-type="float">
            <text:p>38.478034</text:p>
          </table:table-cell>
          <table:table-cell table:formula="of:=[.C60]/[.B60]" office:value-type="float" office:value="0.00699600618181818" calcext:value-type="float">
            <text:p>0.006996006181818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40.070522" calcext:value-type="float">
            <text:p>40.070522</text:p>
          </table:table-cell>
          <table:table-cell table:formula="of:=[.C61]/[.B61]" office:value-type="float" office:value="0.00715545035714286" calcext:value-type="float">
            <text:p>0.007155450357143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41.350444" calcext:value-type="float">
            <text:p>41.350444</text:p>
          </table:table-cell>
          <table:table-cell table:formula="of:=[.C62]/[.B62]" office:value-type="float" office:value="0.00725446385964912" calcext:value-type="float">
            <text:p>0.007254463859649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42.816269" calcext:value-type="float">
            <text:p>42.816269</text:p>
          </table:table-cell>
          <table:table-cell table:formula="of:=[.C63]/[.B63]" office:value-type="float" office:value="0.00738211534482759" calcext:value-type="float">
            <text:p>0.007382115344828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44.083406" calcext:value-type="float">
            <text:p>44.083406</text:p>
          </table:table-cell>
          <table:table-cell table:formula="of:=[.C64]/[.B64]" office:value-type="float" office:value="0.00747176372881356" calcext:value-type="float">
            <text:p>0.007471763728814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5.286976" calcext:value-type="float">
            <text:p>45.286976</text:p>
          </table:table-cell>
          <table:table-cell table:formula="of:=[.C65]/[.B65]" office:value-type="float" office:value="0.00754782933333333" calcext:value-type="float">
            <text:p>0.007547829333333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46.518191" calcext:value-type="float">
            <text:p>46.518191</text:p>
          </table:table-cell>
          <table:table-cell table:formula="of:=[.C66]/[.B66]" office:value-type="float" office:value="0.00762593295081967" calcext:value-type="float">
            <text:p>0.00762593295082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47.86795" calcext:value-type="float">
            <text:p>47.86795</text:p>
          </table:table-cell>
          <table:table-cell table:formula="of:=[.C67]/[.B67]" office:value-type="float" office:value="0.00772063709677419" calcext:value-type="float">
            <text:p>0.007720637096774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49.213762" calcext:value-type="float">
            <text:p>49.213762</text:p>
          </table:table-cell>
          <table:table-cell table:formula="of:=[.C68]/[.B68]" office:value-type="float" office:value="0.00781170825396825" calcext:value-type="float">
            <text:p>0.007811708253968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51.03841" calcext:value-type="float">
            <text:p>51.03841</text:p>
          </table:table-cell>
          <table:table-cell table:formula="of:=[.C69]/[.B69]" office:value-type="float" office:value="0.0079747515625" calcext:value-type="float">
            <text:p>0.007974751562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52.390333" calcext:value-type="float">
            <text:p>52.390333</text:p>
          </table:table-cell>
          <table:table-cell table:formula="of:=[.C70]/[.B70]" office:value-type="float" office:value="0.00806005123076923" calcext:value-type="float">
            <text:p>0.008060051230769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53.805273" calcext:value-type="float">
            <text:p>53.805273</text:p>
          </table:table-cell>
          <table:table-cell table:formula="of:=[.C71]/[.B71]" office:value-type="float" office:value="0.00815231409090909" calcext:value-type="float">
            <text:p>0.008152314090909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55.837704" calcext:value-type="float">
            <text:p>55.837704</text:p>
          </table:table-cell>
          <table:table-cell table:formula="of:=[.C72]/[.B72]" office:value-type="float" office:value="0.00833398567164179" calcext:value-type="float">
            <text:p>0.008333985671642</text:p>
          </table:table-cell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57.615626" calcext:value-type="float">
            <text:p>57.615626</text:p>
          </table:table-cell>
          <table:table-cell table:formula="of:=[.C73]/[.B73]" office:value-type="float" office:value="0.00847288617647059" calcext:value-type="float">
            <text:p>0.008472886176471</text:p>
          </table:table-cell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59.149759" calcext:value-type="float">
            <text:p>59.149759</text:p>
          </table:table-cell>
          <table:table-cell table:formula="of:=[.C74]/[.B74]" office:value-type="float" office:value="0.00857242884057971" calcext:value-type="float">
            <text:p>0.0085724288405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60.707378" calcext:value-type="float">
            <text:p>60.707378</text:p>
          </table:table-cell>
          <table:table-cell table:formula="of:=[.C75]/[.B75]" office:value-type="float" office:value="0.00867248257142857" calcext:value-type="float">
            <text:p>0.008672482571429</text:p>
          </table:table-cell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62.122397" calcext:value-type="float">
            <text:p>62.122397</text:p>
          </table:table-cell>
          <table:table-cell table:formula="of:=[.C76]/[.B76]" office:value-type="float" office:value="0.00874963338028169" calcext:value-type="float">
            <text:p>0.008749633380282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63.516375" calcext:value-type="float">
            <text:p>63.516375</text:p>
          </table:table-cell>
          <table:table-cell table:formula="of:=[.C77]/[.B77]" office:value-type="float" office:value="0.00882171875" calcext:value-type="float">
            <text:p>0.00882171875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65.034795" calcext:value-type="float">
            <text:p>65.034795</text:p>
          </table:table-cell>
          <table:table-cell table:formula="of:=[.C78]/[.B78]" office:value-type="float" office:value="0.00890887602739726" calcext:value-type="float">
            <text:p>0.008908876027397</text:p>
          </table:table-cell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66.686135" calcext:value-type="float">
            <text:p>66.686135</text:p>
          </table:table-cell>
          <table:table-cell table:formula="of:=[.C79]/[.B79]" office:value-type="float" office:value="0.00901163986486486" calcext:value-type="float">
            <text:p>0.009011639864865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68.571484" calcext:value-type="float">
            <text:p>68.571484</text:p>
          </table:table-cell>
          <table:table-cell table:formula="of:=[.C80]/[.B80]" office:value-type="float" office:value="0.00914286453333333" calcext:value-type="float">
            <text:p>0.009142864533333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70.270093" calcext:value-type="float">
            <text:p>70.270093</text:p>
          </table:table-cell>
          <table:table-cell table:formula="of:=[.C81]/[.B81]" office:value-type="float" office:value="0.00924606486842105" calcext:value-type="float">
            <text:p>0.009246064868421</text:p>
          </table:table-cell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71.794605" calcext:value-type="float">
            <text:p>71.794605</text:p>
          </table:table-cell>
          <table:table-cell table:formula="of:=[.C82]/[.B82]" office:value-type="float" office:value="0.00932397467532467" calcext:value-type="float">
            <text:p>0.009323974675325</text:p>
          </table:table-cell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73.907082" calcext:value-type="float">
            <text:p>73.907082</text:p>
          </table:table-cell>
          <table:table-cell table:formula="of:=[.C83]/[.B83]" office:value-type="float" office:value="0.00947526692307692" calcext:value-type="float">
            <text:p>0.009475266923077</text:p>
          </table:table-cell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75.728179" calcext:value-type="float">
            <text:p>75.728179</text:p>
          </table:table-cell>
          <table:table-cell table:formula="of:=[.C84]/[.B84]" office:value-type="float" office:value="0.00958584544303798" calcext:value-type="float">
            <text:p>0.009585845443038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77.399648" calcext:value-type="float">
            <text:p>77.399648</text:p>
          </table:table-cell>
          <table:table-cell table:formula="of:=[.C85]/[.B85]" office:value-type="float" office:value="0.009674956" calcext:value-type="float">
            <text:p>0.009674956</text:p>
          </table:table-cell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78.982906" calcext:value-type="float">
            <text:p>78.982906</text:p>
          </table:table-cell>
          <table:table-cell table:formula="of:=[.C86]/[.B86]" office:value-type="float" office:value="0.00975097604938272" calcext:value-type="float">
            <text:p>0.009750976049383</text:p>
          </table:table-cell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80.591858" calcext:value-type="float">
            <text:p>80.591858</text:p>
          </table:table-cell>
          <table:table-cell table:formula="of:=[.C87]/[.B87]" office:value-type="float" office:value="0.00982827536585366" calcext:value-type="float">
            <text:p>0.009828275365854</text:p>
          </table:table-cell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82.625299" calcext:value-type="float">
            <text:p>82.625299</text:p>
          </table:table-cell>
          <table:table-cell table:formula="of:=[.C88]/[.B88]" office:value-type="float" office:value="0.00995485530120482" calcext:value-type="float">
            <text:p>0.009954855301205</text:p>
          </table:table-cell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84.930185" calcext:value-type="float">
            <text:p>84.930185</text:p>
          </table:table-cell>
          <table:table-cell table:formula="of:=[.C89]/[.B89]" office:value-type="float" office:value="0.0101107363095238" calcext:value-type="float">
            <text:p>0.010110736309524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86.749869" calcext:value-type="float">
            <text:p>86.749869</text:p>
          </table:table-cell>
          <table:table-cell table:formula="of:=[.C90]/[.B90]" office:value-type="float" office:value="0.0102058669411765" calcext:value-type="float">
            <text:p>0.010205866941177</text:p>
          </table:table-cell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88.792877" calcext:value-type="float">
            <text:p>88.792877</text:p>
          </table:table-cell>
          <table:table-cell table:formula="of:=[.C91]/[.B91]" office:value-type="float" office:value="0.0103247531395349" calcext:value-type="float">
            <text:p>0.010324753139535</text:p>
          </table:table-cell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91.071858" calcext:value-type="float">
            <text:p>91.071858</text:p>
          </table:table-cell>
          <table:table-cell table:formula="of:=[.C92]/[.B92]" office:value-type="float" office:value="0.0104680296551724" calcext:value-type="float">
            <text:p>0.010468029655173</text:p>
          </table:table-cell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93.01954" calcext:value-type="float">
            <text:p>93.01954</text:p>
          </table:table-cell>
          <table:table-cell table:formula="of:=[.C93]/[.B93]" office:value-type="float" office:value="0.0105704022727273" calcext:value-type="float">
            <text:p>0.010570402272727</text:p>
          </table:table-cell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94.79739" calcext:value-type="float">
            <text:p>94.79739</text:p>
          </table:table-cell>
          <table:table-cell table:formula="of:=[.C94]/[.B94]" office:value-type="float" office:value="0.0106513921348315" calcext:value-type="float">
            <text:p>0.01065139213483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6.767778" calcext:value-type="float">
            <text:p>96.767778</text:p>
          </table:table-cell>
          <table:table-cell table:formula="of:=[.C95]/[.B95]" office:value-type="float" office:value="0.0107519753333333" calcext:value-type="float">
            <text:p>0.010751975333333</text:p>
          </table:table-cell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98.675164" calcext:value-type="float">
            <text:p>98.675164</text:p>
          </table:table-cell>
          <table:table-cell table:formula="of:=[.C96]/[.B96]" office:value-type="float" office:value="0.0108434246153846" calcext:value-type="float">
            <text:p>0.010843424615385</text:p>
          </table:table-cell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100.644638" calcext:value-type="float">
            <text:p>100.644638</text:p>
          </table:table-cell>
          <table:table-cell table:formula="of:=[.C97]/[.B97]" office:value-type="float" office:value="0.0109396345652174" calcext:value-type="float">
            <text:p>0.010939634565217</text:p>
          </table:table-cell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102.675884" calcext:value-type="float">
            <text:p>102.675884</text:p>
          </table:table-cell>
          <table:table-cell table:formula="of:=[.C98]/[.B98]" office:value-type="float" office:value="0.0110404176344086" calcext:value-type="float">
            <text:p>0.011040417634409</text:p>
          </table:table-cell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104.707263" calcext:value-type="float">
            <text:p>104.707263</text:p>
          </table:table-cell>
          <table:table-cell table:formula="of:=[.C99]/[.B99]" office:value-type="float" office:value="0.0111390705319149" calcext:value-type="float">
            <text:p>0.011139070531915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106.882233" calcext:value-type="float">
            <text:p>106.882233</text:p>
          </table:table-cell>
          <table:table-cell table:formula="of:=[.C100]/[.B100]" office:value-type="float" office:value="0.0112507613684211" calcext:value-type="float">
            <text:p>0.011250761368421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109.044219" calcext:value-type="float">
            <text:p>109.044219</text:p>
          </table:table-cell>
          <table:table-cell table:formula="of:=[.C101]/[.B101]" office:value-type="float" office:value="0.0113587728125" calcext:value-type="float">
            <text:p>0.0113587728125</text:p>
          </table:table-cell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111.064073" calcext:value-type="float">
            <text:p>111.064073</text:p>
          </table:table-cell>
          <table:table-cell table:formula="of:=[.C102]/[.B102]" office:value-type="float" office:value="0.0114499044329897" calcext:value-type="float">
            <text:p>0.01144990443299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113.016983" calcext:value-type="float">
            <text:p>113.016983</text:p>
          </table:table-cell>
          <table:table-cell table:formula="of:=[.C103]/[.B103]" office:value-type="float" office:value="0.0115323452040816" calcext:value-type="float">
            <text:p>0.011532345204082</text:p>
          </table:table-cell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116.01544" calcext:value-type="float">
            <text:p>116.01544</text:p>
          </table:table-cell>
          <table:table-cell table:formula="of:=[.C104]/[.B104]" office:value-type="float" office:value="0.0117187313131313" calcext:value-type="float">
            <text:p>0.01171873131313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8.912498" calcext:value-type="float">
            <text:p>118.912498</text:p>
          </table:table-cell>
          <table:table-cell table:formula="of:=[.C105]/[.B105]" office:value-type="float" office:value="0.0118912498" calcext:value-type="float">
            <text:p>0.0118912498</text:p>
          </table:table-cell>
        </table:table-row>
        <table:table-row table:style-name="ro1">
          <table:table-cell/>
          <table:table-cell office:value-type="float" office:value="10100" calcext:value-type="float">
            <text:p>10100</text:p>
          </table:table-cell>
          <table:table-cell office:value-type="float" office:value="121.174716" calcext:value-type="float">
            <text:p>121.174716</text:p>
          </table:table-cell>
          <table:table-cell table:formula="of:=[.C106]/[.B106]" office:value-type="float" office:value="0.0119974966336634" calcext:value-type="float">
            <text:p>0.011997496633663</text:p>
          </table:table-cell>
        </table:table-row>
        <table:table-row table:style-name="ro1">
          <table:table-cell/>
          <table:table-cell office:value-type="float" office:value="10200" calcext:value-type="float">
            <text:p>10200</text:p>
          </table:table-cell>
          <table:table-cell office:value-type="float" office:value="123.809539" calcext:value-type="float">
            <text:p>123.809539</text:p>
          </table:table-cell>
          <table:table-cell table:formula="of:=[.C107]/[.B107]" office:value-type="float" office:value="0.0121381900980392" calcext:value-type="float">
            <text:p>0.012138190098039</text:p>
          </table:table-cell>
        </table:table-row>
        <table:table-row table:style-name="ro1">
          <table:table-cell/>
          <table:table-cell office:value-type="float" office:value="10300" calcext:value-type="float">
            <text:p>10300</text:p>
          </table:table-cell>
          <table:table-cell office:value-type="float" office:value="126.276455" calcext:value-type="float">
            <text:p>126.276455</text:p>
          </table:table-cell>
          <table:table-cell table:formula="of:=[.C108]/[.B108]" office:value-type="float" office:value="0.01225985" calcext:value-type="float">
            <text:p>0.01225985</text:p>
          </table:table-cell>
        </table:table-row>
        <table:table-row table:style-name="ro1">
          <table:table-cell/>
          <table:table-cell office:value-type="float" office:value="10400" calcext:value-type="float">
            <text:p>10400</text:p>
          </table:table-cell>
          <table:table-cell office:value-type="float" office:value="128.390288" calcext:value-type="float">
            <text:p>128.390288</text:p>
          </table:table-cell>
          <table:table-cell table:formula="of:=[.C109]/[.B109]" office:value-type="float" office:value="0.01234522" calcext:value-type="float">
            <text:p>0.01234522</text:p>
          </table:table-cell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130.540165" calcext:value-type="float">
            <text:p>130.540165</text:p>
          </table:table-cell>
          <table:table-cell table:formula="of:=[.C110]/[.B110]" office:value-type="float" office:value="0.0124323966666667" calcext:value-type="float">
            <text:p>0.012432396666667</text:p>
          </table:table-cell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133.037664" calcext:value-type="float">
            <text:p>133.037664</text:p>
          </table:table-cell>
          <table:table-cell table:formula="of:=[.C111]/[.B111]" office:value-type="float" office:value="0.0125507230188679" calcext:value-type="float">
            <text:p>0.012550723018868</text:p>
          </table:table-cell>
        </table:table-row>
        <table:table-row table:style-name="ro1">
          <table:table-cell/>
          <table:table-cell office:value-type="float" office:value="10700" calcext:value-type="float">
            <text:p>10700</text:p>
          </table:table-cell>
          <table:table-cell office:value-type="float" office:value="135.837014" calcext:value-type="float">
            <text:p>135.837014</text:p>
          </table:table-cell>
          <table:table-cell table:formula="of:=[.C112]/[.B112]" office:value-type="float" office:value="0.0126950480373832" calcext:value-type="float">
            <text:p>0.012695048037383</text:p>
          </table:table-cell>
        </table:table-row>
        <table:table-row table:style-name="ro1">
          <table:table-cell/>
          <table:table-cell office:value-type="float" office:value="10800" calcext:value-type="float">
            <text:p>10800</text:p>
          </table:table-cell>
          <table:table-cell office:value-type="float" office:value="138.651778" calcext:value-type="float">
            <text:p>138.651778</text:p>
          </table:table-cell>
          <table:table-cell table:formula="of:=[.C113]/[.B113]" office:value-type="float" office:value="0.0128381275925926" calcext:value-type="float">
            <text:p>0.012838127592593</text:p>
          </table:table-cell>
        </table:table-row>
        <table:table-row table:style-name="ro1">
          <table:table-cell/>
          <table:table-cell office:value-type="float" office:value="10900" calcext:value-type="float">
            <text:p>10900</text:p>
          </table:table-cell>
          <table:table-cell office:value-type="float" office:value="141.769568" calcext:value-type="float">
            <text:p>141.769568</text:p>
          </table:table-cell>
          <table:table-cell table:formula="of:=[.C114]/[.B114]" office:value-type="float" office:value="0.0130063823853211" calcext:value-type="float">
            <text:p>0.013006382385321</text:p>
          </table:table-cell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144.76242" calcext:value-type="float">
            <text:p>144.76242</text:p>
          </table:table-cell>
          <table:table-cell table:formula="of:=[.C115]/[.B115]" office:value-type="float" office:value="0.01316022" calcext:value-type="float">
            <text:p>0.01316022</text:p>
          </table:table-cell>
        </table:table-row>
        <table:table-row table:style-name="ro1">
          <table:table-cell/>
          <table:table-cell office:value-type="float" office:value="11100" calcext:value-type="float">
            <text:p>11100</text:p>
          </table:table-cell>
          <table:table-cell office:value-type="float" office:value="147.39052" calcext:value-type="float">
            <text:p>147.39052</text:p>
          </table:table-cell>
          <table:table-cell table:formula="of:=[.C116]/[.B116]" office:value-type="float" office:value="0.0132784252252252" calcext:value-type="float">
            <text:p>0.013278425225225</text:p>
          </table:table-cell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office:value-type="float" office:value="150.004052" calcext:value-type="float">
            <text:p>150.004052</text:p>
          </table:table-cell>
          <table:table-cell table:formula="of:=[.C117]/[.B117]" office:value-type="float" office:value="0.0133932189285714" calcext:value-type="float">
            <text:p>0.013393218928572</text:p>
          </table:table-cell>
        </table:table-row>
        <table:table-row table:style-name="ro1">
          <table:table-cell/>
          <table:table-cell office:value-type="float" office:value="11300" calcext:value-type="float">
            <text:p>11300</text:p>
          </table:table-cell>
          <table:table-cell office:value-type="float" office:value="153.110342" calcext:value-type="float">
            <text:p>153.110342</text:p>
          </table:table-cell>
          <table:table-cell table:formula="of:=[.C118]/[.B118]" office:value-type="float" office:value="0.0135495877876106" calcext:value-type="float">
            <text:p>0.013549587787611</text:p>
          </table:table-cell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156.692493" calcext:value-type="float">
            <text:p>156.692493</text:p>
          </table:table-cell>
          <table:table-cell table:formula="of:=[.C119]/[.B119]" office:value-type="float" office:value="0.0137449555263158" calcext:value-type="float">
            <text:p>0.013744955526316</text:p>
          </table:table-cell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160.022905" calcext:value-type="float">
            <text:p>160.022905</text:p>
          </table:table-cell>
          <table:table-cell table:formula="of:=[.C120]/[.B120]" office:value-type="float" office:value="0.0139150352173913" calcext:value-type="float">
            <text:p>0.013915035217391</text:p>
          </table:table-cell>
        </table:table-row>
        <table:table-row table:style-name="ro1">
          <table:table-cell/>
          <table:table-cell office:value-type="float" office:value="11600" calcext:value-type="float">
            <text:p>11600</text:p>
          </table:table-cell>
          <table:table-cell office:value-type="float" office:value="163.351334" calcext:value-type="float">
            <text:p>163.351334</text:p>
          </table:table-cell>
          <table:table-cell table:formula="of:=[.C121]/[.B121]" office:value-type="float" office:value="0.0140820115517241" calcext:value-type="float">
            <text:p>0.014082011551724</text:p>
          </table:table-cell>
        </table:table-row>
        <table:table-row table:style-name="ro1">
          <table:table-cell/>
          <table:table-cell office:value-type="float" office:value="11700" calcext:value-type="float">
            <text:p>11700</text:p>
          </table:table-cell>
          <table:table-cell office:value-type="float" office:value="166.658861" calcext:value-type="float">
            <text:p>166.658861</text:p>
          </table:table-cell>
          <table:table-cell table:formula="of:=[.C122]/[.B122]" office:value-type="float" office:value="0.0142443470940171" calcext:value-type="float">
            <text:p>0.014244347094017</text:p>
          </table:table-cell>
        </table:table-row>
        <table:table-row table:style-name="ro1">
          <table:table-cell/>
          <table:table-cell office:value-type="float" office:value="11800" calcext:value-type="float">
            <text:p>11800</text:p>
          </table:table-cell>
          <table:table-cell office:value-type="float" office:value="169.640179" calcext:value-type="float">
            <text:p>169.640179</text:p>
          </table:table-cell>
          <table:table-cell table:formula="of:=[.C123]/[.B123]" office:value-type="float" office:value="0.0143762863559322" calcext:value-type="float">
            <text:p>0.014376286355932</text:p>
          </table:table-cell>
        </table:table-row>
        <table:table-row table:style-name="ro1">
          <table:table-cell/>
          <table:table-cell office:value-type="float" office:value="11900" calcext:value-type="float">
            <text:p>11900</text:p>
          </table:table-cell>
          <table:table-cell office:value-type="float" office:value="172.97845" calcext:value-type="float">
            <text:p>172.97845</text:p>
          </table:table-cell>
          <table:table-cell table:formula="of:=[.C124]/[.B124]" office:value-type="float" office:value="0.0145360042016807" calcext:value-type="float">
            <text:p>0.01453600420168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176.216355" calcext:value-type="float">
            <text:p>176.216355</text:p>
          </table:table-cell>
          <table:table-cell table:formula="of:=[.C125]/[.B125]" office:value-type="float" office:value="0.01468469625" calcext:value-type="float">
            <text:p>0.01468469625</text:p>
          </table:table-cell>
        </table:table-row>
        <table:table-row table:style-name="ro1">
          <table:table-cell/>
          <table:table-cell office:value-type="float" office:value="12100" calcext:value-type="float">
            <text:p>12100</text:p>
          </table:table-cell>
          <table:table-cell office:value-type="float" office:value="179.67045" calcext:value-type="float">
            <text:p>179.67045</text:p>
          </table:table-cell>
          <table:table-cell table:formula="of:=[.C126]/[.B126]" office:value-type="float" office:value="0.0148487975206612" calcext:value-type="float">
            <text:p>0.014848797520661</text:p>
          </table:table-cell>
        </table:table-row>
        <table:table-row table:style-name="ro1">
          <table:table-cell/>
          <table:table-cell office:value-type="float" office:value="12200" calcext:value-type="float">
            <text:p>12200</text:p>
          </table:table-cell>
          <table:table-cell office:value-type="float" office:value="182.68659" calcext:value-type="float">
            <text:p>182.68659</text:p>
          </table:table-cell>
          <table:table-cell table:formula="of:=[.C127]/[.B127]" office:value-type="float" office:value="0.0149743106557377" calcext:value-type="float">
            <text:p>0.014974310655738</text:p>
          </table:table-cell>
        </table:table-row>
        <table:table-row table:style-name="ro1">
          <table:table-cell/>
          <table:table-cell office:value-type="float" office:value="12300" calcext:value-type="float">
            <text:p>12300</text:p>
          </table:table-cell>
          <table:table-cell office:value-type="float" office:value="185.869144" calcext:value-type="float">
            <text:p>185.869144</text:p>
          </table:table-cell>
          <table:table-cell table:formula="of:=[.C128]/[.B128]" office:value-type="float" office:value="0.0151113125203252" calcext:value-type="float">
            <text:p>0.015111312520325</text:p>
          </table:table-cell>
        </table:table-row>
        <table:table-row table:style-name="ro1">
          <table:table-cell/>
          <table:table-cell office:value-type="float" office:value="12400" calcext:value-type="float">
            <text:p>12400</text:p>
          </table:table-cell>
          <table:table-cell office:value-type="float" office:value="189.375975" calcext:value-type="float">
            <text:p>189.375975</text:p>
          </table:table-cell>
          <table:table-cell table:formula="of:=[.C129]/[.B129]" office:value-type="float" office:value="0.0152722560483871" calcext:value-type="float">
            <text:p>0.015272256048387</text:p>
          </table:table-cell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192.860279" calcext:value-type="float">
            <text:p>192.860279</text:p>
          </table:table-cell>
          <table:table-cell table:formula="of:=[.C130]/[.B130]" office:value-type="float" office:value="0.01542882232" calcext:value-type="float">
            <text:p>0.01542882232</text:p>
          </table:table-cell>
        </table:table-row>
        <table:table-row table:style-name="ro1">
          <table:table-cell/>
          <table:table-cell office:value-type="float" office:value="12600" calcext:value-type="float">
            <text:p>12600</text:p>
          </table:table-cell>
          <table:table-cell office:value-type="float" office:value="196.520895" calcext:value-type="float">
            <text:p>196.520895</text:p>
          </table:table-cell>
          <table:table-cell table:formula="of:=[.C131]/[.B131]" office:value-type="float" office:value="0.0155968964285714" calcext:value-type="float">
            <text:p>0.015596896428572</text:p>
          </table:table-cell>
        </table:table-row>
        <table:table-row table:style-name="ro1">
          <table:table-cell/>
          <table:table-cell office:value-type="float" office:value="12700" calcext:value-type="float">
            <text:p>12700</text:p>
          </table:table-cell>
          <table:table-cell office:value-type="float" office:value="199.563753" calcext:value-type="float">
            <text:p>199.563753</text:p>
          </table:table-cell>
          <table:table-cell table:formula="of:=[.C132]/[.B132]" office:value-type="float" office:value="0.0157136813385827" calcext:value-type="float">
            <text:p>0.015713681338583</text:p>
          </table:table-cell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float" office:value="202.766734" calcext:value-type="float">
            <text:p>202.766734</text:p>
          </table:table-cell>
          <table:table-cell table:formula="of:=[.C133]/[.B133]" office:value-type="float" office:value="0.01584115109375" calcext:value-type="float">
            <text:p>0.01584115109375</text:p>
          </table:table-cell>
        </table:table-row>
        <table:table-row table:style-name="ro1">
          <table:table-cell/>
          <table:table-cell office:value-type="float" office:value="12900" calcext:value-type="float">
            <text:p>12900</text:p>
          </table:table-cell>
          <table:table-cell office:value-type="float" office:value="206.299428" calcext:value-type="float">
            <text:p>206.299428</text:p>
          </table:table-cell>
          <table:table-cell table:formula="of:=[.C134]/[.B134]" office:value-type="float" office:value="0.0159922037209302" calcext:value-type="float">
            <text:p>0.01599220372093</text:p>
          </table:table-cell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210.139462" calcext:value-type="float">
            <text:p>210.139462</text:p>
          </table:table-cell>
          <table:table-cell table:formula="of:=[.C135]/[.B135]" office:value-type="float" office:value="0.016164574" calcext:value-type="float">
            <text:p>0.016164574</text:p>
          </table:table-cell>
        </table:table-row>
        <table:table-row table:style-name="ro1">
          <table:table-cell/>
          <table:table-cell office:value-type="float" office:value="13100" calcext:value-type="float">
            <text:p>13100</text:p>
          </table:table-cell>
          <table:table-cell office:value-type="float" office:value="213.17799" calcext:value-type="float">
            <text:p>213.17799</text:p>
          </table:table-cell>
          <table:table-cell table:formula="of:=[.C136]/[.B136]" office:value-type="float" office:value="0.0162731290076336" calcext:value-type="float">
            <text:p>0.016273129007634</text:p>
          </table:table-cell>
        </table:table-row>
        <table:table-row table:style-name="ro1">
          <table:table-cell/>
          <table:table-cell office:value-type="float" office:value="13200" calcext:value-type="float">
            <text:p>13200</text:p>
          </table:table-cell>
          <table:table-cell office:value-type="float" office:value="215.955083" calcext:value-type="float">
            <text:p>215.955083</text:p>
          </table:table-cell>
          <table:table-cell table:formula="of:=[.C137]/[.B137]" office:value-type="float" office:value="0.0163602335606061" calcext:value-type="float">
            <text:p>0.016360233560606</text:p>
          </table:table-cell>
        </table:table-row>
        <table:table-row table:style-name="ro1">
          <table:table-cell/>
          <table:table-cell office:value-type="float" office:value="13300" calcext:value-type="float">
            <text:p>13300</text:p>
          </table:table-cell>
          <table:table-cell office:value-type="float" office:value="219.135675" calcext:value-type="float">
            <text:p>219.135675</text:p>
          </table:table-cell>
          <table:table-cell table:formula="of:=[.C138]/[.B138]" office:value-type="float" office:value="0.0164763665413534" calcext:value-type="float">
            <text:p>0.016476366541353</text:p>
          </table:table-cell>
        </table:table-row>
        <table:table-row table:style-name="ro1">
          <table:table-cell/>
          <table:table-cell office:value-type="float" office:value="13400" calcext:value-type="float">
            <text:p>13400</text:p>
          </table:table-cell>
          <table:table-cell office:value-type="float" office:value="222.473762" calcext:value-type="float">
            <text:p>222.473762</text:p>
          </table:table-cell>
          <table:table-cell table:formula="of:=[.C139]/[.B139]" office:value-type="float" office:value="0.0166025195522388" calcext:value-type="float">
            <text:p>0.016602519552239</text:p>
          </table:table-cell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225.5552" calcext:value-type="float">
            <text:p>225.5552</text:p>
          </table:table-cell>
          <table:table-cell table:formula="of:=[.C140]/[.B140]" office:value-type="float" office:value="0.0167077925925926" calcext:value-type="float">
            <text:p>0.016707792592593</text:p>
          </table:table-cell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office:value-type="float" office:value="228.38229" calcext:value-type="float">
            <text:p>228.38229</text:p>
          </table:table-cell>
          <table:table-cell table:formula="of:=[.C141]/[.B141]" office:value-type="float" office:value="0.0167928154411765" calcext:value-type="float">
            <text:p>0.016792815441177</text:p>
          </table:table-cell>
        </table:table-row>
        <table:table-row table:style-name="ro1">
          <table:table-cell/>
          <table:table-cell office:value-type="float" office:value="13700" calcext:value-type="float">
            <text:p>13700</text:p>
          </table:table-cell>
          <table:table-cell office:value-type="float" office:value="231.047205" calcext:value-type="float">
            <text:p>231.047205</text:p>
          </table:table-cell>
          <table:table-cell table:formula="of:=[.C142]/[.B142]" office:value-type="float" office:value="0.0168647594890511" calcext:value-type="float">
            <text:p>0.016864759489051</text:p>
          </table:table-cell>
        </table:table-row>
        <table:table-row table:style-name="ro1">
          <table:table-cell/>
          <table:table-cell office:value-type="float" office:value="13800" calcext:value-type="float">
            <text:p>13800</text:p>
          </table:table-cell>
          <table:table-cell office:value-type="float" office:value="233.855047" calcext:value-type="float">
            <text:p>233.855047</text:p>
          </table:table-cell>
          <table:table-cell table:formula="of:=[.C143]/[.B143]" office:value-type="float" office:value="0.0169460178985507" calcext:value-type="float">
            <text:p>0.016946017898551</text:p>
          </table:table-cell>
        </table:table-row>
        <table:table-row table:style-name="ro1">
          <table:table-cell/>
          <table:table-cell office:value-type="float" office:value="13900" calcext:value-type="float">
            <text:p>13900</text:p>
          </table:table-cell>
          <table:table-cell office:value-type="float" office:value="236.936175" calcext:value-type="float">
            <text:p>236.936175</text:p>
          </table:table-cell>
          <table:table-cell table:formula="of:=[.C144]/[.B144]" office:value-type="float" office:value="0.0170457679856115" calcext:value-type="float">
            <text:p>0.017045767985612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240.237738" calcext:value-type="float">
            <text:p>240.237738</text:p>
          </table:table-cell>
          <table:table-cell table:formula="of:=[.C145]/[.B145]" office:value-type="float" office:value="0.0171598384285714" calcext:value-type="float">
            <text:p>0.017159838428572</text:p>
          </table:table-cell>
        </table:table-row>
        <table:table-row table:style-name="ro1">
          <table:table-cell/>
          <table:table-cell office:value-type="float" office:value="14100" calcext:value-type="float">
            <text:p>14100</text:p>
          </table:table-cell>
          <table:table-cell office:value-type="float" office:value="243.408331" calcext:value-type="float">
            <text:p>243.408331</text:p>
          </table:table-cell>
          <table:table-cell table:formula="of:=[.C146]/[.B146]" office:value-type="float" office:value="0.0172630021985816" calcext:value-type="float">
            <text:p>0.017263002198582</text:p>
          </table:table-cell>
        </table:table-row>
        <table:table-row table:style-name="ro1">
          <table:table-cell/>
          <table:table-cell office:value-type="float" office:value="14200" calcext:value-type="float">
            <text:p>14200</text:p>
          </table:table-cell>
          <table:table-cell office:value-type="float" office:value="246.199033" calcext:value-type="float">
            <text:p>246.199033</text:p>
          </table:table-cell>
          <table:table-cell table:formula="of:=[.C147]/[.B147]" office:value-type="float" office:value="0.0173379600704225" calcext:value-type="float">
            <text:p>0.017337960070423</text:p>
          </table:table-cell>
        </table:table-row>
        <table:table-row table:style-name="ro1">
          <table:table-cell/>
          <table:table-cell office:value-type="float" office:value="14300" calcext:value-type="float">
            <text:p>14300</text:p>
          </table:table-cell>
          <table:table-cell office:value-type="float" office:value="249.078125" calcext:value-type="float">
            <text:p>249.078125</text:p>
          </table:table-cell>
          <table:table-cell table:formula="of:=[.C148]/[.B148]" office:value-type="float" office:value="0.0174180506993007" calcext:value-type="float">
            <text:p>0.017418050699301</text:p>
          </table:table-cell>
        </table:table-row>
        <table:table-row table:style-name="ro1">
          <table:table-cell/>
          <table:table-cell office:value-type="float" office:value="14400" calcext:value-type="float">
            <text:p>14400</text:p>
          </table:table-cell>
          <table:table-cell office:value-type="float" office:value="252.216293" calcext:value-type="float">
            <text:p>252.216293</text:p>
          </table:table-cell>
          <table:table-cell table:formula="of:=[.C149]/[.B149]" office:value-type="float" office:value="0.0175150203472222" calcext:value-type="float">
            <text:p>0.017515020347222</text:p>
          </table:table-cell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255.239198" calcext:value-type="float">
            <text:p>255.239198</text:p>
          </table:table-cell>
          <table:table-cell table:formula="of:=[.C150]/[.B150]" office:value-type="float" office:value="0.0176027033103448" calcext:value-type="float">
            <text:p>0.017602703310345</text:p>
          </table:table-cell>
        </table:table-row>
        <table:table-row table:style-name="ro1">
          <table:table-cell/>
          <table:table-cell office:value-type="float" office:value="14600" calcext:value-type="float">
            <text:p>14600</text:p>
          </table:table-cell>
          <table:table-cell office:value-type="float" office:value="258.562498" calcext:value-type="float">
            <text:p>258.562498</text:p>
          </table:table-cell>
          <table:table-cell table:formula="of:=[.C151]/[.B151]" office:value-type="float" office:value="0.0177097601369863" calcext:value-type="float">
            <text:p>0.017709760136986</text:p>
          </table:table-cell>
        </table:table-row>
        <table:table-row table:style-name="ro1">
          <table:table-cell/>
          <table:table-cell office:value-type="float" office:value="14700" calcext:value-type="float">
            <text:p>14700</text:p>
          </table:table-cell>
          <table:table-cell office:value-type="float" office:value="261.559591" calcext:value-type="float">
            <text:p>261.559591</text:p>
          </table:table-cell>
          <table:table-cell table:formula="of:=[.C152]/[.B152]" office:value-type="float" office:value="0.0177931694557823" calcext:value-type="float">
            <text:p>0.017793169455782</text:p>
          </table:table-cell>
        </table:table-row>
        <table:table-row table:style-name="ro1">
          <table:table-cell/>
          <table:table-cell office:value-type="float" office:value="14800" calcext:value-type="float">
            <text:p>14800</text:p>
          </table:table-cell>
          <table:table-cell office:value-type="float" office:value="264.473097" calcext:value-type="float">
            <text:p>264.473097</text:p>
          </table:table-cell>
          <table:table-cell table:formula="of:=[.C153]/[.B153]" office:value-type="float" office:value="0.0178698038513514" calcext:value-type="float">
            <text:p>0.017869803851351</text:p>
          </table:table-cell>
        </table:table-row>
        <table:table-row table:style-name="ro1">
          <table:table-cell/>
          <table:table-cell office:value-type="float" office:value="14900" calcext:value-type="float">
            <text:p>14900</text:p>
          </table:table-cell>
          <table:table-cell office:value-type="float" office:value="267.656713" calcext:value-type="float">
            <text:p>267.656713</text:p>
          </table:table-cell>
          <table:table-cell table:formula="of:=[.C154]/[.B154]" office:value-type="float" office:value="0.0179635377852349" calcext:value-type="float">
            <text:p>0.01796353778523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70.796701" calcext:value-type="float">
            <text:p>270.796701</text:p>
          </table:table-cell>
          <table:table-cell table:formula="of:=[.C155]/[.B155]" office:value-type="float" office:value="0.0180531134" calcext:value-type="float">
            <text:p>0.0180531134</text:p>
          </table:table-cell>
        </table:table-row>
        <table:table-row table:style-name="ro1">
          <table:table-cell/>
          <table:table-cell office:value-type="float" office:value="15100" calcext:value-type="float">
            <text:p>15100</text:p>
          </table:table-cell>
          <table:table-cell office:value-type="float" office:value="274.692532" calcext:value-type="float">
            <text:p>274.692532</text:p>
          </table:table-cell>
          <table:table-cell table:formula="of:=[.C156]/[.B156]" office:value-type="float" office:value="0.018191558410596" calcext:value-type="float">
            <text:p>0.018191558410596</text:p>
          </table:table-cell>
        </table:table-row>
        <table:table-row table:style-name="ro1">
          <table:table-cell/>
          <table:table-cell office:value-type="float" office:value="15200" calcext:value-type="float">
            <text:p>15200</text:p>
          </table:table-cell>
          <table:table-cell office:value-type="float" office:value="278.16649" calcext:value-type="float">
            <text:p>278.16649</text:p>
          </table:table-cell>
          <table:table-cell table:formula="of:=[.C157]/[.B157]" office:value-type="float" office:value="0.0183004269736842" calcext:value-type="float">
            <text:p>0.018300426973684</text:p>
          </table:table-cell>
        </table:table-row>
        <table:table-row table:style-name="ro1">
          <table:table-cell/>
          <table:table-cell office:value-type="float" office:value="15300" calcext:value-type="float">
            <text:p>15300</text:p>
          </table:table-cell>
          <table:table-cell office:value-type="float" office:value="281.156013" calcext:value-type="float">
            <text:p>281.156013</text:p>
          </table:table-cell>
          <table:table-cell table:formula="of:=[.C158]/[.B158]" office:value-type="float" office:value="0.01837621" calcext:value-type="float">
            <text:p>0.01837621</text:p>
          </table:table-cell>
        </table:table-row>
        <table:table-row table:style-name="ro1">
          <table:table-cell/>
          <table:table-cell office:value-type="float" office:value="15400" calcext:value-type="float">
            <text:p>15400</text:p>
          </table:table-cell>
          <table:table-cell office:value-type="float" office:value="284.385213" calcext:value-type="float">
            <text:p>284.385213</text:p>
          </table:table-cell>
          <table:table-cell table:formula="of:=[.C159]/[.B159]" office:value-type="float" office:value="0.0184665722727273" calcext:value-type="float">
            <text:p>0.018466572272727</text:p>
          </table:table-cell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287.731936" calcext:value-type="float">
            <text:p>287.731936</text:p>
          </table:table-cell>
          <table:table-cell table:formula="of:=[.C160]/[.B160]" office:value-type="float" office:value="0.0185633507096774" calcext:value-type="float">
            <text:p>0.018563350709678</text:p>
          </table:table-cell>
        </table:table-row>
        <table:table-row table:style-name="ro1">
          <table:table-cell/>
          <table:table-cell office:value-type="float" office:value="15600" calcext:value-type="float">
            <text:p>15600</text:p>
          </table:table-cell>
          <table:table-cell office:value-type="float" office:value="291.368474" calcext:value-type="float">
            <text:p>291.368474</text:p>
          </table:table-cell>
          <table:table-cell table:formula="of:=[.C161]/[.B161]" office:value-type="float" office:value="0.0186774662820513" calcext:value-type="float">
            <text:p>0.018677466282051</text:p>
          </table:table-cell>
        </table:table-row>
        <table:table-row table:style-name="ro1">
          <table:table-cell/>
          <table:table-cell office:value-type="float" office:value="15700" calcext:value-type="float">
            <text:p>15700</text:p>
          </table:table-cell>
          <table:table-cell office:value-type="float" office:value="294.578803" calcext:value-type="float">
            <text:p>294.578803</text:p>
          </table:table-cell>
          <table:table-cell table:formula="of:=[.C162]/[.B162]" office:value-type="float" office:value="0.0187629810828025" calcext:value-type="float">
            <text:p>0.018762981082803</text:p>
          </table:table-cell>
        </table:table-row>
        <table:table-row table:style-name="ro1">
          <table:table-cell/>
          <table:table-cell office:value-type="float" office:value="15800" calcext:value-type="float">
            <text:p>15800</text:p>
          </table:table-cell>
          <table:table-cell office:value-type="float" office:value="297.681076" calcext:value-type="float">
            <text:p>297.681076</text:p>
          </table:table-cell>
          <table:table-cell table:formula="of:=[.C163]/[.B163]" office:value-type="float" office:value="0.0188405744303797" calcext:value-type="float">
            <text:p>0.01884057443038</text:p>
          </table:table-cell>
        </table:table-row>
        <table:table-row table:style-name="ro1">
          <table:table-cell/>
          <table:table-cell office:value-type="float" office:value="15900" calcext:value-type="float">
            <text:p>15900</text:p>
          </table:table-cell>
          <table:table-cell office:value-type="float" office:value="301.071945" calcext:value-type="float">
            <text:p>301.071945</text:p>
          </table:table-cell>
          <table:table-cell table:formula="of:=[.C164]/[.B164]" office:value-type="float" office:value="0.0189353424528302" calcext:value-type="float">
            <text:p>0.01893534245283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304.442363" calcext:value-type="float">
            <text:p>304.442363</text:p>
          </table:table-cell>
          <table:table-cell table:formula="of:=[.C165]/[.B165]" office:value-type="float" office:value="0.0190276476875" calcext:value-type="float">
            <text:p>0.0190276476875</text:p>
          </table:table-cell>
        </table:table-row>
        <table:table-row table:style-name="ro1">
          <table:table-cell/>
          <table:table-cell office:value-type="float" office:value="16100" calcext:value-type="float">
            <text:p>16100</text:p>
          </table:table-cell>
          <table:table-cell office:value-type="float" office:value="308.720127" calcext:value-type="float">
            <text:p>308.720127</text:p>
          </table:table-cell>
          <table:table-cell table:formula="of:=[.C166]/[.B166]" office:value-type="float" office:value="0.0191751631677019" calcext:value-type="float">
            <text:p>0.019175163167702</text:p>
          </table:table-cell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311.909882" calcext:value-type="float">
            <text:p>311.909882</text:p>
          </table:table-cell>
          <table:table-cell table:formula="of:=[.C167]/[.B167]" office:value-type="float" office:value="0.0192536964197531" calcext:value-type="float">
            <text:p>0.019253696419753</text:p>
          </table:table-cell>
        </table:table-row>
        <table:table-row table:style-name="ro1">
          <table:table-cell/>
          <table:table-cell office:value-type="float" office:value="16300" calcext:value-type="float">
            <text:p>16300</text:p>
          </table:table-cell>
          <table:table-cell office:value-type="float" office:value="315.156488" calcext:value-type="float">
            <text:p>315.156488</text:p>
          </table:table-cell>
          <table:table-cell table:formula="of:=[.C168]/[.B168]" office:value-type="float" office:value="0.0193347538650307" calcext:value-type="float">
            <text:p>0.019334753865031</text:p>
          </table:table-cell>
        </table:table-row>
        <table:table-row table:style-name="ro1">
          <table:table-cell/>
          <table:table-cell office:value-type="float" office:value="16400" calcext:value-type="float">
            <text:p>16400</text:p>
          </table:table-cell>
          <table:table-cell office:value-type="float" office:value="318.664027" calcext:value-type="float">
            <text:p>318.664027</text:p>
          </table:table-cell>
          <table:table-cell table:formula="of:=[.C169]/[.B169]" office:value-type="float" office:value="0.0194307333536585" calcext:value-type="float">
            <text:p>0.019430733353659</text:p>
          </table:table-cell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322.707531" calcext:value-type="float">
            <text:p>322.707531</text:p>
          </table:table-cell>
          <table:table-cell table:formula="of:=[.C170]/[.B170]" office:value-type="float" office:value="0.0195580321818182" calcext:value-type="float">
            <text:p>0.019558032181818</text:p>
          </table:table-cell>
        </table:table-row>
        <table:table-row table:style-name="ro1">
          <table:table-cell/>
          <table:table-cell office:value-type="float" office:value="16600" calcext:value-type="float">
            <text:p>16600</text:p>
          </table:table-cell>
          <table:table-cell office:value-type="float" office:value="326.737733" calcext:value-type="float">
            <text:p>326.737733</text:p>
          </table:table-cell>
          <table:table-cell table:formula="of:=[.C171]/[.B171]" office:value-type="float" office:value="0.0196829959638554" calcext:value-type="float">
            <text:p>0.019682995963856</text:p>
          </table:table-cell>
        </table:table-row>
        <table:table-row table:style-name="ro1">
          <table:table-cell/>
          <table:table-cell office:value-type="float" office:value="16700" calcext:value-type="float">
            <text:p>16700</text:p>
          </table:table-cell>
          <table:table-cell office:value-type="float" office:value="331.974248" calcext:value-type="float">
            <text:p>331.974248</text:p>
          </table:table-cell>
          <table:table-cell table:formula="of:=[.C172]/[.B172]" office:value-type="float" office:value="0.0198786974850299" calcext:value-type="float">
            <text:p>0.01987869748503</text:p>
          </table:table-cell>
        </table:table-row>
        <table:table-row table:style-name="ro1">
          <table:table-cell/>
          <table:table-cell office:value-type="float" office:value="16800" calcext:value-type="float">
            <text:p>16800</text:p>
          </table:table-cell>
          <table:table-cell office:value-type="float" office:value="335.773214" calcext:value-type="float">
            <text:p>335.773214</text:p>
          </table:table-cell>
          <table:table-cell table:formula="of:=[.C173]/[.B173]" office:value-type="float" office:value="0.0199865008333333" calcext:value-type="float">
            <text:p>0.019986500833333</text:p>
          </table:table-cell>
        </table:table-row>
        <table:table-row table:style-name="ro1">
          <table:table-cell/>
          <table:table-cell office:value-type="float" office:value="16900" calcext:value-type="float">
            <text:p>16900</text:p>
          </table:table-cell>
          <table:table-cell office:value-type="float" office:value="339.93151" calcext:value-type="float">
            <text:p>339.93151</text:p>
          </table:table-cell>
          <table:table-cell table:formula="of:=[.C174]/[.B174]" office:value-type="float" office:value="0.0201142905325444" calcext:value-type="float">
            <text:p>0.020114290532544</text:p>
          </table:table-cell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343.836899" calcext:value-type="float">
            <text:p>343.836899</text:p>
          </table:table-cell>
          <table:table-cell table:formula="of:=[.C175]/[.B175]" office:value-type="float" office:value="0.0202256999411765" calcext:value-type="float">
            <text:p>0.020225699941177</text:p>
          </table:table-cell>
        </table:table-row>
        <table:table-row table:style-name="ro1">
          <table:table-cell/>
          <table:table-cell office:value-type="float" office:value="17100" calcext:value-type="float">
            <text:p>17100</text:p>
          </table:table-cell>
          <table:table-cell office:value-type="float" office:value="347.461963" calcext:value-type="float">
            <text:p>347.461963</text:p>
          </table:table-cell>
          <table:table-cell table:formula="of:=[.C176]/[.B176]" office:value-type="float" office:value="0.0203194130409357" calcext:value-type="float">
            <text:p>0.020319413040936</text:p>
          </table:table-cell>
        </table:table-row>
        <table:table-row table:style-name="ro1">
          <table:table-cell/>
          <table:table-cell office:value-type="float" office:value="17200" calcext:value-type="float">
            <text:p>17200</text:p>
          </table:table-cell>
          <table:table-cell office:value-type="float" office:value="351.355257" calcext:value-type="float">
            <text:p>351.355257</text:p>
          </table:table-cell>
          <table:table-cell table:formula="of:=[.C177]/[.B177]" office:value-type="float" office:value="0.0204276312209302" calcext:value-type="float">
            <text:p>0.02042763122093</text:p>
          </table:table-cell>
        </table:table-row>
        <table:table-row table:style-name="ro1">
          <table:table-cell/>
          <table:table-cell office:value-type="float" office:value="17300" calcext:value-type="float">
            <text:p>17300</text:p>
          </table:table-cell>
          <table:table-cell office:value-type="float" office:value="355.150156" calcext:value-type="float">
            <text:p>355.150156</text:p>
          </table:table-cell>
          <table:table-cell table:formula="of:=[.C178]/[.B178]" office:value-type="float" office:value="0.0205289107514451" calcext:value-type="float">
            <text:p>0.020528910751445</text:p>
          </table:table-cell>
        </table:table-row>
        <table:table-row table:style-name="ro1">
          <table:table-cell/>
          <table:table-cell office:value-type="float" office:value="17400" calcext:value-type="float">
            <text:p>17400</text:p>
          </table:table-cell>
          <table:table-cell office:value-type="float" office:value="359.785125" calcext:value-type="float">
            <text:p>359.785125</text:p>
          </table:table-cell>
          <table:table-cell table:formula="of:=[.C179]/[.B179]" office:value-type="float" office:value="0.0206773060344828" calcext:value-type="float">
            <text:p>0.020677306034483</text:p>
          </table:table-cell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363.451659" calcext:value-type="float">
            <text:p>363.451659</text:p>
          </table:table-cell>
          <table:table-cell table:formula="of:=[.C180]/[.B180]" office:value-type="float" office:value="0.0207686662285714" calcext:value-type="float">
            <text:p>0.020768666228572</text:p>
          </table:table-cell>
        </table:table-row>
        <table:table-row table:style-name="ro1">
          <table:table-cell/>
          <table:table-cell office:value-type="float" office:value="17600" calcext:value-type="float">
            <text:p>17600</text:p>
          </table:table-cell>
          <table:table-cell office:value-type="float" office:value="367.231861" calcext:value-type="float">
            <text:p>367.231861</text:p>
          </table:table-cell>
          <table:table-cell table:formula="of:=[.C181]/[.B181]" office:value-type="float" office:value="0.0208654466477273" calcext:value-type="float">
            <text:p>0.020865446647727</text:p>
          </table:table-cell>
        </table:table-row>
        <table:table-row table:style-name="ro1">
          <table:table-cell/>
          <table:table-cell office:value-type="float" office:value="17700" calcext:value-type="float">
            <text:p>17700</text:p>
          </table:table-cell>
          <table:table-cell office:value-type="float" office:value="371.102457" calcext:value-type="float">
            <text:p>371.102457</text:p>
          </table:table-cell>
          <table:table-cell table:formula="of:=[.C182]/[.B182]" office:value-type="float" office:value="0.0209662405084746" calcext:value-type="float">
            <text:p>0.020966240508475</text:p>
          </table:table-cell>
        </table:table-row>
        <table:table-row table:style-name="ro1">
          <table:table-cell/>
          <table:table-cell office:value-type="float" office:value="17800" calcext:value-type="float">
            <text:p>17800</text:p>
          </table:table-cell>
          <table:table-cell office:value-type="float" office:value="376.715442" calcext:value-type="float">
            <text:p>376.715442</text:p>
          </table:table-cell>
          <table:table-cell table:formula="of:=[.C183]/[.B183]" office:value-type="float" office:value="0.0211637888764045" calcext:value-type="float">
            <text:p>0.021163788876405</text:p>
          </table:table-cell>
        </table:table-row>
        <table:table-row table:style-name="ro1">
          <table:table-cell/>
          <table:table-cell office:value-type="float" office:value="17900" calcext:value-type="float">
            <text:p>17900</text:p>
          </table:table-cell>
          <table:table-cell office:value-type="float" office:value="381.215133" calcext:value-type="float">
            <text:p>381.215133</text:p>
          </table:table-cell>
          <table:table-cell table:formula="of:=[.C184]/[.B184]" office:value-type="float" office:value="0.0212969348044693" calcext:value-type="float">
            <text:p>0.021296934804469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386.356942" calcext:value-type="float">
            <text:p>386.356942</text:p>
          </table:table-cell>
          <table:table-cell table:formula="of:=[.C185]/[.B185]" office:value-type="float" office:value="0.0214642745555556" calcext:value-type="float">
            <text:p>0.021464274555556</text:p>
          </table:table-cell>
        </table:table-row>
        <table:table-row table:style-name="ro1">
          <table:table-cell/>
          <table:table-cell office:value-type="float" office:value="18100" calcext:value-type="float">
            <text:p>18100</text:p>
          </table:table-cell>
          <table:table-cell office:value-type="float" office:value="390.852226" calcext:value-type="float">
            <text:p>390.852226</text:p>
          </table:table-cell>
          <table:table-cell table:formula="of:=[.C186]/[.B186]" office:value-type="float" office:value="0.0215940456353591" calcext:value-type="float">
            <text:p>0.021594045635359</text:p>
          </table:table-cell>
        </table:table-row>
        <table:table-row table:style-name="ro1">
          <table:table-cell/>
          <table:table-cell office:value-type="float" office:value="18200" calcext:value-type="float">
            <text:p>18200</text:p>
          </table:table-cell>
          <table:table-cell office:value-type="float" office:value="395.108306" calcext:value-type="float">
            <text:p>395.108306</text:p>
          </table:table-cell>
          <table:table-cell table:formula="of:=[.C187]/[.B187]" office:value-type="float" office:value="0.0217092475824176" calcext:value-type="float">
            <text:p>0.021709247582418</text:p>
          </table:table-cell>
        </table:table-row>
        <table:table-row table:style-name="ro1">
          <table:table-cell/>
          <table:table-cell office:value-type="float" office:value="18300" calcext:value-type="float">
            <text:p>18300</text:p>
          </table:table-cell>
          <table:table-cell office:value-type="float" office:value="398.96811" calcext:value-type="float">
            <text:p>398.96811</text:p>
          </table:table-cell>
          <table:table-cell table:formula="of:=[.C188]/[.B188]" office:value-type="float" office:value="0.0218015360655738" calcext:value-type="float">
            <text:p>0.021801536065574</text:p>
          </table:table-cell>
        </table:table-row>
        <table:table-row table:style-name="ro1">
          <table:table-cell/>
          <table:table-cell office:value-type="float" office:value="18400" calcext:value-type="float">
            <text:p>18400</text:p>
          </table:table-cell>
          <table:table-cell office:value-type="float" office:value="403.533971" calcext:value-type="float">
            <text:p>403.533971</text:p>
          </table:table-cell>
          <table:table-cell table:formula="of:=[.C189]/[.B189]" office:value-type="float" office:value="0.021931194076087" calcext:value-type="float">
            <text:p>0.021931194076087</text:p>
          </table:table-cell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408.433599" calcext:value-type="float">
            <text:p>408.433599</text:p>
          </table:table-cell>
          <table:table-cell table:formula="of:=[.C190]/[.B190]" office:value-type="float" office:value="0.0220774918378378" calcext:value-type="float">
            <text:p>0.022077491837838</text:p>
          </table:table-cell>
        </table:table-row>
        <table:table-row table:style-name="ro1">
          <table:table-cell/>
          <table:table-cell office:value-type="float" office:value="18600" calcext:value-type="float">
            <text:p>18600</text:p>
          </table:table-cell>
          <table:table-cell office:value-type="float" office:value="412.724914" calcext:value-type="float">
            <text:p>412.724914</text:p>
          </table:table-cell>
          <table:table-cell table:formula="of:=[.C191]/[.B191]" office:value-type="float" office:value="0.0221895115053763" calcext:value-type="float">
            <text:p>0.022189511505376</text:p>
          </table:table-cell>
        </table:table-row>
        <table:table-row table:style-name="ro1">
          <table:table-cell/>
          <table:table-cell office:value-type="float" office:value="18700" calcext:value-type="float">
            <text:p>18700</text:p>
          </table:table-cell>
          <table:table-cell office:value-type="float" office:value="417.151161" calcext:value-type="float">
            <text:p>417.151161</text:p>
          </table:table-cell>
          <table:table-cell table:formula="of:=[.C192]/[.B192]" office:value-type="float" office:value="0.0223075487165775" calcext:value-type="float">
            <text:p>0.022307548716578</text:p>
          </table:table-cell>
        </table:table-row>
        <table:table-row table:style-name="ro1">
          <table:table-cell/>
          <table:table-cell office:value-type="float" office:value="18800" calcext:value-type="float">
            <text:p>18800</text:p>
          </table:table-cell>
          <table:table-cell office:value-type="float" office:value="422.104443" calcext:value-type="float">
            <text:p>422.104443</text:p>
          </table:table-cell>
          <table:table-cell table:formula="of:=[.C193]/[.B193]" office:value-type="float" office:value="0.0224523639893617" calcext:value-type="float">
            <text:p>0.022452363989362</text:p>
          </table:table-cell>
        </table:table-row>
        <table:table-row table:style-name="ro1">
          <table:table-cell/>
          <table:table-cell office:value-type="float" office:value="18900" calcext:value-type="float">
            <text:p>18900</text:p>
          </table:table-cell>
          <table:table-cell office:value-type="float" office:value="426.736874" calcext:value-type="float">
            <text:p>426.736874</text:p>
          </table:table-cell>
          <table:table-cell table:formula="of:=[.C194]/[.B194]" office:value-type="float" office:value="0.0225786705820106" calcext:value-type="float">
            <text:p>0.022578670582011</text:p>
          </table:table-cell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430.994931" calcext:value-type="float">
            <text:p>430.994931</text:p>
          </table:table-cell>
          <table:table-cell table:formula="of:=[.C195]/[.B195]" office:value-type="float" office:value="0.0226839437368421" calcext:value-type="float">
            <text:p>0.022683943736842</text:p>
          </table:table-cell>
        </table:table-row>
        <table:table-row table:style-name="ro1">
          <table:table-cell/>
          <table:table-cell office:value-type="float" office:value="19100" calcext:value-type="float">
            <text:p>19100</text:p>
          </table:table-cell>
          <table:table-cell office:value-type="float" office:value="435.686349" calcext:value-type="float">
            <text:p>435.686349</text:p>
          </table:table-cell>
          <table:table-cell table:formula="of:=[.C196]/[.B196]" office:value-type="float" office:value="0.0228108036125654" calcext:value-type="float">
            <text:p>0.022810803612566</text:p>
          </table:table-cell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  <table:table-cell office:value-type="float" office:value="440.465068" calcext:value-type="float">
            <text:p>440.465068</text:p>
          </table:table-cell>
          <table:table-cell table:formula="of:=[.C197]/[.B197]" office:value-type="float" office:value="0.0229408889583333" calcext:value-type="float">
            <text:p>0.022940888958333</text:p>
          </table:table-cell>
        </table:table-row>
        <table:table-row table:style-name="ro1">
          <table:table-cell/>
          <table:table-cell office:value-type="float" office:value="19300" calcext:value-type="float">
            <text:p>19300</text:p>
          </table:table-cell>
          <table:table-cell office:value-type="float" office:value="444.877353" calcext:value-type="float">
            <text:p>444.877353</text:p>
          </table:table-cell>
          <table:table-cell table:formula="of:=[.C198]/[.B198]" office:value-type="float" office:value="0.0230506400518135" calcext:value-type="float">
            <text:p>0.023050640051814</text:p>
          </table:table-cell>
        </table:table-row>
        <table:table-row table:style-name="ro1">
          <table:table-cell/>
          <table:table-cell office:value-type="float" office:value="19400" calcext:value-type="float">
            <text:p>19400</text:p>
          </table:table-cell>
          <table:table-cell office:value-type="float" office:value="449.065194" calcext:value-type="float">
            <text:p>449.065194</text:p>
          </table:table-cell>
          <table:table-cell table:formula="of:=[.C199]/[.B199]" office:value-type="float" office:value="0.0231476904123711" calcext:value-type="float">
            <text:p>0.023147690412371</text:p>
          </table:table-cell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453.968372" calcext:value-type="float">
            <text:p>453.968372</text:p>
          </table:table-cell>
          <table:table-cell table:formula="of:=[.C200]/[.B200]" office:value-type="float" office:value="0.0232804293333333" calcext:value-type="float">
            <text:p>0.023280429333333</text:p>
          </table:table-cell>
        </table:table-row>
        <table:table-row table:style-name="ro1">
          <table:table-cell/>
          <table:table-cell office:value-type="float" office:value="19600" calcext:value-type="float">
            <text:p>19600</text:p>
          </table:table-cell>
          <table:table-cell office:value-type="float" office:value="458.305051" calcext:value-type="float">
            <text:p>458.305051</text:p>
          </table:table-cell>
          <table:table-cell table:formula="of:=[.C201]/[.B201]" office:value-type="float" office:value="0.0233829107653061" calcext:value-type="float">
            <text:p>0.023382910765306</text:p>
          </table:table-cell>
        </table:table-row>
        <table:table-row table:style-name="ro1">
          <table:table-cell/>
          <table:table-cell office:value-type="float" office:value="19700" calcext:value-type="float">
            <text:p>19700</text:p>
          </table:table-cell>
          <table:table-cell office:value-type="float" office:value="462.540252" calcext:value-type="float">
            <text:p>462.540252</text:p>
          </table:table-cell>
          <table:table-cell table:formula="of:=[.C202]/[.B202]" office:value-type="float" office:value="0.0234792006091371" calcext:value-type="float">
            <text:p>0.023479200609137</text:p>
          </table:table-cell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 office:value-type="float" office:value="466.630438" calcext:value-type="float">
            <text:p>466.630438</text:p>
          </table:table-cell>
          <table:table-cell table:formula="of:=[.C203]/[.B203]" office:value-type="float" office:value="0.0235671938383838" calcext:value-type="float">
            <text:p>0.023567193838384</text:p>
          </table:table-cell>
        </table:table-row>
        <table:table-row table:style-name="ro1">
          <table:table-cell/>
          <table:table-cell office:value-type="float" office:value="19900" calcext:value-type="float">
            <text:p>19900</text:p>
          </table:table-cell>
          <table:table-cell office:value-type="float" office:value="471.222519" calcext:value-type="float">
            <text:p>471.222519</text:p>
          </table:table-cell>
          <table:table-cell table:formula="of:=[.C204]/[.B204]" office:value-type="float" office:value="0.0236795235678392" calcext:value-type="float">
            <text:p>0.023679523567839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475.556038" calcext:value-type="float">
            <text:p>475.556038</text:p>
          </table:table-cell>
          <table:table-cell table:formula="of:=[.C205]/[.B205]" office:value-type="float" office:value="0.0237778019" calcext:value-type="float">
            <text:p>0.0237778019</text:p>
          </table:table-cell>
        </table:table-row>
        <table:table-row table:style-name="ro1">
          <table:table-cell/>
          <table:table-cell office:value-type="float" office:value="20100" calcext:value-type="float">
            <text:p>20100</text:p>
          </table:table-cell>
          <table:table-cell office:value-type="float" office:value="479.585163" calcext:value-type="float">
            <text:p>479.585163</text:p>
          </table:table-cell>
          <table:table-cell table:formula="of:=[.C206]/[.B206]" office:value-type="float" office:value="0.023859958358209" calcext:value-type="float">
            <text:p>0.023859958358209</text:p>
          </table:table-cell>
        </table:table-row>
        <table:table-row table:style-name="ro1">
          <table:table-cell/>
          <table:table-cell office:value-type="float" office:value="20200" calcext:value-type="float">
            <text:p>20200</text:p>
          </table:table-cell>
          <table:table-cell office:value-type="float" office:value="483.743639" calcext:value-type="float">
            <text:p>483.743639</text:p>
          </table:table-cell>
          <table:table-cell table:formula="of:=[.C207]/[.B207]" office:value-type="float" office:value="0.0239477049009901" calcext:value-type="float">
            <text:p>0.02394770490099</text:p>
          </table:table-cell>
        </table:table-row>
        <table:table-row table:style-name="ro1">
          <table:table-cell/>
          <table:table-cell office:value-type="float" office:value="20300" calcext:value-type="float">
            <text:p>20300</text:p>
          </table:table-cell>
          <table:table-cell office:value-type="float" office:value="488.25898" calcext:value-type="float">
            <text:p>488.25898</text:p>
          </table:table-cell>
          <table:table-cell table:formula="of:=[.C208]/[.B208]" office:value-type="float" office:value="0.0240521665024631" calcext:value-type="float">
            <text:p>0.024052166502463</text:p>
          </table:table-cell>
        </table:table-row>
        <table:table-row table:style-name="ro1">
          <table:table-cell/>
          <table:table-cell office:value-type="float" office:value="20400" calcext:value-type="float">
            <text:p>20400</text:p>
          </table:table-cell>
          <table:table-cell office:value-type="float" office:value="493.322422" calcext:value-type="float">
            <text:p>493.322422</text:p>
          </table:table-cell>
          <table:table-cell table:formula="of:=[.C209]/[.B209]" office:value-type="float" office:value="0.0241824716666667" calcext:value-type="float">
            <text:p>0.024182471666667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497.464214" calcext:value-type="float">
            <text:p>497.464214</text:p>
          </table:table-cell>
          <table:table-cell table:formula="of:=[.C210]/[.B210]" office:value-type="float" office:value="0.0242665470243902" calcext:value-type="float">
            <text:p>0.02426654702439</text:p>
          </table:table-cell>
        </table:table-row>
        <table:table-row table:style-name="ro1">
          <table:table-cell/>
          <table:table-cell office:value-type="float" office:value="20600" calcext:value-type="float">
            <text:p>20600</text:p>
          </table:table-cell>
          <table:table-cell office:value-type="float" office:value="502.502111" calcext:value-type="float">
            <text:p>502.502111</text:p>
          </table:table-cell>
          <table:table-cell table:formula="of:=[.C211]/[.B211]" office:value-type="float" office:value="0.0243933063592233" calcext:value-type="float">
            <text:p>0.024393306359223</text:p>
          </table:table-cell>
        </table:table-row>
        <table:table-row table:style-name="ro1">
          <table:table-cell/>
          <table:table-cell office:value-type="float" office:value="20700" calcext:value-type="float">
            <text:p>20700</text:p>
          </table:table-cell>
          <table:table-cell office:value-type="float" office:value="507.418633" calcext:value-type="float">
            <text:p>507.418633</text:p>
          </table:table-cell>
          <table:table-cell table:formula="of:=[.C212]/[.B212]" office:value-type="float" office:value="0.0245129774396135" calcext:value-type="float">
            <text:p>0.024512977439614</text:p>
          </table:table-cell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 office:value-type="float" office:value="511.798961" calcext:value-type="float">
            <text:p>511.798961</text:p>
          </table:table-cell>
          <table:table-cell table:formula="of:=[.C213]/[.B213]" office:value-type="float" office:value="0.0246057192788462" calcext:value-type="float">
            <text:p>0.024605719278846</text:p>
          </table:table-cell>
        </table:table-row>
        <table:table-row table:style-name="ro1">
          <table:table-cell/>
          <table:table-cell office:value-type="float" office:value="20900" calcext:value-type="float">
            <text:p>20900</text:p>
          </table:table-cell>
          <table:table-cell office:value-type="float" office:value="515.978425" calcext:value-type="float">
            <text:p>515.978425</text:p>
          </table:table-cell>
          <table:table-cell table:formula="of:=[.C214]/[.B214]" office:value-type="float" office:value="0.0246879629186603" calcext:value-type="float">
            <text:p>0.02468796291866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520.499467" calcext:value-type="float">
            <text:p>520.499467</text:p>
          </table:table-cell>
          <table:table-cell table:formula="of:=[.C215]/[.B215]" office:value-type="float" office:value="0.0247856889047619" calcext:value-type="float">
            <text:p>0.024785688904762</text:p>
          </table:table-cell>
        </table:table-row>
        <table:table-row table:style-name="ro1">
          <table:table-cell/>
          <table:table-cell office:value-type="float" office:value="21100" calcext:value-type="float">
            <text:p>21100</text:p>
          </table:table-cell>
          <table:table-cell office:value-type="float" office:value="525.327568" calcext:value-type="float">
            <text:p>525.327568</text:p>
          </table:table-cell>
          <table:table-cell table:formula="of:=[.C216]/[.B216]" office:value-type="float" office:value="0.0248970411374408" calcext:value-type="float">
            <text:p>0.024897041137441</text:p>
          </table:table-cell>
        </table:table-row>
        <table:table-row table:style-name="ro1">
          <table:table-cell/>
          <table:table-cell office:value-type="float" office:value="21200" calcext:value-type="float">
            <text:p>21200</text:p>
          </table:table-cell>
          <table:table-cell office:value-type="float" office:value="529.523087" calcext:value-type="float">
            <text:p>529.523087</text:p>
          </table:table-cell>
          <table:table-cell table:formula="of:=[.C217]/[.B217]" office:value-type="float" office:value="0.0249775041037736" calcext:value-type="float">
            <text:p>0.024977504103774</text:p>
          </table:table-cell>
        </table:table-row>
        <table:table-row table:style-name="ro1">
          <table:table-cell/>
          <table:table-cell office:value-type="float" office:value="21300" calcext:value-type="float">
            <text:p>21300</text:p>
          </table:table-cell>
          <table:table-cell office:value-type="float" office:value="533.830677" calcext:value-type="float">
            <text:p>533.830677</text:p>
          </table:table-cell>
          <table:table-cell table:formula="of:=[.C218]/[.B218]" office:value-type="float" office:value="0.0250624730985915" calcext:value-type="float">
            <text:p>0.025062473098592</text:p>
          </table:table-cell>
        </table:table-row>
        <table:table-row table:style-name="ro1">
          <table:table-cell/>
          <table:table-cell office:value-type="float" office:value="21400" calcext:value-type="float">
            <text:p>21400</text:p>
          </table:table-cell>
          <table:table-cell office:value-type="float" office:value="538.588816" calcext:value-type="float">
            <text:p>538.588816</text:p>
          </table:table-cell>
          <table:table-cell table:formula="of:=[.C219]/[.B219]" office:value-type="float" office:value="0.025167701682243" calcext:value-type="float">
            <text:p>0.025167701682243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545.042604" calcext:value-type="float">
            <text:p>545.042604</text:p>
          </table:table-cell>
          <table:table-cell table:formula="of:=[.C220]/[.B220]" office:value-type="float" office:value="0.0253508187906977" calcext:value-type="float">
            <text:p>0.025350818790698</text:p>
          </table:table-cell>
        </table:table-row>
        <table:table-row table:style-name="ro1">
          <table:table-cell/>
          <table:table-cell office:value-type="float" office:value="21600" calcext:value-type="float">
            <text:p>21600</text:p>
          </table:table-cell>
          <table:table-cell office:value-type="float" office:value="550.644255" calcext:value-type="float">
            <text:p>550.644255</text:p>
          </table:table-cell>
          <table:table-cell table:formula="of:=[.C221]/[.B221]" office:value-type="float" office:value="0.0254927895833333" calcext:value-type="float">
            <text:p>0.025492789583333</text:p>
          </table:table-cell>
        </table:table-row>
        <table:table-row table:style-name="ro1">
          <table:table-cell/>
          <table:table-cell office:value-type="float" office:value="21700" calcext:value-type="float">
            <text:p>21700</text:p>
          </table:table-cell>
          <table:table-cell office:value-type="float" office:value="555.584735" calcext:value-type="float">
            <text:p>555.584735</text:p>
          </table:table-cell>
          <table:table-cell table:formula="of:=[.C222]/[.B222]" office:value-type="float" office:value="0.0256029831797235" calcext:value-type="float">
            <text:p>0.025602983179724</text:p>
          </table:table-cell>
        </table:table-row>
        <table:table-row table:style-name="ro1">
          <table:table-cell/>
          <table:table-cell office:value-type="float" office:value="21800" calcext:value-type="float">
            <text:p>21800</text:p>
          </table:table-cell>
          <table:table-cell office:value-type="float" office:value="560.808468" calcext:value-type="float">
            <text:p>560.808468</text:p>
          </table:table-cell>
          <table:table-cell table:formula="of:=[.C223]/[.B223]" office:value-type="float" office:value="0.0257251590825688" calcext:value-type="float">
            <text:p>0.025725159082569</text:p>
          </table:table-cell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565.109094" calcext:value-type="float">
            <text:p>565.109094</text:p>
          </table:table-cell>
          <table:table-cell table:formula="of:=[.C224]/[.B224]" office:value-type="float" office:value="0.0258040682191781" calcext:value-type="float">
            <text:p>0.025804068219178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570.032975" calcext:value-type="float">
            <text:p>570.032975</text:p>
          </table:table-cell>
          <table:table-cell table:formula="of:=[.C225]/[.B225]" office:value-type="float" office:value="0.0259105897727273" calcext:value-type="float">
            <text:p>0.025910589772727</text:p>
          </table:table-cell>
        </table:table-row>
        <table:table-row table:style-name="ro1">
          <table:table-cell/>
          <table:table-cell office:value-type="float" office:value="22100" calcext:value-type="float">
            <text:p>22100</text:p>
          </table:table-cell>
          <table:table-cell office:value-type="float" office:value="575.736113" calcext:value-type="float">
            <text:p>575.736113</text:p>
          </table:table-cell>
          <table:table-cell table:formula="of:=[.C226]/[.B226]" office:value-type="float" office:value="0.0260514078280543" calcext:value-type="float">
            <text:p>0.026051407828054</text:p>
          </table:table-cell>
        </table:table-row>
        <table:table-row table:style-name="ro1">
          <table:table-cell/>
          <table:table-cell office:value-type="float" office:value="22200" calcext:value-type="float">
            <text:p>22200</text:p>
          </table:table-cell>
          <table:table-cell office:value-type="float" office:value="581.720237" calcext:value-type="float">
            <text:p>581.720237</text:p>
          </table:table-cell>
          <table:table-cell table:formula="of:=[.C227]/[.B227]" office:value-type="float" office:value="0.0262036142792793" calcext:value-type="float">
            <text:p>0.026203614279279</text:p>
          </table:table-cell>
        </table:table-row>
        <table:table-row table:style-name="ro1">
          <table:table-cell/>
          <table:table-cell office:value-type="float" office:value="22300" calcext:value-type="float">
            <text:p>22300</text:p>
          </table:table-cell>
          <table:table-cell office:value-type="float" office:value="586.511529" calcext:value-type="float">
            <text:p>586.511529</text:p>
          </table:table-cell>
          <table:table-cell table:formula="of:=[.C228]/[.B228]" office:value-type="float" office:value="0.026300965426009" calcext:value-type="float">
            <text:p>0.026300965426009</text:p>
          </table:table-cell>
        </table:table-row>
        <table:table-row table:style-name="ro1">
          <table:table-cell/>
          <table:table-cell office:value-type="float" office:value="22400" calcext:value-type="float">
            <text:p>22400</text:p>
          </table:table-cell>
          <table:table-cell office:value-type="float" office:value="591.927924" calcext:value-type="float">
            <text:p>591.927924</text:p>
          </table:table-cell>
          <table:table-cell table:formula="of:=[.C229]/[.B229]" office:value-type="float" office:value="0.02642535375" calcext:value-type="float">
            <text:p>0.02642535375</text:p>
          </table:table-cell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596.487644" calcext:value-type="float">
            <text:p>596.487644</text:p>
          </table:table-cell>
          <table:table-cell table:formula="of:=[.C230]/[.B230]" office:value-type="float" office:value="0.0265105619555556" calcext:value-type="float">
            <text:p>0.026510561955556</text:p>
          </table:table-cell>
        </table:table-row>
        <table:table-row table:style-name="ro1">
          <table:table-cell/>
          <table:table-cell office:value-type="float" office:value="22600" calcext:value-type="float">
            <text:p>22600</text:p>
          </table:table-cell>
          <table:table-cell office:value-type="float" office:value="601.4098" calcext:value-type="float">
            <text:p>601.4098</text:p>
          </table:table-cell>
          <table:table-cell table:formula="of:=[.C231]/[.B231]" office:value-type="float" office:value="0.0266110530973451" calcext:value-type="float">
            <text:p>0.026611053097345</text:p>
          </table:table-cell>
        </table:table-row>
        <table:table-row table:style-name="ro1">
          <table:table-cell/>
          <table:table-cell office:value-type="float" office:value="22700" calcext:value-type="float">
            <text:p>22700</text:p>
          </table:table-cell>
          <table:table-cell office:value-type="float" office:value="606.190171" calcext:value-type="float">
            <text:p>606.190171</text:p>
          </table:table-cell>
          <table:table-cell table:formula="of:=[.C232]/[.B232]" office:value-type="float" office:value="0.0267044128193833" calcext:value-type="float">
            <text:p>0.026704412819383</text:p>
          </table:table-cell>
        </table:table-row>
        <table:table-row table:style-name="ro1">
          <table:table-cell/>
          <table:table-cell office:value-type="float" office:value="22800" calcext:value-type="float">
            <text:p>22800</text:p>
          </table:table-cell>
          <table:table-cell office:value-type="float" office:value="611.041384" calcext:value-type="float">
            <text:p>611.041384</text:p>
          </table:table-cell>
          <table:table-cell table:formula="of:=[.C233]/[.B233]" office:value-type="float" office:value="0.0268000607017544" calcext:value-type="float">
            <text:p>0.026800060701754</text:p>
          </table:table-cell>
        </table:table-row>
        <table:table-row table:style-name="ro1">
          <table:table-cell/>
          <table:table-cell office:value-type="float" office:value="22900" calcext:value-type="float">
            <text:p>22900</text:p>
          </table:table-cell>
          <table:table-cell office:value-type="float" office:value="616.143343" calcext:value-type="float">
            <text:p>616.143343</text:p>
          </table:table-cell>
          <table:table-cell table:formula="of:=[.C234]/[.B234]" office:value-type="float" office:value="0.0269058228384279" calcext:value-type="float">
            <text:p>0.026905822838428</text:p>
          </table:table-cell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621.139079" calcext:value-type="float">
            <text:p>621.139079</text:p>
          </table:table-cell>
          <table:table-cell table:formula="of:=[.C235]/[.B235]" office:value-type="float" office:value="0.0270060469130435" calcext:value-type="float">
            <text:p>0.027006046913044</text:p>
          </table:table-cell>
        </table:table-row>
        <table:table-row table:style-name="ro1">
          <table:table-cell/>
          <table:table-cell office:value-type="float" office:value="23100" calcext:value-type="float">
            <text:p>23100</text:p>
          </table:table-cell>
          <table:table-cell office:value-type="float" office:value="626.899334" calcext:value-type="float">
            <text:p>626.899334</text:p>
          </table:table-cell>
          <table:table-cell table:formula="of:=[.C236]/[.B236]" office:value-type="float" office:value="0.0271384993073593" calcext:value-type="float">
            <text:p>0.027138499307359</text:p>
          </table:table-cell>
        </table:table-row>
        <table:table-row table:style-name="ro1">
          <table:table-cell/>
          <table:table-cell office:value-type="float" office:value="23200" calcext:value-type="float">
            <text:p>23200</text:p>
          </table:table-cell>
          <table:table-cell office:value-type="float" office:value="631.444463" calcext:value-type="float">
            <text:p>631.444463</text:p>
          </table:table-cell>
          <table:table-cell table:formula="of:=[.C237]/[.B237]" office:value-type="float" office:value="0.02721743375" calcext:value-type="float">
            <text:p>0.02721743375</text:p>
          </table:table-cell>
        </table:table-row>
        <table:table-row table:style-name="ro1">
          <table:table-cell/>
          <table:table-cell office:value-type="float" office:value="23300" calcext:value-type="float">
            <text:p>23300</text:p>
          </table:table-cell>
          <table:table-cell office:value-type="float" office:value="636.468262" calcext:value-type="float">
            <text:p>636.468262</text:p>
          </table:table-cell>
          <table:table-cell table:formula="of:=[.C238]/[.B238]" office:value-type="float" office:value="0.0273162344206009" calcext:value-type="float">
            <text:p>0.027316234420601</text:p>
          </table:table-cell>
        </table:table-row>
        <table:table-row table:style-name="ro1">
          <table:table-cell/>
          <table:table-cell office:value-type="float" office:value="23400" calcext:value-type="float">
            <text:p>23400</text:p>
          </table:table-cell>
          <table:table-cell office:value-type="float" office:value="642.162802" calcext:value-type="float">
            <text:p>642.162802</text:p>
          </table:table-cell>
          <table:table-cell table:formula="of:=[.C239]/[.B239]" office:value-type="float" office:value="0.0274428547863248" calcext:value-type="float">
            <text:p>0.027442854786325</text:p>
          </table:table-cell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646.853953" calcext:value-type="float">
            <text:p>646.853953</text:p>
          </table:table-cell>
          <table:table-cell table:formula="of:=[.C240]/[.B240]" office:value-type="float" office:value="0.0275257001276596" calcext:value-type="float">
            <text:p>0.02752570012766</text:p>
          </table:table-cell>
        </table:table-row>
        <table:table-row table:style-name="ro1">
          <table:table-cell/>
          <table:table-cell office:value-type="float" office:value="23600" calcext:value-type="float">
            <text:p>23600</text:p>
          </table:table-cell>
          <table:table-cell office:value-type="float" office:value="651.844361" calcext:value-type="float">
            <text:p>651.844361</text:p>
          </table:table-cell>
          <table:table-cell table:formula="of:=[.C241]/[.B241]" office:value-type="float" office:value="0.0276205237711864" calcext:value-type="float">
            <text:p>0.027620523771187</text:p>
          </table:table-cell>
        </table:table-row>
        <table:table-row table:style-name="ro1">
          <table:table-cell/>
          <table:table-cell office:value-type="float" office:value="23700" calcext:value-type="float">
            <text:p>23700</text:p>
          </table:table-cell>
          <table:table-cell office:value-type="float" office:value="656.950368" calcext:value-type="float">
            <text:p>656.950368</text:p>
          </table:table-cell>
          <table:table-cell table:formula="of:=[.C242]/[.B242]" office:value-type="float" office:value="0.0277194248101266" calcext:value-type="float">
            <text:p>0.027719424810127</text:p>
          </table:table-cell>
        </table:table-row>
        <table:table-row table:style-name="ro1">
          <table:table-cell/>
          <table:table-cell office:value-type="float" office:value="23800" calcext:value-type="float">
            <text:p>23800</text:p>
          </table:table-cell>
          <table:table-cell office:value-type="float" office:value="661.930565" calcext:value-type="float">
            <text:p>661.930565</text:p>
          </table:table-cell>
          <table:table-cell table:formula="of:=[.C243]/[.B243]" office:value-type="float" office:value="0.0278122086134454" calcext:value-type="float">
            <text:p>0.027812208613445</text:p>
          </table:table-cell>
        </table:table-row>
        <table:table-row table:style-name="ro1">
          <table:table-cell/>
          <table:table-cell office:value-type="float" office:value="23900" calcext:value-type="float">
            <text:p>23900</text:p>
          </table:table-cell>
          <table:table-cell office:value-type="float" office:value="666.722047" calcext:value-type="float">
            <text:p>666.722047</text:p>
          </table:table-cell>
          <table:table-cell table:formula="of:=[.C244]/[.B244]" office:value-type="float" office:value="0.027896319958159" calcext:value-type="float">
            <text:p>0.027896319958159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671.839656" calcext:value-type="float">
            <text:p>671.839656</text:p>
          </table:table-cell>
          <table:table-cell table:formula="of:=[.C245]/[.B245]" office:value-type="float" office:value="0.027993319" calcext:value-type="float">
            <text:p>0.027993319</text:p>
          </table:table-cell>
        </table:table-row>
        <table:table-row table:style-name="ro1">
          <table:table-cell/>
          <table:table-cell office:value-type="float" office:value="24100" calcext:value-type="float">
            <text:p>24100</text:p>
          </table:table-cell>
          <table:table-cell office:value-type="float" office:value="677.216068" calcext:value-type="float">
            <text:p>677.216068</text:p>
          </table:table-cell>
          <table:table-cell table:formula="of:=[.C246]/[.B246]" office:value-type="float" office:value="0.0281002517842324" calcext:value-type="float">
            <text:p>0.028100251784232</text:p>
          </table:table-cell>
        </table:table-row>
        <table:table-row table:style-name="ro1">
          <table:table-cell/>
          <table:table-cell office:value-type="float" office:value="24200" calcext:value-type="float">
            <text:p>24200</text:p>
          </table:table-cell>
          <table:table-cell office:value-type="float" office:value="681.933738" calcext:value-type="float">
            <text:p>681.933738</text:p>
          </table:table-cell>
          <table:table-cell table:formula="of:=[.C247]/[.B247]" office:value-type="float" office:value="0.0281790800826446" calcext:value-type="float">
            <text:p>0.028179080082645</text:p>
          </table:table-cell>
        </table:table-row>
        <table:table-row table:style-name="ro1">
          <table:table-cell/>
          <table:table-cell office:value-type="float" office:value="24300" calcext:value-type="float">
            <text:p>24300</text:p>
          </table:table-cell>
          <table:table-cell office:value-type="float" office:value="687.068189" calcext:value-type="float">
            <text:p>687.068189</text:p>
          </table:table-cell>
          <table:table-cell table:formula="of:=[.C248]/[.B248]" office:value-type="float" office:value="0.0282744110699588" calcext:value-type="float">
            <text:p>0.028274411069959</text:p>
          </table:table-cell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float" office:value="692.776803" calcext:value-type="float">
            <text:p>692.776803</text:p>
          </table:table-cell>
          <table:table-cell table:formula="of:=[.C249]/[.B249]" office:value-type="float" office:value="0.0283924919262295" calcext:value-type="float">
            <text:p>0.02839249192623</text:p>
          </table:table-cell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699.667346" calcext:value-type="float">
            <text:p>699.667346</text:p>
          </table:table-cell>
          <table:table-cell table:formula="of:=[.C250]/[.B250]" office:value-type="float" office:value="0.0285578508571429" calcext:value-type="float">
            <text:p>0.028557850857143</text:p>
          </table:table-cell>
        </table:table-row>
        <table:table-row table:style-name="ro1">
          <table:table-cell/>
          <table:table-cell office:value-type="float" office:value="24600" calcext:value-type="float">
            <text:p>24600</text:p>
          </table:table-cell>
          <table:table-cell office:value-type="float" office:value="705.70566" calcext:value-type="float">
            <text:p>705.70566</text:p>
          </table:table-cell>
          <table:table-cell table:formula="of:=[.C251]/[.B251]" office:value-type="float" office:value="0.0286872219512195" calcext:value-type="float">
            <text:p>0.02868722195122</text:p>
          </table:table-cell>
        </table:table-row>
        <table:table-row table:style-name="ro1">
          <table:table-cell/>
          <table:table-cell office:value-type="float" office:value="24700" calcext:value-type="float">
            <text:p>24700</text:p>
          </table:table-cell>
          <table:table-cell office:value-type="float" office:value="711.135154" calcext:value-type="float">
            <text:p>711.135154</text:p>
          </table:table-cell>
          <table:table-cell table:formula="of:=[.C252]/[.B252]" office:value-type="float" office:value="0.0287908969230769" calcext:value-type="float">
            <text:p>0.028790896923077</text:p>
          </table:table-cell>
        </table:table-row>
        <table:table-row table:style-name="ro1">
          <table:table-cell/>
          <table:table-cell office:value-type="float" office:value="24800" calcext:value-type="float">
            <text:p>24800</text:p>
          </table:table-cell>
          <table:table-cell office:value-type="float" office:value="716.39277" calcext:value-type="float">
            <text:p>716.39277</text:p>
          </table:table-cell>
          <table:table-cell table:formula="of:=[.C253]/[.B253]" office:value-type="float" office:value="0.0288868052419355" calcext:value-type="float">
            <text:p>0.028886805241936</text:p>
          </table:table-cell>
        </table:table-row>
        <table:table-row table:style-name="ro1">
          <table:table-cell/>
          <table:table-cell office:value-type="float" office:value="24900" calcext:value-type="float">
            <text:p>24900</text:p>
          </table:table-cell>
          <table:table-cell office:value-type="float" office:value="722.098384" calcext:value-type="float">
            <text:p>722.098384</text:p>
          </table:table-cell>
          <table:table-cell table:formula="of:=[.C254]/[.B254]" office:value-type="float" office:value="0.0289999351004016" calcext:value-type="float">
            <text:p>0.028999935100402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728.219793" calcext:value-type="float">
            <text:p>728.219793</text:p>
          </table:table-cell>
          <table:table-cell table:formula="of:=[.C255]/[.B255]" office:value-type="float" office:value="0.02912879172" calcext:value-type="float">
            <text:p>0.02912879172</text:p>
          </table:table-cell>
        </table:table-row>
        <table:table-row table:style-name="ro1">
          <table:table-cell/>
          <table:table-cell office:value-type="float" office:value="25100" calcext:value-type="float">
            <text:p>25100</text:p>
          </table:table-cell>
          <table:table-cell office:value-type="float" office:value="733.666294" calcext:value-type="float">
            <text:p>733.666294</text:p>
          </table:table-cell>
          <table:table-cell table:formula="of:=[.C256]/[.B256]" office:value-type="float" office:value="0.0292297328286853" calcext:value-type="float">
            <text:p>0.029229732828685</text:p>
          </table:table-cell>
        </table:table-row>
        <table:table-row table:style-name="ro1">
          <table:table-cell/>
          <table:table-cell office:value-type="float" office:value="25200" calcext:value-type="float">
            <text:p>25200</text:p>
          </table:table-cell>
          <table:table-cell office:value-type="float" office:value="740.617113" calcext:value-type="float">
            <text:p>740.617113</text:p>
          </table:table-cell>
          <table:table-cell table:formula="of:=[.C257]/[.B257]" office:value-type="float" office:value="0.0293895679761905" calcext:value-type="float">
            <text:p>0.029389567976191</text:p>
          </table:table-cell>
        </table:table-row>
        <table:table-row table:style-name="ro1">
          <table:table-cell/>
          <table:table-cell office:value-type="float" office:value="25300" calcext:value-type="float">
            <text:p>25300</text:p>
          </table:table-cell>
          <table:table-cell office:value-type="float" office:value="745.85793" calcext:value-type="float">
            <text:p>745.85793</text:p>
          </table:table-cell>
          <table:table-cell table:formula="of:=[.C258]/[.B258]" office:value-type="float" office:value="0.0294805505928854" calcext:value-type="float">
            <text:p>0.029480550592885</text:p>
          </table:table-cell>
        </table:table-row>
        <table:table-row table:style-name="ro1">
          <table:table-cell/>
          <table:table-cell office:value-type="float" office:value="25400" calcext:value-type="float">
            <text:p>25400</text:p>
          </table:table-cell>
          <table:table-cell office:value-type="float" office:value="751.210211" calcext:value-type="float">
            <text:p>751.210211</text:p>
          </table:table-cell>
          <table:table-cell table:formula="of:=[.C259]/[.B259]" office:value-type="float" office:value="0.0295752051574803" calcext:value-type="float">
            <text:p>0.02957520515748</text:p>
          </table:table-cell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756.976593" calcext:value-type="float">
            <text:p>756.976593</text:p>
          </table:table-cell>
          <table:table-cell table:formula="of:=[.C260]/[.B260]" office:value-type="float" office:value="0.0296853565882353" calcext:value-type="float">
            <text:p>0.029685356588235</text:p>
          </table:table-cell>
        </table:table-row>
        <table:table-row table:style-name="ro1">
          <table:table-cell/>
          <table:table-cell office:value-type="float" office:value="25600" calcext:value-type="float">
            <text:p>25600</text:p>
          </table:table-cell>
          <table:table-cell office:value-type="float" office:value="762.536875" calcext:value-type="float">
            <text:p>762.536875</text:p>
          </table:table-cell>
          <table:table-cell table:formula="of:=[.C261]/[.B261]" office:value-type="float" office:value="0.0297865966796875" calcext:value-type="float">
            <text:p>0.029786596679688</text:p>
          </table:table-cell>
        </table:table-row>
        <table:table-row table:style-name="ro1">
          <table:table-cell/>
          <table:table-cell office:value-type="float" office:value="25700" calcext:value-type="float">
            <text:p>25700</text:p>
          </table:table-cell>
          <table:table-cell office:value-type="float" office:value="768.257592" calcext:value-type="float">
            <text:p>768.257592</text:p>
          </table:table-cell>
          <table:table-cell table:formula="of:=[.C262]/[.B262]" office:value-type="float" office:value="0.0298932915175097" calcext:value-type="float">
            <text:p>0.02989329151751</text:p>
          </table:table-cell>
        </table:table-row>
        <table:table-row table:style-name="ro1">
          <table:table-cell/>
          <table:table-cell office:value-type="float" office:value="25800" calcext:value-type="float">
            <text:p>25800</text:p>
          </table:table-cell>
          <table:table-cell office:value-type="float" office:value="774.479281" calcext:value-type="float">
            <text:p>774.479281</text:p>
          </table:table-cell>
          <table:table-cell table:formula="of:=[.C263]/[.B263]" office:value-type="float" office:value="0.0300185767829457" calcext:value-type="float">
            <text:p>0.030018576782946</text:p>
          </table:table-cell>
        </table:table-row>
        <table:table-row table:style-name="ro1">
          <table:table-cell/>
          <table:table-cell office:value-type="float" office:value="25900" calcext:value-type="float">
            <text:p>25900</text:p>
          </table:table-cell>
          <table:table-cell office:value-type="float" office:value="779.643369" calcext:value-type="float">
            <text:p>779.643369</text:p>
          </table:table-cell>
          <table:table-cell table:formula="of:=[.C264]/[.B264]" office:value-type="float" office:value="0.0301020605791506" calcext:value-type="float">
            <text:p>0.030102060579151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785.227857" calcext:value-type="float">
            <text:p>785.227857</text:p>
          </table:table-cell>
          <table:table-cell table:formula="of:=[.C265]/[.B265]" office:value-type="float" office:value="0.0302010714230769" calcext:value-type="float">
            <text:p>0.030201071423077</text:p>
          </table:table-cell>
        </table:table-row>
        <table:table-row table:style-name="ro1">
          <table:table-cell/>
          <table:table-cell office:value-type="float" office:value="26100" calcext:value-type="float">
            <text:p>26100</text:p>
          </table:table-cell>
          <table:table-cell office:value-type="float" office:value="792.152891" calcext:value-type="float">
            <text:p>792.152891</text:p>
          </table:table-cell>
          <table:table-cell table:formula="of:=[.C266]/[.B266]" office:value-type="float" office:value="0.0303506854789272" calcext:value-type="float">
            <text:p>0.030350685478927</text:p>
          </table:table-cell>
        </table:table-row>
        <table:table-row table:style-name="ro1">
          <table:table-cell/>
          <table:table-cell office:value-type="float" office:value="26200" calcext:value-type="float">
            <text:p>26200</text:p>
          </table:table-cell>
          <table:table-cell office:value-type="float" office:value="798.16036" calcext:value-type="float">
            <text:p>798.16036</text:p>
          </table:table-cell>
          <table:table-cell table:formula="of:=[.C267]/[.B267]" office:value-type="float" office:value="0.0304641358778626" calcext:value-type="float">
            <text:p>0.030464135877863</text:p>
          </table:table-cell>
        </table:table-row>
        <table:table-row table:style-name="ro1">
          <table:table-cell/>
          <table:table-cell office:value-type="float" office:value="26300" calcext:value-type="float">
            <text:p>26300</text:p>
          </table:table-cell>
          <table:table-cell office:value-type="float" office:value="804.532038" calcext:value-type="float">
            <text:p>804.532038</text:p>
          </table:table-cell>
          <table:table-cell table:formula="of:=[.C268]/[.B268]" office:value-type="float" office:value="0.0305905717870722" calcext:value-type="float">
            <text:p>0.030590571787072</text:p>
          </table:table-cell>
        </table:table-row>
        <table:table-row table:style-name="ro1">
          <table:table-cell/>
          <table:table-cell office:value-type="float" office:value="26400" calcext:value-type="float">
            <text:p>26400</text:p>
          </table:table-cell>
          <table:table-cell office:value-type="float" office:value="810.669102" calcext:value-type="float">
            <text:p>810.669102</text:p>
          </table:table-cell>
          <table:table-cell table:formula="of:=[.C269]/[.B269]" office:value-type="float" office:value="0.0307071629545455" calcext:value-type="float">
            <text:p>0.030707162954546</text:p>
          </table:table-cell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816.748304" calcext:value-type="float">
            <text:p>816.748304</text:p>
          </table:table-cell>
          <table:table-cell table:formula="of:=[.C270]/[.B270]" office:value-type="float" office:value="0.0308206907169811" calcext:value-type="float">
            <text:p>0.030820690716981</text:p>
          </table:table-cell>
        </table:table-row>
        <table:table-row table:style-name="ro1">
          <table:table-cell/>
          <table:table-cell office:value-type="float" office:value="26600" calcext:value-type="float">
            <text:p>26600</text:p>
          </table:table-cell>
          <table:table-cell office:value-type="float" office:value="822.587627" calcext:value-type="float">
            <text:p>822.587627</text:p>
          </table:table-cell>
          <table:table-cell table:formula="of:=[.C271]/[.B271]" office:value-type="float" office:value="0.0309243468796992" calcext:value-type="float">
            <text:p>0.030924346879699</text:p>
          </table:table-cell>
        </table:table-row>
        <table:table-row table:style-name="ro1">
          <table:table-cell/>
          <table:table-cell office:value-type="float" office:value="26700" calcext:value-type="float">
            <text:p>26700</text:p>
          </table:table-cell>
          <table:table-cell office:value-type="float" office:value="828.741369" calcext:value-type="float">
            <text:p>828.741369</text:p>
          </table:table-cell>
          <table:table-cell table:formula="of:=[.C272]/[.B272]" office:value-type="float" office:value="0.0310390025842697" calcext:value-type="float">
            <text:p>0.03103900258427</text:p>
          </table:table-cell>
        </table:table-row>
        <table:table-row table:style-name="ro1">
          <table:table-cell/>
          <table:table-cell office:value-type="float" office:value="26800" calcext:value-type="float">
            <text:p>26800</text:p>
          </table:table-cell>
          <table:table-cell office:value-type="float" office:value="834.418767" calcext:value-type="float">
            <text:p>834.418767</text:p>
          </table:table-cell>
          <table:table-cell table:formula="of:=[.C273]/[.B273]" office:value-type="float" office:value="0.031135028619403" calcext:value-type="float">
            <text:p>0.031135028619403</text:p>
          </table:table-cell>
        </table:table-row>
        <table:table-row table:style-name="ro1">
          <table:table-cell/>
          <table:table-cell office:value-type="float" office:value="26900" calcext:value-type="float">
            <text:p>26900</text:p>
          </table:table-cell>
          <table:table-cell office:value-type="float" office:value="840.951948" calcext:value-type="float">
            <text:p>840.951948</text:p>
          </table:table-cell>
          <table:table-cell table:formula="of:=[.C274]/[.B274]" office:value-type="float" office:value="0.0312621542007435" calcext:value-type="float">
            <text:p>0.031262154200744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846.374379" calcext:value-type="float">
            <text:p>846.374379</text:p>
          </table:table-cell>
          <table:table-cell table:formula="of:=[.C275]/[.B275]" office:value-type="float" office:value="0.0313471992222222" calcext:value-type="float">
            <text:p>0.031347199222222</text:p>
          </table:table-cell>
        </table:table-row>
        <table:table-row table:style-name="ro1">
          <table:table-cell/>
          <table:table-cell office:value-type="float" office:value="27100" calcext:value-type="float">
            <text:p>27100</text:p>
          </table:table-cell>
          <table:table-cell office:value-type="float" office:value="851.934553" calcext:value-type="float">
            <text:p>851.934553</text:p>
          </table:table-cell>
          <table:table-cell table:formula="of:=[.C276]/[.B276]" office:value-type="float" office:value="0.0314366993726937" calcext:value-type="float">
            <text:p>0.031436699372694</text:p>
          </table:table-cell>
        </table:table-row>
        <table:table-row table:style-name="ro1">
          <table:table-cell/>
          <table:table-cell office:value-type="float" office:value="27200" calcext:value-type="float">
            <text:p>27200</text:p>
          </table:table-cell>
          <table:table-cell office:value-type="float" office:value="857.627061" calcext:value-type="float">
            <text:p>857.627061</text:p>
          </table:table-cell>
          <table:table-cell table:formula="of:=[.C277]/[.B277]" office:value-type="float" office:value="0.0315304066544118" calcext:value-type="float">
            <text:p>0.031530406654412</text:p>
          </table:table-cell>
        </table:table-row>
        <table:table-row table:style-name="ro1">
          <table:table-cell/>
          <table:table-cell office:value-type="float" office:value="27300" calcext:value-type="float">
            <text:p>27300</text:p>
          </table:table-cell>
          <table:table-cell office:value-type="float" office:value="863.6052" calcext:value-type="float">
            <text:p>863.6052</text:p>
          </table:table-cell>
          <table:table-cell table:formula="of:=[.C278]/[.B278]" office:value-type="float" office:value="0.0316338901098901" calcext:value-type="float">
            <text:p>0.03163389010989</text:p>
          </table:table-cell>
        </table:table-row>
        <table:table-row table:style-name="ro1">
          <table:table-cell/>
          <table:table-cell office:value-type="float" office:value="27400" calcext:value-type="float">
            <text:p>27400</text:p>
          </table:table-cell>
          <table:table-cell office:value-type="float" office:value="869.921181" calcext:value-type="float">
            <text:p>869.921181</text:p>
          </table:table-cell>
          <table:table-cell table:formula="of:=[.C279]/[.B279]" office:value-type="float" office:value="0.0317489482116788" calcext:value-type="float">
            <text:p>0.031748948211679</text:p>
          </table:table-cell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876.445872" calcext:value-type="float">
            <text:p>876.445872</text:p>
          </table:table-cell>
          <table:table-cell table:formula="of:=[.C280]/[.B280]" office:value-type="float" office:value="0.0318707589818182" calcext:value-type="float">
            <text:p>0.031870758981818</text:p>
          </table:table-cell>
        </table:table-row>
        <table:table-row table:style-name="ro1">
          <table:table-cell/>
          <table:table-cell office:value-type="float" office:value="27600" calcext:value-type="float">
            <text:p>27600</text:p>
          </table:table-cell>
          <table:table-cell office:value-type="float" office:value="882.787689" calcext:value-type="float">
            <text:p>882.787689</text:p>
          </table:table-cell>
          <table:table-cell table:formula="of:=[.C281]/[.B281]" office:value-type="float" office:value="0.0319850611956522" calcext:value-type="float">
            <text:p>0.031985061195652</text:p>
          </table:table-cell>
        </table:table-row>
        <table:table-row table:style-name="ro1">
          <table:table-cell/>
          <table:table-cell office:value-type="float" office:value="27700" calcext:value-type="float">
            <text:p>27700</text:p>
          </table:table-cell>
          <table:table-cell office:value-type="float" office:value="888.943165" calcext:value-type="float">
            <text:p>888.943165</text:p>
          </table:table-cell>
          <table:table-cell table:formula="of:=[.C282]/[.B282]" office:value-type="float" office:value="0.0320918110108303" calcext:value-type="float">
            <text:p>0.03209181101083</text:p>
          </table:table-cell>
        </table:table-row>
        <table:table-row table:style-name="ro1">
          <table:table-cell/>
          <table:table-cell office:value-type="float" office:value="27800" calcext:value-type="float">
            <text:p>27800</text:p>
          </table:table-cell>
          <table:table-cell office:value-type="float" office:value="895.15584" calcext:value-type="float">
            <text:p>895.15584</text:p>
          </table:table-cell>
          <table:table-cell table:formula="of:=[.C283]/[.B283]" office:value-type="float" office:value="0.0321998503597122" calcext:value-type="float">
            <text:p>0.032199850359712</text:p>
          </table:table-cell>
        </table:table-row>
        <table:table-row table:style-name="ro1">
          <table:table-cell/>
          <table:table-cell office:value-type="float" office:value="27900" calcext:value-type="float">
            <text:p>27900</text:p>
          </table:table-cell>
          <table:table-cell office:value-type="float" office:value="901.130589" calcext:value-type="float">
            <text:p>901.130589</text:p>
          </table:table-cell>
          <table:table-cell table:formula="of:=[.C284]/[.B284]" office:value-type="float" office:value="0.0322985874193548" calcext:value-type="float">
            <text:p>0.032298587419355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908.269874" calcext:value-type="float">
            <text:p>908.269874</text:p>
          </table:table-cell>
          <table:table-cell table:formula="of:=[.C285]/[.B285]" office:value-type="float" office:value="0.0324382097857143" calcext:value-type="float">
            <text:p>0.032438209785714</text:p>
          </table:table-cell>
        </table:table-row>
        <table:table-row table:style-name="ro1">
          <table:table-cell/>
          <table:table-cell office:value-type="float" office:value="28100" calcext:value-type="float">
            <text:p>28100</text:p>
          </table:table-cell>
          <table:table-cell office:value-type="float" office:value="916.000338" calcext:value-type="float">
            <text:p>916.000338</text:p>
          </table:table-cell>
          <table:table-cell table:formula="of:=[.C286]/[.B286]" office:value-type="float" office:value="0.032597876797153" calcext:value-type="float">
            <text:p>0.032597876797153</text:p>
          </table:table-cell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  <table:table-cell office:value-type="float" office:value="922.089104" calcext:value-type="float">
            <text:p>922.089104</text:p>
          </table:table-cell>
          <table:table-cell table:formula="of:=[.C287]/[.B287]" office:value-type="float" office:value="0.032698195177305" calcext:value-type="float">
            <text:p>0.032698195177305</text:p>
          </table:table-cell>
        </table:table-row>
        <table:table-row table:style-name="ro1">
          <table:table-cell/>
          <table:table-cell office:value-type="float" office:value="28300" calcext:value-type="float">
            <text:p>28300</text:p>
          </table:table-cell>
          <table:table-cell office:value-type="float" office:value="927.952044" calcext:value-type="float">
            <text:p>927.952044</text:p>
          </table:table-cell>
          <table:table-cell table:formula="of:=[.C288]/[.B288]" office:value-type="float" office:value="0.0327898248763251" calcext:value-type="float">
            <text:p>0.032789824876325</text:p>
          </table:table-cell>
        </table:table-row>
        <table:table-row table:style-name="ro1">
          <table:table-cell/>
          <table:table-cell office:value-type="float" office:value="28400" calcext:value-type="float">
            <text:p>28400</text:p>
          </table:table-cell>
          <table:table-cell office:value-type="float" office:value="934.195621" calcext:value-type="float">
            <text:p>934.195621</text:p>
          </table:table-cell>
          <table:table-cell table:formula="of:=[.C289]/[.B289]" office:value-type="float" office:value="0.0328942120070423" calcext:value-type="float">
            <text:p>0.032894212007042</text:p>
          </table:table-cell>
        </table:table-row>
        <table:table-row table:style-name="ro1">
          <table:table-cell/>
          <table:table-cell office:value-type="float" office:value="28500" calcext:value-type="float">
            <text:p>28500</text:p>
          </table:table-cell>
          <table:table-cell office:value-type="float" office:value="940.532126" calcext:value-type="float">
            <text:p>940.532126</text:p>
          </table:table-cell>
          <table:table-cell table:formula="of:=[.C290]/[.B290]" office:value-type="float" office:value="0.0330011272280702" calcext:value-type="float">
            <text:p>0.03300112722807</text:p>
          </table:table-cell>
        </table:table-row>
        <table:table-row table:style-name="ro1">
          <table:table-cell/>
          <table:table-cell office:value-type="float" office:value="28600" calcext:value-type="float">
            <text:p>28600</text:p>
          </table:table-cell>
          <table:table-cell office:value-type="float" office:value="946.272165" calcext:value-type="float">
            <text:p>946.272165</text:p>
          </table:table-cell>
          <table:table-cell table:formula="of:=[.C291]/[.B291]" office:value-type="float" office:value="0.0330864393356643" calcext:value-type="float">
            <text:p>0.033086439335664</text:p>
          </table:table-cell>
        </table:table-row>
        <table:table-row table:style-name="ro1">
          <table:table-cell/>
          <table:table-cell office:value-type="float" office:value="28700" calcext:value-type="float">
            <text:p>28700</text:p>
          </table:table-cell>
          <table:table-cell office:value-type="float" office:value="952.612307" calcext:value-type="float">
            <text:p>952.612307</text:p>
          </table:table-cell>
          <table:table-cell table:formula="of:=[.C292]/[.B292]" office:value-type="float" office:value="0.033192066445993" calcext:value-type="float">
            <text:p>0.033192066445993</text:p>
          </table:table-cell>
        </table:table-row>
        <table:table-row table:style-name="ro1">
          <table:table-cell/>
          <table:table-cell office:value-type="float" office:value="28800" calcext:value-type="float">
            <text:p>28800</text:p>
          </table:table-cell>
          <table:table-cell office:value-type="float" office:value="958.912929" calcext:value-type="float">
            <text:p>958.912929</text:p>
          </table:table-cell>
          <table:table-cell table:formula="of:=[.C293]/[.B293]" office:value-type="float" office:value="0.0332955878125" calcext:value-type="float">
            <text:p>0.0332955878125</text:p>
          </table:table-cell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float" office:value="964.818634" calcext:value-type="float">
            <text:p>964.818634</text:p>
          </table:table-cell>
          <table:table-cell table:formula="of:=[.C294]/[.B294]" office:value-type="float" office:value="0.0333847278200692" calcext:value-type="float">
            <text:p>0.033384727820069</text:p>
          </table:table-cell>
        </table:table-row>
        <table:table-row table:style-name="ro1">
          <table:table-cell/>
          <table:table-cell office:value-type="float" office:value="29000" calcext:value-type="float">
            <text:p>29000</text:p>
          </table:table-cell>
          <table:table-cell office:value-type="float" office:value="971.149819" calcext:value-type="float">
            <text:p>971.149819</text:p>
          </table:table-cell>
          <table:table-cell table:formula="of:=[.C295]/[.B295]" office:value-type="float" office:value="0.0334879247931034" calcext:value-type="float">
            <text:p>0.033487924793104</text:p>
          </table:table-cell>
        </table:table-row>
        <table:table-row table:style-name="ro1">
          <table:table-cell/>
          <table:table-cell office:value-type="float" office:value="29100" calcext:value-type="float">
            <text:p>29100</text:p>
          </table:table-cell>
          <table:table-cell office:value-type="float" office:value="977.663581" calcext:value-type="float">
            <text:p>977.663581</text:p>
          </table:table-cell>
          <table:table-cell table:formula="of:=[.C296]/[.B296]" office:value-type="float" office:value="0.0335966866323024" calcext:value-type="float">
            <text:p>0.033596686632302</text:p>
          </table:table-cell>
        </table:table-row>
        <table:table-row table:style-name="ro1">
          <table:table-cell/>
          <table:table-cell office:value-type="float" office:value="29200" calcext:value-type="float">
            <text:p>29200</text:p>
          </table:table-cell>
          <table:table-cell office:value-type="float" office:value="984.187114" calcext:value-type="float">
            <text:p>984.187114</text:p>
          </table:table-cell>
          <table:table-cell table:formula="of:=[.C297]/[.B297]" office:value-type="float" office:value="0.0337050381506849" calcext:value-type="float">
            <text:p>0.033705038150685</text:p>
          </table:table-cell>
        </table:table-row>
        <table:table-row table:style-name="ro1">
          <table:table-cell/>
          <table:table-cell office:value-type="float" office:value="29300" calcext:value-type="float">
            <text:p>29300</text:p>
          </table:table-cell>
          <table:table-cell office:value-type="float" office:value="990.995128" calcext:value-type="float">
            <text:p>990.995128</text:p>
          </table:table-cell>
          <table:table-cell table:formula="of:=[.C298]/[.B298]" office:value-type="float" office:value="0.0338223593174061" calcext:value-type="float">
            <text:p>0.033822359317406</text:p>
          </table:table-cell>
        </table:table-row>
        <table:table-row table:style-name="ro1">
          <table:table-cell/>
          <table:table-cell office:value-type="float" office:value="29400" calcext:value-type="float">
            <text:p>29400</text:p>
          </table:table-cell>
          <table:table-cell office:value-type="float" office:value="998.016941" calcext:value-type="float">
            <text:p>998.016941</text:p>
          </table:table-cell>
          <table:table-cell table:formula="of:=[.C299]/[.B299]" office:value-type="float" office:value="0.0339461544557823" calcext:value-type="float">
            <text:p>0.033946154455782</text:p>
          </table:table-cell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float" office:value="1004.297443" calcext:value-type="float">
            <text:p>1004.297443</text:p>
          </table:table-cell>
          <table:table-cell table:formula="of:=[.C300]/[.B300]" office:value-type="float" office:value="0.0340439811186441" calcext:value-type="float">
            <text:p>0.034043981118644</text:p>
          </table:table-cell>
        </table:table-row>
        <table:table-row table:style-name="ro1">
          <table:table-cell/>
          <table:table-cell office:value-type="float" office:value="29600" calcext:value-type="float">
            <text:p>29600</text:p>
          </table:table-cell>
          <table:table-cell office:value-type="float" office:value="1010.967667" calcext:value-type="float">
            <text:p>1010.967667</text:p>
          </table:table-cell>
          <table:table-cell table:formula="of:=[.C301]/[.B301]" office:value-type="float" office:value="0.0341543130743243" calcext:value-type="float">
            <text:p>0.034154313074324</text:p>
          </table:table-cell>
        </table:table-row>
        <table:table-row table:style-name="ro1">
          <table:table-cell/>
          <table:table-cell office:value-type="float" office:value="29700" calcext:value-type="float">
            <text:p>29700</text:p>
          </table:table-cell>
          <table:table-cell office:value-type="float" office:value="1017.105893" calcext:value-type="float">
            <text:p>1017.105893</text:p>
          </table:table-cell>
          <table:table-cell table:formula="of:=[.C302]/[.B302]" office:value-type="float" office:value="0.0342459896632997" calcext:value-type="float">
            <text:p>0.0342459896633</text:p>
          </table:table-cell>
        </table:table-row>
        <table:table-row table:style-name="ro1">
          <table:table-cell/>
          <table:table-cell office:value-type="float" office:value="29800" calcext:value-type="float">
            <text:p>29800</text:p>
          </table:table-cell>
          <table:table-cell office:value-type="float" office:value="1023.922223" calcext:value-type="float">
            <text:p>1023.922223</text:p>
          </table:table-cell>
          <table:table-cell table:formula="of:=[.C303]/[.B303]" office:value-type="float" office:value="0.0343598061409396" calcext:value-type="float">
            <text:p>0.03435980614094</text:p>
          </table:table-cell>
        </table:table-row>
        <table:table-row table:style-name="ro1">
          <table:table-cell/>
          <table:table-cell office:value-type="float" office:value="29900" calcext:value-type="float">
            <text:p>29900</text:p>
          </table:table-cell>
          <table:table-cell office:value-type="float" office:value="1029.915994" calcext:value-type="float">
            <text:p>1029.915994</text:p>
          </table:table-cell>
          <table:table-cell table:formula="of:=[.C304]/[.B304]" office:value-type="float" office:value="0.0344453509698997" calcext:value-type="float">
            <text:p>0.0344453509699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036.194476" calcext:value-type="float">
            <text:p>1036.194476</text:p>
          </table:table-cell>
          <table:table-cell table:formula="of:=[.C305]/[.B305]" office:value-type="float" office:value="0.0345398158666667" calcext:value-type="float">
            <text:p>0.034539815866667</text:p>
          </table:table-cell>
        </table:table-row>
        <table:table-row table:style-name="ro1">
          <table:table-cell/>
          <table:table-cell office:value-type="float" office:value="30100" calcext:value-type="float">
            <text:p>30100</text:p>
          </table:table-cell>
          <table:table-cell office:value-type="float" office:value="1043.741761" calcext:value-type="float">
            <text:p>1043.741761</text:p>
          </table:table-cell>
          <table:table-cell table:formula="of:=[.C306]/[.B306]" office:value-type="float" office:value="0.034675806013289" calcext:value-type="float">
            <text:p>0.034675806013289</text:p>
          </table:table-cell>
        </table:table-row>
        <table:table-row table:style-name="ro1">
          <table:table-cell/>
          <table:table-cell office:value-type="float" office:value="30200" calcext:value-type="float">
            <text:p>30200</text:p>
          </table:table-cell>
          <table:table-cell office:value-type="float" office:value="1050.037698" calcext:value-type="float">
            <text:p>1050.037698</text:p>
          </table:table-cell>
          <table:table-cell table:formula="of:=[.C307]/[.B307]" office:value-type="float" office:value="0.0347694601986755" calcext:value-type="float">
            <text:p>0.034769460198676</text:p>
          </table:table-cell>
        </table:table-row>
        <table:table-row table:style-name="ro1">
          <table:table-cell/>
          <table:table-cell office:value-type="float" office:value="30300" calcext:value-type="float">
            <text:p>30300</text:p>
          </table:table-cell>
          <table:table-cell office:value-type="float" office:value="1056.471454" calcext:value-type="float">
            <text:p>1056.471454</text:p>
          </table:table-cell>
          <table:table-cell table:formula="of:=[.C308]/[.B308]" office:value-type="float" office:value="0.0348670446864686" calcext:value-type="float">
            <text:p>0.034867044686469</text:p>
          </table:table-cell>
        </table:table-row>
        <table:table-row table:style-name="ro1">
          <table:table-cell/>
          <table:table-cell office:value-type="float" office:value="30400" calcext:value-type="float">
            <text:p>30400</text:p>
          </table:table-cell>
          <table:table-cell office:value-type="float" office:value="1063.088308" calcext:value-type="float">
            <text:p>1063.088308</text:p>
          </table:table-cell>
          <table:table-cell table:formula="of:=[.C309]/[.B309]" office:value-type="float" office:value="0.034970010131579" calcext:value-type="float">
            <text:p>0.034970010131579</text:p>
          </table:table-cell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1069.374866" calcext:value-type="float">
            <text:p>1069.374866</text:p>
          </table:table-cell>
          <table:table-cell table:formula="of:=[.C310]/[.B310]" office:value-type="float" office:value="0.0350614710163934" calcext:value-type="float">
            <text:p>0.035061471016394</text:p>
          </table:table-cell>
        </table:table-row>
        <table:table-row table:style-name="ro1">
          <table:table-cell/>
          <table:table-cell office:value-type="float" office:value="30600" calcext:value-type="float">
            <text:p>30600</text:p>
          </table:table-cell>
          <table:table-cell office:value-type="float" office:value="1076.379067" calcext:value-type="float">
            <text:p>1076.379067</text:p>
          </table:table-cell>
          <table:table-cell table:formula="of:=[.C311]/[.B311]" office:value-type="float" office:value="0.035175786503268" calcext:value-type="float">
            <text:p>0.035175786503268</text:p>
          </table:table-cell>
        </table:table-row>
        <table:table-row table:style-name="ro1">
          <table:table-cell/>
          <table:table-cell office:value-type="float" office:value="30700" calcext:value-type="float">
            <text:p>30700</text:p>
          </table:table-cell>
          <table:table-cell office:value-type="float" office:value="1082.448209" calcext:value-type="float">
            <text:p>1082.448209</text:p>
          </table:table-cell>
          <table:table-cell table:formula="of:=[.C312]/[.B312]" office:value-type="float" office:value="0.0352588993159609" calcext:value-type="float">
            <text:p>0.035258899315961</text:p>
          </table:table-cell>
        </table:table-row>
        <table:table-row table:style-name="ro1">
          <table:table-cell/>
          <table:table-cell office:value-type="float" office:value="30800" calcext:value-type="float">
            <text:p>30800</text:p>
          </table:table-cell>
          <table:table-cell office:value-type="float" office:value="1089.544171" calcext:value-type="float">
            <text:p>1089.544171</text:p>
          </table:table-cell>
          <table:table-cell table:formula="of:=[.C313]/[.B313]" office:value-type="float" office:value="0.0353748107467532" calcext:value-type="float">
            <text:p>0.035374810746753</text:p>
          </table:table-cell>
        </table:table-row>
        <table:table-row table:style-name="ro1">
          <table:table-cell/>
          <table:table-cell office:value-type="float" office:value="30900" calcext:value-type="float">
            <text:p>30900</text:p>
          </table:table-cell>
          <table:table-cell office:value-type="float" office:value="1095.984289" calcext:value-type="float">
            <text:p>1095.984289</text:p>
          </table:table-cell>
          <table:table-cell table:formula="of:=[.C314]/[.B314]" office:value-type="float" office:value="0.0354687472168285" calcext:value-type="float">
            <text:p>0.035468747216829</text:p>
          </table:table-cell>
        </table:table-row>
        <table:table-row table:style-name="ro1">
          <table:table-cell/>
          <table:table-cell office:value-type="float" office:value="31000" calcext:value-type="float">
            <text:p>31000</text:p>
          </table:table-cell>
          <table:table-cell office:value-type="float" office:value="1102.676046" calcext:value-type="float">
            <text:p>1102.676046</text:p>
          </table:table-cell>
          <table:table-cell table:formula="of:=[.C315]/[.B315]" office:value-type="float" office:value="0.0355701950322581" calcext:value-type="float">
            <text:p>0.035570195032258</text:p>
          </table:table-cell>
        </table:table-row>
        <table:table-row table:style-name="ro1">
          <table:table-cell/>
          <table:table-cell office:value-type="float" office:value="31100" calcext:value-type="float">
            <text:p>31100</text:p>
          </table:table-cell>
          <table:table-cell office:value-type="float" office:value="1109.53015" calcext:value-type="float">
            <text:p>1109.53015</text:p>
          </table:table-cell>
          <table:table-cell table:formula="of:=[.C316]/[.B316]" office:value-type="float" office:value="0.0356762106109325" calcext:value-type="float">
            <text:p>0.035676210610933</text:p>
          </table:table-cell>
        </table:table-row>
        <table:table-row table:style-name="ro1">
          <table:table-cell/>
          <table:table-cell office:value-type="float" office:value="31200" calcext:value-type="float">
            <text:p>31200</text:p>
          </table:table-cell>
          <table:table-cell office:value-type="float" office:value="1116.029659" calcext:value-type="float">
            <text:p>1116.029659</text:p>
          </table:table-cell>
          <table:table-cell table:formula="of:=[.C317]/[.B317]" office:value-type="float" office:value="0.0357701813782051" calcext:value-type="float">
            <text:p>0.035770181378205</text:p>
          </table:table-cell>
        </table:table-row>
        <table:table-row table:style-name="ro1">
          <table:table-cell/>
          <table:table-cell office:value-type="float" office:value="31300" calcext:value-type="float">
            <text:p>31300</text:p>
          </table:table-cell>
          <table:table-cell office:value-type="float" office:value="1122.702566" calcext:value-type="float">
            <text:p>1122.702566</text:p>
          </table:table-cell>
          <table:table-cell table:formula="of:=[.C318]/[.B318]" office:value-type="float" office:value="0.0358690915654952" calcext:value-type="float">
            <text:p>0.035869091565495</text:p>
          </table:table-cell>
        </table:table-row>
        <table:table-row table:style-name="ro1">
          <table:table-cell/>
          <table:table-cell office:value-type="float" office:value="31400" calcext:value-type="float">
            <text:p>31400</text:p>
          </table:table-cell>
          <table:table-cell office:value-type="float" office:value="1129.63299" calcext:value-type="float">
            <text:p>1129.63299</text:p>
          </table:table-cell>
          <table:table-cell table:formula="of:=[.C319]/[.B319]" office:value-type="float" office:value="0.0359755729299363" calcext:value-type="float">
            <text:p>0.035975572929936</text:p>
          </table:table-cell>
        </table:table-row>
        <table:table-row table:style-name="ro1">
          <table:table-cell/>
          <table:table-cell office:value-type="float" office:value="31500" calcext:value-type="float">
            <text:p>31500</text:p>
          </table:table-cell>
          <table:table-cell office:value-type="float" office:value="1136.563203" calcext:value-type="float">
            <text:p>1136.563203</text:p>
          </table:table-cell>
          <table:table-cell table:formula="of:=[.C320]/[.B320]" office:value-type="float" office:value="0.0360813715238095" calcext:value-type="float">
            <text:p>0.03608137152381</text:p>
          </table:table-cell>
        </table:table-row>
        <table:table-row table:style-name="ro1">
          <table:table-cell/>
          <table:table-cell office:value-type="float" office:value="31600" calcext:value-type="float">
            <text:p>31600</text:p>
          </table:table-cell>
          <table:table-cell office:value-type="float" office:value="1145.05267" calcext:value-type="float">
            <text:p>1145.05267</text:p>
          </table:table-cell>
          <table:table-cell table:formula="of:=[.C321]/[.B321]" office:value-type="float" office:value="0.0362358439873418" calcext:value-type="float">
            <text:p>0.036235843987342</text:p>
          </table:table-cell>
        </table:table-row>
        <table:table-row table:style-name="ro1">
          <table:table-cell/>
          <table:table-cell office:value-type="float" office:value="31700" calcext:value-type="float">
            <text:p>31700</text:p>
          </table:table-cell>
          <table:table-cell office:value-type="float" office:value="1152.688117" calcext:value-type="float">
            <text:p>1152.688117</text:p>
          </table:table-cell>
          <table:table-cell table:formula="of:=[.C322]/[.B322]" office:value-type="float" office:value="0.0363624011671924" calcext:value-type="float">
            <text:p>0.036362401167193</text:p>
          </table:table-cell>
        </table:table-row>
        <table:table-row table:style-name="ro1">
          <table:table-cell/>
          <table:table-cell office:value-type="float" office:value="31800" calcext:value-type="float">
            <text:p>31800</text:p>
          </table:table-cell>
          <table:table-cell office:value-type="float" office:value="1159.385431" calcext:value-type="float">
            <text:p>1159.385431</text:p>
          </table:table-cell>
          <table:table-cell table:formula="of:=[.C323]/[.B323]" office:value-type="float" office:value="0.0364586613522013" calcext:value-type="float">
            <text:p>0.036458661352201</text:p>
          </table:table-cell>
        </table:table-row>
        <table:table-row table:style-name="ro1">
          <table:table-cell/>
          <table:table-cell office:value-type="float" office:value="31900" calcext:value-type="float">
            <text:p>31900</text:p>
          </table:table-cell>
          <table:table-cell office:value-type="float" office:value="1165.729926" calcext:value-type="float">
            <text:p>1165.729926</text:p>
          </table:table-cell>
          <table:table-cell table:formula="of:=[.C324]/[.B324]" office:value-type="float" office:value="0.0365432578683386" calcext:value-type="float">
            <text:p>0.036543257868339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1172.408859" calcext:value-type="float">
            <text:p>1172.408859</text:p>
          </table:table-cell>
          <table:table-cell table:formula="of:=[.C325]/[.B325]" office:value-type="float" office:value="0.03663777684375" calcext:value-type="float">
            <text:p>0.03663777684375</text:p>
          </table:table-cell>
        </table:table-row>
        <table:table-row table:style-name="ro1">
          <table:table-cell/>
          <table:table-cell office:value-type="float" office:value="32100" calcext:value-type="float">
            <text:p>32100</text:p>
          </table:table-cell>
          <table:table-cell office:value-type="float" office:value="1179.356903" calcext:value-type="float">
            <text:p>1179.356903</text:p>
          </table:table-cell>
          <table:table-cell table:formula="of:=[.C326]/[.B326]" office:value-type="float" office:value="0.0367400904361371" calcext:value-type="float">
            <text:p>0.036740090436137</text:p>
          </table:table-cell>
        </table:table-row>
        <table:table-row table:style-name="ro1">
          <table:table-cell/>
          <table:table-cell office:value-type="float" office:value="32200" calcext:value-type="float">
            <text:p>32200</text:p>
          </table:table-cell>
          <table:table-cell office:value-type="float" office:value="1186.268875" calcext:value-type="float">
            <text:p>1186.268875</text:p>
          </table:table-cell>
          <table:table-cell table:formula="of:=[.C327]/[.B327]" office:value-type="float" office:value="0.0368406482919255" calcext:value-type="float">
            <text:p>0.036840648291926</text:p>
          </table:table-cell>
        </table:table-row>
        <table:table-row table:style-name="ro1">
          <table:table-cell/>
          <table:table-cell office:value-type="float" office:value="32300" calcext:value-type="float">
            <text:p>32300</text:p>
          </table:table-cell>
          <table:table-cell office:value-type="float" office:value="1193.431193" calcext:value-type="float">
            <text:p>1193.431193</text:p>
          </table:table-cell>
          <table:table-cell table:formula="of:=[.C328]/[.B328]" office:value-type="float" office:value="0.0369483341486068" calcext:value-type="float">
            <text:p>0.036948334148607</text:p>
          </table:table-cell>
        </table:table-row>
        <table:table-row table:style-name="ro1">
          <table:table-cell/>
          <table:table-cell office:value-type="float" office:value="32400" calcext:value-type="float">
            <text:p>32400</text:p>
          </table:table-cell>
          <table:table-cell office:value-type="float" office:value="1200.117673" calcext:value-type="float">
            <text:p>1200.117673</text:p>
          </table:table-cell>
          <table:table-cell table:formula="of:=[.C329]/[.B329]" office:value-type="float" office:value="0.0370406689197531" calcext:value-type="float">
            <text:p>0.037040668919753</text:p>
          </table:table-cell>
        </table:table-row>
        <table:table-row table:style-name="ro1">
          <table:table-cell/>
          <table:table-cell office:value-type="float" office:value="32500" calcext:value-type="float">
            <text:p>32500</text:p>
          </table:table-cell>
          <table:table-cell office:value-type="float" office:value="1207.30753" calcext:value-type="float">
            <text:p>1207.30753</text:p>
          </table:table-cell>
          <table:table-cell table:formula="of:=[.C330]/[.B330]" office:value-type="float" office:value="0.037147924" calcext:value-type="float">
            <text:p>0.037147924</text:p>
          </table:table-cell>
        </table:table-row>
        <table:table-row table:style-name="ro1">
          <table:table-cell/>
          <table:table-cell office:value-type="float" office:value="32600" calcext:value-type="float">
            <text:p>32600</text:p>
          </table:table-cell>
          <table:table-cell office:value-type="float" office:value="1217.160411" calcext:value-type="float">
            <text:p>1217.160411</text:p>
          </table:table-cell>
          <table:table-cell table:formula="of:=[.C331]/[.B331]" office:value-type="float" office:value="0.0373362089263804" calcext:value-type="float">
            <text:p>0.03733620892638</text:p>
          </table:table-cell>
        </table:table-row>
        <table:table-row table:style-name="ro1">
          <table:table-cell/>
          <table:table-cell office:value-type="float" office:value="32700" calcext:value-type="float">
            <text:p>32700</text:p>
          </table:table-cell>
          <table:table-cell office:value-type="float" office:value="1224.381407" calcext:value-type="float">
            <text:p>1224.381407</text:p>
          </table:table-cell>
          <table:table-cell table:formula="of:=[.C332]/[.B332]" office:value-type="float" office:value="0.0374428564831804" calcext:value-type="float">
            <text:p>0.037442856483181</text:p>
          </table:table-cell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1231.024613" calcext:value-type="float">
            <text:p>1231.024613</text:p>
          </table:table-cell>
          <table:table-cell table:formula="of:=[.C333]/[.B333]" office:value-type="float" office:value="0.0375312382012195" calcext:value-type="float">
            <text:p>0.03753123820122</text:p>
          </table:table-cell>
        </table:table-row>
        <table:table-row table:style-name="ro1">
          <table:table-cell/>
          <table:table-cell office:value-type="float" office:value="32900" calcext:value-type="float">
            <text:p>32900</text:p>
          </table:table-cell>
          <table:table-cell office:value-type="float" office:value="1237.717292" calcext:value-type="float">
            <text:p>1237.717292</text:p>
          </table:table-cell>
          <table:table-cell table:formula="of:=[.C334]/[.B334]" office:value-type="float" office:value="0.0376205863829787" calcext:value-type="float">
            <text:p>0.037620586382979</text:p>
          </table:table-cell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1245.322687" calcext:value-type="float">
            <text:p>1245.322687</text:p>
          </table:table-cell>
          <table:table-cell table:formula="of:=[.C335]/[.B335]" office:value-type="float" office:value="0.0377370511212121" calcext:value-type="float">
            <text:p>0.037737051121212</text:p>
          </table:table-cell>
        </table:table-row>
        <table:table-row table:style-name="ro1">
          <table:table-cell/>
          <table:table-cell office:value-type="float" office:value="33100" calcext:value-type="float">
            <text:p>33100</text:p>
          </table:table-cell>
          <table:table-cell office:value-type="float" office:value="1253.618502" calcext:value-type="float">
            <text:p>1253.618502</text:p>
          </table:table-cell>
          <table:table-cell table:formula="of:=[.C336]/[.B336]" office:value-type="float" office:value="0.037873670755287" calcext:value-type="float">
            <text:p>0.037873670755287</text:p>
          </table:table-cell>
        </table:table-row>
        <table:table-row table:style-name="ro1">
          <table:table-cell/>
          <table:table-cell office:value-type="float" office:value="33200" calcext:value-type="float">
            <text:p>33200</text:p>
          </table:table-cell>
          <table:table-cell office:value-type="float" office:value="1260.843049" calcext:value-type="float">
            <text:p>1260.843049</text:p>
          </table:table-cell>
          <table:table-cell table:formula="of:=[.C337]/[.B337]" office:value-type="float" office:value="0.0379772002710843" calcext:value-type="float">
            <text:p>0.037977200271084</text:p>
          </table:table-cell>
        </table:table-row>
        <table:table-row table:style-name="ro1">
          <table:table-cell/>
          <table:table-cell office:value-type="float" office:value="33300" calcext:value-type="float">
            <text:p>33300</text:p>
          </table:table-cell>
          <table:table-cell office:value-type="float" office:value="1268.513282" calcext:value-type="float">
            <text:p>1268.513282</text:p>
          </table:table-cell>
          <table:table-cell table:formula="of:=[.C338]/[.B338]" office:value-type="float" office:value="0.0380934919519519" calcext:value-type="float">
            <text:p>0.038093491951952</text:p>
          </table:table-cell>
        </table:table-row>
        <table:table-row table:style-name="ro1">
          <table:table-cell/>
          <table:table-cell office:value-type="float" office:value="33400" calcext:value-type="float">
            <text:p>33400</text:p>
          </table:table-cell>
          <table:table-cell office:value-type="float" office:value="1276.041527" calcext:value-type="float">
            <text:p>1276.041527</text:p>
          </table:table-cell>
          <table:table-cell table:formula="of:=[.C339]/[.B339]" office:value-type="float" office:value="0.0382048361377246" calcext:value-type="float">
            <text:p>0.038204836137725</text:p>
          </table:table-cell>
        </table:table-row>
        <table:table-row table:style-name="ro1">
          <table:table-cell/>
          <table:table-cell office:value-type="float" office:value="33500" calcext:value-type="float">
            <text:p>33500</text:p>
          </table:table-cell>
          <table:table-cell office:value-type="float" office:value="1282.968697" calcext:value-type="float">
            <text:p>1282.968697</text:p>
          </table:table-cell>
          <table:table-cell table:formula="of:=[.C340]/[.B340]" office:value-type="float" office:value="0.0382975730447761" calcext:value-type="float">
            <text:p>0.038297573044776</text:p>
          </table:table-cell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1290.013075" calcext:value-type="float">
            <text:p>1290.013075</text:p>
          </table:table-cell>
          <table:table-cell table:formula="of:=[.C341]/[.B341]" office:value-type="float" office:value="0.0383932462797619" calcext:value-type="float">
            <text:p>0.038393246279762</text:p>
          </table:table-cell>
        </table:table-row>
        <table:table-row table:style-name="ro1">
          <table:table-cell/>
          <table:table-cell office:value-type="float" office:value="33700" calcext:value-type="float">
            <text:p>33700</text:p>
          </table:table-cell>
          <table:table-cell office:value-type="float" office:value="1297.234245" calcext:value-type="float">
            <text:p>1297.234245</text:p>
          </table:table-cell>
          <table:table-cell table:formula="of:=[.C342]/[.B342]" office:value-type="float" office:value="0.0384935977744807" calcext:value-type="float">
            <text:p>0.038493597774481</text:p>
          </table:table-cell>
        </table:table-row>
        <table:table-row table:style-name="ro1">
          <table:table-cell/>
          <table:table-cell office:value-type="float" office:value="33800" calcext:value-type="float">
            <text:p>33800</text:p>
          </table:table-cell>
          <table:table-cell office:value-type="float" office:value="1304.254302" calcext:value-type="float">
            <text:p>1304.254302</text:p>
          </table:table-cell>
          <table:table-cell table:formula="of:=[.C343]/[.B343]" office:value-type="float" office:value="0.0385874053846154" calcext:value-type="float">
            <text:p>0.038587405384615</text:p>
          </table:table-cell>
        </table:table-row>
        <table:table-row table:style-name="ro1">
          <table:table-cell/>
          <table:table-cell office:value-type="float" office:value="33900" calcext:value-type="float">
            <text:p>33900</text:p>
          </table:table-cell>
          <table:table-cell office:value-type="float" office:value="1312.284212" calcext:value-type="float">
            <text:p>1312.284212</text:p>
          </table:table-cell>
          <table:table-cell table:formula="of:=[.C344]/[.B344]" office:value-type="float" office:value="0.0387104487315634" calcext:value-type="float">
            <text:p>0.038710448731564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1320.526184" calcext:value-type="float">
            <text:p>1320.526184</text:p>
          </table:table-cell>
          <table:table-cell table:formula="of:=[.C345]/[.B345]" office:value-type="float" office:value="0.0388390054117647" calcext:value-type="float">
            <text:p>0.038839005411765</text:p>
          </table:table-cell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 office:value-type="float" office:value="1328.554815" calcext:value-type="float">
            <text:p>1328.554815</text:p>
          </table:table-cell>
          <table:table-cell table:formula="of:=[.C346]/[.B346]" office:value-type="float" office:value="0.0389605517595308" calcext:value-type="float">
            <text:p>0.038960551759531</text:p>
          </table:table-cell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1335.947641" calcext:value-type="float">
            <text:p>1335.947641</text:p>
          </table:table-cell>
          <table:table-cell table:formula="of:=[.C347]/[.B347]" office:value-type="float" office:value="0.0390627965204678" calcext:value-type="float">
            <text:p>0.039062796520468</text:p>
          </table:table-cell>
        </table:table-row>
        <table:table-row table:style-name="ro1">
          <table:table-cell/>
          <table:table-cell office:value-type="float" office:value="34300" calcext:value-type="float">
            <text:p>34300</text:p>
          </table:table-cell>
          <table:table-cell office:value-type="float" office:value="1343.822856" calcext:value-type="float">
            <text:p>1343.822856</text:p>
          </table:table-cell>
          <table:table-cell table:formula="of:=[.C348]/[.B348]" office:value-type="float" office:value="0.0391785089212828" calcext:value-type="float">
            <text:p>0.039178508921283</text:p>
          </table:table-cell>
        </table:table-row>
        <table:table-row table:style-name="ro1">
          <table:table-cell/>
          <table:table-cell office:value-type="float" office:value="34400" calcext:value-type="float">
            <text:p>34400</text:p>
          </table:table-cell>
          <table:table-cell office:value-type="float" office:value="1351.16461" calcext:value-type="float">
            <text:p>1351.16461</text:p>
          </table:table-cell>
          <table:table-cell table:formula="of:=[.C349]/[.B349]" office:value-type="float" office:value="0.0392780409883721" calcext:value-type="float">
            <text:p>0.039278040988372</text:p>
          </table:table-cell>
        </table:table-row>
        <table:table-row table:style-name="ro1">
          <table:table-cell/>
          <table:table-cell office:value-type="float" office:value="34500" calcext:value-type="float">
            <text:p>34500</text:p>
          </table:table-cell>
          <table:table-cell office:value-type="float" office:value="1358.99324" calcext:value-type="float">
            <text:p>1358.99324</text:p>
          </table:table-cell>
          <table:table-cell table:formula="of:=[.C350]/[.B350]" office:value-type="float" office:value="0.0393911084057971" calcext:value-type="float">
            <text:p>0.039391108405797</text:p>
          </table:table-cell>
        </table:table-row>
        <table:table-row table:style-name="ro1">
          <table:table-cell/>
          <table:table-cell office:value-type="float" office:value="34600" calcext:value-type="float">
            <text:p>34600</text:p>
          </table:table-cell>
          <table:table-cell office:value-type="float" office:value="1365.849914" calcext:value-type="float">
            <text:p>1365.849914</text:p>
          </table:table-cell>
          <table:table-cell table:formula="of:=[.C351]/[.B351]" office:value-type="float" office:value="0.0394754310404624" calcext:value-type="float">
            <text:p>0.039475431040463</text:p>
          </table:table-cell>
        </table:table-row>
        <table:table-row table:style-name="ro1">
          <table:table-cell/>
          <table:table-cell office:value-type="float" office:value="34700" calcext:value-type="float">
            <text:p>34700</text:p>
          </table:table-cell>
          <table:table-cell office:value-type="float" office:value="1373.181546" calcext:value-type="float">
            <text:p>1373.181546</text:p>
          </table:table-cell>
          <table:table-cell table:formula="of:=[.C352]/[.B352]" office:value-type="float" office:value="0.0395729552161383" calcext:value-type="float">
            <text:p>0.039572955216138</text:p>
          </table:table-cell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  <table:table-cell office:value-type="float" office:value="1384.052333" calcext:value-type="float">
            <text:p>1384.052333</text:p>
          </table:table-cell>
          <table:table-cell table:formula="of:=[.C353]/[.B353]" office:value-type="float" office:value="0.0397716187643678" calcext:value-type="float">
            <text:p>0.039771618764368</text:p>
          </table:table-cell>
        </table:table-row>
        <table:table-row table:style-name="ro1">
          <table:table-cell/>
          <table:table-cell office:value-type="float" office:value="34900" calcext:value-type="float">
            <text:p>34900</text:p>
          </table:table-cell>
          <table:table-cell office:value-type="float" office:value="1393.142242" calcext:value-type="float">
            <text:p>1393.142242</text:p>
          </table:table-cell>
          <table:table-cell table:formula="of:=[.C354]/[.B354]" office:value-type="float" office:value="0.0399181158166189" calcext:value-type="float">
            <text:p>0.039918115816619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400.944184" calcext:value-type="float">
            <text:p>1400.944184</text:p>
          </table:table-cell>
          <table:table-cell table:formula="of:=[.C355]/[.B355]" office:value-type="float" office:value="0.0400269766857143" calcext:value-type="float">
            <text:p>0.040026976685714</text:p>
          </table:table-cell>
        </table:table-row>
        <table:table-row table:style-name="ro1">
          <table:table-cell/>
          <table:table-cell office:value-type="float" office:value="35100" calcext:value-type="float">
            <text:p>35100</text:p>
          </table:table-cell>
          <table:table-cell office:value-type="float" office:value="1410.015903" calcext:value-type="float">
            <text:p>1410.015903</text:p>
          </table:table-cell>
          <table:table-cell table:formula="of:=[.C356]/[.B356]" office:value-type="float" office:value="0.0401713932478633" calcext:value-type="float">
            <text:p>0.040171393247863</text:p>
          </table:table-cell>
        </table:table-row>
        <table:table-row table:style-name="ro1">
          <table:table-cell/>
          <table:table-cell office:value-type="float" office:value="35200" calcext:value-type="float">
            <text:p>35200</text:p>
          </table:table-cell>
          <table:table-cell office:value-type="float" office:value="1418.411093" calcext:value-type="float">
            <text:p>1418.411093</text:p>
          </table:table-cell>
          <table:table-cell table:formula="of:=[.C357]/[.B357]" office:value-type="float" office:value="0.0402957696875" calcext:value-type="float">
            <text:p>0.0402957696875</text:p>
          </table:table-cell>
        </table:table-row>
        <table:table-row table:style-name="ro1">
          <table:table-cell/>
          <table:table-cell office:value-type="float" office:value="35300" calcext:value-type="float">
            <text:p>35300</text:p>
          </table:table-cell>
          <table:table-cell office:value-type="float" office:value="1427.852932" calcext:value-type="float">
            <text:p>1427.852932</text:p>
          </table:table-cell>
          <table:table-cell table:formula="of:=[.C358]/[.B358]" office:value-type="float" office:value="0.0404490915580737" calcext:value-type="float">
            <text:p>0.040449091558074</text:p>
          </table:table-cell>
        </table:table-row>
        <table:table-row table:style-name="ro1">
          <table:table-cell/>
          <table:table-cell office:value-type="float" office:value="35400" calcext:value-type="float">
            <text:p>35400</text:p>
          </table:table-cell>
          <table:table-cell office:value-type="float" office:value="1436.061518" calcext:value-type="float">
            <text:p>1436.061518</text:p>
          </table:table-cell>
          <table:table-cell table:formula="of:=[.C359]/[.B359]" office:value-type="float" office:value="0.0405667095480226" calcext:value-type="float">
            <text:p>0.040566709548023</text:p>
          </table:table-cell>
        </table:table-row>
        <table:table-row table:style-name="ro1">
          <table:table-cell/>
          <table:table-cell office:value-type="float" office:value="35500" calcext:value-type="float">
            <text:p>35500</text:p>
          </table:table-cell>
          <table:table-cell office:value-type="float" office:value="1445.215496" calcext:value-type="float">
            <text:p>1445.215496</text:p>
          </table:table-cell>
          <table:table-cell table:formula="of:=[.C360]/[.B360]" office:value-type="float" office:value="0.0407102956619718" calcext:value-type="float">
            <text:p>0.040710295661972</text:p>
          </table:table-cell>
        </table:table-row>
        <table:table-row table:style-name="ro1">
          <table:table-cell/>
          <table:table-cell office:value-type="float" office:value="35600" calcext:value-type="float">
            <text:p>35600</text:p>
          </table:table-cell>
          <table:table-cell office:value-type="float" office:value="1453.655915" calcext:value-type="float">
            <text:p>1453.655915</text:p>
          </table:table-cell>
          <table:table-cell table:formula="of:=[.C361]/[.B361]" office:value-type="float" office:value="0.0408330313202247" calcext:value-type="float">
            <text:p>0.040833031320225</text:p>
          </table:table-cell>
        </table:table-row>
        <table:table-row table:style-name="ro1">
          <table:table-cell/>
          <table:table-cell office:value-type="float" office:value="35700" calcext:value-type="float">
            <text:p>35700</text:p>
          </table:table-cell>
          <table:table-cell office:value-type="float" office:value="1463.311602" calcext:value-type="float">
            <text:p>1463.311602</text:p>
          </table:table-cell>
          <table:table-cell table:formula="of:=[.C362]/[.B362]" office:value-type="float" office:value="0.0409891205042017" calcext:value-type="float">
            <text:p>0.040989120504202</text:p>
          </table:table-cell>
        </table:table-row>
        <table:table-row table:style-name="ro1">
          <table:table-cell/>
          <table:table-cell office:value-type="float" office:value="35800" calcext:value-type="float">
            <text:p>35800</text:p>
          </table:table-cell>
          <table:table-cell office:value-type="float" office:value="1470.794296" calcext:value-type="float">
            <text:p>1470.794296</text:p>
          </table:table-cell>
          <table:table-cell table:formula="of:=[.C363]/[.B363]" office:value-type="float" office:value="0.0410836395530726" calcext:value-type="float">
            <text:p>0.041083639553073</text:p>
          </table:table-cell>
        </table:table-row>
        <table:table-row table:style-name="ro1">
          <table:table-cell/>
          <table:table-cell office:value-type="float" office:value="35900" calcext:value-type="float">
            <text:p>35900</text:p>
          </table:table-cell>
          <table:table-cell office:value-type="float" office:value="1478.867521" calcext:value-type="float">
            <text:p>1478.867521</text:p>
          </table:table-cell>
          <table:table-cell table:formula="of:=[.C364]/[.B364]" office:value-type="float" office:value="0.0411940813649025" calcext:value-type="float">
            <text:p>0.041194081364903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1486.47642" calcext:value-type="float">
            <text:p>1486.47642</text:p>
          </table:table-cell>
          <table:table-cell table:formula="of:=[.C365]/[.B365]" office:value-type="float" office:value="0.0412910116666667" calcext:value-type="float">
            <text:p>0.041291011666667</text:p>
          </table:table-cell>
        </table:table-row>
        <table:table-row table:style-name="ro1">
          <table:table-cell/>
          <table:table-cell office:value-type="float" office:value="36100" calcext:value-type="float">
            <text:p>36100</text:p>
          </table:table-cell>
          <table:table-cell office:value-type="float" office:value="1495.504792" calcext:value-type="float">
            <text:p>1495.504792</text:p>
          </table:table-cell>
          <table:table-cell table:formula="of:=[.C366]/[.B366]" office:value-type="float" office:value="0.0414267255401662" calcext:value-type="float">
            <text:p>0.041426725540166</text:p>
          </table:table-cell>
        </table:table-row>
        <table:table-row table:style-name="ro1">
          <table:table-cell/>
          <table:table-cell office:value-type="float" office:value="36200" calcext:value-type="float">
            <text:p>36200</text:p>
          </table:table-cell>
          <table:table-cell office:value-type="float" office:value="1504.399165" calcext:value-type="float">
            <text:p>1504.399165</text:p>
          </table:table-cell>
          <table:table-cell table:formula="of:=[.C367]/[.B367]" office:value-type="float" office:value="0.0415579879834254" calcext:value-type="float">
            <text:p>0.041557987983426</text:p>
          </table:table-cell>
        </table:table-row>
        <table:table-row table:style-name="ro1">
          <table:table-cell/>
          <table:table-cell office:value-type="float" office:value="36300" calcext:value-type="float">
            <text:p>36300</text:p>
          </table:table-cell>
          <table:table-cell office:value-type="float" office:value="1512.28727" calcext:value-type="float">
            <text:p>1512.28727</text:p>
          </table:table-cell>
          <table:table-cell table:formula="of:=[.C368]/[.B368]" office:value-type="float" office:value="0.0416608063360882" calcext:value-type="float">
            <text:p>0.041660806336088</text:p>
          </table:table-cell>
        </table:table-row>
        <table:table-row table:style-name="ro1">
          <table:table-cell/>
          <table:table-cell office:value-type="float" office:value="36400" calcext:value-type="float">
            <text:p>36400</text:p>
          </table:table-cell>
          <table:table-cell office:value-type="float" office:value="1520.093215" calcext:value-type="float">
            <text:p>1520.093215</text:p>
          </table:table-cell>
          <table:table-cell table:formula="of:=[.C369]/[.B369]" office:value-type="float" office:value="0.0417608026098901" calcext:value-type="float">
            <text:p>0.04176080260989</text:p>
          </table:table-cell>
        </table:table-row>
        <table:table-row table:style-name="ro1">
          <table:table-cell/>
          <table:table-cell office:value-type="float" office:value="36500" calcext:value-type="float">
            <text:p>36500</text:p>
          </table:table-cell>
          <table:table-cell office:value-type="float" office:value="1527.945582" calcext:value-type="float">
            <text:p>1527.945582</text:p>
          </table:table-cell>
          <table:table-cell table:formula="of:=[.C370]/[.B370]" office:value-type="float" office:value="0.0418615227945206" calcext:value-type="float">
            <text:p>0.041861522794521</text:p>
          </table:table-cell>
        </table:table-row>
        <table:table-row table:style-name="ro1">
          <table:table-cell/>
          <table:table-cell office:value-type="float" office:value="36600" calcext:value-type="float">
            <text:p>36600</text:p>
          </table:table-cell>
          <table:table-cell office:value-type="float" office:value="1535.33786" calcext:value-type="float">
            <text:p>1535.33786</text:p>
          </table:table-cell>
          <table:table-cell table:formula="of:=[.C371]/[.B371]" office:value-type="float" office:value="0.0419491218579235" calcext:value-type="float">
            <text:p>0.041949121857924</text:p>
          </table:table-cell>
        </table:table-row>
        <table:table-row table:style-name="ro1">
          <table:table-cell/>
          <table:table-cell office:value-type="float" office:value="36700" calcext:value-type="float">
            <text:p>36700</text:p>
          </table:table-cell>
          <table:table-cell office:value-type="float" office:value="1543.930609" calcext:value-type="float">
            <text:p>1543.930609</text:p>
          </table:table-cell>
          <table:table-cell table:formula="of:=[.C372]/[.B372]" office:value-type="float" office:value="0.0420689539237057" calcext:value-type="float">
            <text:p>0.042068953923706</text:p>
          </table:table-cell>
        </table:table-row>
        <table:table-row table:style-name="ro1">
          <table:table-cell/>
          <table:table-cell office:value-type="float" office:value="36800" calcext:value-type="float">
            <text:p>36800</text:p>
          </table:table-cell>
          <table:table-cell office:value-type="float" office:value="1551.177164" calcext:value-type="float">
            <text:p>1551.177164</text:p>
          </table:table-cell>
          <table:table-cell table:formula="of:=[.C373]/[.B373]" office:value-type="float" office:value="0.0421515533695652" calcext:value-type="float">
            <text:p>0.042151553369565</text:p>
          </table:table-cell>
        </table:table-row>
        <table:table-row table:style-name="ro1">
          <table:table-cell/>
          <table:table-cell office:value-type="float" office:value="36900" calcext:value-type="float">
            <text:p>36900</text:p>
          </table:table-cell>
          <table:table-cell office:value-type="float" office:value="1560.014176" calcext:value-type="float">
            <text:p>1560.014176</text:p>
          </table:table-cell>
          <table:table-cell table:formula="of:=[.C374]/[.B374]" office:value-type="float" office:value="0.0422768069376694" calcext:value-type="float">
            <text:p>0.042276806937669</text:p>
          </table:table-cell>
        </table:table-row>
        <table:table-row table:style-name="ro1">
          <table:table-cell/>
          <table:table-cell office:value-type="float" office:value="37000" calcext:value-type="float">
            <text:p>37000</text:p>
          </table:table-cell>
          <table:table-cell office:value-type="float" office:value="1569.488052" calcext:value-type="float">
            <text:p>1569.488052</text:p>
          </table:table-cell>
          <table:table-cell table:formula="of:=[.C375]/[.B375]" office:value-type="float" office:value="0.042418596" calcext:value-type="float">
            <text:p>0.042418596</text:p>
          </table:table-cell>
        </table:table-row>
        <table:table-row table:style-name="ro1">
          <table:table-cell/>
          <table:table-cell office:value-type="float" office:value="37100" calcext:value-type="float">
            <text:p>37100</text:p>
          </table:table-cell>
          <table:table-cell office:value-type="float" office:value="1579.266406" calcext:value-type="float">
            <text:p>1579.266406</text:p>
          </table:table-cell>
          <table:table-cell table:formula="of:=[.C376]/[.B376]" office:value-type="float" office:value="0.0425678276549865" calcext:value-type="float">
            <text:p>0.042567827654987</text:p>
          </table:table-cell>
        </table:table-row>
        <table:table-row table:style-name="ro1">
          <table:table-cell/>
          <table:table-cell office:value-type="float" office:value="37200" calcext:value-type="float">
            <text:p>37200</text:p>
          </table:table-cell>
          <table:table-cell office:value-type="float" office:value="1587.803749" calcext:value-type="float">
            <text:p>1587.803749</text:p>
          </table:table-cell>
          <table:table-cell table:formula="of:=[.C377]/[.B377]" office:value-type="float" office:value="0.0426828964784946" calcext:value-type="float">
            <text:p>0.042682896478495</text:p>
          </table:table-cell>
        </table:table-row>
        <table:table-row table:style-name="ro1">
          <table:table-cell/>
          <table:table-cell office:value-type="float" office:value="37300" calcext:value-type="float">
            <text:p>37300</text:p>
          </table:table-cell>
          <table:table-cell office:value-type="float" office:value="1596.599795" calcext:value-type="float">
            <text:p>1596.599795</text:p>
          </table:table-cell>
          <table:table-cell table:formula="of:=[.C378]/[.B378]" office:value-type="float" office:value="0.0428042840482574" calcext:value-type="float">
            <text:p>0.042804284048257</text:p>
          </table:table-cell>
        </table:table-row>
        <table:table-row table:style-name="ro1">
          <table:table-cell/>
          <table:table-cell office:value-type="float" office:value="37400" calcext:value-type="float">
            <text:p>37400</text:p>
          </table:table-cell>
          <table:table-cell office:value-type="float" office:value="1604.399007" calcext:value-type="float">
            <text:p>1604.399007</text:p>
          </table:table-cell>
          <table:table-cell table:formula="of:=[.C379]/[.B379]" office:value-type="float" office:value="0.042898369171123" calcext:value-type="float">
            <text:p>0.042898369171123</text:p>
          </table:table-cell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float" office:value="1612.891709" calcext:value-type="float">
            <text:p>1612.891709</text:p>
          </table:table-cell>
          <table:table-cell table:formula="of:=[.C380]/[.B380]" office:value-type="float" office:value="0.0430104455733333" calcext:value-type="float">
            <text:p>0.043010445573333</text:p>
          </table:table-cell>
        </table:table-row>
        <table:table-row table:style-name="ro1">
          <table:table-cell/>
          <table:table-cell office:value-type="float" office:value="37600" calcext:value-type="float">
            <text:p>37600</text:p>
          </table:table-cell>
          <table:table-cell office:value-type="float" office:value="1620.777369" calcext:value-type="float">
            <text:p>1620.777369</text:p>
          </table:table-cell>
          <table:table-cell table:formula="of:=[.C381]/[.B381]" office:value-type="float" office:value="0.0431057810904255" calcext:value-type="float">
            <text:p>0.043105781090426</text:p>
          </table:table-cell>
        </table:table-row>
        <table:table-row table:style-name="ro1">
          <table:table-cell/>
          <table:table-cell office:value-type="float" office:value="37700" calcext:value-type="float">
            <text:p>37700</text:p>
          </table:table-cell>
          <table:table-cell office:value-type="float" office:value="1629.177515" calcext:value-type="float">
            <text:p>1629.177515</text:p>
          </table:table-cell>
          <table:table-cell table:formula="of:=[.C382]/[.B382]" office:value-type="float" office:value="0.0432142576923077" calcext:value-type="float">
            <text:p>0.043214257692308</text:p>
          </table:table-cell>
        </table:table-row>
        <table:table-row table:style-name="ro1">
          <table:table-cell/>
          <table:table-cell office:value-type="float" office:value="37800" calcext:value-type="float">
            <text:p>37800</text:p>
          </table:table-cell>
          <table:table-cell office:value-type="float" office:value="1637.190493" calcext:value-type="float">
            <text:p>1637.190493</text:p>
          </table:table-cell>
          <table:table-cell table:formula="of:=[.C383]/[.B383]" office:value-type="float" office:value="0.0433119178042328" calcext:value-type="float">
            <text:p>0.043311917804233</text:p>
          </table:table-cell>
        </table:table-row>
        <table:table-row table:style-name="ro1">
          <table:table-cell/>
          <table:table-cell office:value-type="float" office:value="37900" calcext:value-type="float">
            <text:p>37900</text:p>
          </table:table-cell>
          <table:table-cell office:value-type="float" office:value="1646.998521" calcext:value-type="float">
            <text:p>1646.998521</text:p>
          </table:table-cell>
          <table:table-cell table:formula="of:=[.C384]/[.B384]" office:value-type="float" office:value="0.0434564253562005" calcext:value-type="float">
            <text:p>0.043456425356201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1655.734655" calcext:value-type="float">
            <text:p>1655.734655</text:p>
          </table:table-cell>
          <table:table-cell table:formula="of:=[.C385]/[.B385]" office:value-type="float" office:value="0.0435719646052632" calcext:value-type="float">
            <text:p>0.043571964605263</text:p>
          </table:table-cell>
        </table:table-row>
        <table:table-row table:style-name="ro1">
          <table:table-cell/>
          <table:table-cell office:value-type="float" office:value="38100" calcext:value-type="float">
            <text:p>38100</text:p>
          </table:table-cell>
          <table:table-cell office:value-type="float" office:value="1664.48352" calcext:value-type="float">
            <text:p>1664.48352</text:p>
          </table:table-cell>
          <table:table-cell table:formula="of:=[.C386]/[.B386]" office:value-type="float" office:value="0.043687231496063" calcext:value-type="float">
            <text:p>0.043687231496063</text:p>
          </table:table-cell>
        </table:table-row>
        <table:table-row table:style-name="ro1">
          <table:table-cell/>
          <table:table-cell office:value-type="float" office:value="38200" calcext:value-type="float">
            <text:p>38200</text:p>
          </table:table-cell>
          <table:table-cell office:value-type="float" office:value="1672.862854" calcext:value-type="float">
            <text:p>1672.862854</text:p>
          </table:table-cell>
          <table:table-cell table:formula="of:=[.C387]/[.B387]" office:value-type="float" office:value="0.0437922213089005" calcext:value-type="float">
            <text:p>0.043792221308901</text:p>
          </table:table-cell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 office:value-type="float" office:value="1681.44265" calcext:value-type="float">
            <text:p>1681.44265</text:p>
          </table:table-cell>
          <table:table-cell table:formula="of:=[.C388]/[.B388]" office:value-type="float" office:value="0.0439018968668407" calcext:value-type="float">
            <text:p>0.043901896866841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float" office:value="1689.881719" calcext:value-type="float">
            <text:p>1689.881719</text:p>
          </table:table-cell>
          <table:table-cell table:formula="of:=[.C389]/[.B389]" office:value-type="float" office:value="0.0440073364322917" calcext:value-type="float">
            <text:p>0.044007336432292</text:p>
          </table:table-cell>
        </table:table-row>
        <table:table-row table:style-name="ro1">
          <table:table-cell/>
          <table:table-cell office:value-type="float" office:value="38500" calcext:value-type="float">
            <text:p>38500</text:p>
          </table:table-cell>
          <table:table-cell office:value-type="float" office:value="1698.09926" calcext:value-type="float">
            <text:p>1698.09926</text:p>
          </table:table-cell>
          <table:table-cell table:formula="of:=[.C390]/[.B390]" office:value-type="float" office:value="0.0441064742857143" calcext:value-type="float">
            <text:p>0.044106474285714</text:p>
          </table:table-cell>
        </table:table-row>
        <table:table-row table:style-name="ro1">
          <table:table-cell/>
          <table:table-cell office:value-type="float" office:value="38600" calcext:value-type="float">
            <text:p>38600</text:p>
          </table:table-cell>
          <table:table-cell office:value-type="float" office:value="1706.319935" calcext:value-type="float">
            <text:p>1706.319935</text:p>
          </table:table-cell>
          <table:table-cell table:formula="of:=[.C391]/[.B391]" office:value-type="float" office:value="0.0442051796632124" calcext:value-type="float">
            <text:p>0.044205179663213</text:p>
          </table:table-cell>
        </table:table-row>
        <table:table-row table:style-name="ro1">
          <table:table-cell/>
          <table:table-cell office:value-type="float" office:value="38700" calcext:value-type="float">
            <text:p>38700</text:p>
          </table:table-cell>
          <table:table-cell office:value-type="float" office:value="1715.112844" calcext:value-type="float">
            <text:p>1715.112844</text:p>
          </table:table-cell>
          <table:table-cell table:formula="of:=[.C392]/[.B392]" office:value-type="float" office:value="0.0443181613436692" calcext:value-type="float">
            <text:p>0.044318161343669</text:p>
          </table:table-cell>
        </table:table-row>
        <table:table-row table:style-name="ro1">
          <table:table-cell/>
          <table:table-cell office:value-type="float" office:value="38800" calcext:value-type="float">
            <text:p>38800</text:p>
          </table:table-cell>
          <table:table-cell office:value-type="float" office:value="1723.383387" calcext:value-type="float">
            <text:p>1723.383387</text:p>
          </table:table-cell>
          <table:table-cell table:formula="of:=[.C393]/[.B393]" office:value-type="float" office:value="0.0444170976030928" calcext:value-type="float">
            <text:p>0.044417097603093</text:p>
          </table:table-cell>
        </table:table-row>
        <table:table-row table:style-name="ro1">
          <table:table-cell/>
          <table:table-cell office:value-type="float" office:value="38900" calcext:value-type="float">
            <text:p>38900</text:p>
          </table:table-cell>
          <table:table-cell office:value-type="float" office:value="1731.771763" calcext:value-type="float">
            <text:p>1731.771763</text:p>
          </table:table-cell>
          <table:table-cell table:formula="of:=[.C394]/[.B394]" office:value-type="float" office:value="0.0445185543187661" calcext:value-type="float">
            <text:p>0.044518554318766</text:p>
          </table:table-cell>
        </table:table-row>
        <table:table-row table:style-name="ro1">
          <table:table-cell/>
          <table:table-cell office:value-type="float" office:value="39000" calcext:value-type="float">
            <text:p>39000</text:p>
          </table:table-cell>
          <table:table-cell office:value-type="float" office:value="1741.363203" calcext:value-type="float">
            <text:p>1741.363203</text:p>
          </table:table-cell>
          <table:table-cell table:formula="of:=[.C395]/[.B395]" office:value-type="float" office:value="0.0446503385384616" calcext:value-type="float">
            <text:p>0.044650338538462</text:p>
          </table:table-cell>
        </table:table-row>
        <table:table-row table:style-name="ro1">
          <table:table-cell/>
          <table:table-cell office:value-type="float" office:value="39100" calcext:value-type="float">
            <text:p>39100</text:p>
          </table:table-cell>
          <table:table-cell office:value-type="float" office:value="1751.444082" calcext:value-type="float">
            <text:p>1751.444082</text:p>
          </table:table-cell>
          <table:table-cell table:formula="of:=[.C396]/[.B396]" office:value-type="float" office:value="0.0447939662915601" calcext:value-type="float">
            <text:p>0.04479396629156</text:p>
          </table:table-cell>
        </table:table-row>
        <table:table-row table:style-name="ro1">
          <table:table-cell/>
          <table:table-cell office:value-type="float" office:value="39200" calcext:value-type="float">
            <text:p>39200</text:p>
          </table:table-cell>
          <table:table-cell office:value-type="float" office:value="1760.565385" calcext:value-type="float">
            <text:p>1760.565385</text:p>
          </table:table-cell>
          <table:table-cell table:formula="of:=[.C397]/[.B397]" office:value-type="float" office:value="0.0449123822704082" calcext:value-type="float">
            <text:p>0.044912382270408</text:p>
          </table:table-cell>
        </table:table-row>
        <table:table-row table:style-name="ro1">
          <table:table-cell/>
          <table:table-cell office:value-type="float" office:value="39300" calcext:value-type="float">
            <text:p>39300</text:p>
          </table:table-cell>
          <table:table-cell office:value-type="float" office:value="1769.099253" calcext:value-type="float">
            <text:p>1769.099253</text:p>
          </table:table-cell>
          <table:table-cell table:formula="of:=[.C398]/[.B398]" office:value-type="float" office:value="0.0450152481679389" calcext:value-type="float">
            <text:p>0.045015248167939</text:p>
          </table:table-cell>
        </table:table-row>
        <table:table-row table:style-name="ro1">
          <table:table-cell/>
          <table:table-cell office:value-type="float" office:value="39400" calcext:value-type="float">
            <text:p>39400</text:p>
          </table:table-cell>
          <table:table-cell office:value-type="float" office:value="1778.033979" calcext:value-type="float">
            <text:p>1778.033979</text:p>
          </table:table-cell>
          <table:table-cell table:formula="of:=[.C399]/[.B399]" office:value-type="float" office:value="0.045127765964467" calcext:value-type="float">
            <text:p>0.045127765964467</text:p>
          </table:table-cell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  <table:table-cell office:value-type="float" office:value="1786.153205" calcext:value-type="float">
            <text:p>1786.153205</text:p>
          </table:table-cell>
          <table:table-cell table:formula="of:=[.C400]/[.B400]" office:value-type="float" office:value="0.0452190684810127" calcext:value-type="float">
            <text:p>0.045219068481013</text:p>
          </table:table-cell>
        </table:table-row>
        <table:table-row table:style-name="ro1">
          <table:table-cell/>
          <table:table-cell office:value-type="float" office:value="39600" calcext:value-type="float">
            <text:p>39600</text:p>
          </table:table-cell>
          <table:table-cell office:value-type="float" office:value="1795.933798" calcext:value-type="float">
            <text:p>1795.933798</text:p>
          </table:table-cell>
          <table:table-cell table:formula="of:=[.C401]/[.B401]" office:value-type="float" office:value="0.0453518635858586" calcext:value-type="float">
            <text:p>0.045351863585859</text:p>
          </table:table-cell>
        </table:table-row>
        <table:table-row table:style-name="ro1">
          <table:table-cell/>
          <table:table-cell office:value-type="float" office:value="39700" calcext:value-type="float">
            <text:p>39700</text:p>
          </table:table-cell>
          <table:table-cell office:value-type="float" office:value="1804.578914" calcext:value-type="float">
            <text:p>1804.578914</text:p>
          </table:table-cell>
          <table:table-cell table:formula="of:=[.C402]/[.B402]" office:value-type="float" office:value="0.0454553882619647" calcext:value-type="float">
            <text:p>0.045455388261965</text:p>
          </table:table-cell>
        </table:table-row>
        <table:table-row table:style-name="ro1">
          <table:table-cell/>
          <table:table-cell office:value-type="float" office:value="39800" calcext:value-type="float">
            <text:p>39800</text:p>
          </table:table-cell>
          <table:table-cell office:value-type="float" office:value="1813.778578" calcext:value-type="float">
            <text:p>1813.778578</text:p>
          </table:table-cell>
          <table:table-cell table:formula="of:=[.C403]/[.B403]" office:value-type="float" office:value="0.045572326080402" calcext:value-type="float">
            <text:p>0.045572326080402</text:p>
          </table:table-cell>
        </table:table-row>
        <table:table-row table:style-name="ro1">
          <table:table-cell/>
          <table:table-cell office:value-type="float" office:value="39900" calcext:value-type="float">
            <text:p>39900</text:p>
          </table:table-cell>
          <table:table-cell office:value-type="float" office:value="1822.304803" calcext:value-type="float">
            <text:p>1822.304803</text:p>
          </table:table-cell>
          <table:table-cell table:formula="of:=[.C404]/[.B404]" office:value-type="float" office:value="0.0456717995739348" calcext:value-type="float">
            <text:p>0.045671799573935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831.709545" calcext:value-type="float">
            <text:p>1831.709545</text:p>
          </table:table-cell>
          <table:table-cell table:formula="of:=[.C405]/[.B405]" office:value-type="float" office:value="0.045792738625" calcext:value-type="float">
            <text:p>0.045792738625</text:p>
          </table:table-cell>
        </table:table-row>
        <table:table-row table:style-name="ro1">
          <table:table-cell/>
          <table:table-cell office:value-type="float" office:value="40100" calcext:value-type="float">
            <text:p>40100</text:p>
          </table:table-cell>
          <table:table-cell office:value-type="float" office:value="1840.47248" calcext:value-type="float">
            <text:p>1840.47248</text:p>
          </table:table-cell>
          <table:table-cell table:formula="of:=[.C406]/[.B406]" office:value-type="float" office:value="0.0458970693266833" calcext:value-type="float">
            <text:p>0.045897069326683</text:p>
          </table:table-cell>
        </table:table-row>
        <table:table-row table:style-name="ro1">
          <table:table-cell/>
          <table:table-cell office:value-type="float" office:value="40200" calcext:value-type="float">
            <text:p>40200</text:p>
          </table:table-cell>
          <table:table-cell office:value-type="float" office:value="1849.617447" calcext:value-type="float">
            <text:p>1849.617447</text:p>
          </table:table-cell>
          <table:table-cell table:formula="of:=[.C407]/[.B407]" office:value-type="float" office:value="0.0460103842537313" calcext:value-type="float">
            <text:p>0.046010384253731</text:p>
          </table:table-cell>
        </table:table-row>
        <table:table-row table:style-name="ro1">
          <table:table-cell/>
          <table:table-cell office:value-type="float" office:value="40300" calcext:value-type="float">
            <text:p>40300</text:p>
          </table:table-cell>
          <table:table-cell office:value-type="float" office:value="1859.518808" calcext:value-type="float">
            <text:p>1859.518808</text:p>
          </table:table-cell>
          <table:table-cell table:formula="of:=[.C408]/[.B408]" office:value-type="float" office:value="0.0461419059057072" calcext:value-type="float">
            <text:p>0.046141905905707</text:p>
          </table:table-cell>
        </table:table-row>
        <table:table-row table:style-name="ro1">
          <table:table-cell/>
          <table:table-cell office:value-type="float" office:value="40400" calcext:value-type="float">
            <text:p>40400</text:p>
          </table:table-cell>
          <table:table-cell office:value-type="float" office:value="1870.1489" calcext:value-type="float">
            <text:p>1870.1489</text:p>
          </table:table-cell>
          <table:table-cell table:formula="of:=[.C409]/[.B409]" office:value-type="float" office:value="0.0462908143564356" calcext:value-type="float">
            <text:p>0.046290814356436</text:p>
          </table:table-cell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1879.858542" calcext:value-type="float">
            <text:p>1879.858542</text:p>
          </table:table-cell>
          <table:table-cell table:formula="of:=[.C410]/[.B410]" office:value-type="float" office:value="0.0464162602962963" calcext:value-type="float">
            <text:p>0.046416260296296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1888.76368" calcext:value-type="float">
            <text:p>1888.76368</text:p>
          </table:table-cell>
          <table:table-cell table:formula="of:=[.C411]/[.B411]" office:value-type="float" office:value="0.0465212729064039" calcext:value-type="float">
            <text:p>0.046521272906404</text:p>
          </table:table-cell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  <table:table-cell office:value-type="float" office:value="1897.806184" calcext:value-type="float">
            <text:p>1897.806184</text:p>
          </table:table-cell>
          <table:table-cell table:formula="of:=[.C412]/[.B412]" office:value-type="float" office:value="0.0466291445700246" calcext:value-type="float">
            <text:p>0.046629144570025</text:p>
          </table:table-cell>
        </table:table-row>
        <table:table-row table:style-name="ro1">
          <table:table-cell/>
          <table:table-cell office:value-type="float" office:value="40800" calcext:value-type="float">
            <text:p>40800</text:p>
          </table:table-cell>
          <table:table-cell office:value-type="float" office:value="1906.753727" calcext:value-type="float">
            <text:p>1906.753727</text:p>
          </table:table-cell>
          <table:table-cell table:formula="of:=[.C413]/[.B413]" office:value-type="float" office:value="0.0467341599754902" calcext:value-type="float">
            <text:p>0.04673415997549</text:p>
          </table:table-cell>
        </table:table-row>
        <table:table-row table:style-name="ro1">
          <table:table-cell/>
          <table:table-cell office:value-type="float" office:value="40900" calcext:value-type="float">
            <text:p>40900</text:p>
          </table:table-cell>
          <table:table-cell office:value-type="float" office:value="1915.487195" calcext:value-type="float">
            <text:p>1915.487195</text:p>
          </table:table-cell>
          <table:table-cell table:formula="of:=[.C414]/[.B414]" office:value-type="float" office:value="0.0468334277506112" calcext:value-type="float">
            <text:p>0.046833427750611</text:p>
          </table:table-cell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office:value-type="float" office:value="1924.673233" calcext:value-type="float">
            <text:p>1924.673233</text:p>
          </table:table-cell>
          <table:table-cell table:formula="of:=[.C415]/[.B415]" office:value-type="float" office:value="0.0469432495853659" calcext:value-type="float">
            <text:p>0.046943249585366</text:p>
          </table:table-cell>
        </table:table-row>
        <table:table-row table:style-name="ro1">
          <table:table-cell/>
          <table:table-cell office:value-type="float" office:value="41100" calcext:value-type="float">
            <text:p>41100</text:p>
          </table:table-cell>
          <table:table-cell office:value-type="float" office:value="1933.18161" calcext:value-type="float">
            <text:p>1933.18161</text:p>
          </table:table-cell>
          <table:table-cell table:formula="of:=[.C416]/[.B416]" office:value-type="float" office:value="0.0470360489051095" calcext:value-type="float">
            <text:p>0.04703604890511</text:p>
          </table:table-cell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1942.202394" calcext:value-type="float">
            <text:p>1942.202394</text:p>
          </table:table-cell>
          <table:table-cell table:formula="of:=[.C417]/[.B417]" office:value-type="float" office:value="0.0471408348058252" calcext:value-type="float">
            <text:p>0.047140834805825</text:p>
          </table:table-cell>
        </table:table-row>
        <table:table-row table:style-name="ro1">
          <table:table-cell/>
          <table:table-cell office:value-type="float" office:value="41300" calcext:value-type="float">
            <text:p>41300</text:p>
          </table:table-cell>
          <table:table-cell office:value-type="float" office:value="1950.462155" calcext:value-type="float">
            <text:p>1950.462155</text:p>
          </table:table-cell>
          <table:table-cell table:formula="of:=[.C418]/[.B418]" office:value-type="float" office:value="0.0472266865617433" calcext:value-type="float">
            <text:p>0.047226686561743</text:p>
          </table:table-cell>
        </table:table-row>
        <table:table-row table:style-name="ro1">
          <table:table-cell/>
          <table:table-cell office:value-type="float" office:value="41400" calcext:value-type="float">
            <text:p>41400</text:p>
          </table:table-cell>
          <table:table-cell office:value-type="float" office:value="1959.789317" calcext:value-type="float">
            <text:p>1959.789317</text:p>
          </table:table-cell>
          <table:table-cell table:formula="of:=[.C419]/[.B419]" office:value-type="float" office:value="0.0473379062077295" calcext:value-type="float">
            <text:p>0.04733790620773</text:p>
          </table:table-cell>
        </table:table-row>
        <table:table-row table:style-name="ro1">
          <table:table-cell/>
          <table:table-cell office:value-type="float" office:value="41500" calcext:value-type="float">
            <text:p>41500</text:p>
          </table:table-cell>
          <table:table-cell office:value-type="float" office:value="1967.961159" calcext:value-type="float">
            <text:p>1967.961159</text:p>
          </table:table-cell>
          <table:table-cell table:formula="of:=[.C420]/[.B420]" office:value-type="float" office:value="0.0474207508192771" calcext:value-type="float">
            <text:p>0.047420750819277</text:p>
          </table:table-cell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1978.325995" calcext:value-type="float">
            <text:p>1978.325995</text:p>
          </table:table-cell>
          <table:table-cell table:formula="of:=[.C421]/[.B421]" office:value-type="float" office:value="0.0475559133413462" calcext:value-type="float">
            <text:p>0.047555913341346</text:p>
          </table:table-cell>
        </table:table-row>
        <table:table-row table:style-name="ro1">
          <table:table-cell/>
          <table:table-cell office:value-type="float" office:value="41700" calcext:value-type="float">
            <text:p>41700</text:p>
          </table:table-cell>
          <table:table-cell office:value-type="float" office:value="1988.125263" calcext:value-type="float">
            <text:p>1988.125263</text:p>
          </table:table-cell>
          <table:table-cell table:formula="of:=[.C422]/[.B422]" office:value-type="float" office:value="0.0476768648201439" calcext:value-type="float">
            <text:p>0.047676864820144</text:p>
          </table:table-cell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1997.183037" calcext:value-type="float">
            <text:p>1997.183037</text:p>
          </table:table-cell>
          <table:table-cell table:formula="of:=[.C423]/[.B423]" office:value-type="float" office:value="0.047779498492823" calcext:value-type="float">
            <text:p>0.047779498492823</text:p>
          </table:table-cell>
        </table:table-row>
        <table:table-row table:style-name="ro1">
          <table:table-cell/>
          <table:table-cell office:value-type="float" office:value="41900" calcext:value-type="float">
            <text:p>41900</text:p>
          </table:table-cell>
          <table:table-cell office:value-type="float" office:value="2006.026435" calcext:value-type="float">
            <text:p>2006.026435</text:p>
          </table:table-cell>
          <table:table-cell table:formula="of:=[.C424]/[.B424]" office:value-type="float" office:value="0.0478765258949881" calcext:value-type="float">
            <text:p>0.047876525894988</text:p>
          </table:table-cell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2015.02318" calcext:value-type="float">
            <text:p>2015.02318</text:p>
          </table:table-cell>
          <table:table-cell table:formula="of:=[.C425]/[.B425]" office:value-type="float" office:value="0.0479767423809524" calcext:value-type="float">
            <text:p>0.047976742380952</text:p>
          </table:table-cell>
        </table:table-row>
        <table:table-row table:style-name="ro1">
          <table:table-cell/>
          <table:table-cell office:value-type="float" office:value="42100" calcext:value-type="float">
            <text:p>42100</text:p>
          </table:table-cell>
          <table:table-cell office:value-type="float" office:value="2024.634457" calcext:value-type="float">
            <text:p>2024.634457</text:p>
          </table:table-cell>
          <table:table-cell table:formula="of:=[.C426]/[.B426]" office:value-type="float" office:value="0.0480910797387173" calcext:value-type="float">
            <text:p>0.048091079738717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2034.078089" calcext:value-type="float">
            <text:p>2034.078089</text:p>
          </table:table-cell>
          <table:table-cell table:formula="of:=[.C427]/[.B427]" office:value-type="float" office:value="0.0482009025829384" calcext:value-type="float">
            <text:p>0.048200902582938</text:p>
          </table:table-cell>
        </table:table-row>
        <table:table-row table:style-name="ro1">
          <table:table-cell/>
          <table:table-cell office:value-type="float" office:value="42300" calcext:value-type="float">
            <text:p>42300</text:p>
          </table:table-cell>
          <table:table-cell office:value-type="float" office:value="2043.760576" calcext:value-type="float">
            <text:p>2043.760576</text:p>
          </table:table-cell>
          <table:table-cell table:formula="of:=[.C428]/[.B428]" office:value-type="float" office:value="0.0483158528605201" calcext:value-type="float">
            <text:p>0.04831585286052</text:p>
          </table:table-cell>
        </table:table-row>
        <table:table-row table:style-name="ro1">
          <table:table-cell/>
          <table:table-cell office:value-type="float" office:value="42400" calcext:value-type="float">
            <text:p>42400</text:p>
          </table:table-cell>
          <table:table-cell office:value-type="float" office:value="2052.219406" calcext:value-type="float">
            <text:p>2052.219406</text:p>
          </table:table-cell>
          <table:table-cell table:formula="of:=[.C429]/[.B429]" office:value-type="float" office:value="0.0484014010849057" calcext:value-type="float">
            <text:p>0.048401401084906</text:p>
          </table:table-cell>
        </table:table-row>
        <table:table-row table:style-name="ro1">
          <table:table-cell/>
          <table:table-cell office:value-type="float" office:value="42500" calcext:value-type="float">
            <text:p>42500</text:p>
          </table:table-cell>
          <table:table-cell office:value-type="float" office:value="2061.942066" calcext:value-type="float">
            <text:p>2061.942066</text:p>
          </table:table-cell>
          <table:table-cell table:formula="of:=[.C430]/[.B430]" office:value-type="float" office:value="0.0485162839058824" calcext:value-type="float">
            <text:p>0.048516283905882</text:p>
          </table:table-cell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2072.65969" calcext:value-type="float">
            <text:p>2072.65969</text:p>
          </table:table-cell>
          <table:table-cell table:formula="of:=[.C431]/[.B431]" office:value-type="float" office:value="0.0486539833333333" calcext:value-type="float">
            <text:p>0.048653983333333</text:p>
          </table:table-cell>
        </table:table-row>
        <table:table-row table:style-name="ro1">
          <table:table-cell/>
          <table:table-cell office:value-type="float" office:value="42700" calcext:value-type="float">
            <text:p>42700</text:p>
          </table:table-cell>
          <table:table-cell office:value-type="float" office:value="2081.903651" calcext:value-type="float">
            <text:p>2081.903651</text:p>
          </table:table-cell>
          <table:table-cell table:formula="of:=[.C432]/[.B432]" office:value-type="float" office:value="0.0487565257845433" calcext:value-type="float">
            <text:p>0.048756525784543</text:p>
          </table:table-cell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2091.497648" calcext:value-type="float">
            <text:p>2091.497648</text:p>
          </table:table-cell>
          <table:table-cell table:formula="of:=[.C433]/[.B433]" office:value-type="float" office:value="0.0488667674766355" calcext:value-type="float">
            <text:p>0.048866767476636</text:p>
          </table:table-cell>
        </table:table-row>
        <table:table-row table:style-name="ro1">
          <table:table-cell/>
          <table:table-cell office:value-type="float" office:value="42900" calcext:value-type="float">
            <text:p>42900</text:p>
          </table:table-cell>
          <table:table-cell office:value-type="float" office:value="2101.291439" calcext:value-type="float">
            <text:p>2101.291439</text:p>
          </table:table-cell>
          <table:table-cell table:formula="of:=[.C434]/[.B434]" office:value-type="float" office:value="0.0489811524242424" calcext:value-type="float">
            <text:p>0.048981152424243</text:p>
          </table:table-cell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office:value-type="float" office:value="2112.17825" calcext:value-type="float">
            <text:p>2112.17825</text:p>
          </table:table-cell>
          <table:table-cell table:formula="of:=[.C435]/[.B435]" office:value-type="float" office:value="0.0491204244186046" calcext:value-type="float">
            <text:p>0.049120424418605</text:p>
          </table:table-cell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2121.666096" calcext:value-type="float">
            <text:p>2121.666096</text:p>
          </table:table-cell>
          <table:table-cell table:formula="of:=[.C436]/[.B436]" office:value-type="float" office:value="0.0492265915545244" calcext:value-type="float">
            <text:p>0.049226591554524</text:p>
          </table:table-cell>
        </table:table-row>
        <table:table-row table:style-name="ro1">
          <table:table-cell/>
          <table:table-cell office:value-type="float" office:value="43200" calcext:value-type="float">
            <text:p>43200</text:p>
          </table:table-cell>
          <table:table-cell office:value-type="float" office:value="2134.000339" calcext:value-type="float">
            <text:p>2134.000339</text:p>
          </table:table-cell>
          <table:table-cell table:formula="of:=[.C437]/[.B437]" office:value-type="float" office:value="0.0493981559953704" calcext:value-type="float">
            <text:p>0.04939815599537</text:p>
          </table:table-cell>
        </table:table-row>
        <table:table-row table:style-name="ro1">
          <table:table-cell/>
          <table:table-cell office:value-type="float" office:value="43300" calcext:value-type="float">
            <text:p>43300</text:p>
          </table:table-cell>
          <table:table-cell office:value-type="float" office:value="2145.57959" calcext:value-type="float">
            <text:p>2145.57959</text:p>
          </table:table-cell>
          <table:table-cell table:formula="of:=[.C438]/[.B438]" office:value-type="float" office:value="0.0495514916859122" calcext:value-type="float">
            <text:p>0.049551491685912</text:p>
          </table:table-cell>
        </table:table-row>
        <table:table-row table:style-name="ro1">
          <table:table-cell/>
          <table:table-cell office:value-type="float" office:value="43400" calcext:value-type="float">
            <text:p>43400</text:p>
          </table:table-cell>
          <table:table-cell office:value-type="float" office:value="2155.928118" calcext:value-type="float">
            <text:p>2155.928118</text:p>
          </table:table-cell>
          <table:table-cell table:formula="of:=[.C439]/[.B439]" office:value-type="float" office:value="0.0496757630875576" calcext:value-type="float">
            <text:p>0.049675763087558</text:p>
          </table:table-cell>
        </table:table-row>
        <table:table-row table:style-name="ro1">
          <table:table-cell/>
          <table:table-cell office:value-type="float" office:value="43500" calcext:value-type="float">
            <text:p>43500</text:p>
          </table:table-cell>
          <table:table-cell office:value-type="float" office:value="2166.665325" calcext:value-type="float">
            <text:p>2166.665325</text:p>
          </table:table-cell>
          <table:table-cell table:formula="of:=[.C440]/[.B440]" office:value-type="float" office:value="0.0498083982758621" calcext:value-type="float">
            <text:p>0.049808398275862</text:p>
          </table:table-cell>
        </table:table-row>
        <table:table-row table:style-name="ro1">
          <table:table-cell/>
          <table:table-cell office:value-type="float" office:value="43600" calcext:value-type="float">
            <text:p>43600</text:p>
          </table:table-cell>
          <table:table-cell office:value-type="float" office:value="2177.956388" calcext:value-type="float">
            <text:p>2177.956388</text:p>
          </table:table-cell>
          <table:table-cell table:formula="of:=[.C441]/[.B441]" office:value-type="float" office:value="0.0499531281651376" calcext:value-type="float">
            <text:p>0.049953128165138</text:p>
          </table:table-cell>
        </table:table-row>
        <table:table-row table:style-name="ro1">
          <table:table-cell/>
          <table:table-cell office:value-type="float" office:value="43700" calcext:value-type="float">
            <text:p>43700</text:p>
          </table:table-cell>
          <table:table-cell office:value-type="float" office:value="2190.198355" calcext:value-type="float">
            <text:p>2190.198355</text:p>
          </table:table-cell>
          <table:table-cell table:formula="of:=[.C442]/[.B442]" office:value-type="float" office:value="0.0501189554919908" calcext:value-type="float">
            <text:p>0.050118955491991</text:p>
          </table:table-cell>
        </table:table-row>
        <table:table-row table:style-name="ro1">
          <table:table-cell/>
          <table:table-cell office:value-type="float" office:value="43800" calcext:value-type="float">
            <text:p>43800</text:p>
          </table:table-cell>
          <table:table-cell office:value-type="float" office:value="2200.692315" calcext:value-type="float">
            <text:p>2200.692315</text:p>
          </table:table-cell>
          <table:table-cell table:formula="of:=[.C443]/[.B443]" office:value-type="float" office:value="0.0502441167808219" calcext:value-type="float">
            <text:p>0.050244116780822</text:p>
          </table:table-cell>
        </table:table-row>
        <table:table-row table:style-name="ro1">
          <table:table-cell/>
          <table:table-cell office:value-type="float" office:value="43900" calcext:value-type="float">
            <text:p>43900</text:p>
          </table:table-cell>
          <table:table-cell office:value-type="float" office:value="2210.891545" calcext:value-type="float">
            <text:p>2210.891545</text:p>
          </table:table-cell>
          <table:table-cell table:formula="of:=[.C444]/[.B444]" office:value-type="float" office:value="0.050361994191344" calcext:value-type="float">
            <text:p>0.050361994191344</text:p>
          </table:table-cell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2222.572716" calcext:value-type="float">
            <text:p>2222.572716</text:p>
          </table:table-cell>
          <table:table-cell table:formula="of:=[.C445]/[.B445]" office:value-type="float" office:value="0.0505130162727273" calcext:value-type="float">
            <text:p>0.050513016272727</text:p>
          </table:table-cell>
        </table:table-row>
        <table:table-row table:style-name="ro1">
          <table:table-cell/>
          <table:table-cell office:value-type="float" office:value="44100" calcext:value-type="float">
            <text:p>44100</text:p>
          </table:table-cell>
          <table:table-cell office:value-type="float" office:value="2231.882126" calcext:value-type="float">
            <text:p>2231.882126</text:p>
          </table:table-cell>
          <table:table-cell table:formula="of:=[.C446]/[.B446]" office:value-type="float" office:value="0.0506095720181406" calcext:value-type="float">
            <text:p>0.050609572018141</text:p>
          </table:table-cell>
        </table:table-row>
        <table:table-row table:style-name="ro1">
          <table:table-cell/>
          <table:table-cell office:value-type="float" office:value="44200" calcext:value-type="float">
            <text:p>44200</text:p>
          </table:table-cell>
          <table:table-cell office:value-type="float" office:value="2241.384464" calcext:value-type="float">
            <text:p>2241.384464</text:p>
          </table:table-cell>
          <table:table-cell table:formula="of:=[.C447]/[.B447]" office:value-type="float" office:value="0.0507100557466063" calcext:value-type="float">
            <text:p>0.050710055746606</text:p>
          </table:table-cell>
        </table:table-row>
        <table:table-row table:style-name="ro1">
          <table:table-cell/>
          <table:table-cell office:value-type="float" office:value="44300" calcext:value-type="float">
            <text:p>44300</text:p>
          </table:table-cell>
          <table:table-cell office:value-type="float" office:value="2251.414179" calcext:value-type="float">
            <text:p>2251.414179</text:p>
          </table:table-cell>
          <table:table-cell table:formula="of:=[.C448]/[.B448]" office:value-type="float" office:value="0.050821990496614" calcext:value-type="float">
            <text:p>0.050821990496614</text:p>
          </table:table-cell>
        </table:table-row>
        <table:table-row table:style-name="ro1">
          <table:table-cell/>
          <table:table-cell office:value-type="float" office:value="44400" calcext:value-type="float">
            <text:p>44400</text:p>
          </table:table-cell>
          <table:table-cell office:value-type="float" office:value="2261.397635" calcext:value-type="float">
            <text:p>2261.397635</text:p>
          </table:table-cell>
          <table:table-cell table:formula="of:=[.C449]/[.B449]" office:value-type="float" office:value="0.0509323791666667" calcext:value-type="float">
            <text:p>0.050932379166667</text:p>
          </table:table-cell>
        </table:table-row>
        <table:table-row table:style-name="ro1">
          <table:table-cell/>
          <table:table-cell office:value-type="float" office:value="44500" calcext:value-type="float">
            <text:p>44500</text:p>
          </table:table-cell>
          <table:table-cell office:value-type="float" office:value="2271.492963" calcext:value-type="float">
            <text:p>2271.492963</text:p>
          </table:table-cell>
          <table:table-cell table:formula="of:=[.C450]/[.B450]" office:value-type="float" office:value="0.0510447856853933" calcext:value-type="float">
            <text:p>0.051044785685393</text:p>
          </table:table-cell>
        </table:table-row>
        <table:table-row table:style-name="ro1">
          <table:table-cell/>
          <table:table-cell office:value-type="float" office:value="44600" calcext:value-type="float">
            <text:p>44600</text:p>
          </table:table-cell>
          <table:table-cell office:value-type="float" office:value="2280.928472" calcext:value-type="float">
            <text:p>2280.928472</text:p>
          </table:table-cell>
          <table:table-cell table:formula="of:=[.C451]/[.B451]" office:value-type="float" office:value="0.0511418939910314" calcext:value-type="float">
            <text:p>0.051141893991031</text:p>
          </table:table-cell>
        </table:table-row>
        <table:table-row table:style-name="ro1">
          <table:table-cell/>
          <table:table-cell office:value-type="float" office:value="44700" calcext:value-type="float">
            <text:p>44700</text:p>
          </table:table-cell>
          <table:table-cell office:value-type="float" office:value="2290.34383" calcext:value-type="float">
            <text:p>2290.34383</text:p>
          </table:table-cell>
          <table:table-cell table:formula="of:=[.C452]/[.B452]" office:value-type="float" office:value="0.0512381170022371" calcext:value-type="float">
            <text:p>0.051238117002237</text:p>
          </table:table-cell>
        </table:table-row>
        <table:table-row table:style-name="ro1">
          <table:table-cell/>
          <table:table-cell office:value-type="float" office:value="44800" calcext:value-type="float">
            <text:p>44800</text:p>
          </table:table-cell>
          <table:table-cell office:value-type="float" office:value="2300.211434" calcext:value-type="float">
            <text:p>2300.211434</text:p>
          </table:table-cell>
          <table:table-cell table:formula="of:=[.C453]/[.B453]" office:value-type="float" office:value="0.0513440052232143" calcext:value-type="float">
            <text:p>0.051344005223214</text:p>
          </table:table-cell>
        </table:table-row>
        <table:table-row table:style-name="ro1">
          <table:table-cell/>
          <table:table-cell office:value-type="float" office:value="44900" calcext:value-type="float">
            <text:p>44900</text:p>
          </table:table-cell>
          <table:table-cell office:value-type="float" office:value="2311.269815" calcext:value-type="float">
            <text:p>2311.269815</text:p>
          </table:table-cell>
          <table:table-cell table:formula="of:=[.C454]/[.B454]" office:value-type="float" office:value="0.0514759424276169" calcext:value-type="float">
            <text:p>0.051475942427617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2320.427619" calcext:value-type="float">
            <text:p>2320.427619</text:p>
          </table:table-cell>
          <table:table-cell table:formula="of:=[.C455]/[.B455]" office:value-type="float" office:value="0.0515650582" calcext:value-type="float">
            <text:p>0.0515650582</text:p>
          </table:table-cell>
        </table:table-row>
        <table:table-row table:style-name="ro1">
          <table:table-cell/>
          <table:table-cell office:value-type="float" office:value="45100" calcext:value-type="float">
            <text:p>45100</text:p>
          </table:table-cell>
          <table:table-cell office:value-type="float" office:value="2331.139593" calcext:value-type="float">
            <text:p>2331.139593</text:p>
          </table:table-cell>
          <table:table-cell table:formula="of:=[.C456]/[.B456]" office:value-type="float" office:value="0.0516882393126386" calcext:value-type="float">
            <text:p>0.051688239312639</text:p>
          </table:table-cell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2341.008567" calcext:value-type="float">
            <text:p>2341.008567</text:p>
          </table:table-cell>
          <table:table-cell table:formula="of:=[.C457]/[.B457]" office:value-type="float" office:value="0.0517922249336283" calcext:value-type="float">
            <text:p>0.051792224933628</text:p>
          </table:table-cell>
        </table:table-row>
        <table:table-row table:style-name="ro1">
          <table:table-cell/>
          <table:table-cell office:value-type="float" office:value="45300" calcext:value-type="float">
            <text:p>45300</text:p>
          </table:table-cell>
          <table:table-cell office:value-type="float" office:value="2350.344097" calcext:value-type="float">
            <text:p>2350.344097</text:p>
          </table:table-cell>
          <table:table-cell table:formula="of:=[.C458]/[.B458]" office:value-type="float" office:value="0.0518839756512141" calcext:value-type="float">
            <text:p>0.051883975651214</text:p>
          </table:table-cell>
        </table:table-row>
        <table:table-row table:style-name="ro1">
          <table:table-cell/>
          <table:table-cell office:value-type="float" office:value="45400" calcext:value-type="float">
            <text:p>45400</text:p>
          </table:table-cell>
          <table:table-cell office:value-type="float" office:value="2360.728106" calcext:value-type="float">
            <text:p>2360.728106</text:p>
          </table:table-cell>
          <table:table-cell table:formula="of:=[.C459]/[.B459]" office:value-type="float" office:value="0.0519984164317181" calcext:value-type="float">
            <text:p>0.051998416431718</text:p>
          </table:table-cell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2370.420774" calcext:value-type="float">
            <text:p>2370.420774</text:p>
          </table:table-cell>
          <table:table-cell table:formula="of:=[.C460]/[.B460]" office:value-type="float" office:value="0.0520971598681319" calcext:value-type="float">
            <text:p>0.052097159868132</text:p>
          </table:table-cell>
        </table:table-row>
        <table:table-row table:style-name="ro1">
          <table:table-cell/>
          <table:table-cell office:value-type="float" office:value="45600" calcext:value-type="float">
            <text:p>45600</text:p>
          </table:table-cell>
          <table:table-cell office:value-type="float" office:value="2382.6228" calcext:value-type="float">
            <text:p>2382.6228</text:p>
          </table:table-cell>
          <table:table-cell table:formula="of:=[.C461]/[.B461]" office:value-type="float" office:value="0.0522505" calcext:value-type="float">
            <text:p>0.0522505</text:p>
          </table:table-cell>
        </table:table-row>
        <table:table-row table:style-name="ro1">
          <table:table-cell/>
          <table:table-cell office:value-type="float" office:value="45700" calcext:value-type="float">
            <text:p>45700</text:p>
          </table:table-cell>
          <table:table-cell office:value-type="float" office:value="2394.314093" calcext:value-type="float">
            <text:p>2394.314093</text:p>
          </table:table-cell>
          <table:table-cell table:formula="of:=[.C462]/[.B462]" office:value-type="float" office:value="0.0523919932822757" calcext:value-type="float">
            <text:p>0.052391993282276</text:p>
          </table:table-cell>
        </table:table-row>
        <table:table-row table:style-name="ro1">
          <table:table-cell/>
          <table:table-cell office:value-type="float" office:value="45800" calcext:value-type="float">
            <text:p>45800</text:p>
          </table:table-cell>
          <table:table-cell office:value-type="float" office:value="2404.702618" calcext:value-type="float">
            <text:p>2404.702618</text:p>
          </table:table-cell>
          <table:table-cell table:formula="of:=[.C463]/[.B463]" office:value-type="float" office:value="0.0525044239737991" calcext:value-type="float">
            <text:p>0.052504423973799</text:p>
          </table:table-cell>
        </table:table-row>
        <table:table-row table:style-name="ro1">
          <table:table-cell/>
          <table:table-cell office:value-type="float" office:value="45900" calcext:value-type="float">
            <text:p>45900</text:p>
          </table:table-cell>
          <table:table-cell office:value-type="float" office:value="2415.388634" calcext:value-type="float">
            <text:p>2415.388634</text:p>
          </table:table-cell>
          <table:table-cell table:formula="of:=[.C464]/[.B464]" office:value-type="float" office:value="0.0526228460566449" calcext:value-type="float">
            <text:p>0.052622846056645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2427.138067" calcext:value-type="float">
            <text:p>2427.138067</text:p>
          </table:table-cell>
          <table:table-cell table:formula="of:=[.C465]/[.B465]" office:value-type="float" office:value="0.0527638710217391" calcext:value-type="float">
            <text:p>0.052763871021739</text:p>
          </table:table-cell>
        </table:table-row>
        <table:table-row table:style-name="ro1">
          <table:table-cell/>
          <table:table-cell office:value-type="float" office:value="46100" calcext:value-type="float">
            <text:p>46100</text:p>
          </table:table-cell>
          <table:table-cell office:value-type="float" office:value="2439.379085" calcext:value-type="float">
            <text:p>2439.379085</text:p>
          </table:table-cell>
          <table:table-cell table:formula="of:=[.C466]/[.B466]" office:value-type="float" office:value="0.0529149476138829" calcext:value-type="float">
            <text:p>0.052914947613883</text:p>
          </table:table-cell>
        </table:table-row>
        <table:table-row table:style-name="ro1">
          <table:table-cell/>
          <table:table-cell office:value-type="float" office:value="46200" calcext:value-type="float">
            <text:p>46200</text:p>
          </table:table-cell>
          <table:table-cell office:value-type="float" office:value="2451.880522" calcext:value-type="float">
            <text:p>2451.880522</text:p>
          </table:table-cell>
          <table:table-cell table:formula="of:=[.C467]/[.B467]" office:value-type="float" office:value="0.053071006969697" calcext:value-type="float">
            <text:p>0.053071006969697</text:p>
          </table:table-cell>
        </table:table-row>
        <table:table-row table:style-name="ro1">
          <table:table-cell/>
          <table:table-cell office:value-type="float" office:value="46300" calcext:value-type="float">
            <text:p>46300</text:p>
          </table:table-cell>
          <table:table-cell office:value-type="float" office:value="2470.389156" calcext:value-type="float">
            <text:p>2470.389156</text:p>
          </table:table-cell>
          <table:table-cell table:formula="of:=[.C468]/[.B468]" office:value-type="float" office:value="0.0533561372786177" calcext:value-type="float">
            <text:p>0.053356137278618</text:p>
          </table:table-cell>
        </table:table-row>
        <table:table-row table:style-name="ro1">
          <table:table-cell/>
          <table:table-cell office:value-type="float" office:value="46400" calcext:value-type="float">
            <text:p>46400</text:p>
          </table:table-cell>
          <table:table-cell office:value-type="float" office:value="2481.187459" calcext:value-type="float">
            <text:p>2481.187459</text:p>
          </table:table-cell>
          <table:table-cell table:formula="of:=[.C469]/[.B469]" office:value-type="float" office:value="0.0534738676508621" calcext:value-type="float">
            <text:p>0.053473867650862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2492.400705" calcext:value-type="float">
            <text:p>2492.400705</text:p>
          </table:table-cell>
          <table:table-cell table:formula="of:=[.C470]/[.B470]" office:value-type="float" office:value="0.0536000151612903" calcext:value-type="float">
            <text:p>0.05360001516129</text:p>
          </table:table-cell>
        </table:table-row>
        <table:table-row table:style-name="ro1">
          <table:table-cell/>
          <table:table-cell office:value-type="float" office:value="46600" calcext:value-type="float">
            <text:p>46600</text:p>
          </table:table-cell>
          <table:table-cell office:value-type="float" office:value="2502.620649" calcext:value-type="float">
            <text:p>2502.620649</text:p>
          </table:table-cell>
          <table:table-cell table:formula="of:=[.C471]/[.B471]" office:value-type="float" office:value="0.0537043057725322" calcext:value-type="float">
            <text:p>0.053704305772532</text:p>
          </table:table-cell>
        </table:table-row>
        <table:table-row table:style-name="ro1">
          <table:table-cell/>
          <table:table-cell office:value-type="float" office:value="46700" calcext:value-type="float">
            <text:p>46700</text:p>
          </table:table-cell>
          <table:table-cell office:value-type="float" office:value="2513.714874" calcext:value-type="float">
            <text:p>2513.714874</text:p>
          </table:table-cell>
          <table:table-cell table:formula="of:=[.C472]/[.B472]" office:value-type="float" office:value="0.0538268709635974" calcext:value-type="float">
            <text:p>0.053826870963598</text:p>
          </table:table-cell>
        </table:table-row>
        <table:table-row table:style-name="ro1">
          <table:table-cell/>
          <table:table-cell office:value-type="float" office:value="46800" calcext:value-type="float">
            <text:p>46800</text:p>
          </table:table-cell>
          <table:table-cell office:value-type="float" office:value="2525.848621" calcext:value-type="float">
            <text:p>2525.848621</text:p>
          </table:table-cell>
          <table:table-cell table:formula="of:=[.C473]/[.B473]" office:value-type="float" office:value="0.0539711243803419" calcext:value-type="float">
            <text:p>0.053971124380342</text:p>
          </table:table-cell>
        </table:table-row>
        <table:table-row table:style-name="ro1">
          <table:table-cell/>
          <table:table-cell office:value-type="float" office:value="46900" calcext:value-type="float">
            <text:p>46900</text:p>
          </table:table-cell>
          <table:table-cell office:value-type="float" office:value="2536.393852" calcext:value-type="float">
            <text:p>2536.393852</text:p>
          </table:table-cell>
          <table:table-cell table:formula="of:=[.C474]/[.B474]" office:value-type="float" office:value="0.0540808923667377" calcext:value-type="float">
            <text:p>0.054080892366738</text:p>
          </table:table-cell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office:value-type="float" office:value="2548.134948" calcext:value-type="float">
            <text:p>2548.134948</text:p>
          </table:table-cell>
          <table:table-cell table:formula="of:=[.C475]/[.B475]" office:value-type="float" office:value="0.0542156371914894" calcext:value-type="float">
            <text:p>0.054215637191489</text:p>
          </table:table-cell>
        </table:table-row>
        <table:table-row table:style-name="ro1">
          <table:table-cell/>
          <table:table-cell office:value-type="float" office:value="47100" calcext:value-type="float">
            <text:p>47100</text:p>
          </table:table-cell>
          <table:table-cell office:value-type="float" office:value="2562.403063" calcext:value-type="float">
            <text:p>2562.403063</text:p>
          </table:table-cell>
          <table:table-cell table:formula="of:=[.C476]/[.B476]" office:value-type="float" office:value="0.054403462059448" calcext:value-type="float">
            <text:p>0.054403462059448</text:p>
          </table:table-cell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2574.905748" calcext:value-type="float">
            <text:p>2574.905748</text:p>
          </table:table-cell>
          <table:table-cell table:formula="of:=[.C477]/[.B477]" office:value-type="float" office:value="0.0545530878813559" calcext:value-type="float">
            <text:p>0.054553087881356</text:p>
          </table:table-cell>
        </table:table-row>
        <table:table-row table:style-name="ro1">
          <table:table-cell/>
          <table:table-cell office:value-type="float" office:value="47300" calcext:value-type="float">
            <text:p>47300</text:p>
          </table:table-cell>
          <table:table-cell office:value-type="float" office:value="2585.20774" calcext:value-type="float">
            <text:p>2585.20774</text:p>
          </table:table-cell>
          <table:table-cell table:formula="of:=[.C478]/[.B478]" office:value-type="float" office:value="0.054655554756871" calcext:value-type="float">
            <text:p>0.054655554756871</text:p>
          </table:table-cell>
        </table:table-row>
        <table:table-row table:style-name="ro1">
          <table:table-cell/>
          <table:table-cell office:value-type="float" office:value="47400" calcext:value-type="float">
            <text:p>47400</text:p>
          </table:table-cell>
          <table:table-cell office:value-type="float" office:value="2595.824731" calcext:value-type="float">
            <text:p>2595.824731</text:p>
          </table:table-cell>
          <table:table-cell table:formula="of:=[.C479]/[.B479]" office:value-type="float" office:value="0.0547642348312236" calcext:value-type="float">
            <text:p>0.054764234831224</text:p>
          </table:table-cell>
        </table:table-row>
        <table:table-row table:style-name="ro1">
          <table:table-cell/>
          <table:table-cell office:value-type="float" office:value="47500" calcext:value-type="float">
            <text:p>47500</text:p>
          </table:table-cell>
          <table:table-cell office:value-type="float" office:value="2605.390154" calcext:value-type="float">
            <text:p>2605.390154</text:p>
          </table:table-cell>
          <table:table-cell table:formula="of:=[.C480]/[.B480]" office:value-type="float" office:value="0.0548503190315789" calcext:value-type="float">
            <text:p>0.054850319031579</text:p>
          </table:table-cell>
        </table:table-row>
        <table:table-row table:style-name="ro1">
          <table:table-cell/>
          <table:table-cell office:value-type="float" office:value="47600" calcext:value-type="float">
            <text:p>47600</text:p>
          </table:table-cell>
          <table:table-cell office:value-type="float" office:value="2615.584316" calcext:value-type="float">
            <text:p>2615.584316</text:p>
          </table:table-cell>
          <table:table-cell table:formula="of:=[.C481]/[.B481]" office:value-type="float" office:value="0.0549492503361345" calcext:value-type="float">
            <text:p>0.054949250336135</text:p>
          </table:table-cell>
        </table:table-row>
        <table:table-row table:style-name="ro1">
          <table:table-cell/>
          <table:table-cell office:value-type="float" office:value="47700" calcext:value-type="float">
            <text:p>47700</text:p>
          </table:table-cell>
          <table:table-cell office:value-type="float" office:value="2627.319793" calcext:value-type="float">
            <text:p>2627.319793</text:p>
          </table:table-cell>
          <table:table-cell table:formula="of:=[.C482]/[.B482]" office:value-type="float" office:value="0.0550800795178197" calcext:value-type="float">
            <text:p>0.05508007951782</text:p>
          </table:table-cell>
        </table:table-row>
        <table:table-row table:style-name="ro1">
          <table:table-cell/>
          <table:table-cell office:value-type="float" office:value="47800" calcext:value-type="float">
            <text:p>47800</text:p>
          </table:table-cell>
          <table:table-cell office:value-type="float" office:value="2637.170153" calcext:value-type="float">
            <text:p>2637.170153</text:p>
          </table:table-cell>
          <table:table-cell table:formula="of:=[.C483]/[.B483]" office:value-type="float" office:value="0.0551709237029289" calcext:value-type="float">
            <text:p>0.055170923702929</text:p>
          </table:table-cell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2648.044901" calcext:value-type="float">
            <text:p>2648.044901</text:p>
          </table:table-cell>
          <table:table-cell table:formula="of:=[.C484]/[.B484]" office:value-type="float" office:value="0.0552827745511482" calcext:value-type="float">
            <text:p>0.055282774551148</text:p>
          </table:table-cell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2658.43681" calcext:value-type="float">
            <text:p>2658.43681</text:p>
          </table:table-cell>
          <table:table-cell table:formula="of:=[.C485]/[.B485]" office:value-type="float" office:value="0.0553841002083333" calcext:value-type="float">
            <text:p>0.055384100208333</text:p>
          </table:table-cell>
        </table:table-row>
        <table:table-row table:style-name="ro1">
          <table:table-cell/>
          <table:table-cell office:value-type="float" office:value="48100" calcext:value-type="float">
            <text:p>48100</text:p>
          </table:table-cell>
          <table:table-cell office:value-type="float" office:value="2669.105279" calcext:value-type="float">
            <text:p>2669.105279</text:p>
          </table:table-cell>
          <table:table-cell table:formula="of:=[.C486]/[.B486]" office:value-type="float" office:value="0.0554907542411642" calcext:value-type="float">
            <text:p>0.055490754241164</text:p>
          </table:table-cell>
        </table:table-row>
        <table:table-row table:style-name="ro1">
          <table:table-cell/>
          <table:table-cell office:value-type="float" office:value="48200" calcext:value-type="float">
            <text:p>48200</text:p>
          </table:table-cell>
          <table:table-cell office:value-type="float" office:value="2680.176492" calcext:value-type="float">
            <text:p>2680.176492</text:p>
          </table:table-cell>
          <table:table-cell table:formula="of:=[.C487]/[.B487]" office:value-type="float" office:value="0.0556053214107884" calcext:value-type="float">
            <text:p>0.055605321410788</text:p>
          </table:table-cell>
        </table:table-row>
        <table:table-row table:style-name="ro1">
          <table:table-cell/>
          <table:table-cell office:value-type="float" office:value="48300" calcext:value-type="float">
            <text:p>48300</text:p>
          </table:table-cell>
          <table:table-cell office:value-type="float" office:value="2690.465286" calcext:value-type="float">
            <text:p>2690.465286</text:p>
          </table:table-cell>
          <table:table-cell table:formula="of:=[.C488]/[.B488]" office:value-type="float" office:value="0.0557032150310559" calcext:value-type="float">
            <text:p>0.055703215031056</text:p>
          </table:table-cell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2700.492713" calcext:value-type="float">
            <text:p>2700.492713</text:p>
          </table:table-cell>
          <table:table-cell table:formula="of:=[.C489]/[.B489]" office:value-type="float" office:value="0.0557953039876033" calcext:value-type="float">
            <text:p>0.055795303987603</text:p>
          </table:table-cell>
        </table:table-row>
        <table:table-row table:style-name="ro1">
          <table:table-cell/>
          <table:table-cell office:value-type="float" office:value="48500" calcext:value-type="float">
            <text:p>48500</text:p>
          </table:table-cell>
          <table:table-cell office:value-type="float" office:value="2711.924043" calcext:value-type="float">
            <text:p>2711.924043</text:p>
          </table:table-cell>
          <table:table-cell table:formula="of:=[.C490]/[.B490]" office:value-type="float" office:value="0.0559159596494845" calcext:value-type="float">
            <text:p>0.055915959649485</text:p>
          </table:table-cell>
        </table:table-row>
        <table:table-row table:style-name="ro1">
          <table:table-cell/>
          <table:table-cell office:value-type="float" office:value="48600" calcext:value-type="float">
            <text:p>48600</text:p>
          </table:table-cell>
          <table:table-cell office:value-type="float" office:value="2723.353179" calcext:value-type="float">
            <text:p>2723.353179</text:p>
          </table:table-cell>
          <table:table-cell table:formula="of:=[.C491]/[.B491]" office:value-type="float" office:value="0.0560360736419753" calcext:value-type="float">
            <text:p>0.056036073641975</text:p>
          </table:table-cell>
        </table:table-row>
        <table:table-row table:style-name="ro1">
          <table:table-cell/>
          <table:table-cell office:value-type="float" office:value="48700" calcext:value-type="float">
            <text:p>48700</text:p>
          </table:table-cell>
          <table:table-cell office:value-type="float" office:value="2735.269839" calcext:value-type="float">
            <text:p>2735.269839</text:p>
          </table:table-cell>
          <table:table-cell table:formula="of:=[.C492]/[.B492]" office:value-type="float" office:value="0.0561657051129363" calcext:value-type="float">
            <text:p>0.056165705112936</text:p>
          </table:table-cell>
        </table:table-row>
        <table:table-row table:style-name="ro1">
          <table:table-cell/>
          <table:table-cell office:value-type="float" office:value="48800" calcext:value-type="float">
            <text:p>48800</text:p>
          </table:table-cell>
          <table:table-cell office:value-type="float" office:value="2745.8099" calcext:value-type="float">
            <text:p>2745.8099</text:p>
          </table:table-cell>
          <table:table-cell table:formula="of:=[.C493]/[.B493]" office:value-type="float" office:value="0.0562665963114754" calcext:value-type="float">
            <text:p>0.056266596311476</text:p>
          </table:table-cell>
        </table:table-row>
        <table:table-row table:style-name="ro1">
          <table:table-cell/>
          <table:table-cell office:value-type="float" office:value="48900" calcext:value-type="float">
            <text:p>48900</text:p>
          </table:table-cell>
          <table:table-cell office:value-type="float" office:value="2755.998868" calcext:value-type="float">
            <text:p>2755.998868</text:p>
          </table:table-cell>
          <table:table-cell table:formula="of:=[.C494]/[.B494]" office:value-type="float" office:value="0.0563598950511248" calcext:value-type="float">
            <text:p>0.056359895051125</text:p>
          </table:table-cell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2766.314588" calcext:value-type="float">
            <text:p>2766.314588</text:p>
          </table:table-cell>
          <table:table-cell table:formula="of:=[.C495]/[.B495]" office:value-type="float" office:value="0.056455399755102" calcext:value-type="float">
            <text:p>0.056455399755102</text:p>
          </table:table-cell>
        </table:table-row>
        <table:table-row table:style-name="ro1">
          <table:table-cell/>
          <table:table-cell office:value-type="float" office:value="49100" calcext:value-type="float">
            <text:p>49100</text:p>
          </table:table-cell>
          <table:table-cell office:value-type="float" office:value="2779.489673" calcext:value-type="float">
            <text:p>2779.489673</text:p>
          </table:table-cell>
          <table:table-cell table:formula="of:=[.C496]/[.B496]" office:value-type="float" office:value="0.0566087509775967" calcext:value-type="float">
            <text:p>0.056608750977597</text:p>
          </table:table-cell>
        </table:table-row>
        <table:table-row table:style-name="ro1">
          <table:table-cell/>
          <table:table-cell office:value-type="float" office:value="49200" calcext:value-type="float">
            <text:p>49200</text:p>
          </table:table-cell>
          <table:table-cell office:value-type="float" office:value="2791.423279" calcext:value-type="float">
            <text:p>2791.423279</text:p>
          </table:table-cell>
          <table:table-cell table:formula="of:=[.C497]/[.B497]" office:value-type="float" office:value="0.0567362455081301" calcext:value-type="float">
            <text:p>0.05673624550813</text:p>
          </table:table-cell>
        </table:table-row>
        <table:table-row table:style-name="ro1">
          <table:table-cell/>
          <table:table-cell office:value-type="float" office:value="49300" calcext:value-type="float">
            <text:p>49300</text:p>
          </table:table-cell>
          <table:table-cell office:value-type="float" office:value="2801.567643" calcext:value-type="float">
            <text:p>2801.567643</text:p>
          </table:table-cell>
          <table:table-cell table:formula="of:=[.C498]/[.B498]" office:value-type="float" office:value="0.0568269298782961" calcext:value-type="float">
            <text:p>0.056826929878296</text:p>
          </table:table-cell>
        </table:table-row>
        <table:table-row table:style-name="ro1">
          <table:table-cell/>
          <table:table-cell office:value-type="float" office:value="49400" calcext:value-type="float">
            <text:p>49400</text:p>
          </table:table-cell>
          <table:table-cell office:value-type="float" office:value="2813.1813" calcext:value-type="float">
            <text:p>2813.1813</text:p>
          </table:table-cell>
          <table:table-cell table:formula="of:=[.C499]/[.B499]" office:value-type="float" office:value="0.0569469898785425" calcext:value-type="float">
            <text:p>0.056946989878543</text:p>
          </table:table-cell>
        </table:table-row>
        <table:table-row table:style-name="ro1">
          <table:table-cell/>
          <table:table-cell office:value-type="float" office:value="49500" calcext:value-type="float">
            <text:p>49500</text:p>
          </table:table-cell>
          <table:table-cell office:value-type="float" office:value="2823.4858" calcext:value-type="float">
            <text:p>2823.4858</text:p>
          </table:table-cell>
          <table:table-cell table:formula="of:=[.C500]/[.B500]" office:value-type="float" office:value="0.0570401171717172" calcext:value-type="float">
            <text:p>0.057040117171717</text:p>
          </table:table-cell>
        </table:table-row>
        <table:table-row table:style-name="ro1">
          <table:table-cell/>
          <table:table-cell office:value-type="float" office:value="49600" calcext:value-type="float">
            <text:p>49600</text:p>
          </table:table-cell>
          <table:table-cell office:value-type="float" office:value="2835.579232" calcext:value-type="float">
            <text:p>2835.579232</text:p>
          </table:table-cell>
          <table:table-cell table:formula="of:=[.C501]/[.B501]" office:value-type="float" office:value="0.0571689361290323" calcext:value-type="float">
            <text:p>0.057168936129032</text:p>
          </table:table-cell>
        </table:table-row>
        <table:table-row table:style-name="ro1">
          <table:table-cell/>
          <table:table-cell office:value-type="float" office:value="49700" calcext:value-type="float">
            <text:p>49700</text:p>
          </table:table-cell>
          <table:table-cell office:value-type="float" office:value="2846.373279" calcext:value-type="float">
            <text:p>2846.373279</text:p>
          </table:table-cell>
          <table:table-cell table:formula="of:=[.C502]/[.B502]" office:value-type="float" office:value="0.0572710921327968" calcext:value-type="float">
            <text:p>0.057271092132797</text:p>
          </table:table-cell>
        </table:table-row>
        <table:table-row table:style-name="ro1">
          <table:table-cell/>
          <table:table-cell office:value-type="float" office:value="49800" calcext:value-type="float">
            <text:p>49800</text:p>
          </table:table-cell>
          <table:table-cell office:value-type="float" office:value="2857.379058" calcext:value-type="float">
            <text:p>2857.379058</text:p>
          </table:table-cell>
          <table:table-cell table:formula="of:=[.C503]/[.B503]" office:value-type="float" office:value="0.0573770895180723" calcext:value-type="float">
            <text:p>0.057377089518072</text:p>
          </table:table-cell>
        </table:table-row>
        <table:table-row table:style-name="ro1">
          <table:table-cell/>
          <table:table-cell office:value-type="float" office:value="49900" calcext:value-type="float">
            <text:p>49900</text:p>
          </table:table-cell>
          <table:table-cell office:value-type="float" office:value="2869.276422" calcext:value-type="float">
            <text:p>2869.276422</text:p>
          </table:table-cell>
          <table:table-cell table:formula="of:=[.C504]/[.B504]" office:value-type="float" office:value="0.057500529498998" calcext:value-type="float">
            <text:p>0.05750052949899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881.508811" calcext:value-type="float">
            <text:p>2881.508811</text:p>
          </table:table-cell>
          <table:table-cell table:formula="of:=[.C505]/[.B505]" office:value-type="float" office:value="0.05763017622" calcext:value-type="float">
            <text:p>0.05763017622</text:p>
          </table:table-cell>
        </table:table-row>
      </table:table>
      <table:table table:name="Fast" table:style-name="ta1">
        <table:shapes>
          <draw:frame draw:z-index="0" draw:style-name="gr1" draw:text-style-name="P1" svg:width="15.999cm" svg:height="8.999cm" svg:x="11.583cm" svg:y="1.624cm">
            <draw:object draw:notify-on-update-of-ranges="Fast.B6:Fast.B505 Fast.B6:Fast.B505 Fast.C5:Fast.C5 Fast.C6:Fast.C5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1.473cm" svg:y="11.559cm">
            <draw:object draw:notify-on-update-of-ranges="Fast.B6:Fast.B505 Fast.D5:Fast.D5 Fast.D6:Fast.D5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LinkedList: append() with optimization, append n element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# of elements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time/elemen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421707" calcext:value-type="float">
            <text:p>1.421707</text:p>
          </table:table-cell>
          <table:table-cell table:formula="of:=[.C6]/[.B6]" office:value-type="float" office:value="0.01421707" calcext:value-type="float">
            <text:p>0.014217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508949" calcext:value-type="float">
            <text:p>1.508949</text:p>
          </table:table-cell>
          <table:table-cell table:formula="of:=[.C7]/[.B7]" office:value-type="float" office:value="0.007544745" calcext:value-type="float">
            <text:p>0.00754474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599302" calcext:value-type="float">
            <text:p>1.599302</text:p>
          </table:table-cell>
          <table:table-cell table:formula="of:=[.C8]/[.B8]" office:value-type="float" office:value="0.00533100666666667" calcext:value-type="float">
            <text:p>0.00533100666666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716895" calcext:value-type="float">
            <text:p>1.716895</text:p>
          </table:table-cell>
          <table:table-cell table:formula="of:=[.C9]/[.B9]" office:value-type="float" office:value="0.0042922375" calcext:value-type="float">
            <text:p>0.004292237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02335" calcext:value-type="float">
            <text:p>1.802335</text:p>
          </table:table-cell>
          <table:table-cell table:formula="of:=[.C10]/[.B10]" office:value-type="float" office:value="0.00360467" calcext:value-type="float">
            <text:p>0.0036046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871915" calcext:value-type="float">
            <text:p>1.871915</text:p>
          </table:table-cell>
          <table:table-cell table:formula="of:=[.C11]/[.B11]" office:value-type="float" office:value="0.00311985833333333" calcext:value-type="float">
            <text:p>0.003119858333333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.926333" calcext:value-type="float">
            <text:p>1.926333</text:p>
          </table:table-cell>
          <table:table-cell table:formula="of:=[.C12]/[.B12]" office:value-type="float" office:value="0.00275190428571429" calcext:value-type="float">
            <text:p>0.00275190428571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973763" calcext:value-type="float">
            <text:p>1.973763</text:p>
          </table:table-cell>
          <table:table-cell table:formula="of:=[.C13]/[.B13]" office:value-type="float" office:value="0.00246720375" calcext:value-type="float">
            <text:p>0.0024672037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.021302" calcext:value-type="float">
            <text:p>2.021302</text:p>
          </table:table-cell>
          <table:table-cell table:formula="of:=[.C14]/[.B14]" office:value-type="float" office:value="0.00224589111111111" calcext:value-type="float">
            <text:p>0.00224589111111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068008" calcext:value-type="float">
            <text:p>2.068008</text:p>
          </table:table-cell>
          <table:table-cell table:formula="of:=[.C15]/[.B15]" office:value-type="float" office:value="0.002068008" calcext:value-type="float">
            <text:p>0.00206800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2.118559" calcext:value-type="float">
            <text:p>2.118559</text:p>
          </table:table-cell>
          <table:table-cell table:formula="of:=[.C16]/[.B16]" office:value-type="float" office:value="0.00192596272727273" calcext:value-type="float">
            <text:p>0.00192596272727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.169633" calcext:value-type="float">
            <text:p>2.169633</text:p>
          </table:table-cell>
          <table:table-cell table:formula="of:=[.C17]/[.B17]" office:value-type="float" office:value="0.0018080275" calcext:value-type="float">
            <text:p>0.0018080275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2.219858" calcext:value-type="float">
            <text:p>2.219858</text:p>
          </table:table-cell>
          <table:table-cell table:formula="of:=[.C18]/[.B18]" office:value-type="float" office:value="0.00170758307692308" calcext:value-type="float">
            <text:p>0.00170758307692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2.266508" calcext:value-type="float">
            <text:p>2.266508</text:p>
          </table:table-cell>
          <table:table-cell table:formula="of:=[.C19]/[.B19]" office:value-type="float" office:value="0.00161893428571429" calcext:value-type="float">
            <text:p>0.00161893428571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.308918" calcext:value-type="float">
            <text:p>2.308918</text:p>
          </table:table-cell>
          <table:table-cell table:formula="of:=[.C20]/[.B20]" office:value-type="float" office:value="0.00153927866666667" calcext:value-type="float">
            <text:p>0.001539278666667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2.362204" calcext:value-type="float">
            <text:p>2.362204</text:p>
          </table:table-cell>
          <table:table-cell table:formula="of:=[.C21]/[.B21]" office:value-type="float" office:value="0.0014763775" calcext:value-type="float">
            <text:p>0.0014763775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2.405277" calcext:value-type="float">
            <text:p>2.405277</text:p>
          </table:table-cell>
          <table:table-cell table:formula="of:=[.C22]/[.B22]" office:value-type="float" office:value="0.00141486882352941" calcext:value-type="float">
            <text:p>0.001414868823529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2.449024" calcext:value-type="float">
            <text:p>2.449024</text:p>
          </table:table-cell>
          <table:table-cell table:formula="of:=[.C23]/[.B23]" office:value-type="float" office:value="0.00136056888888889" calcext:value-type="float">
            <text:p>0.001360568888889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2.496491" calcext:value-type="float">
            <text:p>2.496491</text:p>
          </table:table-cell>
          <table:table-cell table:formula="of:=[.C24]/[.B24]" office:value-type="float" office:value="0.00131394263157895" calcext:value-type="float">
            <text:p>0.00131394263157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.538245" calcext:value-type="float">
            <text:p>2.538245</text:p>
          </table:table-cell>
          <table:table-cell table:formula="of:=[.C25]/[.B25]" office:value-type="float" office:value="0.0012691225" calcext:value-type="float">
            <text:p>0.001269122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.581688" calcext:value-type="float">
            <text:p>2.581688</text:p>
          </table:table-cell>
          <table:table-cell table:formula="of:=[.C26]/[.B26]" office:value-type="float" office:value="0.00122937523809524" calcext:value-type="float">
            <text:p>0.001229375238095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.623146" calcext:value-type="float">
            <text:p>2.623146</text:p>
          </table:table-cell>
          <table:table-cell table:formula="of:=[.C27]/[.B27]" office:value-type="float" office:value="0.00119233909090909" calcext:value-type="float">
            <text:p>0.001192339090909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2.663743" calcext:value-type="float">
            <text:p>2.663743</text:p>
          </table:table-cell>
          <table:table-cell table:formula="of:=[.C28]/[.B28]" office:value-type="float" office:value="0.00115814913043478" calcext:value-type="float">
            <text:p>0.001158149130435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.707781" calcext:value-type="float">
            <text:p>2.707781</text:p>
          </table:table-cell>
          <table:table-cell table:formula="of:=[.C29]/[.B29]" office:value-type="float" office:value="0.00112824208333333" calcext:value-type="float">
            <text:p>0.001128242083333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.75184" calcext:value-type="float">
            <text:p>2.75184</text:p>
          </table:table-cell>
          <table:table-cell table:formula="of:=[.C30]/[.B30]" office:value-type="float" office:value="0.001100736" calcext:value-type="float">
            <text:p>0.00110073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2.792694" calcext:value-type="float">
            <text:p>2.792694</text:p>
          </table:table-cell>
          <table:table-cell table:formula="of:=[.C31]/[.B31]" office:value-type="float" office:value="0.00107411307692308" calcext:value-type="float">
            <text:p>0.001074113076923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2.833292" calcext:value-type="float">
            <text:p>2.833292</text:p>
          </table:table-cell>
          <table:table-cell table:formula="of:=[.C32]/[.B32]" office:value-type="float" office:value="0.00104936740740741" calcext:value-type="float">
            <text:p>0.001049367407407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2.883946" calcext:value-type="float">
            <text:p>2.883946</text:p>
          </table:table-cell>
          <table:table-cell table:formula="of:=[.C33]/[.B33]" office:value-type="float" office:value="0.00102998071428571" calcext:value-type="float">
            <text:p>0.001029980714286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2.927784" calcext:value-type="float">
            <text:p>2.927784</text:p>
          </table:table-cell>
          <table:table-cell table:formula="of:=[.C34]/[.B34]" office:value-type="float" office:value="0.00100958068965517" calcext:value-type="float">
            <text:p>0.00100958068965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.968971" calcext:value-type="float">
            <text:p>2.968971</text:p>
          </table:table-cell>
          <table:table-cell table:formula="of:=[.C35]/[.B35]" office:value-type="float" office:value="0.000989657" calcext:value-type="float">
            <text:p>0.000989657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3.011263" calcext:value-type="float">
            <text:p>3.011263</text:p>
          </table:table-cell>
          <table:table-cell table:formula="of:=[.C36]/[.B36]" office:value-type="float" office:value="0.000971375161290323" calcext:value-type="float">
            <text:p>0.00097137516129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3.052412" calcext:value-type="float">
            <text:p>3.052412</text:p>
          </table:table-cell>
          <table:table-cell table:formula="of:=[.C37]/[.B37]" office:value-type="float" office:value="0.00095387875" calcext:value-type="float">
            <text:p>0.00095387875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3.093092" calcext:value-type="float">
            <text:p>3.093092</text:p>
          </table:table-cell>
          <table:table-cell table:formula="of:=[.C38]/[.B38]" office:value-type="float" office:value="0.000937300606060606" calcext:value-type="float">
            <text:p>0.000937300606061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3.134907" calcext:value-type="float">
            <text:p>3.134907</text:p>
          </table:table-cell>
          <table:table-cell table:formula="of:=[.C39]/[.B39]" office:value-type="float" office:value="0.000922031470588235" calcext:value-type="float">
            <text:p>0.000922031470588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3.175747" calcext:value-type="float">
            <text:p>3.175747</text:p>
          </table:table-cell>
          <table:table-cell table:formula="of:=[.C40]/[.B40]" office:value-type="float" office:value="0.000907356285714286" calcext:value-type="float">
            <text:p>0.000907356285714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3.21722" calcext:value-type="float">
            <text:p>3.21722</text:p>
          </table:table-cell>
          <table:table-cell table:formula="of:=[.C41]/[.B41]" office:value-type="float" office:value="0.000893672222222222" calcext:value-type="float">
            <text:p>0.000893672222222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3.271323" calcext:value-type="float">
            <text:p>3.271323</text:p>
          </table:table-cell>
          <table:table-cell table:formula="of:=[.C42]/[.B42]" office:value-type="float" office:value="0.000884141351351351" calcext:value-type="float">
            <text:p>0.000884141351351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3.318678" calcext:value-type="float">
            <text:p>3.318678</text:p>
          </table:table-cell>
          <table:table-cell table:formula="of:=[.C43]/[.B43]" office:value-type="float" office:value="0.000873336315789474" calcext:value-type="float">
            <text:p>0.000873336315789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3.359828" calcext:value-type="float">
            <text:p>3.359828</text:p>
          </table:table-cell>
          <table:table-cell table:formula="of:=[.C44]/[.B44]" office:value-type="float" office:value="0.000861494358974359" calcext:value-type="float">
            <text:p>0.000861494358974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.400542" calcext:value-type="float">
            <text:p>3.400542</text:p>
          </table:table-cell>
          <table:table-cell table:formula="of:=[.C45]/[.B45]" office:value-type="float" office:value="0.0008501355" calcext:value-type="float">
            <text:p>0.0008501355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3.451854" calcext:value-type="float">
            <text:p>3.451854</text:p>
          </table:table-cell>
          <table:table-cell table:formula="of:=[.C46]/[.B46]" office:value-type="float" office:value="0.000841915609756098" calcext:value-type="float">
            <text:p>0.000841915609756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3.494519" calcext:value-type="float">
            <text:p>3.494519</text:p>
          </table:table-cell>
          <table:table-cell table:formula="of:=[.C47]/[.B47]" office:value-type="float" office:value="0.000832028333333333" calcext:value-type="float">
            <text:p>0.000832028333333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3.544075" calcext:value-type="float">
            <text:p>3.544075</text:p>
          </table:table-cell>
          <table:table-cell table:formula="of:=[.C48]/[.B48]" office:value-type="float" office:value="0.000824203488372093" calcext:value-type="float">
            <text:p>0.000824203488372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3.586598" calcext:value-type="float">
            <text:p>3.586598</text:p>
          </table:table-cell>
          <table:table-cell table:formula="of:=[.C49]/[.B49]" office:value-type="float" office:value="0.000815135909090909" calcext:value-type="float">
            <text:p>0.000815135909091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3.628469" calcext:value-type="float">
            <text:p>3.628469</text:p>
          </table:table-cell>
          <table:table-cell table:formula="of:=[.C50]/[.B50]" office:value-type="float" office:value="0.000806326444444444" calcext:value-type="float">
            <text:p>0.000806326444444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3.678336" calcext:value-type="float">
            <text:p>3.678336</text:p>
          </table:table-cell>
          <table:table-cell table:formula="of:=[.C51]/[.B51]" office:value-type="float" office:value="0.000799638260869565" calcext:value-type="float">
            <text:p>0.00079963826087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3.720356" calcext:value-type="float">
            <text:p>3.720356</text:p>
          </table:table-cell>
          <table:table-cell table:formula="of:=[.C52]/[.B52]" office:value-type="float" office:value="0.000791565106382979" calcext:value-type="float">
            <text:p>0.000791565106383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3.760103" calcext:value-type="float">
            <text:p>3.760103</text:p>
          </table:table-cell>
          <table:table-cell table:formula="of:=[.C53]/[.B53]" office:value-type="float" office:value="0.000783354791666667" calcext:value-type="float">
            <text:p>0.000783354791667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3.799104" calcext:value-type="float">
            <text:p>3.799104</text:p>
          </table:table-cell>
          <table:table-cell table:formula="of:=[.C54]/[.B54]" office:value-type="float" office:value="0.000775327346938775" calcext:value-type="float">
            <text:p>0.00077532734693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.838398" calcext:value-type="float">
            <text:p>3.838398</text:p>
          </table:table-cell>
          <table:table-cell table:formula="of:=[.C55]/[.B55]" office:value-type="float" office:value="0.0007676796" calcext:value-type="float">
            <text:p>0.0007676796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3.8772" calcext:value-type="float">
            <text:p>3.8772</text:p>
          </table:table-cell>
          <table:table-cell table:formula="of:=[.C56]/[.B56]" office:value-type="float" office:value="0.000760235294117647" calcext:value-type="float">
            <text:p>0.000760235294118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3.935254" calcext:value-type="float">
            <text:p>3.935254</text:p>
          </table:table-cell>
          <table:table-cell table:formula="of:=[.C57]/[.B57]" office:value-type="float" office:value="0.000756779615384615" calcext:value-type="float">
            <text:p>0.000756779615385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4.009575" calcext:value-type="float">
            <text:p>4.009575</text:p>
          </table:table-cell>
          <table:table-cell table:formula="of:=[.C58]/[.B58]" office:value-type="float" office:value="0.00075652358490566" calcext:value-type="float">
            <text:p>0.000756523584906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4.049714" calcext:value-type="float">
            <text:p>4.049714</text:p>
          </table:table-cell>
          <table:table-cell table:formula="of:=[.C59]/[.B59]" office:value-type="float" office:value="0.000749947037037037" calcext:value-type="float">
            <text:p>0.000749947037037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4.109277" calcext:value-type="float">
            <text:p>4.109277</text:p>
          </table:table-cell>
          <table:table-cell table:formula="of:=[.C60]/[.B60]" office:value-type="float" office:value="0.000747141272727273" calcext:value-type="float">
            <text:p>0.000747141272727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4.152855" calcext:value-type="float">
            <text:p>4.152855</text:p>
          </table:table-cell>
          <table:table-cell table:formula="of:=[.C61]/[.B61]" office:value-type="float" office:value="0.00074158125" calcext:value-type="float">
            <text:p>0.00074158125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4.199665" calcext:value-type="float">
            <text:p>4.199665</text:p>
          </table:table-cell>
          <table:table-cell table:formula="of:=[.C62]/[.B62]" office:value-type="float" office:value="0.000736783333333333" calcext:value-type="float">
            <text:p>0.000736783333333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4.246853" calcext:value-type="float">
            <text:p>4.246853</text:p>
          </table:table-cell>
          <table:table-cell table:formula="of:=[.C63]/[.B63]" office:value-type="float" office:value="0.000732216034482759" calcext:value-type="float">
            <text:p>0.000732216034483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4.287668" calcext:value-type="float">
            <text:p>4.287668</text:p>
          </table:table-cell>
          <table:table-cell table:formula="of:=[.C64]/[.B64]" office:value-type="float" office:value="0.000726723389830508" calcext:value-type="float">
            <text:p>0.00072672338983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.336404" calcext:value-type="float">
            <text:p>4.336404</text:p>
          </table:table-cell>
          <table:table-cell table:formula="of:=[.C65]/[.B65]" office:value-type="float" office:value="0.000722734" calcext:value-type="float">
            <text:p>0.000722734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4.381791" calcext:value-type="float">
            <text:p>4.381791</text:p>
          </table:table-cell>
          <table:table-cell table:formula="of:=[.C66]/[.B66]" office:value-type="float" office:value="0.000718326393442623" calcext:value-type="float">
            <text:p>0.000718326393443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4.423508" calcext:value-type="float">
            <text:p>4.423508</text:p>
          </table:table-cell>
          <table:table-cell table:formula="of:=[.C67]/[.B67]" office:value-type="float" office:value="0.000713469032258065" calcext:value-type="float">
            <text:p>0.000713469032258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4.472416" calcext:value-type="float">
            <text:p>4.472416</text:p>
          </table:table-cell>
          <table:table-cell table:formula="of:=[.C68]/[.B68]" office:value-type="float" office:value="0.000709907301587301" calcext:value-type="float">
            <text:p>0.000709907301587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4.517218" calcext:value-type="float">
            <text:p>4.517218</text:p>
          </table:table-cell>
          <table:table-cell table:formula="of:=[.C69]/[.B69]" office:value-type="float" office:value="0.0007058153125" calcext:value-type="float">
            <text:p>0.000705815312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4.559031" calcext:value-type="float">
            <text:p>4.559031</text:p>
          </table:table-cell>
          <table:table-cell table:formula="of:=[.C70]/[.B70]" office:value-type="float" office:value="0.000701389384615385" calcext:value-type="float">
            <text:p>0.000701389384615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4.598706" calcext:value-type="float">
            <text:p>4.598706</text:p>
          </table:table-cell>
          <table:table-cell table:formula="of:=[.C71]/[.B71]" office:value-type="float" office:value="0.000696773636363636" calcext:value-type="float">
            <text:p>0.000696773636364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4.640148" calcext:value-type="float">
            <text:p>4.640148</text:p>
          </table:table-cell>
          <table:table-cell table:formula="of:=[.C72]/[.B72]" office:value-type="float" office:value="0.000692559402985075" calcext:value-type="float">
            <text:p>0.000692559402985</text:p>
          </table:table-cell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4.680261" calcext:value-type="float">
            <text:p>4.680261</text:p>
          </table:table-cell>
          <table:table-cell table:formula="of:=[.C73]/[.B73]" office:value-type="float" office:value="0.000688273676470588" calcext:value-type="float">
            <text:p>0.000688273676471</text:p>
          </table:table-cell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4.725416" calcext:value-type="float">
            <text:p>4.725416</text:p>
          </table:table-cell>
          <table:table-cell table:formula="of:=[.C74]/[.B74]" office:value-type="float" office:value="0.000684842898550725" calcext:value-type="float">
            <text:p>0.00068484289855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.775793" calcext:value-type="float">
            <text:p>4.775793</text:p>
          </table:table-cell>
          <table:table-cell table:formula="of:=[.C75]/[.B75]" office:value-type="float" office:value="0.000682256142857143" calcext:value-type="float">
            <text:p>0.000682256142857</text:p>
          </table:table-cell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4.818575" calcext:value-type="float">
            <text:p>4.818575</text:p>
          </table:table-cell>
          <table:table-cell table:formula="of:=[.C76]/[.B76]" office:value-type="float" office:value="0.000678672535211268" calcext:value-type="float">
            <text:p>0.000678672535211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4.860416" calcext:value-type="float">
            <text:p>4.860416</text:p>
          </table:table-cell>
          <table:table-cell table:formula="of:=[.C77]/[.B77]" office:value-type="float" office:value="0.000675057777777778" calcext:value-type="float">
            <text:p>0.000675057777778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4.89946" calcext:value-type="float">
            <text:p>4.89946</text:p>
          </table:table-cell>
          <table:table-cell table:formula="of:=[.C78]/[.B78]" office:value-type="float" office:value="0.000671158904109589" calcext:value-type="float">
            <text:p>0.00067115890411</text:p>
          </table:table-cell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4.937754" calcext:value-type="float">
            <text:p>4.937754</text:p>
          </table:table-cell>
          <table:table-cell table:formula="of:=[.C79]/[.B79]" office:value-type="float" office:value="0.000667264054054054" calcext:value-type="float">
            <text:p>0.000667264054054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4.975685" calcext:value-type="float">
            <text:p>4.975685</text:p>
          </table:table-cell>
          <table:table-cell table:formula="of:=[.C80]/[.B80]" office:value-type="float" office:value="0.000663424666666667" calcext:value-type="float">
            <text:p>0.000663424666667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5.01299" calcext:value-type="float">
            <text:p>5.01299</text:p>
          </table:table-cell>
          <table:table-cell table:formula="of:=[.C81]/[.B81]" office:value-type="float" office:value="0.000659603947368421" calcext:value-type="float">
            <text:p>0.000659603947368</text:p>
          </table:table-cell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5.054406" calcext:value-type="float">
            <text:p>5.054406</text:p>
          </table:table-cell>
          <table:table-cell table:formula="of:=[.C82]/[.B82]" office:value-type="float" office:value="0.000656416363636364" calcext:value-type="float">
            <text:p>0.000656416363636</text:p>
          </table:table-cell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5.093133" calcext:value-type="float">
            <text:p>5.093133</text:p>
          </table:table-cell>
          <table:table-cell table:formula="of:=[.C83]/[.B83]" office:value-type="float" office:value="0.000652965769230769" calcext:value-type="float">
            <text:p>0.000652965769231</text:p>
          </table:table-cell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5.131198" calcext:value-type="float">
            <text:p>5.131198</text:p>
          </table:table-cell>
          <table:table-cell table:formula="of:=[.C84]/[.B84]" office:value-type="float" office:value="0.000649518734177215" calcext:value-type="float">
            <text:p>0.000649518734177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5.179986" calcext:value-type="float">
            <text:p>5.179986</text:p>
          </table:table-cell>
          <table:table-cell table:formula="of:=[.C85]/[.B85]" office:value-type="float" office:value="0.00064749825" calcext:value-type="float">
            <text:p>0.00064749825</text:p>
          </table:table-cell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5.222432" calcext:value-type="float">
            <text:p>5.222432</text:p>
          </table:table-cell>
          <table:table-cell table:formula="of:=[.C86]/[.B86]" office:value-type="float" office:value="0.000644744691358025" calcext:value-type="float">
            <text:p>0.000644744691358</text:p>
          </table:table-cell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5.297064" calcext:value-type="float">
            <text:p>5.297064</text:p>
          </table:table-cell>
          <table:table-cell table:formula="of:=[.C87]/[.B87]" office:value-type="float" office:value="0.000645983414634146" calcext:value-type="float">
            <text:p>0.000645983414634</text:p>
          </table:table-cell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5.34164" calcext:value-type="float">
            <text:p>5.34164</text:p>
          </table:table-cell>
          <table:table-cell table:formula="of:=[.C88]/[.B88]" office:value-type="float" office:value="0.000643571084337349" calcext:value-type="float">
            <text:p>0.000643571084337</text:p>
          </table:table-cell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5.380007" calcext:value-type="float">
            <text:p>5.380007</text:p>
          </table:table-cell>
          <table:table-cell table:formula="of:=[.C89]/[.B89]" office:value-type="float" office:value="0.000640477023809524" calcext:value-type="float">
            <text:p>0.00064047702381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5.418001" calcext:value-type="float">
            <text:p>5.418001</text:p>
          </table:table-cell>
          <table:table-cell table:formula="of:=[.C90]/[.B90]" office:value-type="float" office:value="0.000637411882352941" calcext:value-type="float">
            <text:p>0.000637411882353</text:p>
          </table:table-cell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5.458317" calcext:value-type="float">
            <text:p>5.458317</text:p>
          </table:table-cell>
          <table:table-cell table:formula="of:=[.C91]/[.B91]" office:value-type="float" office:value="0.000634688023255814" calcext:value-type="float">
            <text:p>0.000634688023256</text:p>
          </table:table-cell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5.498608" calcext:value-type="float">
            <text:p>5.498608</text:p>
          </table:table-cell>
          <table:table-cell table:formula="of:=[.C92]/[.B92]" office:value-type="float" office:value="0.000632023908045977" calcext:value-type="float">
            <text:p>0.000632023908046</text:p>
          </table:table-cell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5.538063" calcext:value-type="float">
            <text:p>5.538063</text:p>
          </table:table-cell>
          <table:table-cell table:formula="of:=[.C93]/[.B93]" office:value-type="float" office:value="0.000629325340909091" calcext:value-type="float">
            <text:p>0.000629325340909</text:p>
          </table:table-cell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5.576129" calcext:value-type="float">
            <text:p>5.576129</text:p>
          </table:table-cell>
          <table:table-cell table:formula="of:=[.C94]/[.B94]" office:value-type="float" office:value="0.000626531348314607" calcext:value-type="float">
            <text:p>0.000626531348315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5.614355" calcext:value-type="float">
            <text:p>5.614355</text:p>
          </table:table-cell>
          <table:table-cell table:formula="of:=[.C95]/[.B95]" office:value-type="float" office:value="0.000623817222222222" calcext:value-type="float">
            <text:p>0.000623817222222</text:p>
          </table:table-cell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5.651965" calcext:value-type="float">
            <text:p>5.651965</text:p>
          </table:table-cell>
          <table:table-cell table:formula="of:=[.C96]/[.B96]" office:value-type="float" office:value="0.000621095054945055" calcext:value-type="float">
            <text:p>0.000621095054945</text:p>
          </table:table-cell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5.698867" calcext:value-type="float">
            <text:p>5.698867</text:p>
          </table:table-cell>
          <table:table-cell table:formula="of:=[.C97]/[.B97]" office:value-type="float" office:value="0.000619442065217391" calcext:value-type="float">
            <text:p>0.000619442065217</text:p>
          </table:table-cell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5.741744" calcext:value-type="float">
            <text:p>5.741744</text:p>
          </table:table-cell>
          <table:table-cell table:formula="of:=[.C98]/[.B98]" office:value-type="float" office:value="0.000617391827956989" calcext:value-type="float">
            <text:p>0.000617391827957</text:p>
          </table:table-cell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5.780002" calcext:value-type="float">
            <text:p>5.780002</text:p>
          </table:table-cell>
          <table:table-cell table:formula="of:=[.C99]/[.B99]" office:value-type="float" office:value="0.000614893829787234" calcext:value-type="float">
            <text:p>0.00061489382978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5.819724" calcext:value-type="float">
            <text:p>5.819724</text:p>
          </table:table-cell>
          <table:table-cell table:formula="of:=[.C100]/[.B100]" office:value-type="float" office:value="0.000612602526315789" calcext:value-type="float">
            <text:p>0.000612602526316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5.857736" calcext:value-type="float">
            <text:p>5.857736</text:p>
          </table:table-cell>
          <table:table-cell table:formula="of:=[.C101]/[.B101]" office:value-type="float" office:value="0.000610180833333333" calcext:value-type="float">
            <text:p>0.000610180833333</text:p>
          </table:table-cell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5.897006" calcext:value-type="float">
            <text:p>5.897006</text:p>
          </table:table-cell>
          <table:table-cell table:formula="of:=[.C102]/[.B102]" office:value-type="float" office:value="0.000607938762886598" calcext:value-type="float">
            <text:p>0.000607938762887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5.936559" calcext:value-type="float">
            <text:p>5.936559</text:p>
          </table:table-cell>
          <table:table-cell table:formula="of:=[.C103]/[.B103]" office:value-type="float" office:value="0.000605771326530612" calcext:value-type="float">
            <text:p>0.000605771326531</text:p>
          </table:table-cell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5.974402" calcext:value-type="float">
            <text:p>5.974402</text:p>
          </table:table-cell>
          <table:table-cell table:formula="of:=[.C104]/[.B104]" office:value-type="float" office:value="0.00060347494949495" calcext:value-type="float">
            <text:p>0.00060347494949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.011346" calcext:value-type="float">
            <text:p>6.011346</text:p>
          </table:table-cell>
          <table:table-cell table:formula="of:=[.C105]/[.B105]" office:value-type="float" office:value="0.0006011346" calcext:value-type="float">
            <text:p>0.0006011346</text:p>
          </table:table-cell>
        </table:table-row>
        <table:table-row table:style-name="ro1">
          <table:table-cell/>
          <table:table-cell office:value-type="float" office:value="10100" calcext:value-type="float">
            <text:p>10100</text:p>
          </table:table-cell>
          <table:table-cell office:value-type="float" office:value="6.058079" calcext:value-type="float">
            <text:p>6.058079</text:p>
          </table:table-cell>
          <table:table-cell table:formula="of:=[.C106]/[.B106]" office:value-type="float" office:value="0.000599809801980198" calcext:value-type="float">
            <text:p>0.00059980980198</text:p>
          </table:table-cell>
        </table:table-row>
        <table:table-row table:style-name="ro1">
          <table:table-cell/>
          <table:table-cell office:value-type="float" office:value="10200" calcext:value-type="float">
            <text:p>10200</text:p>
          </table:table-cell>
          <table:table-cell office:value-type="float" office:value="6.100753" calcext:value-type="float">
            <text:p>6.100753</text:p>
          </table:table-cell>
          <table:table-cell table:formula="of:=[.C107]/[.B107]" office:value-type="float" office:value="0.000598113039215686" calcext:value-type="float">
            <text:p>0.000598113039216</text:p>
          </table:table-cell>
        </table:table-row>
        <table:table-row table:style-name="ro1">
          <table:table-cell/>
          <table:table-cell office:value-type="float" office:value="10300" calcext:value-type="float">
            <text:p>10300</text:p>
          </table:table-cell>
          <table:table-cell office:value-type="float" office:value="6.139627" calcext:value-type="float">
            <text:p>6.139627</text:p>
          </table:table-cell>
          <table:table-cell table:formula="of:=[.C108]/[.B108]" office:value-type="float" office:value="0.000596080291262136" calcext:value-type="float">
            <text:p>0.000596080291262</text:p>
          </table:table-cell>
        </table:table-row>
        <table:table-row table:style-name="ro1">
          <table:table-cell/>
          <table:table-cell office:value-type="float" office:value="10400" calcext:value-type="float">
            <text:p>10400</text:p>
          </table:table-cell>
          <table:table-cell office:value-type="float" office:value="6.180304" calcext:value-type="float">
            <text:p>6.180304</text:p>
          </table:table-cell>
          <table:table-cell table:formula="of:=[.C109]/[.B109]" office:value-type="float" office:value="0.00059426" calcext:value-type="float">
            <text:p>0.00059426</text:p>
          </table:table-cell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6.220229" calcext:value-type="float">
            <text:p>6.220229</text:p>
          </table:table-cell>
          <table:table-cell table:formula="of:=[.C110]/[.B110]" office:value-type="float" office:value="0.000592402761904762" calcext:value-type="float">
            <text:p>0.000592402761905</text:p>
          </table:table-cell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6.260502" calcext:value-type="float">
            <text:p>6.260502</text:p>
          </table:table-cell>
          <table:table-cell table:formula="of:=[.C111]/[.B111]" office:value-type="float" office:value="0.000590613396226415" calcext:value-type="float">
            <text:p>0.000590613396226</text:p>
          </table:table-cell>
        </table:table-row>
        <table:table-row table:style-name="ro1">
          <table:table-cell/>
          <table:table-cell office:value-type="float" office:value="10700" calcext:value-type="float">
            <text:p>10700</text:p>
          </table:table-cell>
          <table:table-cell office:value-type="float" office:value="6.308501" calcext:value-type="float">
            <text:p>6.308501</text:p>
          </table:table-cell>
          <table:table-cell table:formula="of:=[.C112]/[.B112]" office:value-type="float" office:value="0.00058957953271028" calcext:value-type="float">
            <text:p>0.00058957953271</text:p>
          </table:table-cell>
        </table:table-row>
        <table:table-row table:style-name="ro1">
          <table:table-cell/>
          <table:table-cell office:value-type="float" office:value="10800" calcext:value-type="float">
            <text:p>10800</text:p>
          </table:table-cell>
          <table:table-cell office:value-type="float" office:value="6.349736" calcext:value-type="float">
            <text:p>6.349736</text:p>
          </table:table-cell>
          <table:table-cell table:formula="of:=[.C113]/[.B113]" office:value-type="float" office:value="0.000587938518518519" calcext:value-type="float">
            <text:p>0.000587938518519</text:p>
          </table:table-cell>
        </table:table-row>
        <table:table-row table:style-name="ro1">
          <table:table-cell/>
          <table:table-cell office:value-type="float" office:value="10900" calcext:value-type="float">
            <text:p>10900</text:p>
          </table:table-cell>
          <table:table-cell office:value-type="float" office:value="6.387745" calcext:value-type="float">
            <text:p>6.387745</text:p>
          </table:table-cell>
          <table:table-cell table:formula="of:=[.C114]/[.B114]" office:value-type="float" office:value="0.000586031651376147" calcext:value-type="float">
            <text:p>0.000586031651376</text:p>
          </table:table-cell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6.424612" calcext:value-type="float">
            <text:p>6.424612</text:p>
          </table:table-cell>
          <table:table-cell table:formula="of:=[.C115]/[.B115]" office:value-type="float" office:value="0.000584055636363636" calcext:value-type="float">
            <text:p>0.000584055636364</text:p>
          </table:table-cell>
        </table:table-row>
        <table:table-row table:style-name="ro1">
          <table:table-cell/>
          <table:table-cell office:value-type="float" office:value="11100" calcext:value-type="float">
            <text:p>11100</text:p>
          </table:table-cell>
          <table:table-cell office:value-type="float" office:value="6.461287" calcext:value-type="float">
            <text:p>6.461287</text:p>
          </table:table-cell>
          <table:table-cell table:formula="of:=[.C116]/[.B116]" office:value-type="float" office:value="0.000582097927927928" calcext:value-type="float">
            <text:p>0.000582097927928</text:p>
          </table:table-cell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office:value-type="float" office:value="6.500355" calcext:value-type="float">
            <text:p>6.500355</text:p>
          </table:table-cell>
          <table:table-cell table:formula="of:=[.C117]/[.B117]" office:value-type="float" office:value="0.000580388839285714" calcext:value-type="float">
            <text:p>0.000580388839286</text:p>
          </table:table-cell>
        </table:table-row>
        <table:table-row table:style-name="ro1">
          <table:table-cell/>
          <table:table-cell office:value-type="float" office:value="11300" calcext:value-type="float">
            <text:p>11300</text:p>
          </table:table-cell>
          <table:table-cell office:value-type="float" office:value="6.538524" calcext:value-type="float">
            <text:p>6.538524</text:p>
          </table:table-cell>
          <table:table-cell table:formula="of:=[.C118]/[.B118]" office:value-type="float" office:value="0.000578630442477876" calcext:value-type="float">
            <text:p>0.000578630442478</text:p>
          </table:table-cell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6.57802" calcext:value-type="float">
            <text:p>6.57802</text:p>
          </table:table-cell>
          <table:table-cell table:formula="of:=[.C119]/[.B119]" office:value-type="float" office:value="0.000577019298245614" calcext:value-type="float">
            <text:p>0.000577019298246</text:p>
          </table:table-cell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6.615693" calcext:value-type="float">
            <text:p>6.615693</text:p>
          </table:table-cell>
          <table:table-cell table:formula="of:=[.C120]/[.B120]" office:value-type="float" office:value="0.000575277652173913" calcext:value-type="float">
            <text:p>0.000575277652174</text:p>
          </table:table-cell>
        </table:table-row>
        <table:table-row table:style-name="ro1">
          <table:table-cell/>
          <table:table-cell office:value-type="float" office:value="11600" calcext:value-type="float">
            <text:p>11600</text:p>
          </table:table-cell>
          <table:table-cell office:value-type="float" office:value="6.654296" calcext:value-type="float">
            <text:p>6.654296</text:p>
          </table:table-cell>
          <table:table-cell table:formula="of:=[.C121]/[.B121]" office:value-type="float" office:value="0.000573646206896552" calcext:value-type="float">
            <text:p>0.000573646206897</text:p>
          </table:table-cell>
        </table:table-row>
        <table:table-row table:style-name="ro1">
          <table:table-cell/>
          <table:table-cell office:value-type="float" office:value="11700" calcext:value-type="float">
            <text:p>11700</text:p>
          </table:table-cell>
          <table:table-cell office:value-type="float" office:value="6.690917" calcext:value-type="float">
            <text:p>6.690917</text:p>
          </table:table-cell>
          <table:table-cell table:formula="of:=[.C122]/[.B122]" office:value-type="float" office:value="0.000571873247863248" calcext:value-type="float">
            <text:p>0.000571873247863</text:p>
          </table:table-cell>
        </table:table-row>
        <table:table-row table:style-name="ro1">
          <table:table-cell/>
          <table:table-cell office:value-type="float" office:value="11800" calcext:value-type="float">
            <text:p>11800</text:p>
          </table:table-cell>
          <table:table-cell office:value-type="float" office:value="6.729857" calcext:value-type="float">
            <text:p>6.729857</text:p>
          </table:table-cell>
          <table:table-cell table:formula="of:=[.C123]/[.B123]" office:value-type="float" office:value="0.00057032686440678" calcext:value-type="float">
            <text:p>0.000570326864407</text:p>
          </table:table-cell>
        </table:table-row>
        <table:table-row table:style-name="ro1">
          <table:table-cell/>
          <table:table-cell office:value-type="float" office:value="11900" calcext:value-type="float">
            <text:p>11900</text:p>
          </table:table-cell>
          <table:table-cell office:value-type="float" office:value="6.768521" calcext:value-type="float">
            <text:p>6.768521</text:p>
          </table:table-cell>
          <table:table-cell table:formula="of:=[.C124]/[.B124]" office:value-type="float" office:value="0.000568783277310924" calcext:value-type="float">
            <text:p>0.00056878327731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6.805983" calcext:value-type="float">
            <text:p>6.805983</text:p>
          </table:table-cell>
          <table:table-cell table:formula="of:=[.C125]/[.B125]" office:value-type="float" office:value="0.00056716525" calcext:value-type="float">
            <text:p>0.00056716525</text:p>
          </table:table-cell>
        </table:table-row>
        <table:table-row table:style-name="ro1">
          <table:table-cell/>
          <table:table-cell office:value-type="float" office:value="12100" calcext:value-type="float">
            <text:p>12100</text:p>
          </table:table-cell>
          <table:table-cell office:value-type="float" office:value="6.842212" calcext:value-type="float">
            <text:p>6.842212</text:p>
          </table:table-cell>
          <table:table-cell table:formula="of:=[.C126]/[.B126]" office:value-type="float" office:value="0.000565472066115702" calcext:value-type="float">
            <text:p>0.000565472066116</text:p>
          </table:table-cell>
        </table:table-row>
        <table:table-row table:style-name="ro1">
          <table:table-cell/>
          <table:table-cell office:value-type="float" office:value="12200" calcext:value-type="float">
            <text:p>12200</text:p>
          </table:table-cell>
          <table:table-cell office:value-type="float" office:value="6.890423" calcext:value-type="float">
            <text:p>6.890423</text:p>
          </table:table-cell>
          <table:table-cell table:formula="of:=[.C127]/[.B127]" office:value-type="float" office:value="0.000564788770491803" calcext:value-type="float">
            <text:p>0.000564788770492</text:p>
          </table:table-cell>
        </table:table-row>
        <table:table-row table:style-name="ro1">
          <table:table-cell/>
          <table:table-cell office:value-type="float" office:value="12300" calcext:value-type="float">
            <text:p>12300</text:p>
          </table:table-cell>
          <table:table-cell office:value-type="float" office:value="6.931221" calcext:value-type="float">
            <text:p>6.931221</text:p>
          </table:table-cell>
          <table:table-cell table:formula="of:=[.C128]/[.B128]" office:value-type="float" office:value="0.000563513902439024" calcext:value-type="float">
            <text:p>0.000563513902439</text:p>
          </table:table-cell>
        </table:table-row>
        <table:table-row table:style-name="ro1">
          <table:table-cell/>
          <table:table-cell office:value-type="float" office:value="12400" calcext:value-type="float">
            <text:p>12400</text:p>
          </table:table-cell>
          <table:table-cell office:value-type="float" office:value="6.975516" calcext:value-type="float">
            <text:p>6.975516</text:p>
          </table:table-cell>
          <table:table-cell table:formula="of:=[.C129]/[.B129]" office:value-type="float" office:value="0.000562541612903226" calcext:value-type="float">
            <text:p>0.000562541612903</text:p>
          </table:table-cell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7.022189" calcext:value-type="float">
            <text:p>7.022189</text:p>
          </table:table-cell>
          <table:table-cell table:formula="of:=[.C130]/[.B130]" office:value-type="float" office:value="0.00056177512" calcext:value-type="float">
            <text:p>0.00056177512</text:p>
          </table:table-cell>
        </table:table-row>
        <table:table-row table:style-name="ro1">
          <table:table-cell/>
          <table:table-cell office:value-type="float" office:value="12600" calcext:value-type="float">
            <text:p>12600</text:p>
          </table:table-cell>
          <table:table-cell office:value-type="float" office:value="7.064502" calcext:value-type="float">
            <text:p>7.064502</text:p>
          </table:table-cell>
          <table:table-cell table:formula="of:=[.C131]/[.B131]" office:value-type="float" office:value="0.000560674761904762" calcext:value-type="float">
            <text:p>0.000560674761905</text:p>
          </table:table-cell>
        </table:table-row>
        <table:table-row table:style-name="ro1">
          <table:table-cell/>
          <table:table-cell office:value-type="float" office:value="12700" calcext:value-type="float">
            <text:p>12700</text:p>
          </table:table-cell>
          <table:table-cell office:value-type="float" office:value="7.103096" calcext:value-type="float">
            <text:p>7.103096</text:p>
          </table:table-cell>
          <table:table-cell table:formula="of:=[.C132]/[.B132]" office:value-type="float" office:value="0.000559298897637795" calcext:value-type="float">
            <text:p>0.000559298897638</text:p>
          </table:table-cell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float" office:value="7.163085" calcext:value-type="float">
            <text:p>7.163085</text:p>
          </table:table-cell>
          <table:table-cell table:formula="of:=[.C133]/[.B133]" office:value-type="float" office:value="0.000559616015625" calcext:value-type="float">
            <text:p>0.000559616015625</text:p>
          </table:table-cell>
        </table:table-row>
        <table:table-row table:style-name="ro1">
          <table:table-cell/>
          <table:table-cell office:value-type="float" office:value="12900" calcext:value-type="float">
            <text:p>12900</text:p>
          </table:table-cell>
          <table:table-cell office:value-type="float" office:value="7.200612" calcext:value-type="float">
            <text:p>7.200612</text:p>
          </table:table-cell>
          <table:table-cell table:formula="of:=[.C134]/[.B134]" office:value-type="float" office:value="0.000558186976744186" calcext:value-type="float">
            <text:p>0.000558186976744</text:p>
          </table:table-cell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7.239407" calcext:value-type="float">
            <text:p>7.239407</text:p>
          </table:table-cell>
          <table:table-cell table:formula="of:=[.C135]/[.B135]" office:value-type="float" office:value="0.000556877461538462" calcext:value-type="float">
            <text:p>0.000556877461538</text:p>
          </table:table-cell>
        </table:table-row>
        <table:table-row table:style-name="ro1">
          <table:table-cell/>
          <table:table-cell office:value-type="float" office:value="13100" calcext:value-type="float">
            <text:p>13100</text:p>
          </table:table-cell>
          <table:table-cell office:value-type="float" office:value="7.275791" calcext:value-type="float">
            <text:p>7.275791</text:p>
          </table:table-cell>
          <table:table-cell table:formula="of:=[.C136]/[.B136]" office:value-type="float" office:value="0.000555403893129771" calcext:value-type="float">
            <text:p>0.00055540389313</text:p>
          </table:table-cell>
        </table:table-row>
        <table:table-row table:style-name="ro1">
          <table:table-cell/>
          <table:table-cell office:value-type="float" office:value="13200" calcext:value-type="float">
            <text:p>13200</text:p>
          </table:table-cell>
          <table:table-cell office:value-type="float" office:value="7.312097" calcext:value-type="float">
            <text:p>7.312097</text:p>
          </table:table-cell>
          <table:table-cell table:formula="of:=[.C137]/[.B137]" office:value-type="float" office:value="0.000553946742424242" calcext:value-type="float">
            <text:p>0.000553946742424</text:p>
          </table:table-cell>
        </table:table-row>
        <table:table-row table:style-name="ro1">
          <table:table-cell/>
          <table:table-cell office:value-type="float" office:value="13300" calcext:value-type="float">
            <text:p>13300</text:p>
          </table:table-cell>
          <table:table-cell office:value-type="float" office:value="7.348575" calcext:value-type="float">
            <text:p>7.348575</text:p>
          </table:table-cell>
          <table:table-cell table:formula="of:=[.C138]/[.B138]" office:value-type="float" office:value="0.000552524436090226" calcext:value-type="float">
            <text:p>0.00055252443609</text:p>
          </table:table-cell>
        </table:table-row>
        <table:table-row table:style-name="ro1">
          <table:table-cell/>
          <table:table-cell office:value-type="float" office:value="13400" calcext:value-type="float">
            <text:p>13400</text:p>
          </table:table-cell>
          <table:table-cell office:value-type="float" office:value="7.388898" calcext:value-type="float">
            <text:p>7.388898</text:p>
          </table:table-cell>
          <table:table-cell table:formula="of:=[.C139]/[.B139]" office:value-type="float" office:value="0.000551410298507463" calcext:value-type="float">
            <text:p>0.000551410298507</text:p>
          </table:table-cell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7.425821" calcext:value-type="float">
            <text:p>7.425821</text:p>
          </table:table-cell>
          <table:table-cell table:formula="of:=[.C140]/[.B140]" office:value-type="float" office:value="0.000550060814814815" calcext:value-type="float">
            <text:p>0.000550060814815</text:p>
          </table:table-cell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office:value-type="float" office:value="7.469175" calcext:value-type="float">
            <text:p>7.469175</text:p>
          </table:table-cell>
          <table:table-cell table:formula="of:=[.C141]/[.B141]" office:value-type="float" office:value="0.000549204044117647" calcext:value-type="float">
            <text:p>0.000549204044118</text:p>
          </table:table-cell>
        </table:table-row>
        <table:table-row table:style-name="ro1">
          <table:table-cell/>
          <table:table-cell office:value-type="float" office:value="13700" calcext:value-type="float">
            <text:p>13700</text:p>
          </table:table-cell>
          <table:table-cell office:value-type="float" office:value="7.50664" calcext:value-type="float">
            <text:p>7.50664</text:p>
          </table:table-cell>
          <table:table-cell table:formula="of:=[.C142]/[.B142]" office:value-type="float" office:value="0.000547929927007299" calcext:value-type="float">
            <text:p>0.000547929927007</text:p>
          </table:table-cell>
        </table:table-row>
        <table:table-row table:style-name="ro1">
          <table:table-cell/>
          <table:table-cell office:value-type="float" office:value="13800" calcext:value-type="float">
            <text:p>13800</text:p>
          </table:table-cell>
          <table:table-cell office:value-type="float" office:value="7.542822" calcext:value-type="float">
            <text:p>7.542822</text:p>
          </table:table-cell>
          <table:table-cell table:formula="of:=[.C143]/[.B143]" office:value-type="float" office:value="0.000546581304347826" calcext:value-type="float">
            <text:p>0.000546581304348</text:p>
          </table:table-cell>
        </table:table-row>
        <table:table-row table:style-name="ro1">
          <table:table-cell/>
          <table:table-cell office:value-type="float" office:value="13900" calcext:value-type="float">
            <text:p>13900</text:p>
          </table:table-cell>
          <table:table-cell office:value-type="float" office:value="7.579065" calcext:value-type="float">
            <text:p>7.579065</text:p>
          </table:table-cell>
          <table:table-cell table:formula="of:=[.C144]/[.B144]" office:value-type="float" office:value="0.000545256474820144" calcext:value-type="float">
            <text:p>0.00054525647482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7.615302" calcext:value-type="float">
            <text:p>7.615302</text:p>
          </table:table-cell>
          <table:table-cell table:formula="of:=[.C145]/[.B145]" office:value-type="float" office:value="0.000543950142857143" calcext:value-type="float">
            <text:p>0.000543950142857</text:p>
          </table:table-cell>
        </table:table-row>
        <table:table-row table:style-name="ro1">
          <table:table-cell/>
          <table:table-cell office:value-type="float" office:value="14100" calcext:value-type="float">
            <text:p>14100</text:p>
          </table:table-cell>
          <table:table-cell office:value-type="float" office:value="7.651581" calcext:value-type="float">
            <text:p>7.651581</text:p>
          </table:table-cell>
          <table:table-cell table:formula="of:=[.C146]/[.B146]" office:value-type="float" office:value="0.000542665319148936" calcext:value-type="float">
            <text:p>0.000542665319149</text:p>
          </table:table-cell>
        </table:table-row>
        <table:table-row table:style-name="ro1">
          <table:table-cell/>
          <table:table-cell office:value-type="float" office:value="14200" calcext:value-type="float">
            <text:p>14200</text:p>
          </table:table-cell>
          <table:table-cell office:value-type="float" office:value="7.687063" calcext:value-type="float">
            <text:p>7.687063</text:p>
          </table:table-cell>
          <table:table-cell table:formula="of:=[.C147]/[.B147]" office:value-type="float" office:value="0.000541342464788732" calcext:value-type="float">
            <text:p>0.000541342464789</text:p>
          </table:table-cell>
        </table:table-row>
        <table:table-row table:style-name="ro1">
          <table:table-cell/>
          <table:table-cell office:value-type="float" office:value="14300" calcext:value-type="float">
            <text:p>14300</text:p>
          </table:table-cell>
          <table:table-cell office:value-type="float" office:value="7.722822" calcext:value-type="float">
            <text:p>7.722822</text:p>
          </table:table-cell>
          <table:table-cell table:formula="of:=[.C148]/[.B148]" office:value-type="float" office:value="0.000540057482517483" calcext:value-type="float">
            <text:p>0.000540057482517</text:p>
          </table:table-cell>
        </table:table-row>
        <table:table-row table:style-name="ro1">
          <table:table-cell/>
          <table:table-cell office:value-type="float" office:value="14400" calcext:value-type="float">
            <text:p>14400</text:p>
          </table:table-cell>
          <table:table-cell office:value-type="float" office:value="7.760266" calcext:value-type="float">
            <text:p>7.760266</text:p>
          </table:table-cell>
          <table:table-cell table:formula="of:=[.C149]/[.B149]" office:value-type="float" office:value="0.000538907361111111" calcext:value-type="float">
            <text:p>0.000538907361111</text:p>
          </table:table-cell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7.797001" calcext:value-type="float">
            <text:p>7.797001</text:p>
          </table:table-cell>
          <table:table-cell table:formula="of:=[.C150]/[.B150]" office:value-type="float" office:value="0.000537724206896552" calcext:value-type="float">
            <text:p>0.000537724206897</text:p>
          </table:table-cell>
        </table:table-row>
        <table:table-row table:style-name="ro1">
          <table:table-cell/>
          <table:table-cell office:value-type="float" office:value="14600" calcext:value-type="float">
            <text:p>14600</text:p>
          </table:table-cell>
          <table:table-cell office:value-type="float" office:value="7.835931" calcext:value-type="float">
            <text:p>7.835931</text:p>
          </table:table-cell>
          <table:table-cell table:formula="of:=[.C151]/[.B151]" office:value-type="float" office:value="0.000536707602739726" calcext:value-type="float">
            <text:p>0.00053670760274</text:p>
          </table:table-cell>
        </table:table-row>
        <table:table-row table:style-name="ro1">
          <table:table-cell/>
          <table:table-cell office:value-type="float" office:value="14700" calcext:value-type="float">
            <text:p>14700</text:p>
          </table:table-cell>
          <table:table-cell office:value-type="float" office:value="7.875412" calcext:value-type="float">
            <text:p>7.875412</text:p>
          </table:table-cell>
          <table:table-cell table:formula="of:=[.C152]/[.B152]" office:value-type="float" office:value="0.00053574231292517" calcext:value-type="float">
            <text:p>0.000535742312925</text:p>
          </table:table-cell>
        </table:table-row>
        <table:table-row table:style-name="ro1">
          <table:table-cell/>
          <table:table-cell office:value-type="float" office:value="14800" calcext:value-type="float">
            <text:p>14800</text:p>
          </table:table-cell>
          <table:table-cell office:value-type="float" office:value="7.911302" calcext:value-type="float">
            <text:p>7.911302</text:p>
          </table:table-cell>
          <table:table-cell table:formula="of:=[.C153]/[.B153]" office:value-type="float" office:value="0.000534547432432432" calcext:value-type="float">
            <text:p>0.000534547432432</text:p>
          </table:table-cell>
        </table:table-row>
        <table:table-row table:style-name="ro1">
          <table:table-cell/>
          <table:table-cell office:value-type="float" office:value="14900" calcext:value-type="float">
            <text:p>14900</text:p>
          </table:table-cell>
          <table:table-cell office:value-type="float" office:value="7.946895" calcext:value-type="float">
            <text:p>7.946895</text:p>
          </table:table-cell>
          <table:table-cell table:formula="of:=[.C154]/[.B154]" office:value-type="float" office:value="0.000533348657718121" calcext:value-type="float">
            <text:p>0.000533348657718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7.98705" calcext:value-type="float">
            <text:p>7.98705</text:p>
          </table:table-cell>
          <table:table-cell table:formula="of:=[.C155]/[.B155]" office:value-type="float" office:value="0.00053247" calcext:value-type="float">
            <text:p>0.00053247</text:p>
          </table:table-cell>
        </table:table-row>
        <table:table-row table:style-name="ro1">
          <table:table-cell/>
          <table:table-cell office:value-type="float" office:value="15100" calcext:value-type="float">
            <text:p>15100</text:p>
          </table:table-cell>
          <table:table-cell office:value-type="float" office:value="8.023394" calcext:value-type="float">
            <text:p>8.023394</text:p>
          </table:table-cell>
          <table:table-cell table:formula="of:=[.C156]/[.B156]" office:value-type="float" office:value="0.00053135059602649" calcext:value-type="float">
            <text:p>0.000531350596026</text:p>
          </table:table-cell>
        </table:table-row>
        <table:table-row table:style-name="ro1">
          <table:table-cell/>
          <table:table-cell office:value-type="float" office:value="15200" calcext:value-type="float">
            <text:p>15200</text:p>
          </table:table-cell>
          <table:table-cell office:value-type="float" office:value="8.059146" calcext:value-type="float">
            <text:p>8.059146</text:p>
          </table:table-cell>
          <table:table-cell table:formula="of:=[.C157]/[.B157]" office:value-type="float" office:value="0.000530206973684211" calcext:value-type="float">
            <text:p>0.000530206973684</text:p>
          </table:table-cell>
        </table:table-row>
        <table:table-row table:style-name="ro1">
          <table:table-cell/>
          <table:table-cell office:value-type="float" office:value="15300" calcext:value-type="float">
            <text:p>15300</text:p>
          </table:table-cell>
          <table:table-cell office:value-type="float" office:value="8.094989" calcext:value-type="float">
            <text:p>8.094989</text:p>
          </table:table-cell>
          <table:table-cell table:formula="of:=[.C158]/[.B158]" office:value-type="float" office:value="0.000529084248366013" calcext:value-type="float">
            <text:p>0.000529084248366</text:p>
          </table:table-cell>
        </table:table-row>
        <table:table-row table:style-name="ro1">
          <table:table-cell/>
          <table:table-cell office:value-type="float" office:value="15400" calcext:value-type="float">
            <text:p>15400</text:p>
          </table:table-cell>
          <table:table-cell office:value-type="float" office:value="8.132132" calcext:value-type="float">
            <text:p>8.132132</text:p>
          </table:table-cell>
          <table:table-cell table:formula="of:=[.C159]/[.B159]" office:value-type="float" office:value="0.000528060519480519" calcext:value-type="float">
            <text:p>0.000528060519481</text:p>
          </table:table-cell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8.168832" calcext:value-type="float">
            <text:p>8.168832</text:p>
          </table:table-cell>
          <table:table-cell table:formula="of:=[.C160]/[.B160]" office:value-type="float" office:value="0.000527021419354839" calcext:value-type="float">
            <text:p>0.000527021419355</text:p>
          </table:table-cell>
        </table:table-row>
        <table:table-row table:style-name="ro1">
          <table:table-cell/>
          <table:table-cell office:value-type="float" office:value="15600" calcext:value-type="float">
            <text:p>15600</text:p>
          </table:table-cell>
          <table:table-cell office:value-type="float" office:value="8.204402" calcext:value-type="float">
            <text:p>8.204402</text:p>
          </table:table-cell>
          <table:table-cell table:formula="of:=[.C161]/[.B161]" office:value-type="float" office:value="0.000525923205128205" calcext:value-type="float">
            <text:p>0.000525923205128</text:p>
          </table:table-cell>
        </table:table-row>
        <table:table-row table:style-name="ro1">
          <table:table-cell/>
          <table:table-cell office:value-type="float" office:value="15700" calcext:value-type="float">
            <text:p>15700</text:p>
          </table:table-cell>
          <table:table-cell office:value-type="float" office:value="8.240479" calcext:value-type="float">
            <text:p>8.240479</text:p>
          </table:table-cell>
          <table:table-cell table:formula="of:=[.C162]/[.B162]" office:value-type="float" office:value="0.00052487127388535" calcext:value-type="float">
            <text:p>0.000524871273885</text:p>
          </table:table-cell>
        </table:table-row>
        <table:table-row table:style-name="ro1">
          <table:table-cell/>
          <table:table-cell office:value-type="float" office:value="15800" calcext:value-type="float">
            <text:p>15800</text:p>
          </table:table-cell>
          <table:table-cell office:value-type="float" office:value="8.279183" calcext:value-type="float">
            <text:p>8.279183</text:p>
          </table:table-cell>
          <table:table-cell table:formula="of:=[.C163]/[.B163]" office:value-type="float" office:value="0.000523998924050633" calcext:value-type="float">
            <text:p>0.000523998924051</text:p>
          </table:table-cell>
        </table:table-row>
        <table:table-row table:style-name="ro1">
          <table:table-cell/>
          <table:table-cell office:value-type="float" office:value="15900" calcext:value-type="float">
            <text:p>15900</text:p>
          </table:table-cell>
          <table:table-cell office:value-type="float" office:value="8.325109" calcext:value-type="float">
            <text:p>8.325109</text:p>
          </table:table-cell>
          <table:table-cell table:formula="of:=[.C164]/[.B164]" office:value-type="float" office:value="0.000523591761006289" calcext:value-type="float">
            <text:p>0.000523591761006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8.364853" calcext:value-type="float">
            <text:p>8.364853</text:p>
          </table:table-cell>
          <table:table-cell table:formula="of:=[.C165]/[.B165]" office:value-type="float" office:value="0.0005228033125" calcext:value-type="float">
            <text:p>0.0005228033125</text:p>
          </table:table-cell>
        </table:table-row>
        <table:table-row table:style-name="ro1">
          <table:table-cell/>
          <table:table-cell office:value-type="float" office:value="16100" calcext:value-type="float">
            <text:p>16100</text:p>
          </table:table-cell>
          <table:table-cell office:value-type="float" office:value="8.403471" calcext:value-type="float">
            <text:p>8.403471</text:p>
          </table:table-cell>
          <table:table-cell table:formula="of:=[.C166]/[.B166]" office:value-type="float" office:value="0.000521954720496894" calcext:value-type="float">
            <text:p>0.000521954720497</text:p>
          </table:table-cell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8.440203" calcext:value-type="float">
            <text:p>8.440203</text:p>
          </table:table-cell>
          <table:table-cell table:formula="of:=[.C167]/[.B167]" office:value-type="float" office:value="0.000521000185185185" calcext:value-type="float">
            <text:p>0.000521000185185</text:p>
          </table:table-cell>
        </table:table-row>
        <table:table-row table:style-name="ro1">
          <table:table-cell/>
          <table:table-cell office:value-type="float" office:value="16300" calcext:value-type="float">
            <text:p>16300</text:p>
          </table:table-cell>
          <table:table-cell office:value-type="float" office:value="8.476281" calcext:value-type="float">
            <text:p>8.476281</text:p>
          </table:table-cell>
          <table:table-cell table:formula="of:=[.C168]/[.B168]" office:value-type="float" office:value="0.000520017239263804" calcext:value-type="float">
            <text:p>0.000520017239264</text:p>
          </table:table-cell>
        </table:table-row>
        <table:table-row table:style-name="ro1">
          <table:table-cell/>
          <table:table-cell office:value-type="float" office:value="16400" calcext:value-type="float">
            <text:p>16400</text:p>
          </table:table-cell>
          <table:table-cell office:value-type="float" office:value="8.513917" calcext:value-type="float">
            <text:p>8.513917</text:p>
          </table:table-cell>
          <table:table-cell table:formula="of:=[.C169]/[.B169]" office:value-type="float" office:value="0.000519141280487805" calcext:value-type="float">
            <text:p>0.000519141280488</text:p>
          </table:table-cell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8.55082" calcext:value-type="float">
            <text:p>8.55082</text:p>
          </table:table-cell>
          <table:table-cell table:formula="of:=[.C170]/[.B170]" office:value-type="float" office:value="0.000518231515151515" calcext:value-type="float">
            <text:p>0.000518231515152</text:p>
          </table:table-cell>
        </table:table-row>
        <table:table-row table:style-name="ro1">
          <table:table-cell/>
          <table:table-cell office:value-type="float" office:value="16600" calcext:value-type="float">
            <text:p>16600</text:p>
          </table:table-cell>
          <table:table-cell office:value-type="float" office:value="8.586862" calcext:value-type="float">
            <text:p>8.586862</text:p>
          </table:table-cell>
          <table:table-cell table:formula="of:=[.C171]/[.B171]" office:value-type="float" office:value="0.000517280843373494" calcext:value-type="float">
            <text:p>0.000517280843373</text:p>
          </table:table-cell>
        </table:table-row>
        <table:table-row table:style-name="ro1">
          <table:table-cell/>
          <table:table-cell office:value-type="float" office:value="16700" calcext:value-type="float">
            <text:p>16700</text:p>
          </table:table-cell>
          <table:table-cell office:value-type="float" office:value="8.623288" calcext:value-type="float">
            <text:p>8.623288</text:p>
          </table:table-cell>
          <table:table-cell table:formula="of:=[.C172]/[.B172]" office:value-type="float" office:value="0.000516364550898204" calcext:value-type="float">
            <text:p>0.000516364550898</text:p>
          </table:table-cell>
        </table:table-row>
        <table:table-row table:style-name="ro1">
          <table:table-cell/>
          <table:table-cell office:value-type="float" office:value="16800" calcext:value-type="float">
            <text:p>16800</text:p>
          </table:table-cell>
          <table:table-cell office:value-type="float" office:value="8.658987" calcext:value-type="float">
            <text:p>8.658987</text:p>
          </table:table-cell>
          <table:table-cell table:formula="of:=[.C173]/[.B173]" office:value-type="float" office:value="0.000515415892857143" calcext:value-type="float">
            <text:p>0.000515415892857</text:p>
          </table:table-cell>
        </table:table-row>
        <table:table-row table:style-name="ro1">
          <table:table-cell/>
          <table:table-cell office:value-type="float" office:value="16900" calcext:value-type="float">
            <text:p>16900</text:p>
          </table:table-cell>
          <table:table-cell office:value-type="float" office:value="8.694849" calcext:value-type="float">
            <text:p>8.694849</text:p>
          </table:table-cell>
          <table:table-cell table:formula="of:=[.C174]/[.B174]" office:value-type="float" office:value="0.000514488106508876" calcext:value-type="float">
            <text:p>0.000514488106509</text:p>
          </table:table-cell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8.730757" calcext:value-type="float">
            <text:p>8.730757</text:p>
          </table:table-cell>
          <table:table-cell table:formula="of:=[.C175]/[.B175]" office:value-type="float" office:value="0.000513573941176471" calcext:value-type="float">
            <text:p>0.000513573941176</text:p>
          </table:table-cell>
        </table:table-row>
        <table:table-row table:style-name="ro1">
          <table:table-cell/>
          <table:table-cell office:value-type="float" office:value="17100" calcext:value-type="float">
            <text:p>17100</text:p>
          </table:table-cell>
          <table:table-cell office:value-type="float" office:value="8.771486" calcext:value-type="float">
            <text:p>8.771486</text:p>
          </table:table-cell>
          <table:table-cell table:formula="of:=[.C176]/[.B176]" office:value-type="float" office:value="0.000512952397660819" calcext:value-type="float">
            <text:p>0.000512952397661</text:p>
          </table:table-cell>
        </table:table-row>
        <table:table-row table:style-name="ro1">
          <table:table-cell/>
          <table:table-cell office:value-type="float" office:value="17200" calcext:value-type="float">
            <text:p>17200</text:p>
          </table:table-cell>
          <table:table-cell office:value-type="float" office:value="8.80965" calcext:value-type="float">
            <text:p>8.80965</text:p>
          </table:table-cell>
          <table:table-cell table:formula="of:=[.C177]/[.B177]" office:value-type="float" office:value="0.000512188953488372" calcext:value-type="float">
            <text:p>0.000512188953488</text:p>
          </table:table-cell>
        </table:table-row>
        <table:table-row table:style-name="ro1">
          <table:table-cell/>
          <table:table-cell office:value-type="float" office:value="17300" calcext:value-type="float">
            <text:p>17300</text:p>
          </table:table-cell>
          <table:table-cell office:value-type="float" office:value="8.845557" calcext:value-type="float">
            <text:p>8.845557</text:p>
          </table:table-cell>
          <table:table-cell table:formula="of:=[.C178]/[.B178]" office:value-type="float" office:value="0.00051130387283237" calcext:value-type="float">
            <text:p>0.000511303872832</text:p>
          </table:table-cell>
        </table:table-row>
        <table:table-row table:style-name="ro1">
          <table:table-cell/>
          <table:table-cell office:value-type="float" office:value="17400" calcext:value-type="float">
            <text:p>17400</text:p>
          </table:table-cell>
          <table:table-cell office:value-type="float" office:value="8.88366" calcext:value-type="float">
            <text:p>8.88366</text:p>
          </table:table-cell>
          <table:table-cell table:formula="of:=[.C179]/[.B179]" office:value-type="float" office:value="0.000510555172413793" calcext:value-type="float">
            <text:p>0.000510555172414</text:p>
          </table:table-cell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8.925497" calcext:value-type="float">
            <text:p>8.925497</text:p>
          </table:table-cell>
          <table:table-cell table:formula="of:=[.C180]/[.B180]" office:value-type="float" office:value="0.0005100284" calcext:value-type="float">
            <text:p>0.0005100284</text:p>
          </table:table-cell>
        </table:table-row>
        <table:table-row table:style-name="ro1">
          <table:table-cell/>
          <table:table-cell office:value-type="float" office:value="17600" calcext:value-type="float">
            <text:p>17600</text:p>
          </table:table-cell>
          <table:table-cell office:value-type="float" office:value="8.962086" calcext:value-type="float">
            <text:p>8.962086</text:p>
          </table:table-cell>
          <table:table-cell table:formula="of:=[.C181]/[.B181]" office:value-type="float" office:value="0.000509209431818182" calcext:value-type="float">
            <text:p>0.000509209431818</text:p>
          </table:table-cell>
        </table:table-row>
        <table:table-row table:style-name="ro1">
          <table:table-cell/>
          <table:table-cell office:value-type="float" office:value="17700" calcext:value-type="float">
            <text:p>17700</text:p>
          </table:table-cell>
          <table:table-cell office:value-type="float" office:value="8.998066" calcext:value-type="float">
            <text:p>8.998066</text:p>
          </table:table-cell>
          <table:table-cell table:formula="of:=[.C182]/[.B182]" office:value-type="float" office:value="0.000508365310734463" calcext:value-type="float">
            <text:p>0.000508365310734</text:p>
          </table:table-cell>
        </table:table-row>
        <table:table-row table:style-name="ro1">
          <table:table-cell/>
          <table:table-cell office:value-type="float" office:value="17800" calcext:value-type="float">
            <text:p>17800</text:p>
          </table:table-cell>
          <table:table-cell office:value-type="float" office:value="9.03593" calcext:value-type="float">
            <text:p>9.03593</text:p>
          </table:table-cell>
          <table:table-cell table:formula="of:=[.C183]/[.B183]" office:value-type="float" office:value="0.000507636516853933" calcext:value-type="float">
            <text:p>0.000507636516854</text:p>
          </table:table-cell>
        </table:table-row>
        <table:table-row table:style-name="ro1">
          <table:table-cell/>
          <table:table-cell office:value-type="float" office:value="17900" calcext:value-type="float">
            <text:p>17900</text:p>
          </table:table-cell>
          <table:table-cell office:value-type="float" office:value="9.0714" calcext:value-type="float">
            <text:p>9.0714</text:p>
          </table:table-cell>
          <table:table-cell table:formula="of:=[.C184]/[.B184]" office:value-type="float" office:value="0.000506782122905028" calcext:value-type="float">
            <text:p>0.000506782122905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9.133719" calcext:value-type="float">
            <text:p>9.133719</text:p>
          </table:table-cell>
          <table:table-cell table:formula="of:=[.C185]/[.B185]" office:value-type="float" office:value="0.000507428833333333" calcext:value-type="float">
            <text:p>0.000507428833333</text:p>
          </table:table-cell>
        </table:table-row>
        <table:table-row table:style-name="ro1">
          <table:table-cell/>
          <table:table-cell office:value-type="float" office:value="18100" calcext:value-type="float">
            <text:p>18100</text:p>
          </table:table-cell>
          <table:table-cell office:value-type="float" office:value="9.172092" calcext:value-type="float">
            <text:p>9.172092</text:p>
          </table:table-cell>
          <table:table-cell table:formula="of:=[.C186]/[.B186]" office:value-type="float" office:value="0.000506745414364641" calcext:value-type="float">
            <text:p>0.000506745414365</text:p>
          </table:table-cell>
        </table:table-row>
        <table:table-row table:style-name="ro1">
          <table:table-cell/>
          <table:table-cell office:value-type="float" office:value="18200" calcext:value-type="float">
            <text:p>18200</text:p>
          </table:table-cell>
          <table:table-cell office:value-type="float" office:value="9.210278" calcext:value-type="float">
            <text:p>9.210278</text:p>
          </table:table-cell>
          <table:table-cell table:formula="of:=[.C187]/[.B187]" office:value-type="float" office:value="0.000506059230769231" calcext:value-type="float">
            <text:p>0.000506059230769</text:p>
          </table:table-cell>
        </table:table-row>
        <table:table-row table:style-name="ro1">
          <table:table-cell/>
          <table:table-cell office:value-type="float" office:value="18300" calcext:value-type="float">
            <text:p>18300</text:p>
          </table:table-cell>
          <table:table-cell office:value-type="float" office:value="9.246299" calcext:value-type="float">
            <text:p>9.246299</text:p>
          </table:table-cell>
          <table:table-cell table:formula="of:=[.C188]/[.B188]" office:value-type="float" office:value="0.000505262240437158" calcext:value-type="float">
            <text:p>0.000505262240437</text:p>
          </table:table-cell>
        </table:table-row>
        <table:table-row table:style-name="ro1">
          <table:table-cell/>
          <table:table-cell office:value-type="float" office:value="18400" calcext:value-type="float">
            <text:p>18400</text:p>
          </table:table-cell>
          <table:table-cell office:value-type="float" office:value="9.282245" calcext:value-type="float">
            <text:p>9.282245</text:p>
          </table:table-cell>
          <table:table-cell table:formula="of:=[.C189]/[.B189]" office:value-type="float" office:value="0.000504469836956522" calcext:value-type="float">
            <text:p>0.000504469836957</text:p>
          </table:table-cell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9.321678" calcext:value-type="float">
            <text:p>9.321678</text:p>
          </table:table-cell>
          <table:table-cell table:formula="of:=[.C190]/[.B190]" office:value-type="float" office:value="0.000503874486486486" calcext:value-type="float">
            <text:p>0.000503874486486</text:p>
          </table:table-cell>
        </table:table-row>
        <table:table-row table:style-name="ro1">
          <table:table-cell/>
          <table:table-cell office:value-type="float" office:value="18600" calcext:value-type="float">
            <text:p>18600</text:p>
          </table:table-cell>
          <table:table-cell office:value-type="float" office:value="9.3584" calcext:value-type="float">
            <text:p>9.3584</text:p>
          </table:table-cell>
          <table:table-cell table:formula="of:=[.C191]/[.B191]" office:value-type="float" office:value="0.000503139784946237" calcext:value-type="float">
            <text:p>0.000503139784946</text:p>
          </table:table-cell>
        </table:table-row>
        <table:table-row table:style-name="ro1">
          <table:table-cell/>
          <table:table-cell office:value-type="float" office:value="18700" calcext:value-type="float">
            <text:p>18700</text:p>
          </table:table-cell>
          <table:table-cell office:value-type="float" office:value="9.394587" calcext:value-type="float">
            <text:p>9.394587</text:p>
          </table:table-cell>
          <table:table-cell table:formula="of:=[.C192]/[.B192]" office:value-type="float" office:value="0.000502384331550802" calcext:value-type="float">
            <text:p>0.000502384331551</text:p>
          </table:table-cell>
        </table:table-row>
        <table:table-row table:style-name="ro1">
          <table:table-cell/>
          <table:table-cell office:value-type="float" office:value="18800" calcext:value-type="float">
            <text:p>18800</text:p>
          </table:table-cell>
          <table:table-cell office:value-type="float" office:value="9.430642" calcext:value-type="float">
            <text:p>9.430642</text:p>
          </table:table-cell>
          <table:table-cell table:formula="of:=[.C193]/[.B193]" office:value-type="float" office:value="0.000501629893617021" calcext:value-type="float">
            <text:p>0.000501629893617</text:p>
          </table:table-cell>
        </table:table-row>
        <table:table-row table:style-name="ro1">
          <table:table-cell/>
          <table:table-cell office:value-type="float" office:value="18900" calcext:value-type="float">
            <text:p>18900</text:p>
          </table:table-cell>
          <table:table-cell office:value-type="float" office:value="9.466765" calcext:value-type="float">
            <text:p>9.466765</text:p>
          </table:table-cell>
          <table:table-cell table:formula="of:=[.C194]/[.B194]" office:value-type="float" office:value="0.000500887037037037" calcext:value-type="float">
            <text:p>0.000500887037037</text:p>
          </table:table-cell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9.505459" calcext:value-type="float">
            <text:p>9.505459</text:p>
          </table:table-cell>
          <table:table-cell table:formula="of:=[.C195]/[.B195]" office:value-type="float" office:value="0.000500287315789474" calcext:value-type="float">
            <text:p>0.000500287315789</text:p>
          </table:table-cell>
        </table:table-row>
        <table:table-row table:style-name="ro1">
          <table:table-cell/>
          <table:table-cell office:value-type="float" office:value="19100" calcext:value-type="float">
            <text:p>19100</text:p>
          </table:table-cell>
          <table:table-cell office:value-type="float" office:value="9.541263" calcext:value-type="float">
            <text:p>9.541263</text:p>
          </table:table-cell>
          <table:table-cell table:formula="of:=[.C196]/[.B196]" office:value-type="float" office:value="0.000499542565445026" calcext:value-type="float">
            <text:p>0.000499542565445</text:p>
          </table:table-cell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  <table:table-cell office:value-type="float" office:value="9.618644" calcext:value-type="float">
            <text:p>9.618644</text:p>
          </table:table-cell>
          <table:table-cell table:formula="of:=[.C197]/[.B197]" office:value-type="float" office:value="0.000500971041666667" calcext:value-type="float">
            <text:p>0.000500971041667</text:p>
          </table:table-cell>
        </table:table-row>
        <table:table-row table:style-name="ro1">
          <table:table-cell/>
          <table:table-cell office:value-type="float" office:value="19300" calcext:value-type="float">
            <text:p>19300</text:p>
          </table:table-cell>
          <table:table-cell office:value-type="float" office:value="9.677082" calcext:value-type="float">
            <text:p>9.677082</text:p>
          </table:table-cell>
          <table:table-cell table:formula="of:=[.C198]/[.B198]" office:value-type="float" office:value="0.000501403212435233" calcext:value-type="float">
            <text:p>0.000501403212435</text:p>
          </table:table-cell>
        </table:table-row>
        <table:table-row table:style-name="ro1">
          <table:table-cell/>
          <table:table-cell office:value-type="float" office:value="19400" calcext:value-type="float">
            <text:p>19400</text:p>
          </table:table-cell>
          <table:table-cell office:value-type="float" office:value="10.038556" calcext:value-type="float">
            <text:p>10.038556</text:p>
          </table:table-cell>
          <table:table-cell table:formula="of:=[.C199]/[.B199]" office:value-type="float" office:value="0.000517451340206186" calcext:value-type="float">
            <text:p>0.000517451340206</text:p>
          </table:table-cell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10.116457" calcext:value-type="float">
            <text:p>10.116457</text:p>
          </table:table-cell>
          <table:table-cell table:formula="of:=[.C200]/[.B200]" office:value-type="float" office:value="0.000518792666666667" calcext:value-type="float">
            <text:p>0.000518792666667</text:p>
          </table:table-cell>
        </table:table-row>
        <table:table-row table:style-name="ro1">
          <table:table-cell/>
          <table:table-cell office:value-type="float" office:value="19600" calcext:value-type="float">
            <text:p>19600</text:p>
          </table:table-cell>
          <table:table-cell office:value-type="float" office:value="10.181311" calcext:value-type="float">
            <text:p>10.181311</text:p>
          </table:table-cell>
          <table:table-cell table:formula="of:=[.C201]/[.B201]" office:value-type="float" office:value="0.000519454642857143" calcext:value-type="float">
            <text:p>0.000519454642857</text:p>
          </table:table-cell>
        </table:table-row>
        <table:table-row table:style-name="ro1">
          <table:table-cell/>
          <table:table-cell office:value-type="float" office:value="19700" calcext:value-type="float">
            <text:p>19700</text:p>
          </table:table-cell>
          <table:table-cell office:value-type="float" office:value="10.246247" calcext:value-type="float">
            <text:p>10.246247</text:p>
          </table:table-cell>
          <table:table-cell table:formula="of:=[.C202]/[.B202]" office:value-type="float" office:value="0.000520114060913706" calcext:value-type="float">
            <text:p>0.000520114060914</text:p>
          </table:table-cell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 office:value-type="float" office:value="10.312215" calcext:value-type="float">
            <text:p>10.312215</text:p>
          </table:table-cell>
          <table:table-cell table:formula="of:=[.C203]/[.B203]" office:value-type="float" office:value="0.000520818939393939" calcext:value-type="float">
            <text:p>0.000520818939394</text:p>
          </table:table-cell>
        </table:table-row>
        <table:table-row table:style-name="ro1">
          <table:table-cell/>
          <table:table-cell office:value-type="float" office:value="19900" calcext:value-type="float">
            <text:p>19900</text:p>
          </table:table-cell>
          <table:table-cell office:value-type="float" office:value="10.401918" calcext:value-type="float">
            <text:p>10.401918</text:p>
          </table:table-cell>
          <table:table-cell table:formula="of:=[.C204]/[.B204]" office:value-type="float" office:value="0.000522709447236181" calcext:value-type="float">
            <text:p>0.00052270944723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0.44446" calcext:value-type="float">
            <text:p>10.44446</text:p>
          </table:table-cell>
          <table:table-cell table:formula="of:=[.C205]/[.B205]" office:value-type="float" office:value="0.000522223" calcext:value-type="float">
            <text:p>0.000522223</text:p>
          </table:table-cell>
        </table:table-row>
        <table:table-row table:style-name="ro1">
          <table:table-cell/>
          <table:table-cell office:value-type="float" office:value="20100" calcext:value-type="float">
            <text:p>20100</text:p>
          </table:table-cell>
          <table:table-cell office:value-type="float" office:value="10.481842" calcext:value-type="float">
            <text:p>10.481842</text:p>
          </table:table-cell>
          <table:table-cell table:formula="of:=[.C206]/[.B206]" office:value-type="float" office:value="0.000521484676616915" calcext:value-type="float">
            <text:p>0.000521484676617</text:p>
          </table:table-cell>
        </table:table-row>
        <table:table-row table:style-name="ro1">
          <table:table-cell/>
          <table:table-cell office:value-type="float" office:value="20200" calcext:value-type="float">
            <text:p>20200</text:p>
          </table:table-cell>
          <table:table-cell office:value-type="float" office:value="10.522033" calcext:value-type="float">
            <text:p>10.522033</text:p>
          </table:table-cell>
          <table:table-cell table:formula="of:=[.C207]/[.B207]" office:value-type="float" office:value="0.000520892722772277" calcext:value-type="float">
            <text:p>0.000520892722772</text:p>
          </table:table-cell>
        </table:table-row>
        <table:table-row table:style-name="ro1">
          <table:table-cell/>
          <table:table-cell office:value-type="float" office:value="20300" calcext:value-type="float">
            <text:p>20300</text:p>
          </table:table-cell>
          <table:table-cell office:value-type="float" office:value="10.560494" calcext:value-type="float">
            <text:p>10.560494</text:p>
          </table:table-cell>
          <table:table-cell table:formula="of:=[.C208]/[.B208]" office:value-type="float" office:value="0.000520221379310345" calcext:value-type="float">
            <text:p>0.00052022137931</text:p>
          </table:table-cell>
        </table:table-row>
        <table:table-row table:style-name="ro1">
          <table:table-cell/>
          <table:table-cell office:value-type="float" office:value="20400" calcext:value-type="float">
            <text:p>20400</text:p>
          </table:table-cell>
          <table:table-cell office:value-type="float" office:value="10.595767" calcext:value-type="float">
            <text:p>10.595767</text:p>
          </table:table-cell>
          <table:table-cell table:formula="of:=[.C209]/[.B209]" office:value-type="float" office:value="0.000519400343137255" calcext:value-type="float">
            <text:p>0.000519400343137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10.632499" calcext:value-type="float">
            <text:p>10.632499</text:p>
          </table:table-cell>
          <table:table-cell table:formula="of:=[.C210]/[.B210]" office:value-type="float" office:value="0.000518658487804878" calcext:value-type="float">
            <text:p>0.000518658487805</text:p>
          </table:table-cell>
        </table:table-row>
        <table:table-row table:style-name="ro1">
          <table:table-cell/>
          <table:table-cell office:value-type="float" office:value="20600" calcext:value-type="float">
            <text:p>20600</text:p>
          </table:table-cell>
          <table:table-cell office:value-type="float" office:value="10.668491" calcext:value-type="float">
            <text:p>10.668491</text:p>
          </table:table-cell>
          <table:table-cell table:formula="of:=[.C211]/[.B211]" office:value-type="float" office:value="0.000517887912621359" calcext:value-type="float">
            <text:p>0.000517887912621</text:p>
          </table:table-cell>
        </table:table-row>
        <table:table-row table:style-name="ro1">
          <table:table-cell/>
          <table:table-cell office:value-type="float" office:value="20700" calcext:value-type="float">
            <text:p>20700</text:p>
          </table:table-cell>
          <table:table-cell office:value-type="float" office:value="10.703338" calcext:value-type="float">
            <text:p>10.703338</text:p>
          </table:table-cell>
          <table:table-cell table:formula="of:=[.C212]/[.B212]" office:value-type="float" office:value="0.000517069468599034" calcext:value-type="float">
            <text:p>0.000517069468599</text:p>
          </table:table-cell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 office:value-type="float" office:value="10.759032" calcext:value-type="float">
            <text:p>10.759032</text:p>
          </table:table-cell>
          <table:table-cell table:formula="of:=[.C213]/[.B213]" office:value-type="float" office:value="0.000517261153846154" calcext:value-type="float">
            <text:p>0.000517261153846</text:p>
          </table:table-cell>
        </table:table-row>
        <table:table-row table:style-name="ro1">
          <table:table-cell/>
          <table:table-cell office:value-type="float" office:value="20900" calcext:value-type="float">
            <text:p>20900</text:p>
          </table:table-cell>
          <table:table-cell office:value-type="float" office:value="10.793286" calcext:value-type="float">
            <text:p>10.793286</text:p>
          </table:table-cell>
          <table:table-cell table:formula="of:=[.C214]/[.B214]" office:value-type="float" office:value="0.000516425167464115" calcext:value-type="float">
            <text:p>0.00051642516746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10.824642" calcext:value-type="float">
            <text:p>10.824642</text:p>
          </table:table-cell>
          <table:table-cell table:formula="of:=[.C215]/[.B215]" office:value-type="float" office:value="0.000515459142857143" calcext:value-type="float">
            <text:p>0.000515459142857</text:p>
          </table:table-cell>
        </table:table-row>
        <table:table-row table:style-name="ro1">
          <table:table-cell/>
          <table:table-cell office:value-type="float" office:value="21100" calcext:value-type="float">
            <text:p>21100</text:p>
          </table:table-cell>
          <table:table-cell office:value-type="float" office:value="10.85799" calcext:value-type="float">
            <text:p>10.85799</text:p>
          </table:table-cell>
          <table:table-cell table:formula="of:=[.C216]/[.B216]" office:value-type="float" office:value="0.000514596682464455" calcext:value-type="float">
            <text:p>0.000514596682464</text:p>
          </table:table-cell>
        </table:table-row>
        <table:table-row table:style-name="ro1">
          <table:table-cell/>
          <table:table-cell office:value-type="float" office:value="21200" calcext:value-type="float">
            <text:p>21200</text:p>
          </table:table-cell>
          <table:table-cell office:value-type="float" office:value="10.895868" calcext:value-type="float">
            <text:p>10.895868</text:p>
          </table:table-cell>
          <table:table-cell table:formula="of:=[.C217]/[.B217]" office:value-type="float" office:value="0.000513956037735849" calcext:value-type="float">
            <text:p>0.000513956037736</text:p>
          </table:table-cell>
        </table:table-row>
        <table:table-row table:style-name="ro1">
          <table:table-cell/>
          <table:table-cell office:value-type="float" office:value="21300" calcext:value-type="float">
            <text:p>21300</text:p>
          </table:table-cell>
          <table:table-cell office:value-type="float" office:value="10.927532" calcext:value-type="float">
            <text:p>10.927532</text:p>
          </table:table-cell>
          <table:table-cell table:formula="of:=[.C218]/[.B218]" office:value-type="float" office:value="0.000513029671361502" calcext:value-type="float">
            <text:p>0.000513029671362</text:p>
          </table:table-cell>
        </table:table-row>
        <table:table-row table:style-name="ro1">
          <table:table-cell/>
          <table:table-cell office:value-type="float" office:value="21400" calcext:value-type="float">
            <text:p>21400</text:p>
          </table:table-cell>
          <table:table-cell office:value-type="float" office:value="10.959031" calcext:value-type="float">
            <text:p>10.959031</text:p>
          </table:table-cell>
          <table:table-cell table:formula="of:=[.C219]/[.B219]" office:value-type="float" office:value="0.000512104252336449" calcext:value-type="float">
            <text:p>0.000512104252336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10.993744" calcext:value-type="float">
            <text:p>10.993744</text:p>
          </table:table-cell>
          <table:table-cell table:formula="of:=[.C220]/[.B220]" office:value-type="float" office:value="0.000511336930232558" calcext:value-type="float">
            <text:p>0.000511336930233</text:p>
          </table:table-cell>
        </table:table-row>
        <table:table-row table:style-name="ro1">
          <table:table-cell/>
          <table:table-cell office:value-type="float" office:value="21600" calcext:value-type="float">
            <text:p>21600</text:p>
          </table:table-cell>
          <table:table-cell office:value-type="float" office:value="11.028926" calcext:value-type="float">
            <text:p>11.028926</text:p>
          </table:table-cell>
          <table:table-cell table:formula="of:=[.C221]/[.B221]" office:value-type="float" office:value="0.000510598425925926" calcext:value-type="float">
            <text:p>0.000510598425926</text:p>
          </table:table-cell>
        </table:table-row>
        <table:table-row table:style-name="ro1">
          <table:table-cell/>
          <table:table-cell office:value-type="float" office:value="21700" calcext:value-type="float">
            <text:p>21700</text:p>
          </table:table-cell>
          <table:table-cell office:value-type="float" office:value="11.060524" calcext:value-type="float">
            <text:p>11.060524</text:p>
          </table:table-cell>
          <table:table-cell table:formula="of:=[.C222]/[.B222]" office:value-type="float" office:value="0.000509701566820276" calcext:value-type="float">
            <text:p>0.00050970156682</text:p>
          </table:table-cell>
        </table:table-row>
        <table:table-row table:style-name="ro1">
          <table:table-cell/>
          <table:table-cell office:value-type="float" office:value="21800" calcext:value-type="float">
            <text:p>21800</text:p>
          </table:table-cell>
          <table:table-cell office:value-type="float" office:value="11.091509" calcext:value-type="float">
            <text:p>11.091509</text:p>
          </table:table-cell>
          <table:table-cell table:formula="of:=[.C223]/[.B223]" office:value-type="float" office:value="0.000508784816513762" calcext:value-type="float">
            <text:p>0.000508784816514</text:p>
          </table:table-cell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11.121863" calcext:value-type="float">
            <text:p>11.121863</text:p>
          </table:table-cell>
          <table:table-cell table:formula="of:=[.C224]/[.B224]" office:value-type="float" office:value="0.000507847625570776" calcext:value-type="float">
            <text:p>0.00050784762557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11.151951" calcext:value-type="float">
            <text:p>11.151951</text:p>
          </table:table-cell>
          <table:table-cell table:formula="of:=[.C225]/[.B225]" office:value-type="float" office:value="0.000506906863636364" calcext:value-type="float">
            <text:p>0.000506906863636</text:p>
          </table:table-cell>
        </table:table-row>
        <table:table-row table:style-name="ro1">
          <table:table-cell/>
          <table:table-cell office:value-type="float" office:value="22100" calcext:value-type="float">
            <text:p>22100</text:p>
          </table:table-cell>
          <table:table-cell office:value-type="float" office:value="11.185112" calcext:value-type="float">
            <text:p>11.185112</text:p>
          </table:table-cell>
          <table:table-cell table:formula="of:=[.C226]/[.B226]" office:value-type="float" office:value="0.000506113665158371" calcext:value-type="float">
            <text:p>0.000506113665158</text:p>
          </table:table-cell>
        </table:table-row>
        <table:table-row table:style-name="ro1">
          <table:table-cell/>
          <table:table-cell office:value-type="float" office:value="22200" calcext:value-type="float">
            <text:p>22200</text:p>
          </table:table-cell>
          <table:table-cell office:value-type="float" office:value="11.226871" calcext:value-type="float">
            <text:p>11.226871</text:p>
          </table:table-cell>
          <table:table-cell table:formula="of:=[.C227]/[.B227]" office:value-type="float" office:value="0.00050571490990991" calcext:value-type="float">
            <text:p>0.00050571490991</text:p>
          </table:table-cell>
        </table:table-row>
        <table:table-row table:style-name="ro1">
          <table:table-cell/>
          <table:table-cell office:value-type="float" office:value="22300" calcext:value-type="float">
            <text:p>22300</text:p>
          </table:table-cell>
          <table:table-cell office:value-type="float" office:value="11.259086" calcext:value-type="float">
            <text:p>11.259086</text:p>
          </table:table-cell>
          <table:table-cell table:formula="of:=[.C228]/[.B228]" office:value-type="float" office:value="0.000504891748878924" calcext:value-type="float">
            <text:p>0.000504891748879</text:p>
          </table:table-cell>
        </table:table-row>
        <table:table-row table:style-name="ro1">
          <table:table-cell/>
          <table:table-cell office:value-type="float" office:value="22400" calcext:value-type="float">
            <text:p>22400</text:p>
          </table:table-cell>
          <table:table-cell office:value-type="float" office:value="11.293757" calcext:value-type="float">
            <text:p>11.293757</text:p>
          </table:table-cell>
          <table:table-cell table:formula="of:=[.C229]/[.B229]" office:value-type="float" office:value="0.000504185580357143" calcext:value-type="float">
            <text:p>0.000504185580357</text:p>
          </table:table-cell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11.324288" calcext:value-type="float">
            <text:p>11.324288</text:p>
          </table:table-cell>
          <table:table-cell table:formula="of:=[.C230]/[.B230]" office:value-type="float" office:value="0.000503301688888889" calcext:value-type="float">
            <text:p>0.000503301688889</text:p>
          </table:table-cell>
        </table:table-row>
        <table:table-row table:style-name="ro1">
          <table:table-cell/>
          <table:table-cell office:value-type="float" office:value="22600" calcext:value-type="float">
            <text:p>22600</text:p>
          </table:table-cell>
          <table:table-cell office:value-type="float" office:value="11.383491" calcext:value-type="float">
            <text:p>11.383491</text:p>
          </table:table-cell>
          <table:table-cell table:formula="of:=[.C231]/[.B231]" office:value-type="float" office:value="0.000503694292035398" calcext:value-type="float">
            <text:p>0.000503694292035</text:p>
          </table:table-cell>
        </table:table-row>
        <table:table-row table:style-name="ro1">
          <table:table-cell/>
          <table:table-cell office:value-type="float" office:value="22700" calcext:value-type="float">
            <text:p>22700</text:p>
          </table:table-cell>
          <table:table-cell office:value-type="float" office:value="11.425349" calcext:value-type="float">
            <text:p>11.425349</text:p>
          </table:table-cell>
          <table:table-cell table:formula="of:=[.C232]/[.B232]" office:value-type="float" office:value="0.000503319339207049" calcext:value-type="float">
            <text:p>0.000503319339207</text:p>
          </table:table-cell>
        </table:table-row>
        <table:table-row table:style-name="ro1">
          <table:table-cell/>
          <table:table-cell office:value-type="float" office:value="22800" calcext:value-type="float">
            <text:p>22800</text:p>
          </table:table-cell>
          <table:table-cell office:value-type="float" office:value="11.45964" calcext:value-type="float">
            <text:p>11.45964</text:p>
          </table:table-cell>
          <table:table-cell table:formula="of:=[.C233]/[.B233]" office:value-type="float" office:value="0.000502615789473684" calcext:value-type="float">
            <text:p>0.000502615789474</text:p>
          </table:table-cell>
        </table:table-row>
        <table:table-row table:style-name="ro1">
          <table:table-cell/>
          <table:table-cell office:value-type="float" office:value="22900" calcext:value-type="float">
            <text:p>22900</text:p>
          </table:table-cell>
          <table:table-cell office:value-type="float" office:value="11.490017" calcext:value-type="float">
            <text:p>11.490017</text:p>
          </table:table-cell>
          <table:table-cell table:formula="of:=[.C234]/[.B234]" office:value-type="float" office:value="0.000501747467248908" calcext:value-type="float">
            <text:p>0.000501747467249</text:p>
          </table:table-cell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11.519909" calcext:value-type="float">
            <text:p>11.519909</text:p>
          </table:table-cell>
          <table:table-cell table:formula="of:=[.C235]/[.B235]" office:value-type="float" office:value="0.000500865608695652" calcext:value-type="float">
            <text:p>0.000500865608696</text:p>
          </table:table-cell>
        </table:table-row>
        <table:table-row table:style-name="ro1">
          <table:table-cell/>
          <table:table-cell office:value-type="float" office:value="23100" calcext:value-type="float">
            <text:p>23100</text:p>
          </table:table-cell>
          <table:table-cell office:value-type="float" office:value="11.549889" calcext:value-type="float">
            <text:p>11.549889</text:p>
          </table:table-cell>
          <table:table-cell table:formula="of:=[.C236]/[.B236]" office:value-type="float" office:value="0.000499995194805195" calcext:value-type="float">
            <text:p>0.000499995194805</text:p>
          </table:table-cell>
        </table:table-row>
        <table:table-row table:style-name="ro1">
          <table:table-cell/>
          <table:table-cell office:value-type="float" office:value="23200" calcext:value-type="float">
            <text:p>23200</text:p>
          </table:table-cell>
          <table:table-cell office:value-type="float" office:value="11.582053" calcext:value-type="float">
            <text:p>11.582053</text:p>
          </table:table-cell>
          <table:table-cell table:formula="of:=[.C237]/[.B237]" office:value-type="float" office:value="0.000499226422413793" calcext:value-type="float">
            <text:p>0.000499226422414</text:p>
          </table:table-cell>
        </table:table-row>
        <table:table-row table:style-name="ro1">
          <table:table-cell/>
          <table:table-cell office:value-type="float" office:value="23300" calcext:value-type="float">
            <text:p>23300</text:p>
          </table:table-cell>
          <table:table-cell office:value-type="float" office:value="11.611461" calcext:value-type="float">
            <text:p>11.611461</text:p>
          </table:table-cell>
          <table:table-cell table:formula="of:=[.C238]/[.B238]" office:value-type="float" office:value="0.000498345965665236" calcext:value-type="float">
            <text:p>0.000498345965665</text:p>
          </table:table-cell>
        </table:table-row>
        <table:table-row table:style-name="ro1">
          <table:table-cell/>
          <table:table-cell office:value-type="float" office:value="23400" calcext:value-type="float">
            <text:p>23400</text:p>
          </table:table-cell>
          <table:table-cell office:value-type="float" office:value="11.650604" calcext:value-type="float">
            <text:p>11.650604</text:p>
          </table:table-cell>
          <table:table-cell table:formula="of:=[.C239]/[.B239]" office:value-type="float" office:value="0.00049788905982906" calcext:value-type="float">
            <text:p>0.000497889059829</text:p>
          </table:table-cell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11.683663" calcext:value-type="float">
            <text:p>11.683663</text:p>
          </table:table-cell>
          <table:table-cell table:formula="of:=[.C240]/[.B240]" office:value-type="float" office:value="0.00049717714893617" calcext:value-type="float">
            <text:p>0.000497177148936</text:p>
          </table:table-cell>
        </table:table-row>
        <table:table-row table:style-name="ro1">
          <table:table-cell/>
          <table:table-cell office:value-type="float" office:value="23600" calcext:value-type="float">
            <text:p>23600</text:p>
          </table:table-cell>
          <table:table-cell office:value-type="float" office:value="11.717193" calcext:value-type="float">
            <text:p>11.717193</text:p>
          </table:table-cell>
          <table:table-cell table:formula="of:=[.C241]/[.B241]" office:value-type="float" office:value="0.000496491228813559" calcext:value-type="float">
            <text:p>0.000496491228814</text:p>
          </table:table-cell>
        </table:table-row>
        <table:table-row table:style-name="ro1">
          <table:table-cell/>
          <table:table-cell office:value-type="float" office:value="23700" calcext:value-type="float">
            <text:p>23700</text:p>
          </table:table-cell>
          <table:table-cell office:value-type="float" office:value="11.748775" calcext:value-type="float">
            <text:p>11.748775</text:p>
          </table:table-cell>
          <table:table-cell table:formula="of:=[.C242]/[.B242]" office:value-type="float" office:value="0.000495728902953587" calcext:value-type="float">
            <text:p>0.000495728902954</text:p>
          </table:table-cell>
        </table:table-row>
        <table:table-row table:style-name="ro1">
          <table:table-cell/>
          <table:table-cell office:value-type="float" office:value="23800" calcext:value-type="float">
            <text:p>23800</text:p>
          </table:table-cell>
          <table:table-cell office:value-type="float" office:value="11.791811" calcext:value-type="float">
            <text:p>11.791811</text:p>
          </table:table-cell>
          <table:table-cell table:formula="of:=[.C243]/[.B243]" office:value-type="float" office:value="0.000495454243697479" calcext:value-type="float">
            <text:p>0.000495454243697</text:p>
          </table:table-cell>
        </table:table-row>
        <table:table-row table:style-name="ro1">
          <table:table-cell/>
          <table:table-cell office:value-type="float" office:value="23900" calcext:value-type="float">
            <text:p>23900</text:p>
          </table:table-cell>
          <table:table-cell office:value-type="float" office:value="11.832747" calcext:value-type="float">
            <text:p>11.832747</text:p>
          </table:table-cell>
          <table:table-cell table:formula="of:=[.C244]/[.B244]" office:value-type="float" office:value="0.000495094016736402" calcext:value-type="float">
            <text:p>0.000495094016736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11.863858" calcext:value-type="float">
            <text:p>11.863858</text:p>
          </table:table-cell>
          <table:table-cell table:formula="of:=[.C245]/[.B245]" office:value-type="float" office:value="0.000494327416666667" calcext:value-type="float">
            <text:p>0.000494327416667</text:p>
          </table:table-cell>
        </table:table-row>
        <table:table-row table:style-name="ro1">
          <table:table-cell/>
          <table:table-cell office:value-type="float" office:value="24100" calcext:value-type="float">
            <text:p>24100</text:p>
          </table:table-cell>
          <table:table-cell office:value-type="float" office:value="11.894009" calcext:value-type="float">
            <text:p>11.894009</text:p>
          </table:table-cell>
          <table:table-cell table:formula="of:=[.C246]/[.B246]" office:value-type="float" office:value="0.00049352734439834" calcext:value-type="float">
            <text:p>0.000493527344398</text:p>
          </table:table-cell>
        </table:table-row>
        <table:table-row table:style-name="ro1">
          <table:table-cell/>
          <table:table-cell office:value-type="float" office:value="24200" calcext:value-type="float">
            <text:p>24200</text:p>
          </table:table-cell>
          <table:table-cell office:value-type="float" office:value="11.923769" calcext:value-type="float">
            <text:p>11.923769</text:p>
          </table:table-cell>
          <table:table-cell table:formula="of:=[.C247]/[.B247]" office:value-type="float" office:value="0.000492717727272727" calcext:value-type="float">
            <text:p>0.000492717727273</text:p>
          </table:table-cell>
        </table:table-row>
        <table:table-row table:style-name="ro1">
          <table:table-cell/>
          <table:table-cell office:value-type="float" office:value="24300" calcext:value-type="float">
            <text:p>24300</text:p>
          </table:table-cell>
          <table:table-cell office:value-type="float" office:value="11.96844" calcext:value-type="float">
            <text:p>11.96844</text:p>
          </table:table-cell>
          <table:table-cell table:formula="of:=[.C248]/[.B248]" office:value-type="float" office:value="0.000492528395061728" calcext:value-type="float">
            <text:p>0.000492528395062</text:p>
          </table:table-cell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float" office:value="12.022343" calcext:value-type="float">
            <text:p>12.022343</text:p>
          </table:table-cell>
          <table:table-cell table:formula="of:=[.C249]/[.B249]" office:value-type="float" office:value="0.000492718975409836" calcext:value-type="float">
            <text:p>0.00049271897541</text:p>
          </table:table-cell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12.057591" calcext:value-type="float">
            <text:p>12.057591</text:p>
          </table:table-cell>
          <table:table-cell table:formula="of:=[.C250]/[.B250]" office:value-type="float" office:value="0.000492146571428571" calcext:value-type="float">
            <text:p>0.000492146571429</text:p>
          </table:table-cell>
        </table:table-row>
        <table:table-row table:style-name="ro1">
          <table:table-cell/>
          <table:table-cell office:value-type="float" office:value="24600" calcext:value-type="float">
            <text:p>24600</text:p>
          </table:table-cell>
          <table:table-cell office:value-type="float" office:value="12.089499" calcext:value-type="float">
            <text:p>12.089499</text:p>
          </table:table-cell>
          <table:table-cell table:formula="of:=[.C251]/[.B251]" office:value-type="float" office:value="0.000491443048780488" calcext:value-type="float">
            <text:p>0.00049144304878</text:p>
          </table:table-cell>
        </table:table-row>
        <table:table-row table:style-name="ro1">
          <table:table-cell/>
          <table:table-cell office:value-type="float" office:value="24700" calcext:value-type="float">
            <text:p>24700</text:p>
          </table:table-cell>
          <table:table-cell office:value-type="float" office:value="12.121771" calcext:value-type="float">
            <text:p>12.121771</text:p>
          </table:table-cell>
          <table:table-cell table:formula="of:=[.C252]/[.B252]" office:value-type="float" office:value="0.00049075995951417" calcext:value-type="float">
            <text:p>0.000490759959514</text:p>
          </table:table-cell>
        </table:table-row>
        <table:table-row table:style-name="ro1">
          <table:table-cell/>
          <table:table-cell office:value-type="float" office:value="24800" calcext:value-type="float">
            <text:p>24800</text:p>
          </table:table-cell>
          <table:table-cell office:value-type="float" office:value="12.153279" calcext:value-type="float">
            <text:p>12.153279</text:p>
          </table:table-cell>
          <table:table-cell table:formula="of:=[.C253]/[.B253]" office:value-type="float" office:value="0.000490051572580645" calcext:value-type="float">
            <text:p>0.000490051572581</text:p>
          </table:table-cell>
        </table:table-row>
        <table:table-row table:style-name="ro1">
          <table:table-cell/>
          <table:table-cell office:value-type="float" office:value="24900" calcext:value-type="float">
            <text:p>24900</text:p>
          </table:table-cell>
          <table:table-cell office:value-type="float" office:value="12.220416" calcext:value-type="float">
            <text:p>12.220416</text:p>
          </table:table-cell>
          <table:table-cell table:formula="of:=[.C254]/[.B254]" office:value-type="float" office:value="0.000490779759036145" calcext:value-type="float">
            <text:p>0.00049077975903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2.292124" calcext:value-type="float">
            <text:p>12.292124</text:p>
          </table:table-cell>
          <table:table-cell table:formula="of:=[.C255]/[.B255]" office:value-type="float" office:value="0.00049168496" calcext:value-type="float">
            <text:p>0.00049168496</text:p>
          </table:table-cell>
        </table:table-row>
        <table:table-row table:style-name="ro1">
          <table:table-cell/>
          <table:table-cell office:value-type="float" office:value="25100" calcext:value-type="float">
            <text:p>25100</text:p>
          </table:table-cell>
          <table:table-cell office:value-type="float" office:value="12.363617" calcext:value-type="float">
            <text:p>12.363617</text:p>
          </table:table-cell>
          <table:table-cell table:formula="of:=[.C256]/[.B256]" office:value-type="float" office:value="0.00049257438247012" calcext:value-type="float">
            <text:p>0.00049257438247</text:p>
          </table:table-cell>
        </table:table-row>
        <table:table-row table:style-name="ro1">
          <table:table-cell/>
          <table:table-cell office:value-type="float" office:value="25200" calcext:value-type="float">
            <text:p>25200</text:p>
          </table:table-cell>
          <table:table-cell office:value-type="float" office:value="12.466946" calcext:value-type="float">
            <text:p>12.466946</text:p>
          </table:table-cell>
          <table:table-cell table:formula="of:=[.C257]/[.B257]" office:value-type="float" office:value="0.000494720079365079" calcext:value-type="float">
            <text:p>0.000494720079365</text:p>
          </table:table-cell>
        </table:table-row>
        <table:table-row table:style-name="ro1">
          <table:table-cell/>
          <table:table-cell office:value-type="float" office:value="25300" calcext:value-type="float">
            <text:p>25300</text:p>
          </table:table-cell>
          <table:table-cell office:value-type="float" office:value="12.527752" calcext:value-type="float">
            <text:p>12.527752</text:p>
          </table:table-cell>
          <table:table-cell table:formula="of:=[.C258]/[.B258]" office:value-type="float" office:value="0.000495168063241107" calcext:value-type="float">
            <text:p>0.000495168063241</text:p>
          </table:table-cell>
        </table:table-row>
        <table:table-row table:style-name="ro1">
          <table:table-cell/>
          <table:table-cell office:value-type="float" office:value="25400" calcext:value-type="float">
            <text:p>25400</text:p>
          </table:table-cell>
          <table:table-cell office:value-type="float" office:value="12.571248" calcext:value-type="float">
            <text:p>12.571248</text:p>
          </table:table-cell>
          <table:table-cell table:formula="of:=[.C259]/[.B259]" office:value-type="float" office:value="0.000494931023622047" calcext:value-type="float">
            <text:p>0.000494931023622</text:p>
          </table:table-cell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12.609055" calcext:value-type="float">
            <text:p>12.609055</text:p>
          </table:table-cell>
          <table:table-cell table:formula="of:=[.C260]/[.B260]" office:value-type="float" office:value="0.000494472745098039" calcext:value-type="float">
            <text:p>0.000494472745098</text:p>
          </table:table-cell>
        </table:table-row>
        <table:table-row table:style-name="ro1">
          <table:table-cell/>
          <table:table-cell office:value-type="float" office:value="25600" calcext:value-type="float">
            <text:p>25600</text:p>
          </table:table-cell>
          <table:table-cell office:value-type="float" office:value="12.756674" calcext:value-type="float">
            <text:p>12.756674</text:p>
          </table:table-cell>
          <table:table-cell table:formula="of:=[.C261]/[.B261]" office:value-type="float" office:value="0.000498307578125" calcext:value-type="float">
            <text:p>0.000498307578125</text:p>
          </table:table-cell>
        </table:table-row>
        <table:table-row table:style-name="ro1">
          <table:table-cell/>
          <table:table-cell office:value-type="float" office:value="25700" calcext:value-type="float">
            <text:p>25700</text:p>
          </table:table-cell>
          <table:table-cell office:value-type="float" office:value="12.805458" calcext:value-type="float">
            <text:p>12.805458</text:p>
          </table:table-cell>
          <table:table-cell table:formula="of:=[.C262]/[.B262]" office:value-type="float" office:value="0.000498266848249027" calcext:value-type="float">
            <text:p>0.000498266848249</text:p>
          </table:table-cell>
        </table:table-row>
        <table:table-row table:style-name="ro1">
          <table:table-cell/>
          <table:table-cell office:value-type="float" office:value="25800" calcext:value-type="float">
            <text:p>25800</text:p>
          </table:table-cell>
          <table:table-cell office:value-type="float" office:value="12.841129" calcext:value-type="float">
            <text:p>12.841129</text:p>
          </table:table-cell>
          <table:table-cell table:formula="of:=[.C263]/[.B263]" office:value-type="float" office:value="0.000497718178294574" calcext:value-type="float">
            <text:p>0.000497718178295</text:p>
          </table:table-cell>
        </table:table-row>
        <table:table-row table:style-name="ro1">
          <table:table-cell/>
          <table:table-cell office:value-type="float" office:value="25900" calcext:value-type="float">
            <text:p>25900</text:p>
          </table:table-cell>
          <table:table-cell office:value-type="float" office:value="12.873149" calcext:value-type="float">
            <text:p>12.873149</text:p>
          </table:table-cell>
          <table:table-cell table:formula="of:=[.C264]/[.B264]" office:value-type="float" office:value="0.00049703277992278" calcext:value-type="float">
            <text:p>0.000497032779923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12.904808" calcext:value-type="float">
            <text:p>12.904808</text:p>
          </table:table-cell>
          <table:table-cell table:formula="of:=[.C265]/[.B265]" office:value-type="float" office:value="0.000496338769230769" calcext:value-type="float">
            <text:p>0.000496338769231</text:p>
          </table:table-cell>
        </table:table-row>
        <table:table-row table:style-name="ro1">
          <table:table-cell/>
          <table:table-cell office:value-type="float" office:value="26100" calcext:value-type="float">
            <text:p>26100</text:p>
          </table:table-cell>
          <table:table-cell office:value-type="float" office:value="12.940565" calcext:value-type="float">
            <text:p>12.940565</text:p>
          </table:table-cell>
          <table:table-cell table:formula="of:=[.C266]/[.B266]" office:value-type="float" office:value="0.000495807088122605" calcext:value-type="float">
            <text:p>0.000495807088123</text:p>
          </table:table-cell>
        </table:table-row>
        <table:table-row table:style-name="ro1">
          <table:table-cell/>
          <table:table-cell office:value-type="float" office:value="26200" calcext:value-type="float">
            <text:p>26200</text:p>
          </table:table-cell>
          <table:table-cell office:value-type="float" office:value="12.973074" calcext:value-type="float">
            <text:p>12.973074</text:p>
          </table:table-cell>
          <table:table-cell table:formula="of:=[.C267]/[.B267]" office:value-type="float" office:value="0.000495155496183206" calcext:value-type="float">
            <text:p>0.000495155496183</text:p>
          </table:table-cell>
        </table:table-row>
        <table:table-row table:style-name="ro1">
          <table:table-cell/>
          <table:table-cell office:value-type="float" office:value="26300" calcext:value-type="float">
            <text:p>26300</text:p>
          </table:table-cell>
          <table:table-cell office:value-type="float" office:value="13.003864" calcext:value-type="float">
            <text:p>13.003864</text:p>
          </table:table-cell>
          <table:table-cell table:formula="of:=[.C268]/[.B268]" office:value-type="float" office:value="0.000494443498098859" calcext:value-type="float">
            <text:p>0.000494443498099</text:p>
          </table:table-cell>
        </table:table-row>
        <table:table-row table:style-name="ro1">
          <table:table-cell/>
          <table:table-cell office:value-type="float" office:value="26400" calcext:value-type="float">
            <text:p>26400</text:p>
          </table:table-cell>
          <table:table-cell office:value-type="float" office:value="13.034094" calcext:value-type="float">
            <text:p>13.034094</text:p>
          </table:table-cell>
          <table:table-cell table:formula="of:=[.C269]/[.B269]" office:value-type="float" office:value="0.000493715681818182" calcext:value-type="float">
            <text:p>0.000493715681818</text:p>
          </table:table-cell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13.102771" calcext:value-type="float">
            <text:p>13.102771</text:p>
          </table:table-cell>
          <table:table-cell table:formula="of:=[.C270]/[.B270]" office:value-type="float" office:value="0.000494444188679245" calcext:value-type="float">
            <text:p>0.000494444188679</text:p>
          </table:table-cell>
        </table:table-row>
        <table:table-row table:style-name="ro1">
          <table:table-cell/>
          <table:table-cell office:value-type="float" office:value="26600" calcext:value-type="float">
            <text:p>26600</text:p>
          </table:table-cell>
          <table:table-cell office:value-type="float" office:value="13.163407" calcext:value-type="float">
            <text:p>13.163407</text:p>
          </table:table-cell>
          <table:table-cell table:formula="of:=[.C271]/[.B271]" office:value-type="float" office:value="0.00049486492481203" calcext:value-type="float">
            <text:p>0.000494864924812</text:p>
          </table:table-cell>
        </table:table-row>
        <table:table-row table:style-name="ro1">
          <table:table-cell/>
          <table:table-cell office:value-type="float" office:value="26700" calcext:value-type="float">
            <text:p>26700</text:p>
          </table:table-cell>
          <table:table-cell office:value-type="float" office:value="13.277363" calcext:value-type="float">
            <text:p>13.277363</text:p>
          </table:table-cell>
          <table:table-cell table:formula="of:=[.C272]/[.B272]" office:value-type="float" office:value="0.000497279513108614" calcext:value-type="float">
            <text:p>0.000497279513109</text:p>
          </table:table-cell>
        </table:table-row>
        <table:table-row table:style-name="ro1">
          <table:table-cell/>
          <table:table-cell office:value-type="float" office:value="26800" calcext:value-type="float">
            <text:p>26800</text:p>
          </table:table-cell>
          <table:table-cell office:value-type="float" office:value="13.357804" calcext:value-type="float">
            <text:p>13.357804</text:p>
          </table:table-cell>
          <table:table-cell table:formula="of:=[.C273]/[.B273]" office:value-type="float" office:value="0.00049842552238806" calcext:value-type="float">
            <text:p>0.000498425522388</text:p>
          </table:table-cell>
        </table:table-row>
        <table:table-row table:style-name="ro1">
          <table:table-cell/>
          <table:table-cell office:value-type="float" office:value="26900" calcext:value-type="float">
            <text:p>26900</text:p>
          </table:table-cell>
          <table:table-cell office:value-type="float" office:value="13.405643" calcext:value-type="float">
            <text:p>13.405643</text:p>
          </table:table-cell>
          <table:table-cell table:formula="of:=[.C274]/[.B274]" office:value-type="float" office:value="0.000498351040892193" calcext:value-type="float">
            <text:p>0.000498351040892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13.477598" calcext:value-type="float">
            <text:p>13.477598</text:p>
          </table:table-cell>
          <table:table-cell table:formula="of:=[.C275]/[.B275]" office:value-type="float" office:value="0.000499170296296296" calcext:value-type="float">
            <text:p>0.000499170296296</text:p>
          </table:table-cell>
        </table:table-row>
        <table:table-row table:style-name="ro1">
          <table:table-cell/>
          <table:table-cell office:value-type="float" office:value="27100" calcext:value-type="float">
            <text:p>27100</text:p>
          </table:table-cell>
          <table:table-cell office:value-type="float" office:value="13.514387" calcext:value-type="float">
            <text:p>13.514387</text:p>
          </table:table-cell>
          <table:table-cell table:formula="of:=[.C276]/[.B276]" office:value-type="float" office:value="0.000498685867158672" calcext:value-type="float">
            <text:p>0.000498685867159</text:p>
          </table:table-cell>
        </table:table-row>
        <table:table-row table:style-name="ro1">
          <table:table-cell/>
          <table:table-cell office:value-type="float" office:value="27200" calcext:value-type="float">
            <text:p>27200</text:p>
          </table:table-cell>
          <table:table-cell office:value-type="float" office:value="13.553381" calcext:value-type="float">
            <text:p>13.553381</text:p>
          </table:table-cell>
          <table:table-cell table:formula="of:=[.C277]/[.B277]" office:value-type="float" office:value="0.000498286066176471" calcext:value-type="float">
            <text:p>0.000498286066176</text:p>
          </table:table-cell>
        </table:table-row>
        <table:table-row table:style-name="ro1">
          <table:table-cell/>
          <table:table-cell office:value-type="float" office:value="27300" calcext:value-type="float">
            <text:p>27300</text:p>
          </table:table-cell>
          <table:table-cell office:value-type="float" office:value="13.60405" calcext:value-type="float">
            <text:p>13.60405</text:p>
          </table:table-cell>
          <table:table-cell table:formula="of:=[.C278]/[.B278]" office:value-type="float" office:value="0.00049831684981685" calcext:value-type="float">
            <text:p>0.000498316849817</text:p>
          </table:table-cell>
        </table:table-row>
        <table:table-row table:style-name="ro1">
          <table:table-cell/>
          <table:table-cell office:value-type="float" office:value="27400" calcext:value-type="float">
            <text:p>27400</text:p>
          </table:table-cell>
          <table:table-cell office:value-type="float" office:value="13.656336" calcext:value-type="float">
            <text:p>13.656336</text:p>
          </table:table-cell>
          <table:table-cell table:formula="of:=[.C279]/[.B279]" office:value-type="float" office:value="0.000498406423357664" calcext:value-type="float">
            <text:p>0.000498406423358</text:p>
          </table:table-cell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13.704908" calcext:value-type="float">
            <text:p>13.704908</text:p>
          </table:table-cell>
          <table:table-cell table:formula="of:=[.C280]/[.B280]" office:value-type="float" office:value="0.000498360290909091" calcext:value-type="float">
            <text:p>0.000498360290909</text:p>
          </table:table-cell>
        </table:table-row>
        <table:table-row table:style-name="ro1">
          <table:table-cell/>
          <table:table-cell office:value-type="float" office:value="27600" calcext:value-type="float">
            <text:p>27600</text:p>
          </table:table-cell>
          <table:table-cell office:value-type="float" office:value="13.772077" calcext:value-type="float">
            <text:p>13.772077</text:p>
          </table:table-cell>
          <table:table-cell table:formula="of:=[.C281]/[.B281]" office:value-type="float" office:value="0.000498988297101449" calcext:value-type="float">
            <text:p>0.000498988297101</text:p>
          </table:table-cell>
        </table:table-row>
        <table:table-row table:style-name="ro1">
          <table:table-cell/>
          <table:table-cell office:value-type="float" office:value="27700" calcext:value-type="float">
            <text:p>27700</text:p>
          </table:table-cell>
          <table:table-cell office:value-type="float" office:value="13.821793" calcext:value-type="float">
            <text:p>13.821793</text:p>
          </table:table-cell>
          <table:table-cell table:formula="of:=[.C282]/[.B282]" office:value-type="float" office:value="0.000498981696750903" calcext:value-type="float">
            <text:p>0.000498981696751</text:p>
          </table:table-cell>
        </table:table-row>
        <table:table-row table:style-name="ro1">
          <table:table-cell/>
          <table:table-cell office:value-type="float" office:value="27800" calcext:value-type="float">
            <text:p>27800</text:p>
          </table:table-cell>
          <table:table-cell office:value-type="float" office:value="13.85861" calcext:value-type="float">
            <text:p>13.85861</text:p>
          </table:table-cell>
          <table:table-cell table:formula="of:=[.C283]/[.B283]" office:value-type="float" office:value="0.000498511151079137" calcext:value-type="float">
            <text:p>0.000498511151079</text:p>
          </table:table-cell>
        </table:table-row>
        <table:table-row table:style-name="ro1">
          <table:table-cell/>
          <table:table-cell office:value-type="float" office:value="27900" calcext:value-type="float">
            <text:p>27900</text:p>
          </table:table-cell>
          <table:table-cell office:value-type="float" office:value="13.890072" calcext:value-type="float">
            <text:p>13.890072</text:p>
          </table:table-cell>
          <table:table-cell table:formula="of:=[.C284]/[.B284]" office:value-type="float" office:value="0.000497852043010753" calcext:value-type="float">
            <text:p>0.000497852043011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13.921124" calcext:value-type="float">
            <text:p>13.921124</text:p>
          </table:table-cell>
          <table:table-cell table:formula="of:=[.C285]/[.B285]" office:value-type="float" office:value="0.000497183" calcext:value-type="float">
            <text:p>0.000497183</text:p>
          </table:table-cell>
        </table:table-row>
        <table:table-row table:style-name="ro1">
          <table:table-cell/>
          <table:table-cell office:value-type="float" office:value="28100" calcext:value-type="float">
            <text:p>28100</text:p>
          </table:table-cell>
          <table:table-cell office:value-type="float" office:value="13.954129" calcext:value-type="float">
            <text:p>13.954129</text:p>
          </table:table-cell>
          <table:table-cell table:formula="of:=[.C286]/[.B286]" office:value-type="float" office:value="0.000496588220640569" calcext:value-type="float">
            <text:p>0.000496588220641</text:p>
          </table:table-cell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  <table:table-cell office:value-type="float" office:value="13.984385" calcext:value-type="float">
            <text:p>13.984385</text:p>
          </table:table-cell>
          <table:table-cell table:formula="of:=[.C287]/[.B287]" office:value-type="float" office:value="0.000495900177304964" calcext:value-type="float">
            <text:p>0.000495900177305</text:p>
          </table:table-cell>
        </table:table-row>
        <table:table-row table:style-name="ro1">
          <table:table-cell/>
          <table:table-cell office:value-type="float" office:value="28300" calcext:value-type="float">
            <text:p>28300</text:p>
          </table:table-cell>
          <table:table-cell office:value-type="float" office:value="14.014795" calcext:value-type="float">
            <text:p>14.014795</text:p>
          </table:table-cell>
          <table:table-cell table:formula="of:=[.C288]/[.B288]" office:value-type="float" office:value="0.000495222438162544" calcext:value-type="float">
            <text:p>0.000495222438163</text:p>
          </table:table-cell>
        </table:table-row>
        <table:table-row table:style-name="ro1">
          <table:table-cell/>
          <table:table-cell office:value-type="float" office:value="28400" calcext:value-type="float">
            <text:p>28400</text:p>
          </table:table-cell>
          <table:table-cell office:value-type="float" office:value="14.047144" calcext:value-type="float">
            <text:p>14.047144</text:p>
          </table:table-cell>
          <table:table-cell table:formula="of:=[.C289]/[.B289]" office:value-type="float" office:value="0.000494617746478873" calcext:value-type="float">
            <text:p>0.000494617746479</text:p>
          </table:table-cell>
        </table:table-row>
        <table:table-row table:style-name="ro1">
          <table:table-cell/>
          <table:table-cell office:value-type="float" office:value="28500" calcext:value-type="float">
            <text:p>28500</text:p>
          </table:table-cell>
          <table:table-cell office:value-type="float" office:value="14.077053" calcext:value-type="float">
            <text:p>14.077053</text:p>
          </table:table-cell>
          <table:table-cell table:formula="of:=[.C290]/[.B290]" office:value-type="float" office:value="0.000493931684210526" calcext:value-type="float">
            <text:p>0.000493931684211</text:p>
          </table:table-cell>
        </table:table-row>
        <table:table-row table:style-name="ro1">
          <table:table-cell/>
          <table:table-cell office:value-type="float" office:value="28600" calcext:value-type="float">
            <text:p>28600</text:p>
          </table:table-cell>
          <table:table-cell office:value-type="float" office:value="14.107645" calcext:value-type="float">
            <text:p>14.107645</text:p>
          </table:table-cell>
          <table:table-cell table:formula="of:=[.C291]/[.B291]" office:value-type="float" office:value="0.000493274300699301" calcext:value-type="float">
            <text:p>0.000493274300699</text:p>
          </table:table-cell>
        </table:table-row>
        <table:table-row table:style-name="ro1">
          <table:table-cell/>
          <table:table-cell office:value-type="float" office:value="28700" calcext:value-type="float">
            <text:p>28700</text:p>
          </table:table-cell>
          <table:table-cell office:value-type="float" office:value="14.138981" calcext:value-type="float">
            <text:p>14.138981</text:p>
          </table:table-cell>
          <table:table-cell table:formula="of:=[.C292]/[.B292]" office:value-type="float" office:value="0.000492647421602787" calcext:value-type="float">
            <text:p>0.000492647421603</text:p>
          </table:table-cell>
        </table:table-row>
        <table:table-row table:style-name="ro1">
          <table:table-cell/>
          <table:table-cell office:value-type="float" office:value="28800" calcext:value-type="float">
            <text:p>28800</text:p>
          </table:table-cell>
          <table:table-cell office:value-type="float" office:value="14.169675" calcext:value-type="float">
            <text:p>14.169675</text:p>
          </table:table-cell>
          <table:table-cell table:formula="of:=[.C293]/[.B293]" office:value-type="float" office:value="0.000492002604166667" calcext:value-type="float">
            <text:p>0.000492002604167</text:p>
          </table:table-cell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float" office:value="14.199804" calcext:value-type="float">
            <text:p>14.199804</text:p>
          </table:table-cell>
          <table:table-cell table:formula="of:=[.C294]/[.B294]" office:value-type="float" office:value="0.000491342698961938" calcext:value-type="float">
            <text:p>0.000491342698962</text:p>
          </table:table-cell>
        </table:table-row>
        <table:table-row table:style-name="ro1">
          <table:table-cell/>
          <table:table-cell office:value-type="float" office:value="29000" calcext:value-type="float">
            <text:p>29000</text:p>
          </table:table-cell>
          <table:table-cell office:value-type="float" office:value="14.230313" calcext:value-type="float">
            <text:p>14.230313</text:p>
          </table:table-cell>
          <table:table-cell table:formula="of:=[.C295]/[.B295]" office:value-type="float" office:value="0.000490700448275862" calcext:value-type="float">
            <text:p>0.000490700448276</text:p>
          </table:table-cell>
        </table:table-row>
        <table:table-row table:style-name="ro1">
          <table:table-cell/>
          <table:table-cell office:value-type="float" office:value="29100" calcext:value-type="float">
            <text:p>29100</text:p>
          </table:table-cell>
          <table:table-cell office:value-type="float" office:value="14.260082" calcext:value-type="float">
            <text:p>14.260082</text:p>
          </table:table-cell>
          <table:table-cell table:formula="of:=[.C296]/[.B296]" office:value-type="float" office:value="0.000490037182130584" calcext:value-type="float">
            <text:p>0.000490037182131</text:p>
          </table:table-cell>
        </table:table-row>
        <table:table-row table:style-name="ro1">
          <table:table-cell/>
          <table:table-cell office:value-type="float" office:value="29200" calcext:value-type="float">
            <text:p>29200</text:p>
          </table:table-cell>
          <table:table-cell office:value-type="float" office:value="14.289668" calcext:value-type="float">
            <text:p>14.289668</text:p>
          </table:table-cell>
          <table:table-cell table:formula="of:=[.C297]/[.B297]" office:value-type="float" office:value="0.000489372191780822" calcext:value-type="float">
            <text:p>0.000489372191781</text:p>
          </table:table-cell>
        </table:table-row>
        <table:table-row table:style-name="ro1">
          <table:table-cell/>
          <table:table-cell office:value-type="float" office:value="29300" calcext:value-type="float">
            <text:p>29300</text:p>
          </table:table-cell>
          <table:table-cell office:value-type="float" office:value="14.323592" calcext:value-type="float">
            <text:p>14.323592</text:p>
          </table:table-cell>
          <table:table-cell table:formula="of:=[.C298]/[.B298]" office:value-type="float" office:value="0.000488859795221843" calcext:value-type="float">
            <text:p>0.000488859795222</text:p>
          </table:table-cell>
        </table:table-row>
        <table:table-row table:style-name="ro1">
          <table:table-cell/>
          <table:table-cell office:value-type="float" office:value="29400" calcext:value-type="float">
            <text:p>29400</text:p>
          </table:table-cell>
          <table:table-cell office:value-type="float" office:value="14.355536" calcext:value-type="float">
            <text:p>14.355536</text:p>
          </table:table-cell>
          <table:table-cell table:formula="of:=[.C299]/[.B299]" office:value-type="float" office:value="0.000488283537414966" calcext:value-type="float">
            <text:p>0.000488283537415</text:p>
          </table:table-cell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float" office:value="14.385326" calcext:value-type="float">
            <text:p>14.385326</text:p>
          </table:table-cell>
          <table:table-cell table:formula="of:=[.C300]/[.B300]" office:value-type="float" office:value="0.000487638169491525" calcext:value-type="float">
            <text:p>0.000487638169492</text:p>
          </table:table-cell>
        </table:table-row>
        <table:table-row table:style-name="ro1">
          <table:table-cell/>
          <table:table-cell office:value-type="float" office:value="29600" calcext:value-type="float">
            <text:p>29600</text:p>
          </table:table-cell>
          <table:table-cell office:value-type="float" office:value="14.415341" calcext:value-type="float">
            <text:p>14.415341</text:p>
          </table:table-cell>
          <table:table-cell table:formula="of:=[.C301]/[.B301]" office:value-type="float" office:value="0.000487004763513514" calcext:value-type="float">
            <text:p>0.000487004763514</text:p>
          </table:table-cell>
        </table:table-row>
        <table:table-row table:style-name="ro1">
          <table:table-cell/>
          <table:table-cell office:value-type="float" office:value="29700" calcext:value-type="float">
            <text:p>29700</text:p>
          </table:table-cell>
          <table:table-cell office:value-type="float" office:value="14.446589" calcext:value-type="float">
            <text:p>14.446589</text:p>
          </table:table-cell>
          <table:table-cell table:formula="of:=[.C302]/[.B302]" office:value-type="float" office:value="0.000486417138047138" calcext:value-type="float">
            <text:p>0.000486417138047</text:p>
          </table:table-cell>
        </table:table-row>
        <table:table-row table:style-name="ro1">
          <table:table-cell/>
          <table:table-cell office:value-type="float" office:value="29800" calcext:value-type="float">
            <text:p>29800</text:p>
          </table:table-cell>
          <table:table-cell office:value-type="float" office:value="14.479327" calcext:value-type="float">
            <text:p>14.479327</text:p>
          </table:table-cell>
          <table:table-cell table:formula="of:=[.C303]/[.B303]" office:value-type="float" office:value="0.000485883456375839" calcext:value-type="float">
            <text:p>0.000485883456376</text:p>
          </table:table-cell>
        </table:table-row>
        <table:table-row table:style-name="ro1">
          <table:table-cell/>
          <table:table-cell office:value-type="float" office:value="29900" calcext:value-type="float">
            <text:p>29900</text:p>
          </table:table-cell>
          <table:table-cell office:value-type="float" office:value="14.509653" calcext:value-type="float">
            <text:p>14.509653</text:p>
          </table:table-cell>
          <table:table-cell table:formula="of:=[.C304]/[.B304]" office:value-type="float" office:value="0.000485272675585284" calcext:value-type="float">
            <text:p>0.00048527267558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4.539185" calcext:value-type="float">
            <text:p>14.539185</text:p>
          </table:table-cell>
          <table:table-cell table:formula="of:=[.C305]/[.B305]" office:value-type="float" office:value="0.0004846395" calcext:value-type="float">
            <text:p>0.0004846395</text:p>
          </table:table-cell>
        </table:table-row>
        <table:table-row table:style-name="ro1">
          <table:table-cell/>
          <table:table-cell office:value-type="float" office:value="30100" calcext:value-type="float">
            <text:p>30100</text:p>
          </table:table-cell>
          <table:table-cell office:value-type="float" office:value="14.568758" calcext:value-type="float">
            <text:p>14.568758</text:p>
          </table:table-cell>
          <table:table-cell table:formula="of:=[.C306]/[.B306]" office:value-type="float" office:value="0.000484011893687708" calcext:value-type="float">
            <text:p>0.000484011893688</text:p>
          </table:table-cell>
        </table:table-row>
        <table:table-row table:style-name="ro1">
          <table:table-cell/>
          <table:table-cell office:value-type="float" office:value="30200" calcext:value-type="float">
            <text:p>30200</text:p>
          </table:table-cell>
          <table:table-cell office:value-type="float" office:value="14.600831" calcext:value-type="float">
            <text:p>14.600831</text:p>
          </table:table-cell>
          <table:table-cell table:formula="of:=[.C307]/[.B307]" office:value-type="float" office:value="0.000483471225165563" calcext:value-type="float">
            <text:p>0.000483471225166</text:p>
          </table:table-cell>
        </table:table-row>
        <table:table-row table:style-name="ro1">
          <table:table-cell/>
          <table:table-cell office:value-type="float" office:value="30300" calcext:value-type="float">
            <text:p>30300</text:p>
          </table:table-cell>
          <table:table-cell office:value-type="float" office:value="14.631234" calcext:value-type="float">
            <text:p>14.631234</text:p>
          </table:table-cell>
          <table:table-cell table:formula="of:=[.C308]/[.B308]" office:value-type="float" office:value="0.00048287900990099" calcext:value-type="float">
            <text:p>0.000482879009901</text:p>
          </table:table-cell>
        </table:table-row>
        <table:table-row table:style-name="ro1">
          <table:table-cell/>
          <table:table-cell office:value-type="float" office:value="30400" calcext:value-type="float">
            <text:p>30400</text:p>
          </table:table-cell>
          <table:table-cell office:value-type="float" office:value="14.662894" calcext:value-type="float">
            <text:p>14.662894</text:p>
          </table:table-cell>
          <table:table-cell table:formula="of:=[.C309]/[.B309]" office:value-type="float" office:value="0.000482332039473684" calcext:value-type="float">
            <text:p>0.000482332039474</text:p>
          </table:table-cell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14.694485" calcext:value-type="float">
            <text:p>14.694485</text:p>
          </table:table-cell>
          <table:table-cell table:formula="of:=[.C310]/[.B310]" office:value-type="float" office:value="0.000481786393442623" calcext:value-type="float">
            <text:p>0.000481786393443</text:p>
          </table:table-cell>
        </table:table-row>
        <table:table-row table:style-name="ro1">
          <table:table-cell/>
          <table:table-cell office:value-type="float" office:value="30600" calcext:value-type="float">
            <text:p>30600</text:p>
          </table:table-cell>
          <table:table-cell office:value-type="float" office:value="14.72439" calcext:value-type="float">
            <text:p>14.72439</text:p>
          </table:table-cell>
          <table:table-cell table:formula="of:=[.C311]/[.B311]" office:value-type="float" office:value="0.000481189215686274" calcext:value-type="float">
            <text:p>0.000481189215686</text:p>
          </table:table-cell>
        </table:table-row>
        <table:table-row table:style-name="ro1">
          <table:table-cell/>
          <table:table-cell office:value-type="float" office:value="30700" calcext:value-type="float">
            <text:p>30700</text:p>
          </table:table-cell>
          <table:table-cell office:value-type="float" office:value="14.754246" calcext:value-type="float">
            <text:p>14.754246</text:p>
          </table:table-cell>
          <table:table-cell table:formula="of:=[.C312]/[.B312]" office:value-type="float" office:value="0.000480594332247557" calcext:value-type="float">
            <text:p>0.000480594332248</text:p>
          </table:table-cell>
        </table:table-row>
        <table:table-row table:style-name="ro1">
          <table:table-cell/>
          <table:table-cell office:value-type="float" office:value="30800" calcext:value-type="float">
            <text:p>30800</text:p>
          </table:table-cell>
          <table:table-cell office:value-type="float" office:value="14.789147" calcext:value-type="float">
            <text:p>14.789147</text:p>
          </table:table-cell>
          <table:table-cell table:formula="of:=[.C313]/[.B313]" office:value-type="float" office:value="0.00048016711038961" calcext:value-type="float">
            <text:p>0.00048016711039</text:p>
          </table:table-cell>
        </table:table-row>
        <table:table-row table:style-name="ro1">
          <table:table-cell/>
          <table:table-cell office:value-type="float" office:value="30900" calcext:value-type="float">
            <text:p>30900</text:p>
          </table:table-cell>
          <table:table-cell office:value-type="float" office:value="14.822616" calcext:value-type="float">
            <text:p>14.822616</text:p>
          </table:table-cell>
          <table:table-cell table:formula="of:=[.C314]/[.B314]" office:value-type="float" office:value="0.000479696310679612" calcext:value-type="float">
            <text:p>0.00047969631068</text:p>
          </table:table-cell>
        </table:table-row>
        <table:table-row table:style-name="ro1">
          <table:table-cell/>
          <table:table-cell office:value-type="float" office:value="31000" calcext:value-type="float">
            <text:p>31000</text:p>
          </table:table-cell>
          <table:table-cell office:value-type="float" office:value="14.852704" calcext:value-type="float">
            <text:p>14.852704</text:p>
          </table:table-cell>
          <table:table-cell table:formula="of:=[.C315]/[.B315]" office:value-type="float" office:value="0.000479119483870968" calcext:value-type="float">
            <text:p>0.000479119483871</text:p>
          </table:table-cell>
        </table:table-row>
        <table:table-row table:style-name="ro1">
          <table:table-cell/>
          <table:table-cell office:value-type="float" office:value="31100" calcext:value-type="float">
            <text:p>31100</text:p>
          </table:table-cell>
          <table:table-cell office:value-type="float" office:value="14.882883" calcext:value-type="float">
            <text:p>14.882883</text:p>
          </table:table-cell>
          <table:table-cell table:formula="of:=[.C316]/[.B316]" office:value-type="float" office:value="0.000478549292604502" calcext:value-type="float">
            <text:p>0.000478549292605</text:p>
          </table:table-cell>
        </table:table-row>
        <table:table-row table:style-name="ro1">
          <table:table-cell/>
          <table:table-cell office:value-type="float" office:value="31200" calcext:value-type="float">
            <text:p>31200</text:p>
          </table:table-cell>
          <table:table-cell office:value-type="float" office:value="14.912704" calcext:value-type="float">
            <text:p>14.912704</text:p>
          </table:table-cell>
          <table:table-cell table:formula="of:=[.C317]/[.B317]" office:value-type="float" office:value="0.000477971282051282" calcext:value-type="float">
            <text:p>0.000477971282051</text:p>
          </table:table-cell>
        </table:table-row>
        <table:table-row table:style-name="ro1">
          <table:table-cell/>
          <table:table-cell office:value-type="float" office:value="31300" calcext:value-type="float">
            <text:p>31300</text:p>
          </table:table-cell>
          <table:table-cell office:value-type="float" office:value="14.973206" calcext:value-type="float">
            <text:p>14.973206</text:p>
          </table:table-cell>
          <table:table-cell table:formula="of:=[.C318]/[.B318]" office:value-type="float" office:value="0.000478377188498403" calcext:value-type="float">
            <text:p>0.000478377188498</text:p>
          </table:table-cell>
        </table:table-row>
        <table:table-row table:style-name="ro1">
          <table:table-cell/>
          <table:table-cell office:value-type="float" office:value="31400" calcext:value-type="float">
            <text:p>31400</text:p>
          </table:table-cell>
          <table:table-cell office:value-type="float" office:value="15.004826" calcext:value-type="float">
            <text:p>15.004826</text:p>
          </table:table-cell>
          <table:table-cell table:formula="of:=[.C319]/[.B319]" office:value-type="float" office:value="0.000477860700636943" calcext:value-type="float">
            <text:p>0.000477860700637</text:p>
          </table:table-cell>
        </table:table-row>
        <table:table-row table:style-name="ro1">
          <table:table-cell/>
          <table:table-cell office:value-type="float" office:value="31500" calcext:value-type="float">
            <text:p>31500</text:p>
          </table:table-cell>
          <table:table-cell office:value-type="float" office:value="15.033044" calcext:value-type="float">
            <text:p>15.033044</text:p>
          </table:table-cell>
          <table:table-cell table:formula="of:=[.C320]/[.B320]" office:value-type="float" office:value="0.000477239492063492" calcext:value-type="float">
            <text:p>0.000477239492063</text:p>
          </table:table-cell>
        </table:table-row>
        <table:table-row table:style-name="ro1">
          <table:table-cell/>
          <table:table-cell office:value-type="float" office:value="31600" calcext:value-type="float">
            <text:p>31600</text:p>
          </table:table-cell>
          <table:table-cell office:value-type="float" office:value="15.060636" calcext:value-type="float">
            <text:p>15.060636</text:p>
          </table:table-cell>
          <table:table-cell table:formula="of:=[.C321]/[.B321]" office:value-type="float" office:value="0.000476602405063291" calcext:value-type="float">
            <text:p>0.000476602405063</text:p>
          </table:table-cell>
        </table:table-row>
        <table:table-row table:style-name="ro1">
          <table:table-cell/>
          <table:table-cell office:value-type="float" office:value="31700" calcext:value-type="float">
            <text:p>31700</text:p>
          </table:table-cell>
          <table:table-cell office:value-type="float" office:value="15.087892" calcext:value-type="float">
            <text:p>15.087892</text:p>
          </table:table-cell>
          <table:table-cell table:formula="of:=[.C322]/[.B322]" office:value-type="float" office:value="0.000475958738170347" calcext:value-type="float">
            <text:p>0.00047595873817</text:p>
          </table:table-cell>
        </table:table-row>
        <table:table-row table:style-name="ro1">
          <table:table-cell/>
          <table:table-cell office:value-type="float" office:value="31800" calcext:value-type="float">
            <text:p>31800</text:p>
          </table:table-cell>
          <table:table-cell office:value-type="float" office:value="15.116363" calcext:value-type="float">
            <text:p>15.116363</text:p>
          </table:table-cell>
          <table:table-cell table:formula="of:=[.C323]/[.B323]" office:value-type="float" office:value="0.000475357327044025" calcext:value-type="float">
            <text:p>0.000475357327044</text:p>
          </table:table-cell>
        </table:table-row>
        <table:table-row table:style-name="ro1">
          <table:table-cell/>
          <table:table-cell office:value-type="float" office:value="31900" calcext:value-type="float">
            <text:p>31900</text:p>
          </table:table-cell>
          <table:table-cell office:value-type="float" office:value="15.145024" calcext:value-type="float">
            <text:p>15.145024</text:p>
          </table:table-cell>
          <table:table-cell table:formula="of:=[.C324]/[.B324]" office:value-type="float" office:value="0.000474765642633229" calcext:value-type="float">
            <text:p>0.000474765642633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15.178398" calcext:value-type="float">
            <text:p>15.178398</text:p>
          </table:table-cell>
          <table:table-cell table:formula="of:=[.C325]/[.B325]" office:value-type="float" office:value="0.0004743249375" calcext:value-type="float">
            <text:p>0.0004743249375</text:p>
          </table:table-cell>
        </table:table-row>
        <table:table-row table:style-name="ro1">
          <table:table-cell/>
          <table:table-cell office:value-type="float" office:value="32100" calcext:value-type="float">
            <text:p>32100</text:p>
          </table:table-cell>
          <table:table-cell office:value-type="float" office:value="15.206645" calcext:value-type="float">
            <text:p>15.206645</text:p>
          </table:table-cell>
          <table:table-cell table:formula="of:=[.C326]/[.B326]" office:value-type="float" office:value="0.000473727258566978" calcext:value-type="float">
            <text:p>0.000473727258567</text:p>
          </table:table-cell>
        </table:table-row>
        <table:table-row table:style-name="ro1">
          <table:table-cell/>
          <table:table-cell office:value-type="float" office:value="32200" calcext:value-type="float">
            <text:p>32200</text:p>
          </table:table-cell>
          <table:table-cell office:value-type="float" office:value="15.234036" calcext:value-type="float">
            <text:p>15.234036</text:p>
          </table:table-cell>
          <table:table-cell table:formula="of:=[.C327]/[.B327]" office:value-type="float" office:value="0.000473106708074534" calcext:value-type="float">
            <text:p>0.000473106708075</text:p>
          </table:table-cell>
        </table:table-row>
        <table:table-row table:style-name="ro1">
          <table:table-cell/>
          <table:table-cell office:value-type="float" office:value="32300" calcext:value-type="float">
            <text:p>32300</text:p>
          </table:table-cell>
          <table:table-cell office:value-type="float" office:value="15.260687" calcext:value-type="float">
            <text:p>15.260687</text:p>
          </table:table-cell>
          <table:table-cell table:formula="of:=[.C328]/[.B328]" office:value-type="float" office:value="0.000472467089783282" calcext:value-type="float">
            <text:p>0.000472467089783</text:p>
          </table:table-cell>
        </table:table-row>
        <table:table-row table:style-name="ro1">
          <table:table-cell/>
          <table:table-cell office:value-type="float" office:value="32400" calcext:value-type="float">
            <text:p>32400</text:p>
          </table:table-cell>
          <table:table-cell office:value-type="float" office:value="15.286727" calcext:value-type="float">
            <text:p>15.286727</text:p>
          </table:table-cell>
          <table:table-cell table:formula="of:=[.C329]/[.B329]" office:value-type="float" office:value="0.000471812561728395" calcext:value-type="float">
            <text:p>0.000471812561728</text:p>
          </table:table-cell>
        </table:table-row>
        <table:table-row table:style-name="ro1">
          <table:table-cell/>
          <table:table-cell office:value-type="float" office:value="32500" calcext:value-type="float">
            <text:p>32500</text:p>
          </table:table-cell>
          <table:table-cell office:value-type="float" office:value="15.312265" calcext:value-type="float">
            <text:p>15.312265</text:p>
          </table:table-cell>
          <table:table-cell table:formula="of:=[.C330]/[.B330]" office:value-type="float" office:value="0.000471146615384615" calcext:value-type="float">
            <text:p>0.000471146615385</text:p>
          </table:table-cell>
        </table:table-row>
        <table:table-row table:style-name="ro1">
          <table:table-cell/>
          <table:table-cell office:value-type="float" office:value="32600" calcext:value-type="float">
            <text:p>32600</text:p>
          </table:table-cell>
          <table:table-cell office:value-type="float" office:value="15.3412" calcext:value-type="float">
            <text:p>15.3412</text:p>
          </table:table-cell>
          <table:table-cell table:formula="of:=[.C331]/[.B331]" office:value-type="float" office:value="0.000470588957055215" calcext:value-type="float">
            <text:p>0.000470588957055</text:p>
          </table:table-cell>
        </table:table-row>
        <table:table-row table:style-name="ro1">
          <table:table-cell/>
          <table:table-cell office:value-type="float" office:value="32700" calcext:value-type="float">
            <text:p>32700</text:p>
          </table:table-cell>
          <table:table-cell office:value-type="float" office:value="15.367843" calcext:value-type="float">
            <text:p>15.367843</text:p>
          </table:table-cell>
          <table:table-cell table:formula="of:=[.C332]/[.B332]" office:value-type="float" office:value="0.000469964617737003" calcext:value-type="float">
            <text:p>0.000469964617737</text:p>
          </table:table-cell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15.395183" calcext:value-type="float">
            <text:p>15.395183</text:p>
          </table:table-cell>
          <table:table-cell table:formula="of:=[.C333]/[.B333]" office:value-type="float" office:value="0.000469365335365854" calcext:value-type="float">
            <text:p>0.000469365335366</text:p>
          </table:table-cell>
        </table:table-row>
        <table:table-row table:style-name="ro1">
          <table:table-cell/>
          <table:table-cell office:value-type="float" office:value="32900" calcext:value-type="float">
            <text:p>32900</text:p>
          </table:table-cell>
          <table:table-cell office:value-type="float" office:value="15.428478" calcext:value-type="float">
            <text:p>15.428478</text:p>
          </table:table-cell>
          <table:table-cell table:formula="of:=[.C334]/[.B334]" office:value-type="float" office:value="0.000468950699088146" calcext:value-type="float">
            <text:p>0.000468950699088</text:p>
          </table:table-cell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15.456902" calcext:value-type="float">
            <text:p>15.456902</text:p>
          </table:table-cell>
          <table:table-cell table:formula="of:=[.C335]/[.B335]" office:value-type="float" office:value="0.00046839096969697" calcext:value-type="float">
            <text:p>0.000468390969697</text:p>
          </table:table-cell>
        </table:table-row>
        <table:table-row table:style-name="ro1">
          <table:table-cell/>
          <table:table-cell office:value-type="float" office:value="33100" calcext:value-type="float">
            <text:p>33100</text:p>
          </table:table-cell>
          <table:table-cell office:value-type="float" office:value="15.483306" calcext:value-type="float">
            <text:p>15.483306</text:p>
          </table:table-cell>
          <table:table-cell table:formula="of:=[.C336]/[.B336]" office:value-type="float" office:value="0.000467773595166163" calcext:value-type="float">
            <text:p>0.000467773595166</text:p>
          </table:table-cell>
        </table:table-row>
        <table:table-row table:style-name="ro1">
          <table:table-cell/>
          <table:table-cell office:value-type="float" office:value="33200" calcext:value-type="float">
            <text:p>33200</text:p>
          </table:table-cell>
          <table:table-cell office:value-type="float" office:value="15.522756" calcext:value-type="float">
            <text:p>15.522756</text:p>
          </table:table-cell>
          <table:table-cell table:formula="of:=[.C337]/[.B337]" office:value-type="float" office:value="0.000467552891566265" calcext:value-type="float">
            <text:p>0.000467552891566</text:p>
          </table:table-cell>
        </table:table-row>
        <table:table-row table:style-name="ro1">
          <table:table-cell/>
          <table:table-cell office:value-type="float" office:value="33300" calcext:value-type="float">
            <text:p>33300</text:p>
          </table:table-cell>
          <table:table-cell office:value-type="float" office:value="15.552429" calcext:value-type="float">
            <text:p>15.552429</text:p>
          </table:table-cell>
          <table:table-cell table:formula="of:=[.C338]/[.B338]" office:value-type="float" office:value="0.00046703990990991" calcext:value-type="float">
            <text:p>0.00046703990991</text:p>
          </table:table-cell>
        </table:table-row>
        <table:table-row table:style-name="ro1">
          <table:table-cell/>
          <table:table-cell office:value-type="float" office:value="33400" calcext:value-type="float">
            <text:p>33400</text:p>
          </table:table-cell>
          <table:table-cell office:value-type="float" office:value="15.578941" calcext:value-type="float">
            <text:p>15.578941</text:p>
          </table:table-cell>
          <table:table-cell table:formula="of:=[.C339]/[.B339]" office:value-type="float" office:value="0.000466435359281437" calcext:value-type="float">
            <text:p>0.000466435359281</text:p>
          </table:table-cell>
        </table:table-row>
        <table:table-row table:style-name="ro1">
          <table:table-cell/>
          <table:table-cell office:value-type="float" office:value="33500" calcext:value-type="float">
            <text:p>33500</text:p>
          </table:table-cell>
          <table:table-cell office:value-type="float" office:value="15.604924" calcext:value-type="float">
            <text:p>15.604924</text:p>
          </table:table-cell>
          <table:table-cell table:formula="of:=[.C340]/[.B340]" office:value-type="float" office:value="0.000465818626865672" calcext:value-type="float">
            <text:p>0.000465818626866</text:p>
          </table:table-cell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15.630709" calcext:value-type="float">
            <text:p>15.630709</text:p>
          </table:table-cell>
          <table:table-cell table:formula="of:=[.C341]/[.B341]" office:value-type="float" office:value="0.000465199672619048" calcext:value-type="float">
            <text:p>0.000465199672619</text:p>
          </table:table-cell>
        </table:table-row>
        <table:table-row table:style-name="ro1">
          <table:table-cell/>
          <table:table-cell office:value-type="float" office:value="33700" calcext:value-type="float">
            <text:p>33700</text:p>
          </table:table-cell>
          <table:table-cell office:value-type="float" office:value="15.657768" calcext:value-type="float">
            <text:p>15.657768</text:p>
          </table:table-cell>
          <table:table-cell table:formula="of:=[.C342]/[.B342]" office:value-type="float" office:value="0.000464622195845697" calcext:value-type="float">
            <text:p>0.000464622195846</text:p>
          </table:table-cell>
        </table:table-row>
        <table:table-row table:style-name="ro1">
          <table:table-cell/>
          <table:table-cell office:value-type="float" office:value="33800" calcext:value-type="float">
            <text:p>33800</text:p>
          </table:table-cell>
          <table:table-cell office:value-type="float" office:value="15.691388" calcext:value-type="float">
            <text:p>15.691388</text:p>
          </table:table-cell>
          <table:table-cell table:formula="of:=[.C343]/[.B343]" office:value-type="float" office:value="0.00046424224852071" calcext:value-type="float">
            <text:p>0.000464242248521</text:p>
          </table:table-cell>
        </table:table-row>
        <table:table-row table:style-name="ro1">
          <table:table-cell/>
          <table:table-cell office:value-type="float" office:value="33900" calcext:value-type="float">
            <text:p>33900</text:p>
          </table:table-cell>
          <table:table-cell office:value-type="float" office:value="15.727427" calcext:value-type="float">
            <text:p>15.727427</text:p>
          </table:table-cell>
          <table:table-cell table:formula="of:=[.C344]/[.B344]" office:value-type="float" office:value="0.000463935899705015" calcext:value-type="float">
            <text:p>0.000463935899705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15.754489" calcext:value-type="float">
            <text:p>15.754489</text:p>
          </table:table-cell>
          <table:table-cell table:formula="of:=[.C345]/[.B345]" office:value-type="float" office:value="0.000463367323529412" calcext:value-type="float">
            <text:p>0.000463367323529</text:p>
          </table:table-cell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 office:value-type="float" office:value="15.781099" calcext:value-type="float">
            <text:p>15.781099</text:p>
          </table:table-cell>
          <table:table-cell table:formula="of:=[.C346]/[.B346]" office:value-type="float" office:value="0.000462788826979472" calcext:value-type="float">
            <text:p>0.000462788826979</text:p>
          </table:table-cell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15.806773" calcext:value-type="float">
            <text:p>15.806773</text:p>
          </table:table-cell>
          <table:table-cell table:formula="of:=[.C347]/[.B347]" office:value-type="float" office:value="0.00046218634502924" calcext:value-type="float">
            <text:p>0.000462186345029</text:p>
          </table:table-cell>
        </table:table-row>
        <table:table-row table:style-name="ro1">
          <table:table-cell/>
          <table:table-cell office:value-type="float" office:value="34300" calcext:value-type="float">
            <text:p>34300</text:p>
          </table:table-cell>
          <table:table-cell office:value-type="float" office:value="15.834302" calcext:value-type="float">
            <text:p>15.834302</text:p>
          </table:table-cell>
          <table:table-cell table:formula="of:=[.C348]/[.B348]" office:value-type="float" office:value="0.000461641457725948" calcext:value-type="float">
            <text:p>0.000461641457726</text:p>
          </table:table-cell>
        </table:table-row>
        <table:table-row table:style-name="ro1">
          <table:table-cell/>
          <table:table-cell office:value-type="float" office:value="34400" calcext:value-type="float">
            <text:p>34400</text:p>
          </table:table-cell>
          <table:table-cell office:value-type="float" office:value="15.864922" calcext:value-type="float">
            <text:p>15.864922</text:p>
          </table:table-cell>
          <table:table-cell table:formula="of:=[.C349]/[.B349]" office:value-type="float" office:value="0.000461189593023256" calcext:value-type="float">
            <text:p>0.000461189593023</text:p>
          </table:table-cell>
        </table:table-row>
        <table:table-row table:style-name="ro1">
          <table:table-cell/>
          <table:table-cell office:value-type="float" office:value="34500" calcext:value-type="float">
            <text:p>34500</text:p>
          </table:table-cell>
          <table:table-cell office:value-type="float" office:value="15.891516" calcext:value-type="float">
            <text:p>15.891516</text:p>
          </table:table-cell>
          <table:table-cell table:formula="of:=[.C350]/[.B350]" office:value-type="float" office:value="0.000460623652173913" calcext:value-type="float">
            <text:p>0.000460623652174</text:p>
          </table:table-cell>
        </table:table-row>
        <table:table-row table:style-name="ro1">
          <table:table-cell/>
          <table:table-cell office:value-type="float" office:value="34600" calcext:value-type="float">
            <text:p>34600</text:p>
          </table:table-cell>
          <table:table-cell office:value-type="float" office:value="15.917144" calcext:value-type="float">
            <text:p>15.917144</text:p>
          </table:table-cell>
          <table:table-cell table:formula="of:=[.C351]/[.B351]" office:value-type="float" office:value="0.000460033063583815" calcext:value-type="float">
            <text:p>0.000460033063584</text:p>
          </table:table-cell>
        </table:table-row>
        <table:table-row table:style-name="ro1">
          <table:table-cell/>
          <table:table-cell office:value-type="float" office:value="34700" calcext:value-type="float">
            <text:p>34700</text:p>
          </table:table-cell>
          <table:table-cell office:value-type="float" office:value="15.942111" calcext:value-type="float">
            <text:p>15.942111</text:p>
          </table:table-cell>
          <table:table-cell table:formula="of:=[.C352]/[.B352]" office:value-type="float" office:value="0.000459426829971182" calcext:value-type="float">
            <text:p>0.000459426829971</text:p>
          </table:table-cell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  <table:table-cell office:value-type="float" office:value="15.968964" calcext:value-type="float">
            <text:p>15.968964</text:p>
          </table:table-cell>
          <table:table-cell table:formula="of:=[.C353]/[.B353]" office:value-type="float" office:value="0.000458878275862069" calcext:value-type="float">
            <text:p>0.000458878275862</text:p>
          </table:table-cell>
        </table:table-row>
        <table:table-row table:style-name="ro1">
          <table:table-cell/>
          <table:table-cell office:value-type="float" office:value="34900" calcext:value-type="float">
            <text:p>34900</text:p>
          </table:table-cell>
          <table:table-cell office:value-type="float" office:value="15.996575" calcext:value-type="float">
            <text:p>15.996575</text:p>
          </table:table-cell>
          <table:table-cell table:formula="of:=[.C354]/[.B354]" office:value-type="float" office:value="0.000458354584527221" calcext:value-type="float">
            <text:p>0.00045835458452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6.023047" calcext:value-type="float">
            <text:p>16.023047</text:p>
          </table:table-cell>
          <table:table-cell table:formula="of:=[.C355]/[.B355]" office:value-type="float" office:value="0.000457801342857143" calcext:value-type="float">
            <text:p>0.000457801342857</text:p>
          </table:table-cell>
        </table:table-row>
        <table:table-row table:style-name="ro1">
          <table:table-cell/>
          <table:table-cell office:value-type="float" office:value="35100" calcext:value-type="float">
            <text:p>35100</text:p>
          </table:table-cell>
          <table:table-cell office:value-type="float" office:value="16.049932" calcext:value-type="float">
            <text:p>16.049932</text:p>
          </table:table-cell>
          <table:table-cell table:formula="of:=[.C356]/[.B356]" office:value-type="float" office:value="0.00045726301994302" calcext:value-type="float">
            <text:p>0.000457263019943</text:p>
          </table:table-cell>
        </table:table-row>
        <table:table-row table:style-name="ro1">
          <table:table-cell/>
          <table:table-cell office:value-type="float" office:value="35200" calcext:value-type="float">
            <text:p>35200</text:p>
          </table:table-cell>
          <table:table-cell office:value-type="float" office:value="16.07632" calcext:value-type="float">
            <text:p>16.07632</text:p>
          </table:table-cell>
          <table:table-cell table:formula="of:=[.C357]/[.B357]" office:value-type="float" office:value="0.000456713636363636" calcext:value-type="float">
            <text:p>0.000456713636364</text:p>
          </table:table-cell>
        </table:table-row>
        <table:table-row table:style-name="ro1">
          <table:table-cell/>
          <table:table-cell office:value-type="float" office:value="35300" calcext:value-type="float">
            <text:p>35300</text:p>
          </table:table-cell>
          <table:table-cell office:value-type="float" office:value="16.103802" calcext:value-type="float">
            <text:p>16.103802</text:p>
          </table:table-cell>
          <table:table-cell table:formula="of:=[.C358]/[.B358]" office:value-type="float" office:value="0.00045619835694051" calcext:value-type="float">
            <text:p>0.000456198356941</text:p>
          </table:table-cell>
        </table:table-row>
        <table:table-row table:style-name="ro1">
          <table:table-cell/>
          <table:table-cell office:value-type="float" office:value="35400" calcext:value-type="float">
            <text:p>35400</text:p>
          </table:table-cell>
          <table:table-cell office:value-type="float" office:value="16.129739" calcext:value-type="float">
            <text:p>16.129739</text:p>
          </table:table-cell>
          <table:table-cell table:formula="of:=[.C359]/[.B359]" office:value-type="float" office:value="0.000455642344632768" calcext:value-type="float">
            <text:p>0.000455642344633</text:p>
          </table:table-cell>
        </table:table-row>
        <table:table-row table:style-name="ro1">
          <table:table-cell/>
          <table:table-cell office:value-type="float" office:value="35500" calcext:value-type="float">
            <text:p>35500</text:p>
          </table:table-cell>
          <table:table-cell office:value-type="float" office:value="16.155418" calcext:value-type="float">
            <text:p>16.155418</text:p>
          </table:table-cell>
          <table:table-cell table:formula="of:=[.C360]/[.B360]" office:value-type="float" office:value="0.000455082197183099" calcext:value-type="float">
            <text:p>0.000455082197183</text:p>
          </table:table-cell>
        </table:table-row>
        <table:table-row table:style-name="ro1">
          <table:table-cell/>
          <table:table-cell office:value-type="float" office:value="35600" calcext:value-type="float">
            <text:p>35600</text:p>
          </table:table-cell>
          <table:table-cell office:value-type="float" office:value="16.180476" calcext:value-type="float">
            <text:p>16.180476</text:p>
          </table:table-cell>
          <table:table-cell table:formula="of:=[.C361]/[.B361]" office:value-type="float" office:value="0.000454507752808989" calcext:value-type="float">
            <text:p>0.000454507752809</text:p>
          </table:table-cell>
        </table:table-row>
        <table:table-row table:style-name="ro1">
          <table:table-cell/>
          <table:table-cell office:value-type="float" office:value="35700" calcext:value-type="float">
            <text:p>35700</text:p>
          </table:table-cell>
          <table:table-cell office:value-type="float" office:value="16.206637" calcext:value-type="float">
            <text:p>16.206637</text:p>
          </table:table-cell>
          <table:table-cell table:formula="of:=[.C362]/[.B362]" office:value-type="float" office:value="0.000453967422969188" calcext:value-type="float">
            <text:p>0.000453967422969</text:p>
          </table:table-cell>
        </table:table-row>
        <table:table-row table:style-name="ro1">
          <table:table-cell/>
          <table:table-cell office:value-type="float" office:value="35800" calcext:value-type="float">
            <text:p>35800</text:p>
          </table:table-cell>
          <table:table-cell office:value-type="float" office:value="16.231657" calcext:value-type="float">
            <text:p>16.231657</text:p>
          </table:table-cell>
          <table:table-cell table:formula="of:=[.C363]/[.B363]" office:value-type="float" office:value="0.000453398240223464" calcext:value-type="float">
            <text:p>0.000453398240223</text:p>
          </table:table-cell>
        </table:table-row>
        <table:table-row table:style-name="ro1">
          <table:table-cell/>
          <table:table-cell office:value-type="float" office:value="35900" calcext:value-type="float">
            <text:p>35900</text:p>
          </table:table-cell>
          <table:table-cell office:value-type="float" office:value="16.258075" calcext:value-type="float">
            <text:p>16.258075</text:p>
          </table:table-cell>
          <table:table-cell table:formula="of:=[.C364]/[.B364]" office:value-type="float" office:value="0.000452871169916435" calcext:value-type="float">
            <text:p>0.000452871169916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16.284049" calcext:value-type="float">
            <text:p>16.284049</text:p>
          </table:table-cell>
          <table:table-cell table:formula="of:=[.C365]/[.B365]" office:value-type="float" office:value="0.000452334694444444" calcext:value-type="float">
            <text:p>0.000452334694444</text:p>
          </table:table-cell>
        </table:table-row>
        <table:table-row table:style-name="ro1">
          <table:table-cell/>
          <table:table-cell office:value-type="float" office:value="36100" calcext:value-type="float">
            <text:p>36100</text:p>
          </table:table-cell>
          <table:table-cell office:value-type="float" office:value="16.309555" calcext:value-type="float">
            <text:p>16.309555</text:p>
          </table:table-cell>
          <table:table-cell table:formula="of:=[.C366]/[.B366]" office:value-type="float" office:value="0.000451788227146814" calcext:value-type="float">
            <text:p>0.000451788227147</text:p>
          </table:table-cell>
        </table:table-row>
        <table:table-row table:style-name="ro1">
          <table:table-cell/>
          <table:table-cell office:value-type="float" office:value="36200" calcext:value-type="float">
            <text:p>36200</text:p>
          </table:table-cell>
          <table:table-cell office:value-type="float" office:value="16.334514" calcext:value-type="float">
            <text:p>16.334514</text:p>
          </table:table-cell>
          <table:table-cell table:formula="of:=[.C367]/[.B367]" office:value-type="float" office:value="0.000451229668508287" calcext:value-type="float">
            <text:p>0.000451229668508</text:p>
          </table:table-cell>
        </table:table-row>
        <table:table-row table:style-name="ro1">
          <table:table-cell/>
          <table:table-cell office:value-type="float" office:value="36300" calcext:value-type="float">
            <text:p>36300</text:p>
          </table:table-cell>
          <table:table-cell office:value-type="float" office:value="16.359584" calcext:value-type="float">
            <text:p>16.359584</text:p>
          </table:table-cell>
          <table:table-cell table:formula="of:=[.C368]/[.B368]" office:value-type="float" office:value="0.000450677245179063" calcext:value-type="float">
            <text:p>0.000450677245179</text:p>
          </table:table-cell>
        </table:table-row>
        <table:table-row table:style-name="ro1">
          <table:table-cell/>
          <table:table-cell office:value-type="float" office:value="36400" calcext:value-type="float">
            <text:p>36400</text:p>
          </table:table-cell>
          <table:table-cell office:value-type="float" office:value="16.384226" calcext:value-type="float">
            <text:p>16.384226</text:p>
          </table:table-cell>
          <table:table-cell table:formula="of:=[.C369]/[.B369]" office:value-type="float" office:value="0.000450116098901099" calcext:value-type="float">
            <text:p>0.000450116098901</text:p>
          </table:table-cell>
        </table:table-row>
        <table:table-row table:style-name="ro1">
          <table:table-cell/>
          <table:table-cell office:value-type="float" office:value="36500" calcext:value-type="float">
            <text:p>36500</text:p>
          </table:table-cell>
          <table:table-cell office:value-type="float" office:value="16.410583" calcext:value-type="float">
            <text:p>16.410583</text:p>
          </table:table-cell>
          <table:table-cell table:formula="of:=[.C370]/[.B370]" office:value-type="float" office:value="0.00044960501369863" calcext:value-type="float">
            <text:p>0.000449605013699</text:p>
          </table:table-cell>
        </table:table-row>
        <table:table-row table:style-name="ro1">
          <table:table-cell/>
          <table:table-cell office:value-type="float" office:value="36600" calcext:value-type="float">
            <text:p>36600</text:p>
          </table:table-cell>
          <table:table-cell office:value-type="float" office:value="16.435586" calcext:value-type="float">
            <text:p>16.435586</text:p>
          </table:table-cell>
          <table:table-cell table:formula="of:=[.C371]/[.B371]" office:value-type="float" office:value="0.000449059726775956" calcext:value-type="float">
            <text:p>0.000449059726776</text:p>
          </table:table-cell>
        </table:table-row>
        <table:table-row table:style-name="ro1">
          <table:table-cell/>
          <table:table-cell office:value-type="float" office:value="36700" calcext:value-type="float">
            <text:p>36700</text:p>
          </table:table-cell>
          <table:table-cell office:value-type="float" office:value="16.460347" calcext:value-type="float">
            <text:p>16.460347</text:p>
          </table:table-cell>
          <table:table-cell table:formula="of:=[.C372]/[.B372]" office:value-type="float" office:value="0.000448510817438692" calcext:value-type="float">
            <text:p>0.000448510817439</text:p>
          </table:table-cell>
        </table:table-row>
        <table:table-row table:style-name="ro1">
          <table:table-cell/>
          <table:table-cell office:value-type="float" office:value="36800" calcext:value-type="float">
            <text:p>36800</text:p>
          </table:table-cell>
          <table:table-cell office:value-type="float" office:value="16.486125" calcext:value-type="float">
            <text:p>16.486125</text:p>
          </table:table-cell>
          <table:table-cell table:formula="of:=[.C373]/[.B373]" office:value-type="float" office:value="0.000447992527173913" calcext:value-type="float">
            <text:p>0.000447992527174</text:p>
          </table:table-cell>
        </table:table-row>
        <table:table-row table:style-name="ro1">
          <table:table-cell/>
          <table:table-cell office:value-type="float" office:value="36900" calcext:value-type="float">
            <text:p>36900</text:p>
          </table:table-cell>
          <table:table-cell office:value-type="float" office:value="16.512228" calcext:value-type="float">
            <text:p>16.512228</text:p>
          </table:table-cell>
          <table:table-cell table:formula="of:=[.C374]/[.B374]" office:value-type="float" office:value="0.000447485853658537" calcext:value-type="float">
            <text:p>0.000447485853659</text:p>
          </table:table-cell>
        </table:table-row>
        <table:table-row table:style-name="ro1">
          <table:table-cell/>
          <table:table-cell office:value-type="float" office:value="37000" calcext:value-type="float">
            <text:p>37000</text:p>
          </table:table-cell>
          <table:table-cell office:value-type="float" office:value="16.537878" calcext:value-type="float">
            <text:p>16.537878</text:p>
          </table:table-cell>
          <table:table-cell table:formula="of:=[.C375]/[.B375]" office:value-type="float" office:value="0.000446969675675676" calcext:value-type="float">
            <text:p>0.000446969675676</text:p>
          </table:table-cell>
        </table:table-row>
        <table:table-row table:style-name="ro1">
          <table:table-cell/>
          <table:table-cell office:value-type="float" office:value="37100" calcext:value-type="float">
            <text:p>37100</text:p>
          </table:table-cell>
          <table:table-cell office:value-type="float" office:value="16.563378" calcext:value-type="float">
            <text:p>16.563378</text:p>
          </table:table-cell>
          <table:table-cell table:formula="of:=[.C376]/[.B376]" office:value-type="float" office:value="0.000446452237196765" calcext:value-type="float">
            <text:p>0.000446452237197</text:p>
          </table:table-cell>
        </table:table-row>
        <table:table-row table:style-name="ro1">
          <table:table-cell/>
          <table:table-cell office:value-type="float" office:value="37200" calcext:value-type="float">
            <text:p>37200</text:p>
          </table:table-cell>
          <table:table-cell office:value-type="float" office:value="16.595754" calcext:value-type="float">
            <text:p>16.595754</text:p>
          </table:table-cell>
          <table:table-cell table:formula="of:=[.C377]/[.B377]" office:value-type="float" office:value="0.000446122419354839" calcext:value-type="float">
            <text:p>0.000446122419355</text:p>
          </table:table-cell>
        </table:table-row>
        <table:table-row table:style-name="ro1">
          <table:table-cell/>
          <table:table-cell office:value-type="float" office:value="37300" calcext:value-type="float">
            <text:p>37300</text:p>
          </table:table-cell>
          <table:table-cell office:value-type="float" office:value="16.624619" calcext:value-type="float">
            <text:p>16.624619</text:p>
          </table:table-cell>
          <table:table-cell table:formula="of:=[.C378]/[.B378]" office:value-type="float" office:value="0.000445700241286863" calcext:value-type="float">
            <text:p>0.000445700241287</text:p>
          </table:table-cell>
        </table:table-row>
        <table:table-row table:style-name="ro1">
          <table:table-cell/>
          <table:table-cell office:value-type="float" office:value="37400" calcext:value-type="float">
            <text:p>37400</text:p>
          </table:table-cell>
          <table:table-cell office:value-type="float" office:value="16.650636" calcext:value-type="float">
            <text:p>16.650636</text:p>
          </table:table-cell>
          <table:table-cell table:formula="of:=[.C379]/[.B379]" office:value-type="float" office:value="0.000445204171122995" calcext:value-type="float">
            <text:p>0.000445204171123</text:p>
          </table:table-cell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float" office:value="16.682817" calcext:value-type="float">
            <text:p>16.682817</text:p>
          </table:table-cell>
          <table:table-cell table:formula="of:=[.C380]/[.B380]" office:value-type="float" office:value="0.00044487512" calcext:value-type="float">
            <text:p>0.00044487512</text:p>
          </table:table-cell>
        </table:table-row>
        <table:table-row table:style-name="ro1">
          <table:table-cell/>
          <table:table-cell office:value-type="float" office:value="37600" calcext:value-type="float">
            <text:p>37600</text:p>
          </table:table-cell>
          <table:table-cell office:value-type="float" office:value="16.728083" calcext:value-type="float">
            <text:p>16.728083</text:p>
          </table:table-cell>
          <table:table-cell table:formula="of:=[.C381]/[.B381]" office:value-type="float" office:value="0.000444895824468085" calcext:value-type="float">
            <text:p>0.000444895824468</text:p>
          </table:table-cell>
        </table:table-row>
        <table:table-row table:style-name="ro1">
          <table:table-cell/>
          <table:table-cell office:value-type="float" office:value="37700" calcext:value-type="float">
            <text:p>37700</text:p>
          </table:table-cell>
          <table:table-cell office:value-type="float" office:value="16.762656" calcext:value-type="float">
            <text:p>16.762656</text:p>
          </table:table-cell>
          <table:table-cell table:formula="of:=[.C382]/[.B382]" office:value-type="float" office:value="0.000444632785145889" calcext:value-type="float">
            <text:p>0.000444632785146</text:p>
          </table:table-cell>
        </table:table-row>
        <table:table-row table:style-name="ro1">
          <table:table-cell/>
          <table:table-cell office:value-type="float" office:value="37800" calcext:value-type="float">
            <text:p>37800</text:p>
          </table:table-cell>
          <table:table-cell office:value-type="float" office:value="16.797275" calcext:value-type="float">
            <text:p>16.797275</text:p>
          </table:table-cell>
          <table:table-cell table:formula="of:=[.C383]/[.B383]" office:value-type="float" office:value="0.000444372354497355" calcext:value-type="float">
            <text:p>0.000444372354497</text:p>
          </table:table-cell>
        </table:table-row>
        <table:table-row table:style-name="ro1">
          <table:table-cell/>
          <table:table-cell office:value-type="float" office:value="37900" calcext:value-type="float">
            <text:p>37900</text:p>
          </table:table-cell>
          <table:table-cell office:value-type="float" office:value="16.834482" calcext:value-type="float">
            <text:p>16.834482</text:p>
          </table:table-cell>
          <table:table-cell table:formula="of:=[.C384]/[.B384]" office:value-type="float" office:value="0.000444181583113457" calcext:value-type="float">
            <text:p>0.000444181583113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16.872273" calcext:value-type="float">
            <text:p>16.872273</text:p>
          </table:table-cell>
          <table:table-cell table:formula="of:=[.C385]/[.B385]" office:value-type="float" office:value="0.000444007184210526" calcext:value-type="float">
            <text:p>0.000444007184211</text:p>
          </table:table-cell>
        </table:table-row>
        <table:table-row table:style-name="ro1">
          <table:table-cell/>
          <table:table-cell office:value-type="float" office:value="38100" calcext:value-type="float">
            <text:p>38100</text:p>
          </table:table-cell>
          <table:table-cell office:value-type="float" office:value="16.899711" calcext:value-type="float">
            <text:p>16.899711</text:p>
          </table:table-cell>
          <table:table-cell table:formula="of:=[.C386]/[.B386]" office:value-type="float" office:value="0.000443561968503937" calcext:value-type="float">
            <text:p>0.000443561968504</text:p>
          </table:table-cell>
        </table:table-row>
        <table:table-row table:style-name="ro1">
          <table:table-cell/>
          <table:table-cell office:value-type="float" office:value="38200" calcext:value-type="float">
            <text:p>38200</text:p>
          </table:table-cell>
          <table:table-cell office:value-type="float" office:value="16.927276" calcext:value-type="float">
            <text:p>16.927276</text:p>
          </table:table-cell>
          <table:table-cell table:formula="of:=[.C387]/[.B387]" office:value-type="float" office:value="0.000443122408376963" calcext:value-type="float">
            <text:p>0.000443122408377</text:p>
          </table:table-cell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 office:value-type="float" office:value="16.960759" calcext:value-type="float">
            <text:p>16.960759</text:p>
          </table:table-cell>
          <table:table-cell table:formula="of:=[.C388]/[.B388]" office:value-type="float" office:value="0.000442839660574413" calcext:value-type="float">
            <text:p>0.000442839660574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float" office:value="17.027098" calcext:value-type="float">
            <text:p>17.027098</text:p>
          </table:table-cell>
          <table:table-cell table:formula="of:=[.C389]/[.B389]" office:value-type="float" office:value="0.000443414010416667" calcext:value-type="float">
            <text:p>0.000443414010417</text:p>
          </table:table-cell>
        </table:table-row>
        <table:table-row table:style-name="ro1">
          <table:table-cell/>
          <table:table-cell office:value-type="float" office:value="38500" calcext:value-type="float">
            <text:p>38500</text:p>
          </table:table-cell>
          <table:table-cell office:value-type="float" office:value="17.057743" calcext:value-type="float">
            <text:p>17.057743</text:p>
          </table:table-cell>
          <table:table-cell table:formula="of:=[.C390]/[.B390]" office:value-type="float" office:value="0.00044305825974026" calcext:value-type="float">
            <text:p>0.00044305825974</text:p>
          </table:table-cell>
        </table:table-row>
        <table:table-row table:style-name="ro1">
          <table:table-cell/>
          <table:table-cell office:value-type="float" office:value="38600" calcext:value-type="float">
            <text:p>38600</text:p>
          </table:table-cell>
          <table:table-cell office:value-type="float" office:value="17.083649" calcext:value-type="float">
            <text:p>17.083649</text:p>
          </table:table-cell>
          <table:table-cell table:formula="of:=[.C391]/[.B391]" office:value-type="float" office:value="0.000442581580310881" calcext:value-type="float">
            <text:p>0.000442581580311</text:p>
          </table:table-cell>
        </table:table-row>
        <table:table-row table:style-name="ro1">
          <table:table-cell/>
          <table:table-cell office:value-type="float" office:value="38700" calcext:value-type="float">
            <text:p>38700</text:p>
          </table:table-cell>
          <table:table-cell office:value-type="float" office:value="17.108455" calcext:value-type="float">
            <text:p>17.108455</text:p>
          </table:table-cell>
          <table:table-cell table:formula="of:=[.C392]/[.B392]" office:value-type="float" office:value="0.000442078940568475" calcext:value-type="float">
            <text:p>0.000442078940568</text:p>
          </table:table-cell>
        </table:table-row>
        <table:table-row table:style-name="ro1">
          <table:table-cell/>
          <table:table-cell office:value-type="float" office:value="38800" calcext:value-type="float">
            <text:p>38800</text:p>
          </table:table-cell>
          <table:table-cell office:value-type="float" office:value="17.134966" calcext:value-type="float">
            <text:p>17.134966</text:p>
          </table:table-cell>
          <table:table-cell table:formula="of:=[.C393]/[.B393]" office:value-type="float" office:value="0.000441622835051546" calcext:value-type="float">
            <text:p>0.000441622835052</text:p>
          </table:table-cell>
        </table:table-row>
        <table:table-row table:style-name="ro1">
          <table:table-cell/>
          <table:table-cell office:value-type="float" office:value="38900" calcext:value-type="float">
            <text:p>38900</text:p>
          </table:table-cell>
          <table:table-cell office:value-type="float" office:value="17.160405" calcext:value-type="float">
            <text:p>17.160405</text:p>
          </table:table-cell>
          <table:table-cell table:formula="of:=[.C394]/[.B394]" office:value-type="float" office:value="0.000441141516709512" calcext:value-type="float">
            <text:p>0.00044114151671</text:p>
          </table:table-cell>
        </table:table-row>
        <table:table-row table:style-name="ro1">
          <table:table-cell/>
          <table:table-cell office:value-type="float" office:value="39000" calcext:value-type="float">
            <text:p>39000</text:p>
          </table:table-cell>
          <table:table-cell office:value-type="float" office:value="17.189006" calcext:value-type="float">
            <text:p>17.189006</text:p>
          </table:table-cell>
          <table:table-cell table:formula="of:=[.C395]/[.B395]" office:value-type="float" office:value="0.000440743743589744" calcext:value-type="float">
            <text:p>0.00044074374359</text:p>
          </table:table-cell>
        </table:table-row>
        <table:table-row table:style-name="ro1">
          <table:table-cell/>
          <table:table-cell office:value-type="float" office:value="39100" calcext:value-type="float">
            <text:p>39100</text:p>
          </table:table-cell>
          <table:table-cell office:value-type="float" office:value="17.217352" calcext:value-type="float">
            <text:p>17.217352</text:p>
          </table:table-cell>
          <table:table-cell table:formula="of:=[.C396]/[.B396]" office:value-type="float" office:value="0.000440341483375959" calcext:value-type="float">
            <text:p>0.000440341483376</text:p>
          </table:table-cell>
        </table:table-row>
        <table:table-row table:style-name="ro1">
          <table:table-cell/>
          <table:table-cell office:value-type="float" office:value="39200" calcext:value-type="float">
            <text:p>39200</text:p>
          </table:table-cell>
          <table:table-cell office:value-type="float" office:value="17.244177" calcext:value-type="float">
            <text:p>17.244177</text:p>
          </table:table-cell>
          <table:table-cell table:formula="of:=[.C397]/[.B397]" office:value-type="float" office:value="0.000439902474489796" calcext:value-type="float">
            <text:p>0.00043990247449</text:p>
          </table:table-cell>
        </table:table-row>
        <table:table-row table:style-name="ro1">
          <table:table-cell/>
          <table:table-cell office:value-type="float" office:value="39300" calcext:value-type="float">
            <text:p>39300</text:p>
          </table:table-cell>
          <table:table-cell office:value-type="float" office:value="17.270618" calcext:value-type="float">
            <text:p>17.270618</text:p>
          </table:table-cell>
          <table:table-cell table:formula="of:=[.C398]/[.B398]" office:value-type="float" office:value="0.000439455928753181" calcext:value-type="float">
            <text:p>0.000439455928753</text:p>
          </table:table-cell>
        </table:table-row>
        <table:table-row table:style-name="ro1">
          <table:table-cell/>
          <table:table-cell office:value-type="float" office:value="39400" calcext:value-type="float">
            <text:p>39400</text:p>
          </table:table-cell>
          <table:table-cell office:value-type="float" office:value="17.306677" calcext:value-type="float">
            <text:p>17.306677</text:p>
          </table:table-cell>
          <table:table-cell table:formula="of:=[.C399]/[.B399]" office:value-type="float" office:value="0.00043925576142132" calcext:value-type="float">
            <text:p>0.000439255761421</text:p>
          </table:table-cell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  <table:table-cell office:value-type="float" office:value="17.336493" calcext:value-type="float">
            <text:p>17.336493</text:p>
          </table:table-cell>
          <table:table-cell table:formula="of:=[.C400]/[.B400]" office:value-type="float" office:value="0.000438898556962025" calcext:value-type="float">
            <text:p>0.000438898556962</text:p>
          </table:table-cell>
        </table:table-row>
        <table:table-row table:style-name="ro1">
          <table:table-cell/>
          <table:table-cell office:value-type="float" office:value="39600" calcext:value-type="float">
            <text:p>39600</text:p>
          </table:table-cell>
          <table:table-cell office:value-type="float" office:value="17.365349" calcext:value-type="float">
            <text:p>17.365349</text:p>
          </table:table-cell>
          <table:table-cell table:formula="of:=[.C401]/[.B401]" office:value-type="float" office:value="0.000438518914141414" calcext:value-type="float">
            <text:p>0.000438518914141</text:p>
          </table:table-cell>
        </table:table-row>
        <table:table-row table:style-name="ro1">
          <table:table-cell/>
          <table:table-cell office:value-type="float" office:value="39700" calcext:value-type="float">
            <text:p>39700</text:p>
          </table:table-cell>
          <table:table-cell office:value-type="float" office:value="17.393712" calcext:value-type="float">
            <text:p>17.393712</text:p>
          </table:table-cell>
          <table:table-cell table:formula="of:=[.C402]/[.B402]" office:value-type="float" office:value="0.000438128765743073" calcext:value-type="float">
            <text:p>0.000438128765743</text:p>
          </table:table-cell>
        </table:table-row>
        <table:table-row table:style-name="ro1">
          <table:table-cell/>
          <table:table-cell office:value-type="float" office:value="39800" calcext:value-type="float">
            <text:p>39800</text:p>
          </table:table-cell>
          <table:table-cell office:value-type="float" office:value="17.425393" calcext:value-type="float">
            <text:p>17.425393</text:p>
          </table:table-cell>
          <table:table-cell table:formula="of:=[.C403]/[.B403]" office:value-type="float" office:value="0.000437823944723618" calcext:value-type="float">
            <text:p>0.000437823944724</text:p>
          </table:table-cell>
        </table:table-row>
        <table:table-row table:style-name="ro1">
          <table:table-cell/>
          <table:table-cell office:value-type="float" office:value="39900" calcext:value-type="float">
            <text:p>39900</text:p>
          </table:table-cell>
          <table:table-cell office:value-type="float" office:value="17.451706" calcext:value-type="float">
            <text:p>17.451706</text:p>
          </table:table-cell>
          <table:table-cell table:formula="of:=[.C404]/[.B404]" office:value-type="float" office:value="0.000437386115288221" calcext:value-type="float">
            <text:p>0.000437386115288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7.482605" calcext:value-type="float">
            <text:p>17.482605</text:p>
          </table:table-cell>
          <table:table-cell table:formula="of:=[.C405]/[.B405]" office:value-type="float" office:value="0.000437065125" calcext:value-type="float">
            <text:p>0.000437065125</text:p>
          </table:table-cell>
        </table:table-row>
        <table:table-row table:style-name="ro1">
          <table:table-cell/>
          <table:table-cell office:value-type="float" office:value="40100" calcext:value-type="float">
            <text:p>40100</text:p>
          </table:table-cell>
          <table:table-cell office:value-type="float" office:value="17.50867" calcext:value-type="float">
            <text:p>17.50867</text:p>
          </table:table-cell>
          <table:table-cell table:formula="of:=[.C406]/[.B406]" office:value-type="float" office:value="0.000436625187032419" calcext:value-type="float">
            <text:p>0.000436625187032</text:p>
          </table:table-cell>
        </table:table-row>
        <table:table-row table:style-name="ro1">
          <table:table-cell/>
          <table:table-cell office:value-type="float" office:value="40200" calcext:value-type="float">
            <text:p>40200</text:p>
          </table:table-cell>
          <table:table-cell office:value-type="float" office:value="17.551867" calcext:value-type="float">
            <text:p>17.551867</text:p>
          </table:table-cell>
          <table:table-cell table:formula="of:=[.C407]/[.B407]" office:value-type="float" office:value="0.000436613606965174" calcext:value-type="float">
            <text:p>0.000436613606965</text:p>
          </table:table-cell>
        </table:table-row>
        <table:table-row table:style-name="ro1">
          <table:table-cell/>
          <table:table-cell office:value-type="float" office:value="40300" calcext:value-type="float">
            <text:p>40300</text:p>
          </table:table-cell>
          <table:table-cell office:value-type="float" office:value="17.582591" calcext:value-type="float">
            <text:p>17.582591</text:p>
          </table:table-cell>
          <table:table-cell table:formula="of:=[.C408]/[.B408]" office:value-type="float" office:value="0.000436292580645161" calcext:value-type="float">
            <text:p>0.000436292580645</text:p>
          </table:table-cell>
        </table:table-row>
        <table:table-row table:style-name="ro1">
          <table:table-cell/>
          <table:table-cell office:value-type="float" office:value="40400" calcext:value-type="float">
            <text:p>40400</text:p>
          </table:table-cell>
          <table:table-cell office:value-type="float" office:value="17.618015" calcext:value-type="float">
            <text:p>17.618015</text:p>
          </table:table-cell>
          <table:table-cell table:formula="of:=[.C409]/[.B409]" office:value-type="float" office:value="0.00043608948019802" calcext:value-type="float">
            <text:p>0.000436089480198</text:p>
          </table:table-cell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17.673087" calcext:value-type="float">
            <text:p>17.673087</text:p>
          </table:table-cell>
          <table:table-cell table:formula="of:=[.C410]/[.B410]" office:value-type="float" office:value="0.000436372518518519" calcext:value-type="float">
            <text:p>0.000436372518519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17.696813" calcext:value-type="float">
            <text:p>17.696813</text:p>
          </table:table-cell>
          <table:table-cell table:formula="of:=[.C411]/[.B411]" office:value-type="float" office:value="0.000435882093596059" calcext:value-type="float">
            <text:p>0.000435882093596</text:p>
          </table:table-cell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  <table:table-cell office:value-type="float" office:value="17.720318" calcext:value-type="float">
            <text:p>17.720318</text:p>
          </table:table-cell>
          <table:table-cell table:formula="of:=[.C412]/[.B412]" office:value-type="float" office:value="0.000435388648648649" calcext:value-type="float">
            <text:p>0.000435388648649</text:p>
          </table:table-cell>
        </table:table-row>
        <table:table-row table:style-name="ro1">
          <table:table-cell/>
          <table:table-cell office:value-type="float" office:value="40800" calcext:value-type="float">
            <text:p>40800</text:p>
          </table:table-cell>
          <table:table-cell office:value-type="float" office:value="17.7435" calcext:value-type="float">
            <text:p>17.7435</text:p>
          </table:table-cell>
          <table:table-cell table:formula="of:=[.C413]/[.B413]" office:value-type="float" office:value="0.000434889705882353" calcext:value-type="float">
            <text:p>0.000434889705882</text:p>
          </table:table-cell>
        </table:table-row>
        <table:table-row table:style-name="ro1">
          <table:table-cell/>
          <table:table-cell office:value-type="float" office:value="40900" calcext:value-type="float">
            <text:p>40900</text:p>
          </table:table-cell>
          <table:table-cell office:value-type="float" office:value="17.766645" calcext:value-type="float">
            <text:p>17.766645</text:p>
          </table:table-cell>
          <table:table-cell table:formula="of:=[.C414]/[.B414]" office:value-type="float" office:value="0.000434392298288509" calcext:value-type="float">
            <text:p>0.000434392298289</text:p>
          </table:table-cell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office:value-type="float" office:value="17.791363" calcext:value-type="float">
            <text:p>17.791363</text:p>
          </table:table-cell>
          <table:table-cell table:formula="of:=[.C415]/[.B415]" office:value-type="float" office:value="0.000433935682926829" calcext:value-type="float">
            <text:p>0.000433935682927</text:p>
          </table:table-cell>
        </table:table-row>
        <table:table-row table:style-name="ro1">
          <table:table-cell/>
          <table:table-cell office:value-type="float" office:value="41100" calcext:value-type="float">
            <text:p>41100</text:p>
          </table:table-cell>
          <table:table-cell office:value-type="float" office:value="17.814776" calcext:value-type="float">
            <text:p>17.814776</text:p>
          </table:table-cell>
          <table:table-cell table:formula="of:=[.C416]/[.B416]" office:value-type="float" office:value="0.000433449537712895" calcext:value-type="float">
            <text:p>0.000433449537713</text:p>
          </table:table-cell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17.839349" calcext:value-type="float">
            <text:p>17.839349</text:p>
          </table:table-cell>
          <table:table-cell table:formula="of:=[.C417]/[.B417]" office:value-type="float" office:value="0.00043299390776699" calcext:value-type="float">
            <text:p>0.000432993907767</text:p>
          </table:table-cell>
        </table:table-row>
        <table:table-row table:style-name="ro1">
          <table:table-cell/>
          <table:table-cell office:value-type="float" office:value="41300" calcext:value-type="float">
            <text:p>41300</text:p>
          </table:table-cell>
          <table:table-cell office:value-type="float" office:value="17.862861" calcext:value-type="float">
            <text:p>17.862861</text:p>
          </table:table-cell>
          <table:table-cell table:formula="of:=[.C418]/[.B418]" office:value-type="float" office:value="0.000432514794188862" calcext:value-type="float">
            <text:p>0.000432514794189</text:p>
          </table:table-cell>
        </table:table-row>
        <table:table-row table:style-name="ro1">
          <table:table-cell/>
          <table:table-cell office:value-type="float" office:value="41400" calcext:value-type="float">
            <text:p>41400</text:p>
          </table:table-cell>
          <table:table-cell office:value-type="float" office:value="17.887261" calcext:value-type="float">
            <text:p>17.887261</text:p>
          </table:table-cell>
          <table:table-cell table:formula="of:=[.C419]/[.B419]" office:value-type="float" office:value="0.000432059444444444" calcext:value-type="float">
            <text:p>0.000432059444444</text:p>
          </table:table-cell>
        </table:table-row>
        <table:table-row table:style-name="ro1">
          <table:table-cell/>
          <table:table-cell office:value-type="float" office:value="41500" calcext:value-type="float">
            <text:p>41500</text:p>
          </table:table-cell>
          <table:table-cell office:value-type="float" office:value="17.910226" calcext:value-type="float">
            <text:p>17.910226</text:p>
          </table:table-cell>
          <table:table-cell table:formula="of:=[.C420]/[.B420]" office:value-type="float" office:value="0.000431571710843374" calcext:value-type="float">
            <text:p>0.000431571710843</text:p>
          </table:table-cell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17.934968" calcext:value-type="float">
            <text:p>17.934968</text:p>
          </table:table-cell>
          <table:table-cell table:formula="of:=[.C421]/[.B421]" office:value-type="float" office:value="0.000431129038461539" calcext:value-type="float">
            <text:p>0.000431129038462</text:p>
          </table:table-cell>
        </table:table-row>
        <table:table-row table:style-name="ro1">
          <table:table-cell/>
          <table:table-cell office:value-type="float" office:value="41700" calcext:value-type="float">
            <text:p>41700</text:p>
          </table:table-cell>
          <table:table-cell office:value-type="float" office:value="17.958224" calcext:value-type="float">
            <text:p>17.958224</text:p>
          </table:table-cell>
          <table:table-cell table:formula="of:=[.C422]/[.B422]" office:value-type="float" office:value="0.000430652853717026" calcext:value-type="float">
            <text:p>0.000430652853717</text:p>
          </table:table-cell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17.982815" calcext:value-type="float">
            <text:p>17.982815</text:p>
          </table:table-cell>
          <table:table-cell table:formula="of:=[.C423]/[.B423]" office:value-type="float" office:value="0.000430210885167464" calcext:value-type="float">
            <text:p>0.000430210885167</text:p>
          </table:table-cell>
        </table:table-row>
        <table:table-row table:style-name="ro1">
          <table:table-cell/>
          <table:table-cell office:value-type="float" office:value="41900" calcext:value-type="float">
            <text:p>41900</text:p>
          </table:table-cell>
          <table:table-cell office:value-type="float" office:value="18.005968" calcext:value-type="float">
            <text:p>18.005968</text:p>
          </table:table-cell>
          <table:table-cell table:formula="of:=[.C424]/[.B424]" office:value-type="float" office:value="0.000429736706443914" calcext:value-type="float">
            <text:p>0.000429736706444</text:p>
          </table:table-cell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18.030567" calcext:value-type="float">
            <text:p>18.030567</text:p>
          </table:table-cell>
          <table:table-cell table:formula="of:=[.C425]/[.B425]" office:value-type="float" office:value="0.000429299214285714" calcext:value-type="float">
            <text:p>0.000429299214286</text:p>
          </table:table-cell>
        </table:table-row>
        <table:table-row table:style-name="ro1">
          <table:table-cell/>
          <table:table-cell office:value-type="float" office:value="42100" calcext:value-type="float">
            <text:p>42100</text:p>
          </table:table-cell>
          <table:table-cell office:value-type="float" office:value="18.056307" calcext:value-type="float">
            <text:p>18.056307</text:p>
          </table:table-cell>
          <table:table-cell table:formula="of:=[.C426]/[.B426]" office:value-type="float" office:value="0.000428890902612827" calcext:value-type="float">
            <text:p>0.000428890902613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18.08117" calcext:value-type="float">
            <text:p>18.08117</text:p>
          </table:table-cell>
          <table:table-cell table:formula="of:=[.C427]/[.B427]" office:value-type="float" office:value="0.000428463744075829" calcext:value-type="float">
            <text:p>0.000428463744076</text:p>
          </table:table-cell>
        </table:table-row>
        <table:table-row table:style-name="ro1">
          <table:table-cell/>
          <table:table-cell office:value-type="float" office:value="42300" calcext:value-type="float">
            <text:p>42300</text:p>
          </table:table-cell>
          <table:table-cell office:value-type="float" office:value="18.106598" calcext:value-type="float">
            <text:p>18.106598</text:p>
          </table:table-cell>
          <table:table-cell table:formula="of:=[.C428]/[.B428]" office:value-type="float" office:value="0.000428051962174941" calcext:value-type="float">
            <text:p>0.000428051962175</text:p>
          </table:table-cell>
        </table:table-row>
        <table:table-row table:style-name="ro1">
          <table:table-cell/>
          <table:table-cell office:value-type="float" office:value="42400" calcext:value-type="float">
            <text:p>42400</text:p>
          </table:table-cell>
          <table:table-cell office:value-type="float" office:value="18.129778" calcext:value-type="float">
            <text:p>18.129778</text:p>
          </table:table-cell>
          <table:table-cell table:formula="of:=[.C429]/[.B429]" office:value-type="float" office:value="0.000427589103773585" calcext:value-type="float">
            <text:p>0.000427589103774</text:p>
          </table:table-cell>
        </table:table-row>
        <table:table-row table:style-name="ro1">
          <table:table-cell/>
          <table:table-cell office:value-type="float" office:value="42500" calcext:value-type="float">
            <text:p>42500</text:p>
          </table:table-cell>
          <table:table-cell office:value-type="float" office:value="18.156125" calcext:value-type="float">
            <text:p>18.156125</text:p>
          </table:table-cell>
          <table:table-cell table:formula="of:=[.C430]/[.B430]" office:value-type="float" office:value="0.000427202941176471" calcext:value-type="float">
            <text:p>0.000427202941176</text:p>
          </table:table-cell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18.179875" calcext:value-type="float">
            <text:p>18.179875</text:p>
          </table:table-cell>
          <table:table-cell table:formula="of:=[.C431]/[.B431]" office:value-type="float" office:value="0.000426757629107981" calcext:value-type="float">
            <text:p>0.000426757629108</text:p>
          </table:table-cell>
        </table:table-row>
        <table:table-row table:style-name="ro1">
          <table:table-cell/>
          <table:table-cell office:value-type="float" office:value="42700" calcext:value-type="float">
            <text:p>42700</text:p>
          </table:table-cell>
          <table:table-cell office:value-type="float" office:value="18.204369" calcext:value-type="float">
            <text:p>18.204369</text:p>
          </table:table-cell>
          <table:table-cell table:formula="of:=[.C432]/[.B432]" office:value-type="float" office:value="0.000426331826697892" calcext:value-type="float">
            <text:p>0.000426331826698</text:p>
          </table:table-cell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18.227308" calcext:value-type="float">
            <text:p>18.227308</text:p>
          </table:table-cell>
          <table:table-cell table:formula="of:=[.C433]/[.B433]" office:value-type="float" office:value="0.000425871682242991" calcext:value-type="float">
            <text:p>0.000425871682243</text:p>
          </table:table-cell>
        </table:table-row>
        <table:table-row table:style-name="ro1">
          <table:table-cell/>
          <table:table-cell office:value-type="float" office:value="42900" calcext:value-type="float">
            <text:p>42900</text:p>
          </table:table-cell>
          <table:table-cell office:value-type="float" office:value="18.250117" calcext:value-type="float">
            <text:p>18.250117</text:p>
          </table:table-cell>
          <table:table-cell table:formula="of:=[.C434]/[.B434]" office:value-type="float" office:value="0.000425410652680653" calcext:value-type="float">
            <text:p>0.000425410652681</text:p>
          </table:table-cell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office:value-type="float" office:value="18.273207" calcext:value-type="float">
            <text:p>18.273207</text:p>
          </table:table-cell>
          <table:table-cell table:formula="of:=[.C435]/[.B435]" office:value-type="float" office:value="0.000424958302325581" calcext:value-type="float">
            <text:p>0.000424958302326</text:p>
          </table:table-cell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18.297423" calcext:value-type="float">
            <text:p>18.297423</text:p>
          </table:table-cell>
          <table:table-cell table:formula="of:=[.C436]/[.B436]" office:value-type="float" office:value="0.000424534176334107" calcext:value-type="float">
            <text:p>0.000424534176334</text:p>
          </table:table-cell>
        </table:table-row>
        <table:table-row table:style-name="ro1">
          <table:table-cell/>
          <table:table-cell office:value-type="float" office:value="43200" calcext:value-type="float">
            <text:p>43200</text:p>
          </table:table-cell>
          <table:table-cell office:value-type="float" office:value="18.321343" calcext:value-type="float">
            <text:p>18.321343</text:p>
          </table:table-cell>
          <table:table-cell table:formula="of:=[.C437]/[.B437]" office:value-type="float" office:value="0.000424105162037037" calcext:value-type="float">
            <text:p>0.000424105162037</text:p>
          </table:table-cell>
        </table:table-row>
        <table:table-row table:style-name="ro1">
          <table:table-cell/>
          <table:table-cell office:value-type="float" office:value="43300" calcext:value-type="float">
            <text:p>43300</text:p>
          </table:table-cell>
          <table:table-cell office:value-type="float" office:value="18.345336" calcext:value-type="float">
            <text:p>18.345336</text:p>
          </table:table-cell>
          <table:table-cell table:formula="of:=[.C438]/[.B438]" office:value-type="float" office:value="0.000423679815242494" calcext:value-type="float">
            <text:p>0.000423679815242</text:p>
          </table:table-cell>
        </table:table-row>
        <table:table-row table:style-name="ro1">
          <table:table-cell/>
          <table:table-cell office:value-type="float" office:value="43400" calcext:value-type="float">
            <text:p>43400</text:p>
          </table:table-cell>
          <table:table-cell office:value-type="float" office:value="18.368412" calcext:value-type="float">
            <text:p>18.368412</text:p>
          </table:table-cell>
          <table:table-cell table:formula="of:=[.C439]/[.B439]" office:value-type="float" office:value="0.000423235299539171" calcext:value-type="float">
            <text:p>0.000423235299539</text:p>
          </table:table-cell>
        </table:table-row>
        <table:table-row table:style-name="ro1">
          <table:table-cell/>
          <table:table-cell office:value-type="float" office:value="43500" calcext:value-type="float">
            <text:p>43500</text:p>
          </table:table-cell>
          <table:table-cell office:value-type="float" office:value="18.391577" calcext:value-type="float">
            <text:p>18.391577</text:p>
          </table:table-cell>
          <table:table-cell table:formula="of:=[.C440]/[.B440]" office:value-type="float" office:value="0.000422794873563218" calcext:value-type="float">
            <text:p>0.000422794873563</text:p>
          </table:table-cell>
        </table:table-row>
        <table:table-row table:style-name="ro1">
          <table:table-cell/>
          <table:table-cell office:value-type="float" office:value="43600" calcext:value-type="float">
            <text:p>43600</text:p>
          </table:table-cell>
          <table:table-cell office:value-type="float" office:value="18.414353" calcext:value-type="float">
            <text:p>18.414353</text:p>
          </table:table-cell>
          <table:table-cell table:formula="of:=[.C441]/[.B441]" office:value-type="float" office:value="0.00042234754587156" calcext:value-type="float">
            <text:p>0.000422347545872</text:p>
          </table:table-cell>
        </table:table-row>
        <table:table-row table:style-name="ro1">
          <table:table-cell/>
          <table:table-cell office:value-type="float" office:value="43700" calcext:value-type="float">
            <text:p>43700</text:p>
          </table:table-cell>
          <table:table-cell office:value-type="float" office:value="18.437388" calcext:value-type="float">
            <text:p>18.437388</text:p>
          </table:table-cell>
          <table:table-cell table:formula="of:=[.C442]/[.B442]" office:value-type="float" office:value="0.00042190819221968" calcext:value-type="float">
            <text:p>0.00042190819222</text:p>
          </table:table-cell>
        </table:table-row>
        <table:table-row table:style-name="ro1">
          <table:table-cell/>
          <table:table-cell office:value-type="float" office:value="43800" calcext:value-type="float">
            <text:p>43800</text:p>
          </table:table-cell>
          <table:table-cell office:value-type="float" office:value="18.460498" calcext:value-type="float">
            <text:p>18.460498</text:p>
          </table:table-cell>
          <table:table-cell table:formula="of:=[.C443]/[.B443]" office:value-type="float" office:value="0.000421472557077626" calcext:value-type="float">
            <text:p>0.000421472557078</text:p>
          </table:table-cell>
        </table:table-row>
        <table:table-row table:style-name="ro1">
          <table:table-cell/>
          <table:table-cell office:value-type="float" office:value="43900" calcext:value-type="float">
            <text:p>43900</text:p>
          </table:table-cell>
          <table:table-cell office:value-type="float" office:value="18.483016" calcext:value-type="float">
            <text:p>18.483016</text:p>
          </table:table-cell>
          <table:table-cell table:formula="of:=[.C444]/[.B444]" office:value-type="float" office:value="0.000421025421412301" calcext:value-type="float">
            <text:p>0.000421025421412</text:p>
          </table:table-cell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18.505832" calcext:value-type="float">
            <text:p>18.505832</text:p>
          </table:table-cell>
          <table:table-cell table:formula="of:=[.C445]/[.B445]" office:value-type="float" office:value="0.000420587090909091" calcext:value-type="float">
            <text:p>0.000420587090909</text:p>
          </table:table-cell>
        </table:table-row>
        <table:table-row table:style-name="ro1">
          <table:table-cell/>
          <table:table-cell office:value-type="float" office:value="44100" calcext:value-type="float">
            <text:p>44100</text:p>
          </table:table-cell>
          <table:table-cell office:value-type="float" office:value="18.53147" calcext:value-type="float">
            <text:p>18.53147</text:p>
          </table:table-cell>
          <table:table-cell table:formula="of:=[.C446]/[.B446]" office:value-type="float" office:value="0.000420214739229025" calcext:value-type="float">
            <text:p>0.000420214739229</text:p>
          </table:table-cell>
        </table:table-row>
        <table:table-row table:style-name="ro1">
          <table:table-cell/>
          <table:table-cell office:value-type="float" office:value="44200" calcext:value-type="float">
            <text:p>44200</text:p>
          </table:table-cell>
          <table:table-cell office:value-type="float" office:value="18.556464" calcext:value-type="float">
            <text:p>18.556464</text:p>
          </table:table-cell>
          <table:table-cell table:formula="of:=[.C447]/[.B447]" office:value-type="float" office:value="0.000419829502262443" calcext:value-type="float">
            <text:p>0.000419829502262</text:p>
          </table:table-cell>
        </table:table-row>
        <table:table-row table:style-name="ro1">
          <table:table-cell/>
          <table:table-cell office:value-type="float" office:value="44300" calcext:value-type="float">
            <text:p>44300</text:p>
          </table:table-cell>
          <table:table-cell office:value-type="float" office:value="18.579818" calcext:value-type="float">
            <text:p>18.579818</text:p>
          </table:table-cell>
          <table:table-cell table:formula="of:=[.C448]/[.B448]" office:value-type="float" office:value="0.000419408984198646" calcext:value-type="float">
            <text:p>0.000419408984199</text:p>
          </table:table-cell>
        </table:table-row>
        <table:table-row table:style-name="ro1">
          <table:table-cell/>
          <table:table-cell office:value-type="float" office:value="44400" calcext:value-type="float">
            <text:p>44400</text:p>
          </table:table-cell>
          <table:table-cell office:value-type="float" office:value="18.602697" calcext:value-type="float">
            <text:p>18.602697</text:p>
          </table:table-cell>
          <table:table-cell table:formula="of:=[.C449]/[.B449]" office:value-type="float" office:value="0.000418979662162162" calcext:value-type="float">
            <text:p>0.000418979662162</text:p>
          </table:table-cell>
        </table:table-row>
        <table:table-row table:style-name="ro1">
          <table:table-cell/>
          <table:table-cell office:value-type="float" office:value="44500" calcext:value-type="float">
            <text:p>44500</text:p>
          </table:table-cell>
          <table:table-cell office:value-type="float" office:value="18.625666" calcext:value-type="float">
            <text:p>18.625666</text:p>
          </table:table-cell>
          <table:table-cell table:formula="of:=[.C450]/[.B450]" office:value-type="float" office:value="0.000418554292134831" calcext:value-type="float">
            <text:p>0.000418554292135</text:p>
          </table:table-cell>
        </table:table-row>
        <table:table-row table:style-name="ro1">
          <table:table-cell/>
          <table:table-cell office:value-type="float" office:value="44600" calcext:value-type="float">
            <text:p>44600</text:p>
          </table:table-cell>
          <table:table-cell office:value-type="float" office:value="18.65022" calcext:value-type="float">
            <text:p>18.65022</text:p>
          </table:table-cell>
          <table:table-cell table:formula="of:=[.C451]/[.B451]" office:value-type="float" office:value="0.000418166367713005" calcext:value-type="float">
            <text:p>0.000418166367713</text:p>
          </table:table-cell>
        </table:table-row>
        <table:table-row table:style-name="ro1">
          <table:table-cell/>
          <table:table-cell office:value-type="float" office:value="44700" calcext:value-type="float">
            <text:p>44700</text:p>
          </table:table-cell>
          <table:table-cell office:value-type="float" office:value="18.672849" calcext:value-type="float">
            <text:p>18.672849</text:p>
          </table:table-cell>
          <table:table-cell table:formula="of:=[.C452]/[.B452]" office:value-type="float" office:value="0.00041773711409396" calcext:value-type="float">
            <text:p>0.000417737114094</text:p>
          </table:table-cell>
        </table:table-row>
        <table:table-row table:style-name="ro1">
          <table:table-cell/>
          <table:table-cell office:value-type="float" office:value="44800" calcext:value-type="float">
            <text:p>44800</text:p>
          </table:table-cell>
          <table:table-cell office:value-type="float" office:value="18.695849" calcext:value-type="float">
            <text:p>18.695849</text:p>
          </table:table-cell>
          <table:table-cell table:formula="of:=[.C453]/[.B453]" office:value-type="float" office:value="0.000417318058035714" calcext:value-type="float">
            <text:p>0.000417318058036</text:p>
          </table:table-cell>
        </table:table-row>
        <table:table-row table:style-name="ro1">
          <table:table-cell/>
          <table:table-cell office:value-type="float" office:value="44900" calcext:value-type="float">
            <text:p>44900</text:p>
          </table:table-cell>
          <table:table-cell office:value-type="float" office:value="18.718719" calcext:value-type="float">
            <text:p>18.718719</text:p>
          </table:table-cell>
          <table:table-cell table:formula="of:=[.C454]/[.B454]" office:value-type="float" office:value="0.000416897973273942" calcext:value-type="float">
            <text:p>0.00041689797327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8.741366" calcext:value-type="float">
            <text:p>18.741366</text:p>
          </table:table-cell>
          <table:table-cell table:formula="of:=[.C455]/[.B455]" office:value-type="float" office:value="0.0004164748" calcext:value-type="float">
            <text:p>0.0004164748</text:p>
          </table:table-cell>
        </table:table-row>
        <table:table-row table:style-name="ro1">
          <table:table-cell/>
          <table:table-cell office:value-type="float" office:value="45100" calcext:value-type="float">
            <text:p>45100</text:p>
          </table:table-cell>
          <table:table-cell office:value-type="float" office:value="18.771256" calcext:value-type="float">
            <text:p>18.771256</text:p>
          </table:table-cell>
          <table:table-cell table:formula="of:=[.C456]/[.B456]" office:value-type="float" office:value="0.000416214101995565" calcext:value-type="float">
            <text:p>0.000416214101996</text:p>
          </table:table-cell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18.795355" calcext:value-type="float">
            <text:p>18.795355</text:p>
          </table:table-cell>
          <table:table-cell table:formula="of:=[.C457]/[.B457]" office:value-type="float" office:value="0.000415826438053097" calcext:value-type="float">
            <text:p>0.000415826438053</text:p>
          </table:table-cell>
        </table:table-row>
        <table:table-row table:style-name="ro1">
          <table:table-cell/>
          <table:table-cell office:value-type="float" office:value="45300" calcext:value-type="float">
            <text:p>45300</text:p>
          </table:table-cell>
          <table:table-cell office:value-type="float" office:value="18.818865" calcext:value-type="float">
            <text:p>18.818865</text:p>
          </table:table-cell>
          <table:table-cell table:formula="of:=[.C458]/[.B458]" office:value-type="float" office:value="0.000415427483443709" calcext:value-type="float">
            <text:p>0.000415427483444</text:p>
          </table:table-cell>
        </table:table-row>
        <table:table-row table:style-name="ro1">
          <table:table-cell/>
          <table:table-cell office:value-type="float" office:value="45400" calcext:value-type="float">
            <text:p>45400</text:p>
          </table:table-cell>
          <table:table-cell office:value-type="float" office:value="18.845571" calcext:value-type="float">
            <text:p>18.845571</text:p>
          </table:table-cell>
          <table:table-cell table:formula="of:=[.C459]/[.B459]" office:value-type="float" office:value="0.000415100682819383" calcext:value-type="float">
            <text:p>0.000415100682819</text:p>
          </table:table-cell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18.869168" calcext:value-type="float">
            <text:p>18.869168</text:p>
          </table:table-cell>
          <table:table-cell table:formula="of:=[.C460]/[.B460]" office:value-type="float" office:value="0.000414706989010989" calcext:value-type="float">
            <text:p>0.000414706989011</text:p>
          </table:table-cell>
        </table:table-row>
        <table:table-row table:style-name="ro1">
          <table:table-cell/>
          <table:table-cell office:value-type="float" office:value="45600" calcext:value-type="float">
            <text:p>45600</text:p>
          </table:table-cell>
          <table:table-cell office:value-type="float" office:value="18.89378" calcext:value-type="float">
            <text:p>18.89378</text:p>
          </table:table-cell>
          <table:table-cell table:formula="of:=[.C461]/[.B461]" office:value-type="float" office:value="0.000414337280701754" calcext:value-type="float">
            <text:p>0.000414337280702</text:p>
          </table:table-cell>
        </table:table-row>
        <table:table-row table:style-name="ro1">
          <table:table-cell/>
          <table:table-cell office:value-type="float" office:value="45700" calcext:value-type="float">
            <text:p>45700</text:p>
          </table:table-cell>
          <table:table-cell office:value-type="float" office:value="18.925832" calcext:value-type="float">
            <text:p>18.925832</text:p>
          </table:table-cell>
          <table:table-cell table:formula="of:=[.C462]/[.B462]" office:value-type="float" office:value="0.000414131991247265" calcext:value-type="float">
            <text:p>0.000414131991247</text:p>
          </table:table-cell>
        </table:table-row>
        <table:table-row table:style-name="ro1">
          <table:table-cell/>
          <table:table-cell office:value-type="float" office:value="45800" calcext:value-type="float">
            <text:p>45800</text:p>
          </table:table-cell>
          <table:table-cell office:value-type="float" office:value="18.951031" calcext:value-type="float">
            <text:p>18.951031</text:p>
          </table:table-cell>
          <table:table-cell table:formula="of:=[.C463]/[.B463]" office:value-type="float" office:value="0.000413777969432314" calcext:value-type="float">
            <text:p>0.000413777969432</text:p>
          </table:table-cell>
        </table:table-row>
        <table:table-row table:style-name="ro1">
          <table:table-cell/>
          <table:table-cell office:value-type="float" office:value="45900" calcext:value-type="float">
            <text:p>45900</text:p>
          </table:table-cell>
          <table:table-cell office:value-type="float" office:value="18.974587" calcext:value-type="float">
            <text:p>18.974587</text:p>
          </table:table-cell>
          <table:table-cell table:formula="of:=[.C464]/[.B464]" office:value-type="float" office:value="0.000413389694989107" calcext:value-type="float">
            <text:p>0.000413389694989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18.9978" calcext:value-type="float">
            <text:p>18.9978</text:p>
          </table:table-cell>
          <table:table-cell table:formula="of:=[.C465]/[.B465]" office:value-type="float" office:value="0.000412995652173913" calcext:value-type="float">
            <text:p>0.000412995652174</text:p>
          </table:table-cell>
        </table:table-row>
        <table:table-row table:style-name="ro1">
          <table:table-cell/>
          <table:table-cell office:value-type="float" office:value="46100" calcext:value-type="float">
            <text:p>46100</text:p>
          </table:table-cell>
          <table:table-cell office:value-type="float" office:value="19.02358" calcext:value-type="float">
            <text:p>19.02358</text:p>
          </table:table-cell>
          <table:table-cell table:formula="of:=[.C466]/[.B466]" office:value-type="float" office:value="0.000412659002169197" calcext:value-type="float">
            <text:p>0.000412659002169</text:p>
          </table:table-cell>
        </table:table-row>
        <table:table-row table:style-name="ro1">
          <table:table-cell/>
          <table:table-cell office:value-type="float" office:value="46200" calcext:value-type="float">
            <text:p>46200</text:p>
          </table:table-cell>
          <table:table-cell office:value-type="float" office:value="19.049158" calcext:value-type="float">
            <text:p>19.049158</text:p>
          </table:table-cell>
          <table:table-cell table:formula="of:=[.C467]/[.B467]" office:value-type="float" office:value="0.000412319437229437" calcext:value-type="float">
            <text:p>0.000412319437229</text:p>
          </table:table-cell>
        </table:table-row>
        <table:table-row table:style-name="ro1">
          <table:table-cell/>
          <table:table-cell office:value-type="float" office:value="46300" calcext:value-type="float">
            <text:p>46300</text:p>
          </table:table-cell>
          <table:table-cell office:value-type="float" office:value="19.073014" calcext:value-type="float">
            <text:p>19.073014</text:p>
          </table:table-cell>
          <table:table-cell table:formula="of:=[.C468]/[.B468]" office:value-type="float" office:value="0.000411944146868251" calcext:value-type="float">
            <text:p>0.000411944146868</text:p>
          </table:table-cell>
        </table:table-row>
        <table:table-row table:style-name="ro1">
          <table:table-cell/>
          <table:table-cell office:value-type="float" office:value="46400" calcext:value-type="float">
            <text:p>46400</text:p>
          </table:table-cell>
          <table:table-cell office:value-type="float" office:value="19.096072" calcext:value-type="float">
            <text:p>19.096072</text:p>
          </table:table-cell>
          <table:table-cell table:formula="of:=[.C469]/[.B469]" office:value-type="float" office:value="0.000411553275862069" calcext:value-type="float">
            <text:p>0.000411553275862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9.119546" calcext:value-type="float">
            <text:p>19.119546</text:p>
          </table:table-cell>
          <table:table-cell table:formula="of:=[.C470]/[.B470]" office:value-type="float" office:value="0.000411173032258065" calcext:value-type="float">
            <text:p>0.000411173032258</text:p>
          </table:table-cell>
        </table:table-row>
        <table:table-row table:style-name="ro1">
          <table:table-cell/>
          <table:table-cell office:value-type="float" office:value="46600" calcext:value-type="float">
            <text:p>46600</text:p>
          </table:table-cell>
          <table:table-cell office:value-type="float" office:value="19.149287" calcext:value-type="float">
            <text:p>19.149287</text:p>
          </table:table-cell>
          <table:table-cell table:formula="of:=[.C471]/[.B471]" office:value-type="float" office:value="0.000410928905579399" calcext:value-type="float">
            <text:p>0.000410928905579</text:p>
          </table:table-cell>
        </table:table-row>
        <table:table-row table:style-name="ro1">
          <table:table-cell/>
          <table:table-cell office:value-type="float" office:value="46700" calcext:value-type="float">
            <text:p>46700</text:p>
          </table:table-cell>
          <table:table-cell office:value-type="float" office:value="19.182475" calcext:value-type="float">
            <text:p>19.182475</text:p>
          </table:table-cell>
          <table:table-cell table:formula="of:=[.C472]/[.B472]" office:value-type="float" office:value="0.000410759635974304" calcext:value-type="float">
            <text:p>0.000410759635974</text:p>
          </table:table-cell>
        </table:table-row>
        <table:table-row table:style-name="ro1">
          <table:table-cell/>
          <table:table-cell office:value-type="float" office:value="46800" calcext:value-type="float">
            <text:p>46800</text:p>
          </table:table-cell>
          <table:table-cell office:value-type="float" office:value="19.207227" calcext:value-type="float">
            <text:p>19.207227</text:p>
          </table:table-cell>
          <table:table-cell table:formula="of:=[.C473]/[.B473]" office:value-type="float" office:value="0.000410410833333333" calcext:value-type="float">
            <text:p>0.000410410833333</text:p>
          </table:table-cell>
        </table:table-row>
        <table:table-row table:style-name="ro1">
          <table:table-cell/>
          <table:table-cell office:value-type="float" office:value="46900" calcext:value-type="float">
            <text:p>46900</text:p>
          </table:table-cell>
          <table:table-cell office:value-type="float" office:value="19.230422" calcext:value-type="float">
            <text:p>19.230422</text:p>
          </table:table-cell>
          <table:table-cell table:formula="of:=[.C474]/[.B474]" office:value-type="float" office:value="0.000410030319829424" calcext:value-type="float">
            <text:p>0.000410030319829</text:p>
          </table:table-cell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office:value-type="float" office:value="19.255019" calcext:value-type="float">
            <text:p>19.255019</text:p>
          </table:table-cell>
          <table:table-cell table:formula="of:=[.C475]/[.B475]" office:value-type="float" office:value="0.000409681255319149" calcext:value-type="float">
            <text:p>0.000409681255319</text:p>
          </table:table-cell>
        </table:table-row>
        <table:table-row table:style-name="ro1">
          <table:table-cell/>
          <table:table-cell office:value-type="float" office:value="47100" calcext:value-type="float">
            <text:p>47100</text:p>
          </table:table-cell>
          <table:table-cell office:value-type="float" office:value="19.277793" calcext:value-type="float">
            <text:p>19.277793</text:p>
          </table:table-cell>
          <table:table-cell table:formula="of:=[.C476]/[.B476]" office:value-type="float" office:value="0.000409294968152866" calcext:value-type="float">
            <text:p>0.000409294968153</text:p>
          </table:table-cell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19.304075" calcext:value-type="float">
            <text:p>19.304075</text:p>
          </table:table-cell>
          <table:table-cell table:formula="of:=[.C477]/[.B477]" office:value-type="float" office:value="0.000408984639830508" calcext:value-type="float">
            <text:p>0.000408984639831</text:p>
          </table:table-cell>
        </table:table-row>
        <table:table-row table:style-name="ro1">
          <table:table-cell/>
          <table:table-cell office:value-type="float" office:value="47300" calcext:value-type="float">
            <text:p>47300</text:p>
          </table:table-cell>
          <table:table-cell office:value-type="float" office:value="19.327982" calcext:value-type="float">
            <text:p>19.327982</text:p>
          </table:table-cell>
          <table:table-cell table:formula="of:=[.C478]/[.B478]" office:value-type="float" office:value="0.000408625412262156" calcext:value-type="float">
            <text:p>0.000408625412262</text:p>
          </table:table-cell>
        </table:table-row>
        <table:table-row table:style-name="ro1">
          <table:table-cell/>
          <table:table-cell office:value-type="float" office:value="47400" calcext:value-type="float">
            <text:p>47400</text:p>
          </table:table-cell>
          <table:table-cell office:value-type="float" office:value="19.351537" calcext:value-type="float">
            <text:p>19.351537</text:p>
          </table:table-cell>
          <table:table-cell table:formula="of:=[.C479]/[.B479]" office:value-type="float" office:value="0.000408260274261603" calcext:value-type="float">
            <text:p>0.000408260274262</text:p>
          </table:table-cell>
        </table:table-row>
        <table:table-row table:style-name="ro1">
          <table:table-cell/>
          <table:table-cell office:value-type="float" office:value="47500" calcext:value-type="float">
            <text:p>47500</text:p>
          </table:table-cell>
          <table:table-cell office:value-type="float" office:value="19.374239" calcext:value-type="float">
            <text:p>19.374239</text:p>
          </table:table-cell>
          <table:table-cell table:formula="of:=[.C480]/[.B480]" office:value-type="float" office:value="0.000407878715789474" calcext:value-type="float">
            <text:p>0.000407878715789</text:p>
          </table:table-cell>
        </table:table-row>
        <table:table-row table:style-name="ro1">
          <table:table-cell/>
          <table:table-cell office:value-type="float" office:value="47600" calcext:value-type="float">
            <text:p>47600</text:p>
          </table:table-cell>
          <table:table-cell office:value-type="float" office:value="19.398542" calcext:value-type="float">
            <text:p>19.398542</text:p>
          </table:table-cell>
          <table:table-cell table:formula="of:=[.C481]/[.B481]" office:value-type="float" office:value="0.000407532394957983" calcext:value-type="float">
            <text:p>0.000407532394958</text:p>
          </table:table-cell>
        </table:table-row>
        <table:table-row table:style-name="ro1">
          <table:table-cell/>
          <table:table-cell office:value-type="float" office:value="47700" calcext:value-type="float">
            <text:p>47700</text:p>
          </table:table-cell>
          <table:table-cell office:value-type="float" office:value="19.430084" calcext:value-type="float">
            <text:p>19.430084</text:p>
          </table:table-cell>
          <table:table-cell table:formula="of:=[.C482]/[.B482]" office:value-type="float" office:value="0.00040733928721174" calcext:value-type="float">
            <text:p>0.000407339287212</text:p>
          </table:table-cell>
        </table:table-row>
        <table:table-row table:style-name="ro1">
          <table:table-cell/>
          <table:table-cell office:value-type="float" office:value="47800" calcext:value-type="float">
            <text:p>47800</text:p>
          </table:table-cell>
          <table:table-cell office:value-type="float" office:value="19.45546" calcext:value-type="float">
            <text:p>19.45546</text:p>
          </table:table-cell>
          <table:table-cell table:formula="of:=[.C483]/[.B483]" office:value-type="float" office:value="0.000407017991631799" calcext:value-type="float">
            <text:p>0.000407017991632</text:p>
          </table:table-cell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19.47891" calcext:value-type="float">
            <text:p>19.47891</text:p>
          </table:table-cell>
          <table:table-cell table:formula="of:=[.C484]/[.B484]" office:value-type="float" office:value="0.000406657828810021" calcext:value-type="float">
            <text:p>0.00040665782881</text:p>
          </table:table-cell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19.504409" calcext:value-type="float">
            <text:p>19.504409</text:p>
          </table:table-cell>
          <table:table-cell table:formula="of:=[.C485]/[.B485]" office:value-type="float" office:value="0.000406341854166667" calcext:value-type="float">
            <text:p>0.000406341854167</text:p>
          </table:table-cell>
        </table:table-row>
        <table:table-row table:style-name="ro1">
          <table:table-cell/>
          <table:table-cell office:value-type="float" office:value="48100" calcext:value-type="float">
            <text:p>48100</text:p>
          </table:table-cell>
          <table:table-cell office:value-type="float" office:value="19.527402" calcext:value-type="float">
            <text:p>19.527402</text:p>
          </table:table-cell>
          <table:table-cell table:formula="of:=[.C486]/[.B486]" office:value-type="float" office:value="0.000405975093555094" calcext:value-type="float">
            <text:p>0.000405975093555</text:p>
          </table:table-cell>
        </table:table-row>
        <table:table-row table:style-name="ro1">
          <table:table-cell/>
          <table:table-cell office:value-type="float" office:value="48200" calcext:value-type="float">
            <text:p>48200</text:p>
          </table:table-cell>
          <table:table-cell office:value-type="float" office:value="19.552044" calcext:value-type="float">
            <text:p>19.552044</text:p>
          </table:table-cell>
          <table:table-cell table:formula="of:=[.C487]/[.B487]" office:value-type="float" office:value="0.000405644066390041" calcext:value-type="float">
            <text:p>0.00040564406639</text:p>
          </table:table-cell>
        </table:table-row>
        <table:table-row table:style-name="ro1">
          <table:table-cell/>
          <table:table-cell office:value-type="float" office:value="48300" calcext:value-type="float">
            <text:p>48300</text:p>
          </table:table-cell>
          <table:table-cell office:value-type="float" office:value="19.578928" calcext:value-type="float">
            <text:p>19.578928</text:p>
          </table:table-cell>
          <table:table-cell table:formula="of:=[.C488]/[.B488]" office:value-type="float" office:value="0.00040536082815735" calcext:value-type="float">
            <text:p>0.000405360828157</text:p>
          </table:table-cell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19.602321" calcext:value-type="float">
            <text:p>19.602321</text:p>
          </table:table-cell>
          <table:table-cell table:formula="of:=[.C489]/[.B489]" office:value-type="float" office:value="0.000405006632231405" calcext:value-type="float">
            <text:p>0.000405006632231</text:p>
          </table:table-cell>
        </table:table-row>
        <table:table-row table:style-name="ro1">
          <table:table-cell/>
          <table:table-cell office:value-type="float" office:value="48500" calcext:value-type="float">
            <text:p>48500</text:p>
          </table:table-cell>
          <table:table-cell office:value-type="float" office:value="19.624694" calcext:value-type="float">
            <text:p>19.624694</text:p>
          </table:table-cell>
          <table:table-cell table:formula="of:=[.C490]/[.B490]" office:value-type="float" office:value="0.000404632865979382" calcext:value-type="float">
            <text:p>0.000404632865979</text:p>
          </table:table-cell>
        </table:table-row>
        <table:table-row table:style-name="ro1">
          <table:table-cell/>
          <table:table-cell office:value-type="float" office:value="48600" calcext:value-type="float">
            <text:p>48600</text:p>
          </table:table-cell>
          <table:table-cell office:value-type="float" office:value="19.648161" calcext:value-type="float">
            <text:p>19.648161</text:p>
          </table:table-cell>
          <table:table-cell table:formula="of:=[.C491]/[.B491]" office:value-type="float" office:value="0.000404283148148148" calcext:value-type="float">
            <text:p>0.000404283148148</text:p>
          </table:table-cell>
        </table:table-row>
        <table:table-row table:style-name="ro1">
          <table:table-cell/>
          <table:table-cell office:value-type="float" office:value="48700" calcext:value-type="float">
            <text:p>48700</text:p>
          </table:table-cell>
          <table:table-cell office:value-type="float" office:value="19.670401" calcext:value-type="float">
            <text:p>19.670401</text:p>
          </table:table-cell>
          <table:table-cell table:formula="of:=[.C492]/[.B492]" office:value-type="float" office:value="0.000403909671457905" calcext:value-type="float">
            <text:p>0.000403909671458</text:p>
          </table:table-cell>
        </table:table-row>
        <table:table-row table:style-name="ro1">
          <table:table-cell/>
          <table:table-cell office:value-type="float" office:value="48800" calcext:value-type="float">
            <text:p>48800</text:p>
          </table:table-cell>
          <table:table-cell office:value-type="float" office:value="19.694314" calcext:value-type="float">
            <text:p>19.694314</text:p>
          </table:table-cell>
          <table:table-cell table:formula="of:=[.C493]/[.B493]" office:value-type="float" office:value="0.000403572008196721" calcext:value-type="float">
            <text:p>0.000403572008197</text:p>
          </table:table-cell>
        </table:table-row>
        <table:table-row table:style-name="ro1">
          <table:table-cell/>
          <table:table-cell office:value-type="float" office:value="48900" calcext:value-type="float">
            <text:p>48900</text:p>
          </table:table-cell>
          <table:table-cell office:value-type="float" office:value="19.717222" calcext:value-type="float">
            <text:p>19.717222</text:p>
          </table:table-cell>
          <table:table-cell table:formula="of:=[.C494]/[.B494]" office:value-type="float" office:value="0.000403215173824131" calcext:value-type="float">
            <text:p>0.000403215173824</text:p>
          </table:table-cell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19.741036" calcext:value-type="float">
            <text:p>19.741036</text:p>
          </table:table-cell>
          <table:table-cell table:formula="of:=[.C495]/[.B495]" office:value-type="float" office:value="0.000402878285714286" calcext:value-type="float">
            <text:p>0.000402878285714</text:p>
          </table:table-cell>
        </table:table-row>
        <table:table-row table:style-name="ro1">
          <table:table-cell/>
          <table:table-cell office:value-type="float" office:value="49100" calcext:value-type="float">
            <text:p>49100</text:p>
          </table:table-cell>
          <table:table-cell office:value-type="float" office:value="19.768442" calcext:value-type="float">
            <text:p>19.768442</text:p>
          </table:table-cell>
          <table:table-cell table:formula="of:=[.C496]/[.B496]" office:value-type="float" office:value="0.000402615926680244" calcext:value-type="float">
            <text:p>0.00040261592668</text:p>
          </table:table-cell>
        </table:table-row>
        <table:table-row table:style-name="ro1">
          <table:table-cell/>
          <table:table-cell office:value-type="float" office:value="49200" calcext:value-type="float">
            <text:p>49200</text:p>
          </table:table-cell>
          <table:table-cell office:value-type="float" office:value="19.792945" calcext:value-type="float">
            <text:p>19.792945</text:p>
          </table:table-cell>
          <table:table-cell table:formula="of:=[.C497]/[.B497]" office:value-type="float" office:value="0.000402295630081301" calcext:value-type="float">
            <text:p>0.000402295630081</text:p>
          </table:table-cell>
        </table:table-row>
        <table:table-row table:style-name="ro1">
          <table:table-cell/>
          <table:table-cell office:value-type="float" office:value="49300" calcext:value-type="float">
            <text:p>49300</text:p>
          </table:table-cell>
          <table:table-cell office:value-type="float" office:value="19.817158" calcext:value-type="float">
            <text:p>19.817158</text:p>
          </table:table-cell>
          <table:table-cell table:formula="of:=[.C498]/[.B498]" office:value-type="float" office:value="0.000401970750507099" calcext:value-type="float">
            <text:p>0.000401970750507</text:p>
          </table:table-cell>
        </table:table-row>
        <table:table-row table:style-name="ro1">
          <table:table-cell/>
          <table:table-cell office:value-type="float" office:value="49400" calcext:value-type="float">
            <text:p>49400</text:p>
          </table:table-cell>
          <table:table-cell office:value-type="float" office:value="19.840222" calcext:value-type="float">
            <text:p>19.840222</text:p>
          </table:table-cell>
          <table:table-cell table:formula="of:=[.C499]/[.B499]" office:value-type="float" office:value="0.000401623927125506" calcext:value-type="float">
            <text:p>0.000401623927126</text:p>
          </table:table-cell>
        </table:table-row>
        <table:table-row table:style-name="ro1">
          <table:table-cell/>
          <table:table-cell office:value-type="float" office:value="49500" calcext:value-type="float">
            <text:p>49500</text:p>
          </table:table-cell>
          <table:table-cell office:value-type="float" office:value="19.862662" calcext:value-type="float">
            <text:p>19.862662</text:p>
          </table:table-cell>
          <table:table-cell table:formula="of:=[.C500]/[.B500]" office:value-type="float" office:value="0.000401265898989899" calcext:value-type="float">
            <text:p>0.00040126589899</text:p>
          </table:table-cell>
        </table:table-row>
        <table:table-row table:style-name="ro1">
          <table:table-cell/>
          <table:table-cell office:value-type="float" office:value="49600" calcext:value-type="float">
            <text:p>49600</text:p>
          </table:table-cell>
          <table:table-cell office:value-type="float" office:value="19.884994" calcext:value-type="float">
            <text:p>19.884994</text:p>
          </table:table-cell>
          <table:table-cell table:formula="of:=[.C501]/[.B501]" office:value-type="float" office:value="0.000400907137096774" calcext:value-type="float">
            <text:p>0.000400907137097</text:p>
          </table:table-cell>
        </table:table-row>
        <table:table-row table:style-name="ro1">
          <table:table-cell/>
          <table:table-cell office:value-type="float" office:value="49700" calcext:value-type="float">
            <text:p>49700</text:p>
          </table:table-cell>
          <table:table-cell office:value-type="float" office:value="19.907223" calcext:value-type="float">
            <text:p>19.907223</text:p>
          </table:table-cell>
          <table:table-cell table:formula="of:=[.C502]/[.B502]" office:value-type="float" office:value="0.000400547746478873" calcext:value-type="float">
            <text:p>0.000400547746479</text:p>
          </table:table-cell>
        </table:table-row>
        <table:table-row table:style-name="ro1">
          <table:table-cell/>
          <table:table-cell office:value-type="float" office:value="49800" calcext:value-type="float">
            <text:p>49800</text:p>
          </table:table-cell>
          <table:table-cell office:value-type="float" office:value="19.932527" calcext:value-type="float">
            <text:p>19.932527</text:p>
          </table:table-cell>
          <table:table-cell table:formula="of:=[.C503]/[.B503]" office:value-type="float" office:value="0.000400251546184739" calcext:value-type="float">
            <text:p>0.000400251546185</text:p>
          </table:table-cell>
        </table:table-row>
        <table:table-row table:style-name="ro1">
          <table:table-cell/>
          <table:table-cell office:value-type="float" office:value="49900" calcext:value-type="float">
            <text:p>49900</text:p>
          </table:table-cell>
          <table:table-cell office:value-type="float" office:value="19.956615" calcext:value-type="float">
            <text:p>19.956615</text:p>
          </table:table-cell>
          <table:table-cell table:formula="of:=[.C504]/[.B504]" office:value-type="float" office:value="0.000399932164328657" calcext:value-type="float">
            <text:p>0.000399932164329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9.980178" calcext:value-type="float">
            <text:p>19.980178</text:p>
          </table:table-cell>
          <table:table-cell table:formula="of:=[.C505]/[.B505]" office:value-type="float" office:value="0.00039960356" calcext:value-type="float">
            <text:p>0.00039960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 style:data-style-name="N2" text:time-value="10:35:17.1432064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8T18:54:19.807730908</meta:creation-date>
    <dc:date>2021-02-28T17:47:48.757537895</dc:date>
    <meta:editing-duration>P6DT2H3M12S</meta:editing-duration>
    <meta:editing-cycles>9</meta:editing-cycles>
    <meta:generator>LibreOffice/7.1.0.3$MacOSX_X86_64 LibreOffice_project/f6099ecf3d29644b5008cc8f48f42f4a40986e4c</meta:generator>
    <meta:document-statistic meta:table-count="2" meta:cell-count="300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7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Trend" chart:regression-max-degree="2" chart:regression-force-intercept="false" chart:regression-intercept-value="0" chart:regression-period="2" loext:regression-extrapolate-forward="100000" loext:regression-extrapolate-backward="0" chart:regression-type="polynomial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07cm" svg:height="13.391cm" xlink:href=".." xlink:type="simple" chart:class="chart:scatter" chart:column-mapping="0" chart:style-name="ch1">
        <chart:title svg:x="8.712cm" svg:y="0.403cm" chart:style-name="ch2">
          <text:p>Time for appending n elements</text:p>
        </chart:title>
        <chart:legend chart:legend-position="end" svg:x="20.977cm" svg:y="6.139cm" style:legend-expansion="high" chart:style-name="ch3"/>
        <chart:plot-area chart:style-name="ch4" table:cell-range-address="Slow.B5:Slow.C505" chart:data-source-has-labels="both" svg:x="1.495cm" svg:y="1.459cm" svg:width="19.006cm" svg:height="10.676cm">
          <chart:coordinate-region svg:x="2.503cm" svg:y="1.662cm" svg:width="17.524cm" svg:height="10.27cm"/>
          <chart:axis chart:dimension="x" chart:name="primary-x" chart:style-name="ch5" chartooo:axis-type="auto">
            <chart:title svg:x="9.941cm" svg:y="12.402cm" chart:style-name="ch6">
              <text:p># of Elements</text:p>
            </chart:title>
            <chart:categories table:cell-range-address="Slow.B6:Slow.B505"/>
          </chart:axis>
          <chart:axis chart:dimension="y" chart:name="primary-y" chart:style-name="ch7">
            <chart:title svg:x="0.451cm" svg:y="7.503cm" chart:style-name="ch8">
              <text:p>time [ms]</text:p>
            </chart:title>
            <chart:grid chart:style-name="ch9" chart:class="major"/>
          </chart:axis>
          <chart:series chart:style-name="ch10" chart:values-cell-range-address="Slow.C6:Slow.C505" chart:label-cell-address="Slow.C5:Slow.C5" chart:class="chart:scatter">
            <chart:domain table:cell-range-address="Slow.B6:Slow.B505"/>
            <chart:regression-curve chart:style-name="ch11"/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 [ms]</text:p>
                <draw:g>
                  <svg:desc>Slow.C5:Slow.C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low.B6:Slow.B505</svg:desc>
                </draw:g>
              </table:table-cell>
              <table:table-cell office:value-type="float" office:value="100">
                <text:p>100</text:p>
                <draw:g>
                  <svg:desc>Slow.B6:Slow.B505</svg:desc>
                </draw:g>
              </table:table-cell>
              <table:table-cell office:value-type="float" office:value="0.784956">
                <text:p>0.784956</text:p>
                <draw:g>
                  <svg:desc>Slow.C6:Slow.C50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045637">
                <text:p>1.0456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193763">
                <text:p>1.1937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399193">
                <text:p>1.3991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550924">
                <text:p>1.5509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778277">
                <text:p>1.7782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047778">
                <text:p>2.0477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535438">
                <text:p>2.5354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094836">
                <text:p>3.0948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615013">
                <text:p>3.61501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.411945">
                <text:p>4.4119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.392878">
                <text:p>5.39287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6.044656">
                <text:p>6.0446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.523725">
                <text:p>6.52372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7.023108">
                <text:p>7.02310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7.471675">
                <text:p>7.4716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7.996446">
                <text:p>7.9964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8.397404">
                <text:p>8.39740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8.787883">
                <text:p>8.7878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.230227">
                <text:p>9.23022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9.674349">
                <text:p>9.6743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0.124672">
                <text:p>10.12467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0.583339">
                <text:p>10.58333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1.060552">
                <text:p>11.0605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1.557869">
                <text:p>11.55786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12.066758">
                <text:p>12.06675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2.594138">
                <text:p>12.59413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13.155094">
                <text:p>13.1550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13.723111">
                <text:p>13.7231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4.318799">
                <text:p>14.31879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14.924837">
                <text:p>14.92483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5.553098">
                <text:p>15.55309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16.199271">
                <text:p>16.19927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16.883539">
                <text:p>16.88353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17.569249">
                <text:p>17.56924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18.331679">
                <text:p>18.33167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19.20015">
                <text:p>19.2001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20.195826">
                <text:p>20.19582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1.198342">
                <text:p>21.1983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2.215066">
                <text:p>22.21506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3.555446">
                <text:p>23.55544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24.436343">
                <text:p>24.43634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5.299852">
                <text:p>25.29985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6.269263">
                <text:p>26.26926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7.212568">
                <text:p>27.21256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8.191312">
                <text:p>28.19131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9.170464">
                <text:p>29.1704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30.180159">
                <text:p>30.18015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31.235725">
                <text:p>31.2357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32.318093">
                <text:p>32.31809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33.455323">
                <text:p>33.45532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34.910255">
                <text:p>34.91025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36.042047">
                <text:p>36.04204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37.174496">
                <text:p>37.17449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38.478034">
                <text:p>38.47803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40.070522">
                <text:p>40.07052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41.350444">
                <text:p>41.35044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42.816269">
                <text:p>42.81626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44.083406">
                <text:p>44.08340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45.286976">
                <text:p>45.28697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46.518191">
                <text:p>46.51819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47.86795">
                <text:p>47.8679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49.213762">
                <text:p>49.21376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51.03841">
                <text:p>51.0384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52.390333">
                <text:p>52.39033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53.805273">
                <text:p>53.80527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55.837704">
                <text:p>55.83770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57.615626">
                <text:p>57.61562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59.149759">
                <text:p>59.14975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60.707378">
                <text:p>60.70737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62.122397">
                <text:p>62.12239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63.516375">
                <text:p>63.51637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65.034795">
                <text:p>65.03479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66.686135">
                <text:p>66.68613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68.571484">
                <text:p>68.57148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70.270093">
                <text:p>70.270093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71.794605">
                <text:p>71.79460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73.907082">
                <text:p>73.90708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75.728179">
                <text:p>75.72817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77.399648">
                <text:p>77.39964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78.982906">
                <text:p>78.98290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80.591858">
                <text:p>80.59185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82.625299">
                <text:p>82.62529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84.930185">
                <text:p>84.93018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86.749869">
                <text:p>86.74986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88.792877">
                <text:p>88.79287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91.071858">
                <text:p>91.07185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93.01954">
                <text:p>93.0195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94.79739">
                <text:p>94.797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6.767778">
                <text:p>96.76777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98.675164">
                <text:p>98.67516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100.644638">
                <text:p>100.644638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102.675884">
                <text:p>102.67588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104.707263">
                <text:p>104.70726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106.882233">
                <text:p>106.882233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109.044219">
                <text:p>109.04421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111.064073">
                <text:p>111.06407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113.016983">
                <text:p>113.01698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116.01544">
                <text:p>116.015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18.912498">
                <text:p>118.912498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121.174716">
                <text:p>121.174716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0200">
                <text:p>10200</text:p>
              </table:table-cell>
              <table:table-cell office:value-type="float" office:value="123.809539">
                <text:p>123.809539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0300">
                <text:p>10300</text:p>
              </table:table-cell>
              <table:table-cell office:value-type="float" office:value="126.276455">
                <text:p>126.27645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128.390288">
                <text:p>128.39028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  <table:table-cell office:value-type="float" office:value="130.540165">
                <text:p>130.54016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133.037664">
                <text:p>133.03766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700">
                <text:p>10700</text:p>
              </table:table-cell>
              <table:table-cell office:value-type="float" office:value="135.837014">
                <text:p>135.83701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138.651778">
                <text:p>138.651778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0900">
                <text:p>10900</text:p>
              </table:table-cell>
              <table:table-cell office:value-type="float" office:value="141.769568">
                <text:p>141.76956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44.76242">
                <text:p>144.76242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147.39052">
                <text:p>147.3905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150.004052">
                <text:p>150.004052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1300">
                <text:p>11300</text:p>
              </table:table-cell>
              <table:table-cell office:value-type="float" office:value="153.110342">
                <text:p>153.11034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1400">
                <text:p>11400</text:p>
              </table:table-cell>
              <table:table-cell office:value-type="float" office:value="156.692493">
                <text:p>156.692493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1500">
                <text:p>11500</text:p>
              </table:table-cell>
              <table:table-cell office:value-type="float" office:value="160.022905">
                <text:p>160.02290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163.351334">
                <text:p>163.351334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1700">
                <text:p>11700</text:p>
              </table:table-cell>
              <table:table-cell office:value-type="float" office:value="166.658861">
                <text:p>166.658861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1800">
                <text:p>11800</text:p>
              </table:table-cell>
              <table:table-cell office:value-type="float" office:value="169.640179">
                <text:p>169.640179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  <table:table-cell office:value-type="float" office:value="172.97845">
                <text:p>172.9784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76.216355">
                <text:p>176.21635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179.67045">
                <text:p>179.6704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2200">
                <text:p>12200</text:p>
              </table:table-cell>
              <table:table-cell office:value-type="float" office:value="182.68659">
                <text:p>182.68659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2300">
                <text:p>12300</text:p>
              </table:table-cell>
              <table:table-cell office:value-type="float" office:value="185.869144">
                <text:p>185.86914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189.375975">
                <text:p>189.37597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2500">
                <text:p>12500</text:p>
              </table:table-cell>
              <table:table-cell office:value-type="float" office:value="192.860279">
                <text:p>192.86027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196.520895">
                <text:p>196.52089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199.563753">
                <text:p>199.56375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202.766734">
                <text:p>202.76673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206.299428">
                <text:p>206.29942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210.139462">
                <text:p>210.13946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213.17799">
                <text:p>213.1779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215.955083">
                <text:p>215.955083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  <table:table-cell office:value-type="float" office:value="219.135675">
                <text:p>219.13567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3400">
                <text:p>13400</text:p>
              </table:table-cell>
              <table:table-cell office:value-type="float" office:value="222.473762">
                <text:p>222.47376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00">
                <text:p>13500</text:p>
              </table:table-cell>
              <table:table-cell office:value-type="float" office:value="225.5552">
                <text:p>225.5552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228.38229">
                <text:p>228.38229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3700">
                <text:p>13700</text:p>
              </table:table-cell>
              <table:table-cell office:value-type="float" office:value="231.047205">
                <text:p>231.047205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3800">
                <text:p>13800</text:p>
              </table:table-cell>
              <table:table-cell office:value-type="float" office:value="233.855047">
                <text:p>233.855047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3900">
                <text:p>13900</text:p>
              </table:table-cell>
              <table:table-cell office:value-type="float" office:value="236.936175">
                <text:p>236.9361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40.237738">
                <text:p>240.237738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243.408331">
                <text:p>243.40833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4200">
                <text:p>14200</text:p>
              </table:table-cell>
              <table:table-cell office:value-type="float" office:value="246.199033">
                <text:p>246.199033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300">
                <text:p>14300</text:p>
              </table:table-cell>
              <table:table-cell office:value-type="float" office:value="249.078125">
                <text:p>249.07812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252.216293">
                <text:p>252.216293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4500">
                <text:p>14500</text:p>
              </table:table-cell>
              <table:table-cell office:value-type="float" office:value="255.239198">
                <text:p>255.239198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258.562498">
                <text:p>258.562498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  <table:table-cell office:value-type="float" office:value="261.559591">
                <text:p>261.559591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264.473097">
                <text:p>264.473097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267.656713">
                <text:p>267.65671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270.796701">
                <text:p>270.796701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274.692532">
                <text:p>274.69253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278.16649">
                <text:p>278.1664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5300">
                <text:p>15300</text:p>
              </table:table-cell>
              <table:table-cell office:value-type="float" office:value="281.156013">
                <text:p>281.15601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  <table:table-cell office:value-type="float" office:value="284.385213">
                <text:p>284.385213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500">
                <text:p>15500</text:p>
              </table:table-cell>
              <table:table-cell office:value-type="float" office:value="287.731936">
                <text:p>287.73193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291.368474">
                <text:p>291.368474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5700">
                <text:p>15700</text:p>
              </table:table-cell>
              <table:table-cell office:value-type="float" office:value="294.578803">
                <text:p>294.578803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5800">
                <text:p>15800</text:p>
              </table:table-cell>
              <table:table-cell office:value-type="float" office:value="297.681076">
                <text:p>297.68107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5900">
                <text:p>15900</text:p>
              </table:table-cell>
              <table:table-cell office:value-type="float" office:value="301.071945">
                <text:p>301.0719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304.442363">
                <text:p>304.442363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308.720127">
                <text:p>308.720127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200">
                <text:p>16200</text:p>
              </table:table-cell>
              <table:table-cell office:value-type="float" office:value="311.909882">
                <text:p>311.909882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6300">
                <text:p>16300</text:p>
              </table:table-cell>
              <table:table-cell office:value-type="float" office:value="315.156488">
                <text:p>315.15648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318.664027">
                <text:p>318.664027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6500">
                <text:p>16500</text:p>
              </table:table-cell>
              <table:table-cell office:value-type="float" office:value="322.707531">
                <text:p>322.707531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326.737733">
                <text:p>326.737733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  <table:table-cell office:value-type="float" office:value="331.974248">
                <text:p>331.974248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335.773214">
                <text:p>335.773214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6900">
                <text:p>16900</text:p>
              </table:table-cell>
              <table:table-cell office:value-type="float" office:value="339.93151">
                <text:p>339.9315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343.836899">
                <text:p>343.836899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347.461963">
                <text:p>347.461963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351.355257">
                <text:p>351.355257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00">
                <text:p>17300</text:p>
              </table:table-cell>
              <table:table-cell office:value-type="float" office:value="355.150156">
                <text:p>355.150156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400">
                <text:p>17400</text:p>
              </table:table-cell>
              <table:table-cell office:value-type="float" office:value="359.785125">
                <text:p>359.785125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  <table:table-cell office:value-type="float" office:value="363.451659">
                <text:p>363.451659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367.231861">
                <text:p>367.231861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700">
                <text:p>17700</text:p>
              </table:table-cell>
              <table:table-cell office:value-type="float" office:value="371.102457">
                <text:p>371.102457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800">
                <text:p>17800</text:p>
              </table:table-cell>
              <table:table-cell office:value-type="float" office:value="376.715442">
                <text:p>376.71544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900">
                <text:p>17900</text:p>
              </table:table-cell>
              <table:table-cell office:value-type="float" office:value="381.215133">
                <text:p>381.21513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386.356942">
                <text:p>386.35694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390.852226">
                <text:p>390.85222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  <table:table-cell office:value-type="float" office:value="395.108306">
                <text:p>395.108306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8300">
                <text:p>18300</text:p>
              </table:table-cell>
              <table:table-cell office:value-type="float" office:value="398.96811">
                <text:p>398.96811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403.533971">
                <text:p>403.53397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500">
                <text:p>18500</text:p>
              </table:table-cell>
              <table:table-cell office:value-type="float" office:value="408.433599">
                <text:p>408.433599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412.724914">
                <text:p>412.724914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700">
                <text:p>18700</text:p>
              </table:table-cell>
              <table:table-cell office:value-type="float" office:value="417.151161">
                <text:p>417.151161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422.104443">
                <text:p>422.104443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  <table:table-cell office:value-type="float" office:value="426.736874">
                <text:p>426.73687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430.994931">
                <text:p>430.994931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435.686349">
                <text:p>435.686349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440.465068">
                <text:p>440.465068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9300">
                <text:p>19300</text:p>
              </table:table-cell>
              <table:table-cell office:value-type="float" office:value="444.877353">
                <text:p>444.877353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9400">
                <text:p>19400</text:p>
              </table:table-cell>
              <table:table-cell office:value-type="float" office:value="449.065194">
                <text:p>449.06519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500">
                <text:p>19500</text:p>
              </table:table-cell>
              <table:table-cell office:value-type="float" office:value="453.968372">
                <text:p>453.968372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458.305051">
                <text:p>458.305051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700">
                <text:p>19700</text:p>
              </table:table-cell>
              <table:table-cell office:value-type="float" office:value="462.540252">
                <text:p>462.540252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800">
                <text:p>19800</text:p>
              </table:table-cell>
              <table:table-cell office:value-type="float" office:value="466.630438">
                <text:p>466.630438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471.222519">
                <text:p>471.22251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475.556038">
                <text:p>475.556038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479.585163">
                <text:p>479.585163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200">
                <text:p>20200</text:p>
              </table:table-cell>
              <table:table-cell office:value-type="float" office:value="483.743639">
                <text:p>483.743639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300">
                <text:p>20300</text:p>
              </table:table-cell>
              <table:table-cell office:value-type="float" office:value="488.25898">
                <text:p>488.25898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493.322422">
                <text:p>493.322422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500">
                <text:p>20500</text:p>
              </table:table-cell>
              <table:table-cell office:value-type="float" office:value="497.464214">
                <text:p>497.46421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502.502111">
                <text:p>502.502111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0700">
                <text:p>20700</text:p>
              </table:table-cell>
              <table:table-cell office:value-type="float" office:value="507.418633">
                <text:p>507.41863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511.798961">
                <text:p>511.798961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0900">
                <text:p>20900</text:p>
              </table:table-cell>
              <table:table-cell office:value-type="float" office:value="515.978425">
                <text:p>515.97842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520.499467">
                <text:p>520.499467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525.327568">
                <text:p>525.32756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529.523087">
                <text:p>529.523087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1300">
                <text:p>21300</text:p>
              </table:table-cell>
              <table:table-cell office:value-type="float" office:value="533.830677">
                <text:p>533.830677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1400">
                <text:p>21400</text:p>
              </table:table-cell>
              <table:table-cell office:value-type="float" office:value="538.588816">
                <text:p>538.58881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1500">
                <text:p>21500</text:p>
              </table:table-cell>
              <table:table-cell office:value-type="float" office:value="545.042604">
                <text:p>545.042604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550.644255">
                <text:p>550.64425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1700">
                <text:p>21700</text:p>
              </table:table-cell>
              <table:table-cell office:value-type="float" office:value="555.584735">
                <text:p>555.58473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1800">
                <text:p>21800</text:p>
              </table:table-cell>
              <table:table-cell office:value-type="float" office:value="560.808468">
                <text:p>560.80846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1900">
                <text:p>21900</text:p>
              </table:table-cell>
              <table:table-cell office:value-type="float" office:value="565.109094">
                <text:p>565.10909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570.032975">
                <text:p>570.03297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575.736113">
                <text:p>575.736113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2200">
                <text:p>22200</text:p>
              </table:table-cell>
              <table:table-cell office:value-type="float" office:value="581.720237">
                <text:p>581.720237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2300">
                <text:p>22300</text:p>
              </table:table-cell>
              <table:table-cell office:value-type="float" office:value="586.511529">
                <text:p>586.511529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591.927924">
                <text:p>591.92792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500">
                <text:p>22500</text:p>
              </table:table-cell>
              <table:table-cell office:value-type="float" office:value="596.487644">
                <text:p>596.487644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2600">
                <text:p>22600</text:p>
              </table:table-cell>
              <table:table-cell office:value-type="float" office:value="601.4098">
                <text:p>601.409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2700">
                <text:p>22700</text:p>
              </table:table-cell>
              <table:table-cell office:value-type="float" office:value="606.190171">
                <text:p>606.190171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611.041384">
                <text:p>611.041384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2900">
                <text:p>22900</text:p>
              </table:table-cell>
              <table:table-cell office:value-type="float" office:value="616.143343">
                <text:p>616.14334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621.139079">
                <text:p>621.13907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626.899334">
                <text:p>626.899334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631.444463">
                <text:p>631.444463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3300">
                <text:p>23300</text:p>
              </table:table-cell>
              <table:table-cell office:value-type="float" office:value="636.468262">
                <text:p>636.468262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3400">
                <text:p>23400</text:p>
              </table:table-cell>
              <table:table-cell office:value-type="float" office:value="642.162802">
                <text:p>642.16280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3500">
                <text:p>23500</text:p>
              </table:table-cell>
              <table:table-cell office:value-type="float" office:value="646.853953">
                <text:p>646.85395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651.844361">
                <text:p>651.844361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700">
                <text:p>23700</text:p>
              </table:table-cell>
              <table:table-cell office:value-type="float" office:value="656.950368">
                <text:p>656.95036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3800">
                <text:p>23800</text:p>
              </table:table-cell>
              <table:table-cell office:value-type="float" office:value="661.930565">
                <text:p>661.93056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3900">
                <text:p>23900</text:p>
              </table:table-cell>
              <table:table-cell office:value-type="float" office:value="666.722047">
                <text:p>666.7220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671.839656">
                <text:p>671.83965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677.216068">
                <text:p>677.21606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4200">
                <text:p>24200</text:p>
              </table:table-cell>
              <table:table-cell office:value-type="float" office:value="681.933738">
                <text:p>681.933738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4300">
                <text:p>24300</text:p>
              </table:table-cell>
              <table:table-cell office:value-type="float" office:value="687.068189">
                <text:p>687.068189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692.776803">
                <text:p>692.776803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4500">
                <text:p>24500</text:p>
              </table:table-cell>
              <table:table-cell office:value-type="float" office:value="699.667346">
                <text:p>699.667346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4600">
                <text:p>24600</text:p>
              </table:table-cell>
              <table:table-cell office:value-type="float" office:value="705.70566">
                <text:p>705.70566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4700">
                <text:p>24700</text:p>
              </table:table-cell>
              <table:table-cell office:value-type="float" office:value="711.135154">
                <text:p>711.135154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716.39277">
                <text:p>716.39277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00">
                <text:p>24900</text:p>
              </table:table-cell>
              <table:table-cell office:value-type="float" office:value="722.098384">
                <text:p>722.09838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728.219793">
                <text:p>728.21979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733.666294">
                <text:p>733.666294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740.617113">
                <text:p>740.617113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5300">
                <text:p>25300</text:p>
              </table:table-cell>
              <table:table-cell office:value-type="float" office:value="745.85793">
                <text:p>745.85793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5400">
                <text:p>25400</text:p>
              </table:table-cell>
              <table:table-cell office:value-type="float" office:value="751.210211">
                <text:p>751.210211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5500">
                <text:p>25500</text:p>
              </table:table-cell>
              <table:table-cell office:value-type="float" office:value="756.976593">
                <text:p>756.97659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762.536875">
                <text:p>762.53687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25700">
                <text:p>25700</text:p>
              </table:table-cell>
              <table:table-cell office:value-type="float" office:value="768.257592">
                <text:p>768.25759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5800">
                <text:p>25800</text:p>
              </table:table-cell>
              <table:table-cell office:value-type="float" office:value="774.479281">
                <text:p>774.479281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25900">
                <text:p>25900</text:p>
              </table:table-cell>
              <table:table-cell office:value-type="float" office:value="779.643369">
                <text:p>779.64336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785.227857">
                <text:p>785.227857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792.152891">
                <text:p>792.152891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6200">
                <text:p>26200</text:p>
              </table:table-cell>
              <table:table-cell office:value-type="float" office:value="798.16036">
                <text:p>798.16036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6300">
                <text:p>26300</text:p>
              </table:table-cell>
              <table:table-cell office:value-type="float" office:value="804.532038">
                <text:p>804.532038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810.669102">
                <text:p>810.669102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6500">
                <text:p>26500</text:p>
              </table:table-cell>
              <table:table-cell office:value-type="float" office:value="816.748304">
                <text:p>816.748304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6600">
                <text:p>26600</text:p>
              </table:table-cell>
              <table:table-cell office:value-type="float" office:value="822.587627">
                <text:p>822.587627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700">
                <text:p>26700</text:p>
              </table:table-cell>
              <table:table-cell office:value-type="float" office:value="828.741369">
                <text:p>828.741369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834.418767">
                <text:p>834.418767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26900">
                <text:p>26900</text:p>
              </table:table-cell>
              <table:table-cell office:value-type="float" office:value="840.951948">
                <text:p>840.95194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846.374379">
                <text:p>846.374379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851.934553">
                <text:p>851.934553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857.627061">
                <text:p>857.62706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27300">
                <text:p>27300</text:p>
              </table:table-cell>
              <table:table-cell office:value-type="float" office:value="863.6052">
                <text:p>863.6052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27400">
                <text:p>27400</text:p>
              </table:table-cell>
              <table:table-cell office:value-type="float" office:value="869.921181">
                <text:p>869.921181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7500">
                <text:p>27500</text:p>
              </table:table-cell>
              <table:table-cell office:value-type="float" office:value="876.445872">
                <text:p>876.445872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882.787689">
                <text:p>882.787689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7700">
                <text:p>27700</text:p>
              </table:table-cell>
              <table:table-cell office:value-type="float" office:value="888.943165">
                <text:p>888.943165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7800">
                <text:p>27800</text:p>
              </table:table-cell>
              <table:table-cell office:value-type="float" office:value="895.15584">
                <text:p>895.15584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27900">
                <text:p>27900</text:p>
              </table:table-cell>
              <table:table-cell office:value-type="float" office:value="901.130589">
                <text:p>901.13058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908.269874">
                <text:p>908.269874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916.000338">
                <text:p>916.000338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8200">
                <text:p>28200</text:p>
              </table:table-cell>
              <table:table-cell office:value-type="float" office:value="922.089104">
                <text:p>922.089104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28300">
                <text:p>28300</text:p>
              </table:table-cell>
              <table:table-cell office:value-type="float" office:value="927.952044">
                <text:p>927.952044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934.195621">
                <text:p>934.195621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500">
                <text:p>28500</text:p>
              </table:table-cell>
              <table:table-cell office:value-type="float" office:value="940.532126">
                <text:p>940.53212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8600">
                <text:p>28600</text:p>
              </table:table-cell>
              <table:table-cell office:value-type="float" office:value="946.272165">
                <text:p>946.27216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8700">
                <text:p>28700</text:p>
              </table:table-cell>
              <table:table-cell office:value-type="float" office:value="952.612307">
                <text:p>952.612307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958.912929">
                <text:p>958.912929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8900">
                <text:p>28900</text:p>
              </table:table-cell>
              <table:table-cell office:value-type="float" office:value="964.818634">
                <text:p>964.81863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971.149819">
                <text:p>971.149819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977.663581">
                <text:p>977.663581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984.187114">
                <text:p>984.187114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9300">
                <text:p>29300</text:p>
              </table:table-cell>
              <table:table-cell office:value-type="float" office:value="990.995128">
                <text:p>990.995128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9400">
                <text:p>29400</text:p>
              </table:table-cell>
              <table:table-cell office:value-type="float" office:value="998.016941">
                <text:p>998.01694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500">
                <text:p>29500</text:p>
              </table:table-cell>
              <table:table-cell office:value-type="float" office:value="1004.297443">
                <text:p>1004.297443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1010.967667">
                <text:p>1010.967667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9700">
                <text:p>29700</text:p>
              </table:table-cell>
              <table:table-cell office:value-type="float" office:value="1017.105893">
                <text:p>1017.10589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9800">
                <text:p>29800</text:p>
              </table:table-cell>
              <table:table-cell office:value-type="float" office:value="1023.922223">
                <text:p>1023.922223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9900">
                <text:p>29900</text:p>
              </table:table-cell>
              <table:table-cell office:value-type="float" office:value="1029.915994">
                <text:p>1029.91599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036.194476">
                <text:p>1036.19447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1043.741761">
                <text:p>1043.741761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0200">
                <text:p>30200</text:p>
              </table:table-cell>
              <table:table-cell office:value-type="float" office:value="1050.037698">
                <text:p>1050.03769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0300">
                <text:p>30300</text:p>
              </table:table-cell>
              <table:table-cell office:value-type="float" office:value="1056.471454">
                <text:p>1056.471454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1063.088308">
                <text:p>1063.08830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500">
                <text:p>30500</text:p>
              </table:table-cell>
              <table:table-cell office:value-type="float" office:value="1069.374866">
                <text:p>1069.374866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0600">
                <text:p>30600</text:p>
              </table:table-cell>
              <table:table-cell office:value-type="float" office:value="1076.379067">
                <text:p>1076.379067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0700">
                <text:p>30700</text:p>
              </table:table-cell>
              <table:table-cell office:value-type="float" office:value="1082.448209">
                <text:p>1082.448209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1089.544171">
                <text:p>1089.544171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0900">
                <text:p>30900</text:p>
              </table:table-cell>
              <table:table-cell office:value-type="float" office:value="1095.984289">
                <text:p>1095.98428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1102.676046">
                <text:p>1102.676046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1109.53015">
                <text:p>1109.5301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1116.029659">
                <text:p>1116.029659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1300">
                <text:p>31300</text:p>
              </table:table-cell>
              <table:table-cell office:value-type="float" office:value="1122.702566">
                <text:p>1122.702566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1400">
                <text:p>31400</text:p>
              </table:table-cell>
              <table:table-cell office:value-type="float" office:value="1129.63299">
                <text:p>1129.63299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1136.563203">
                <text:p>1136.563203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1145.05267">
                <text:p>1145.05267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1700">
                <text:p>31700</text:p>
              </table:table-cell>
              <table:table-cell office:value-type="float" office:value="1152.688117">
                <text:p>1152.688117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1800">
                <text:p>31800</text:p>
              </table:table-cell>
              <table:table-cell office:value-type="float" office:value="1159.385431">
                <text:p>1159.385431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1900">
                <text:p>31900</text:p>
              </table:table-cell>
              <table:table-cell office:value-type="float" office:value="1165.729926">
                <text:p>1165.72992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172.408859">
                <text:p>1172.408859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1179.356903">
                <text:p>1179.356903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200">
                <text:p>32200</text:p>
              </table:table-cell>
              <table:table-cell office:value-type="float" office:value="1186.268875">
                <text:p>1186.26887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2300">
                <text:p>32300</text:p>
              </table:table-cell>
              <table:table-cell office:value-type="float" office:value="1193.431193">
                <text:p>1193.431193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1200.117673">
                <text:p>1200.117673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2500">
                <text:p>32500</text:p>
              </table:table-cell>
              <table:table-cell office:value-type="float" office:value="1207.30753">
                <text:p>1207.30753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2600">
                <text:p>32600</text:p>
              </table:table-cell>
              <table:table-cell office:value-type="float" office:value="1217.160411">
                <text:p>1217.160411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2700">
                <text:p>32700</text:p>
              </table:table-cell>
              <table:table-cell office:value-type="float" office:value="1224.381407">
                <text:p>1224.381407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1231.024613">
                <text:p>1231.024613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2900">
                <text:p>32900</text:p>
              </table:table-cell>
              <table:table-cell office:value-type="float" office:value="1237.717292">
                <text:p>1237.71729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245.322687">
                <text:p>1245.322687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1253.618502">
                <text:p>1253.618502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1260.843049">
                <text:p>1260.843049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3300">
                <text:p>33300</text:p>
              </table:table-cell>
              <table:table-cell office:value-type="float" office:value="1268.513282">
                <text:p>1268.51328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3400">
                <text:p>33400</text:p>
              </table:table-cell>
              <table:table-cell office:value-type="float" office:value="1276.041527">
                <text:p>1276.041527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3500">
                <text:p>33500</text:p>
              </table:table-cell>
              <table:table-cell office:value-type="float" office:value="1282.968697">
                <text:p>1282.968697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1290.013075">
                <text:p>1290.01307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33700">
                <text:p>33700</text:p>
              </table:table-cell>
              <table:table-cell office:value-type="float" office:value="1297.234245">
                <text:p>1297.23424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3800">
                <text:p>33800</text:p>
              </table:table-cell>
              <table:table-cell office:value-type="float" office:value="1304.254302">
                <text:p>1304.254302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3900">
                <text:p>33900</text:p>
              </table:table-cell>
              <table:table-cell office:value-type="float" office:value="1312.284212">
                <text:p>1312.28421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1320.526184">
                <text:p>1320.526184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1328.554815">
                <text:p>1328.55481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4200">
                <text:p>34200</text:p>
              </table:table-cell>
              <table:table-cell office:value-type="float" office:value="1335.947641">
                <text:p>1335.947641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34300">
                <text:p>34300</text:p>
              </table:table-cell>
              <table:table-cell office:value-type="float" office:value="1343.822856">
                <text:p>1343.822856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1351.16461">
                <text:p>1351.1646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4500">
                <text:p>34500</text:p>
              </table:table-cell>
              <table:table-cell office:value-type="float" office:value="1358.99324">
                <text:p>1358.99324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34600">
                <text:p>34600</text:p>
              </table:table-cell>
              <table:table-cell office:value-type="float" office:value="1365.849914">
                <text:p>1365.849914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373.181546">
                <text:p>1373.181546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1384.052333">
                <text:p>1384.052333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34900">
                <text:p>34900</text:p>
              </table:table-cell>
              <table:table-cell office:value-type="float" office:value="1393.142242">
                <text:p>1393.14224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400.944184">
                <text:p>1400.944184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1410.015903">
                <text:p>1410.015903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1418.411093">
                <text:p>1418.411093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35300">
                <text:p>35300</text:p>
              </table:table-cell>
              <table:table-cell office:value-type="float" office:value="1427.852932">
                <text:p>1427.852932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35400">
                <text:p>35400</text:p>
              </table:table-cell>
              <table:table-cell office:value-type="float" office:value="1436.061518">
                <text:p>1436.061518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5500">
                <text:p>35500</text:p>
              </table:table-cell>
              <table:table-cell office:value-type="float" office:value="1445.215496">
                <text:p>1445.215496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1453.655915">
                <text:p>1453.65591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5700">
                <text:p>35700</text:p>
              </table:table-cell>
              <table:table-cell office:value-type="float" office:value="1463.311602">
                <text:p>1463.311602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35800">
                <text:p>35800</text:p>
              </table:table-cell>
              <table:table-cell office:value-type="float" office:value="1470.794296">
                <text:p>1470.794296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35900">
                <text:p>35900</text:p>
              </table:table-cell>
              <table:table-cell office:value-type="float" office:value="1478.867521">
                <text:p>1478.86752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486.47642">
                <text:p>1486.47642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1495.504792">
                <text:p>1495.504792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1504.399165">
                <text:p>1504.399165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36300">
                <text:p>36300</text:p>
              </table:table-cell>
              <table:table-cell office:value-type="float" office:value="1512.28727">
                <text:p>1512.28727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1520.093215">
                <text:p>1520.09321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1527.945582">
                <text:p>1527.945582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36600">
                <text:p>36600</text:p>
              </table:table-cell>
              <table:table-cell office:value-type="float" office:value="1535.33786">
                <text:p>1535.33786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36700">
                <text:p>36700</text:p>
              </table:table-cell>
              <table:table-cell office:value-type="float" office:value="1543.930609">
                <text:p>1543.93060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1551.177164">
                <text:p>1551.177164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36900">
                <text:p>36900</text:p>
              </table:table-cell>
              <table:table-cell office:value-type="float" office:value="1560.014176">
                <text:p>1560.01417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569.488052">
                <text:p>1569.488052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1579.266406">
                <text:p>1579.266406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1587.803749">
                <text:p>1587.803749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37300">
                <text:p>37300</text:p>
              </table:table-cell>
              <table:table-cell office:value-type="float" office:value="1596.599795">
                <text:p>1596.599795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7400">
                <text:p>37400</text:p>
              </table:table-cell>
              <table:table-cell office:value-type="float" office:value="1604.399007">
                <text:p>1604.399007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1612.891709">
                <text:p>1612.891709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1620.777369">
                <text:p>1620.777369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37700">
                <text:p>37700</text:p>
              </table:table-cell>
              <table:table-cell office:value-type="float" office:value="1629.177515">
                <text:p>1629.17751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1637.190493">
                <text:p>1637.190493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37900">
                <text:p>37900</text:p>
              </table:table-cell>
              <table:table-cell office:value-type="float" office:value="1646.998521">
                <text:p>1646.99852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1655.734655">
                <text:p>1655.734655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1664.48352">
                <text:p>1664.48352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38200">
                <text:p>38200</text:p>
              </table:table-cell>
              <table:table-cell office:value-type="float" office:value="1672.862854">
                <text:p>1672.862854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38300">
                <text:p>38300</text:p>
              </table:table-cell>
              <table:table-cell office:value-type="float" office:value="1681.44265">
                <text:p>1681.4426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689.881719">
                <text:p>1689.881719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8500">
                <text:p>38500</text:p>
              </table:table-cell>
              <table:table-cell office:value-type="float" office:value="1698.09926">
                <text:p>1698.09926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38600">
                <text:p>38600</text:p>
              </table:table-cell>
              <table:table-cell office:value-type="float" office:value="1706.319935">
                <text:p>1706.31993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38700">
                <text:p>38700</text:p>
              </table:table-cell>
              <table:table-cell office:value-type="float" office:value="1715.112844">
                <text:p>1715.112844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1723.383387">
                <text:p>1723.383387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38900">
                <text:p>38900</text:p>
              </table:table-cell>
              <table:table-cell office:value-type="float" office:value="1731.771763">
                <text:p>1731.77176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1741.363203">
                <text:p>1741.363203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1751.444082">
                <text:p>1751.444082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1760.565385">
                <text:p>1760.565385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39300">
                <text:p>39300</text:p>
              </table:table-cell>
              <table:table-cell office:value-type="float" office:value="1769.099253">
                <text:p>1769.099253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39400">
                <text:p>39400</text:p>
              </table:table-cell>
              <table:table-cell office:value-type="float" office:value="1778.033979">
                <text:p>1778.033979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9500">
                <text:p>39500</text:p>
              </table:table-cell>
              <table:table-cell office:value-type="float" office:value="1786.153205">
                <text:p>1786.15320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1795.933798">
                <text:p>1795.933798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39700">
                <text:p>39700</text:p>
              </table:table-cell>
              <table:table-cell office:value-type="float" office:value="1804.578914">
                <text:p>1804.578914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39800">
                <text:p>39800</text:p>
              </table:table-cell>
              <table:table-cell office:value-type="float" office:value="1813.778578">
                <text:p>1813.778578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39900">
                <text:p>39900</text:p>
              </table:table-cell>
              <table:table-cell office:value-type="float" office:value="1822.304803">
                <text:p>1822.30480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831.709545">
                <text:p>1831.70954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0100">
                <text:p>40100</text:p>
              </table:table-cell>
              <table:table-cell office:value-type="float" office:value="1840.47248">
                <text:p>1840.47248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40200">
                <text:p>40200</text:p>
              </table:table-cell>
              <table:table-cell office:value-type="float" office:value="1849.617447">
                <text:p>1849.617447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40300">
                <text:p>40300</text:p>
              </table:table-cell>
              <table:table-cell office:value-type="float" office:value="1859.518808">
                <text:p>1859.518808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0400">
                <text:p>40400</text:p>
              </table:table-cell>
              <table:table-cell office:value-type="float" office:value="1870.1489">
                <text:p>1870.1489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0500">
                <text:p>40500</text:p>
              </table:table-cell>
              <table:table-cell office:value-type="float" office:value="1879.858542">
                <text:p>1879.85854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40600">
                <text:p>40600</text:p>
              </table:table-cell>
              <table:table-cell office:value-type="float" office:value="1888.76368">
                <text:p>1888.76368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40700">
                <text:p>40700</text:p>
              </table:table-cell>
              <table:table-cell office:value-type="float" office:value="1897.806184">
                <text:p>1897.806184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1906.753727">
                <text:p>1906.753727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0900">
                <text:p>40900</text:p>
              </table:table-cell>
              <table:table-cell office:value-type="float" office:value="1915.487195">
                <text:p>1915.48719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924.673233">
                <text:p>1924.673233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1933.18161">
                <text:p>1933.1816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1200">
                <text:p>41200</text:p>
              </table:table-cell>
              <table:table-cell office:value-type="float" office:value="1942.202394">
                <text:p>1942.202394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41300">
                <text:p>41300</text:p>
              </table:table-cell>
              <table:table-cell office:value-type="float" office:value="1950.462155">
                <text:p>1950.462155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1400">
                <text:p>41400</text:p>
              </table:table-cell>
              <table:table-cell office:value-type="float" office:value="1959.789317">
                <text:p>1959.789317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41500">
                <text:p>41500</text:p>
              </table:table-cell>
              <table:table-cell office:value-type="float" office:value="1967.961159">
                <text:p>1967.96115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1978.325995">
                <text:p>1978.32599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41700">
                <text:p>41700</text:p>
              </table:table-cell>
              <table:table-cell office:value-type="float" office:value="1988.125263">
                <text:p>1988.125263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41800">
                <text:p>41800</text:p>
              </table:table-cell>
              <table:table-cell office:value-type="float" office:value="1997.183037">
                <text:p>1997.183037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41900">
                <text:p>41900</text:p>
              </table:table-cell>
              <table:table-cell office:value-type="float" office:value="2006.026435">
                <text:p>2006.02643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2015.02318">
                <text:p>2015.02318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42100">
                <text:p>42100</text:p>
              </table:table-cell>
              <table:table-cell office:value-type="float" office:value="2024.634457">
                <text:p>2024.634457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2034.078089">
                <text:p>2034.07808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2300">
                <text:p>42300</text:p>
              </table:table-cell>
              <table:table-cell office:value-type="float" office:value="2043.760576">
                <text:p>2043.760576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42400">
                <text:p>42400</text:p>
              </table:table-cell>
              <table:table-cell office:value-type="float" office:value="2052.219406">
                <text:p>2052.219406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42500">
                <text:p>42500</text:p>
              </table:table-cell>
              <table:table-cell office:value-type="float" office:value="2061.942066">
                <text:p>2061.942066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42600">
                <text:p>42600</text:p>
              </table:table-cell>
              <table:table-cell office:value-type="float" office:value="2072.65969">
                <text:p>2072.6596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700">
                <text:p>42700</text:p>
              </table:table-cell>
              <table:table-cell office:value-type="float" office:value="2081.903651">
                <text:p>2081.90365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42800">
                <text:p>42800</text:p>
              </table:table-cell>
              <table:table-cell office:value-type="float" office:value="2091.497648">
                <text:p>2091.497648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2101.291439">
                <text:p>2101.29143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2112.17825">
                <text:p>2112.1782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3100">
                <text:p>43100</text:p>
              </table:table-cell>
              <table:table-cell office:value-type="float" office:value="2121.666096">
                <text:p>2121.666096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43200">
                <text:p>43200</text:p>
              </table:table-cell>
              <table:table-cell office:value-type="float" office:value="2134.000339">
                <text:p>2134.000339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43300">
                <text:p>43300</text:p>
              </table:table-cell>
              <table:table-cell office:value-type="float" office:value="2145.57959">
                <text:p>2145.57959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43400">
                <text:p>43400</text:p>
              </table:table-cell>
              <table:table-cell office:value-type="float" office:value="2155.928118">
                <text:p>2155.92811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43500">
                <text:p>43500</text:p>
              </table:table-cell>
              <table:table-cell office:value-type="float" office:value="2166.665325">
                <text:p>2166.66532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2177.956388">
                <text:p>2177.95638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3700">
                <text:p>43700</text:p>
              </table:table-cell>
              <table:table-cell office:value-type="float" office:value="2190.198355">
                <text:p>2190.19835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2200.692315">
                <text:p>2200.69231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2210.891545">
                <text:p>2210.89154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2222.572716">
                <text:p>2222.57271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2231.882126">
                <text:p>2231.88212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2241.384464">
                <text:p>2241.38446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2251.414179">
                <text:p>2251.41417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2261.397635">
                <text:p>2261.39763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2271.492963">
                <text:p>2271.49296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600">
                <text:p>44600</text:p>
              </table:table-cell>
              <table:table-cell office:value-type="float" office:value="2280.928472">
                <text:p>2280.928472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44700">
                <text:p>44700</text:p>
              </table:table-cell>
              <table:table-cell office:value-type="float" office:value="2290.34383">
                <text:p>2290.3438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2300.211434">
                <text:p>2300.211434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44900">
                <text:p>44900</text:p>
              </table:table-cell>
              <table:table-cell office:value-type="float" office:value="2311.269815">
                <text:p>2311.26981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320.427619">
                <text:p>2320.427619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2331.139593">
                <text:p>2331.13959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200">
                <text:p>45200</text:p>
              </table:table-cell>
              <table:table-cell office:value-type="float" office:value="2341.008567">
                <text:p>2341.00856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5300">
                <text:p>45300</text:p>
              </table:table-cell>
              <table:table-cell office:value-type="float" office:value="2350.344097">
                <text:p>2350.344097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400">
                <text:p>45400</text:p>
              </table:table-cell>
              <table:table-cell office:value-type="float" office:value="2360.728106">
                <text:p>2360.728106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45500">
                <text:p>45500</text:p>
              </table:table-cell>
              <table:table-cell office:value-type="float" office:value="2370.420774">
                <text:p>2370.420774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45600">
                <text:p>45600</text:p>
              </table:table-cell>
              <table:table-cell office:value-type="float" office:value="2382.6228">
                <text:p>2382.622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45700">
                <text:p>45700</text:p>
              </table:table-cell>
              <table:table-cell office:value-type="float" office:value="2394.314093">
                <text:p>2394.314093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45800">
                <text:p>45800</text:p>
              </table:table-cell>
              <table:table-cell office:value-type="float" office:value="2404.702618">
                <text:p>2404.702618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45900">
                <text:p>45900</text:p>
              </table:table-cell>
              <table:table-cell office:value-type="float" office:value="2415.388634">
                <text:p>2415.38863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2427.138067">
                <text:p>2427.138067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46100">
                <text:p>46100</text:p>
              </table:table-cell>
              <table:table-cell office:value-type="float" office:value="2439.379085">
                <text:p>2439.379085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46200">
                <text:p>46200</text:p>
              </table:table-cell>
              <table:table-cell office:value-type="float" office:value="2451.880522">
                <text:p>2451.880522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46300">
                <text:p>46300</text:p>
              </table:table-cell>
              <table:table-cell office:value-type="float" office:value="2470.389156">
                <text:p>2470.389156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46400">
                <text:p>46400</text:p>
              </table:table-cell>
              <table:table-cell office:value-type="float" office:value="2481.187459">
                <text:p>2481.187459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46500">
                <text:p>46500</text:p>
              </table:table-cell>
              <table:table-cell office:value-type="float" office:value="2492.400705">
                <text:p>2492.40070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46600">
                <text:p>46600</text:p>
              </table:table-cell>
              <table:table-cell office:value-type="float" office:value="2502.620649">
                <text:p>2502.62064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46700">
                <text:p>46700</text:p>
              </table:table-cell>
              <table:table-cell office:value-type="float" office:value="2513.714874">
                <text:p>2513.71487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46800">
                <text:p>46800</text:p>
              </table:table-cell>
              <table:table-cell office:value-type="float" office:value="2525.848621">
                <text:p>2525.848621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46900">
                <text:p>46900</text:p>
              </table:table-cell>
              <table:table-cell office:value-type="float" office:value="2536.393852">
                <text:p>2536.39385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2548.134948">
                <text:p>2548.134948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47100">
                <text:p>47100</text:p>
              </table:table-cell>
              <table:table-cell office:value-type="float" office:value="2562.403063">
                <text:p>2562.403063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47200">
                <text:p>47200</text:p>
              </table:table-cell>
              <table:table-cell office:value-type="float" office:value="2574.905748">
                <text:p>2574.905748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7300">
                <text:p>47300</text:p>
              </table:table-cell>
              <table:table-cell office:value-type="float" office:value="2585.20774">
                <text:p>2585.20774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47400">
                <text:p>47400</text:p>
              </table:table-cell>
              <table:table-cell office:value-type="float" office:value="2595.824731">
                <text:p>2595.824731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47500">
                <text:p>47500</text:p>
              </table:table-cell>
              <table:table-cell office:value-type="float" office:value="2605.390154">
                <text:p>2605.390154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47600">
                <text:p>47600</text:p>
              </table:table-cell>
              <table:table-cell office:value-type="float" office:value="2615.584316">
                <text:p>2615.584316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47700">
                <text:p>47700</text:p>
              </table:table-cell>
              <table:table-cell office:value-type="float" office:value="2627.319793">
                <text:p>2627.319793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47800">
                <text:p>47800</text:p>
              </table:table-cell>
              <table:table-cell office:value-type="float" office:value="2637.170153">
                <text:p>2637.170153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47900">
                <text:p>47900</text:p>
              </table:table-cell>
              <table:table-cell office:value-type="float" office:value="2648.044901">
                <text:p>2648.04490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2658.43681">
                <text:p>2658.43681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48100">
                <text:p>48100</text:p>
              </table:table-cell>
              <table:table-cell office:value-type="float" office:value="2669.105279">
                <text:p>2669.105279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48200">
                <text:p>48200</text:p>
              </table:table-cell>
              <table:table-cell office:value-type="float" office:value="2680.176492">
                <text:p>2680.176492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48300">
                <text:p>48300</text:p>
              </table:table-cell>
              <table:table-cell office:value-type="float" office:value="2690.465286">
                <text:p>2690.465286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48400">
                <text:p>48400</text:p>
              </table:table-cell>
              <table:table-cell office:value-type="float" office:value="2700.492713">
                <text:p>2700.492713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48500">
                <text:p>48500</text:p>
              </table:table-cell>
              <table:table-cell office:value-type="float" office:value="2711.924043">
                <text:p>2711.924043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48600">
                <text:p>48600</text:p>
              </table:table-cell>
              <table:table-cell office:value-type="float" office:value="2723.353179">
                <text:p>2723.353179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48700">
                <text:p>48700</text:p>
              </table:table-cell>
              <table:table-cell office:value-type="float" office:value="2735.269839">
                <text:p>2735.269839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48800">
                <text:p>48800</text:p>
              </table:table-cell>
              <table:table-cell office:value-type="float" office:value="2745.8099">
                <text:p>2745.8099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48900">
                <text:p>48900</text:p>
              </table:table-cell>
              <table:table-cell office:value-type="float" office:value="2755.998868">
                <text:p>2755.99886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766.314588">
                <text:p>2766.314588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49100">
                <text:p>49100</text:p>
              </table:table-cell>
              <table:table-cell office:value-type="float" office:value="2779.489673">
                <text:p>2779.489673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49200">
                <text:p>49200</text:p>
              </table:table-cell>
              <table:table-cell office:value-type="float" office:value="2791.423279">
                <text:p>2791.423279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49300">
                <text:p>49300</text:p>
              </table:table-cell>
              <table:table-cell office:value-type="float" office:value="2801.567643">
                <text:p>2801.567643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49400">
                <text:p>49400</text:p>
              </table:table-cell>
              <table:table-cell office:value-type="float" office:value="2813.1813">
                <text:p>2813.1813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49500">
                <text:p>49500</text:p>
              </table:table-cell>
              <table:table-cell office:value-type="float" office:value="2823.4858">
                <text:p>2823.4858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49600">
                <text:p>49600</text:p>
              </table:table-cell>
              <table:table-cell office:value-type="float" office:value="2835.579232">
                <text:p>2835.579232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49700">
                <text:p>49700</text:p>
              </table:table-cell>
              <table:table-cell office:value-type="float" office:value="2846.373279">
                <text:p>2846.373279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49800">
                <text:p>49800</text:p>
              </table:table-cell>
              <table:table-cell office:value-type="float" office:value="2857.379058">
                <text:p>2857.379058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49900">
                <text:p>49900</text:p>
              </table:table-cell>
              <table:table-cell office:value-type="float" office:value="2869.276422">
                <text:p>2869.27642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2881.508811">
                <text:p>2881.508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Tren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6cm" svg:height="13.201cm" xlink:href=".." xlink:type="simple" chart:class="chart:line" chart:style-name="ch1">
        <chart:title svg:x="8.076cm" svg:y="0.4cm" chart:style-name="ch2">
          <text:p>Avg. append Time per element by list length x</text:p>
        </chart:title>
        <chart:legend chart:legend-position="end" svg:x="22.189cm" svg:y="6.044cm" style:legend-expansion="high" chart:style-name="ch3"/>
        <chart:plot-area chart:style-name="ch4" table:cell-range-address="Slow.B6:Slow.B505 Slow.D5:Slow.D505" chart:data-source-has-labels="both" svg:x="1.53cm" svg:y="1.453cm" svg:width="20.148cm" svg:height="10.495cm">
          <chart:coordinate-region svg:x="2.457cm" svg:y="1.453cm" svg:width="19.221cm" svg:height="9.087cm"/>
          <chart:axis chart:dimension="x" chart:name="primary-x" chart:style-name="ch5" chartooo:axis-type="auto">
            <chartooo:date-scale/>
            <chart:title svg:x="10.547cm" svg:y="12.212cm" chart:style-name="ch6">
              <text:p># of Elements</text:p>
            </chart:title>
            <chart:categories table:cell-range-address="Slow.B6:Slow.B505"/>
          </chart:axis>
          <chart:axis chart:dimension="y" chart:name="primary-y" chart:style-name="ch7">
            <chart:title svg:x="0.451cm" svg:y="7.46cm" chart:style-name="ch8">
              <text:p>Time [ms]</text:p>
            </chart:title>
            <chart:grid chart:style-name="ch9" chart:class="major"/>
          </chart:axis>
          <chart:series chart:style-name="ch10" chart:values-cell-range-address="Slow.D6:Slow.D505" chart:label-cell-address="Slow.D5:Slow.D5" chart:class="chart:line">
            <chart:regression-curve chart:style-name="ch11"/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/element</text:p>
                <draw:g>
                  <svg:desc>Slow.D5:Slow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low.B6:Slow.B505</svg:desc>
                </draw:g>
              </table:table-cell>
              <table:table-cell office:value-type="float" office:value="0.00784956">
                <text:p>0.00784956</text:p>
                <draw:g>
                  <svg:desc>Slow.D6:Slow.D50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228185">
                <text:p>0.0052281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397921">
                <text:p>0.003979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34979825">
                <text:p>0.00349798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101848">
                <text:p>0.0031018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2963795">
                <text:p>0.0029637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292539714285714">
                <text:p>0.002925397142857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31692975">
                <text:p>0.00316929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343870666666667">
                <text:p>0.0034387066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15013">
                <text:p>0.00361501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401085909090909">
                <text:p>0.00401085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4494065">
                <text:p>0.0044940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464973538461538">
                <text:p>0.004649735384615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465980357142857">
                <text:p>0.0046598035714285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4682072">
                <text:p>0.00468207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4669796875">
                <text:p>0.0046697968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470379176470588">
                <text:p>0.004703791764705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466522444444445">
                <text:p>0.0046652244444444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462520157894737">
                <text:p>0.004625201578947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46151135">
                <text:p>0.004615113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460683285714286">
                <text:p>0.004606832857142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460212363636364">
                <text:p>0.0046021236363636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460145173913044">
                <text:p>0.0046014517391304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460856333333333">
                <text:p>0.00460856333333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46231476">
                <text:p>0.004623147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464106076923077">
                <text:p>0.0046410607692307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466449555555556">
                <text:p>0.0046644955555555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469824785714286">
                <text:p>0.0046982478571428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473210724137931">
                <text:p>0.0047321072413793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4772933">
                <text:p>0.00477293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48144635483871">
                <text:p>0.00481446354838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4860343125">
                <text:p>0.00486034312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490887">
                <text:p>0.0049088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496574676470588">
                <text:p>0.0049657467647058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501978542857143">
                <text:p>0.0050197854285714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509213305555556">
                <text:p>0.0050921330555555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518922972972973">
                <text:p>0.0051892297297297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531469105263158">
                <text:p>0.0053146910526315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543547230769231">
                <text:p>0.0054354723076923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55537665">
                <text:p>0.005553766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574523073170732">
                <text:p>0.0057452307317073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581817690476191">
                <text:p>0.0058181769047619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588368651162791">
                <text:p>0.0058836865116279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597028704545455">
                <text:p>0.0059702870454545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604723733333333">
                <text:p>0.0060472373333333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612854608695652">
                <text:p>0.0061285460869565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620648170212766">
                <text:p>0.0062064817021276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6287533125">
                <text:p>0.00628753312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637463775510204">
                <text:p>0.0063746377551020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64636186">
                <text:p>0.006463618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655986725490196">
                <text:p>0.006559867254901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671351057692308">
                <text:p>0.0067135105769230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680038622641509">
                <text:p>0.0068003862264150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688416592592593">
                <text:p>0.0068841659259259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699600618181818">
                <text:p>0.0069960061818181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715545035714286">
                <text:p>0.0071554503571428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725446385964912">
                <text:p>0.0072544638596491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738211534482759">
                <text:p>0.0073821153448275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747176372881356">
                <text:p>0.007471763728813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754782933333333">
                <text:p>0.0075478293333333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762593295081967">
                <text:p>0.0076259329508196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772063709677419">
                <text:p>0.0077206370967741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781170825396825">
                <text:p>0.0078117082539682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79747515625">
                <text:p>0.007974751562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806005123076923">
                <text:p>0.0080600512307692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815231409090909">
                <text:p>0.0081523140909090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833398567164179">
                <text:p>0.0083339856716417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847288617647059">
                <text:p>0.0084728861764705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857242884057971">
                <text:p>0.008572428840579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867248257142857">
                <text:p>0.0086724825714285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874963338028169">
                <text:p>0.0087496333802816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882171875">
                <text:p>0.0088217187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890887602739726">
                <text:p>0.0089088760273972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901163986486486">
                <text:p>0.0090116398648648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914286453333333">
                <text:p>0.0091428645333333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924606486842105">
                <text:p>0.0092460648684210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932397467532467">
                <text:p>0.0093239746753246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947526692307692">
                <text:p>0.0094752669230769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958584544303798">
                <text:p>0.009585845443037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9674956">
                <text:p>0.00967495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975097604938272">
                <text:p>0.0097509760493827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982827536585366">
                <text:p>0.0098282753658536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995485530120482">
                <text:p>0.0099548553012048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101107363095238">
                <text:p>0.010110736309523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102058669411765">
                <text:p>0.010205866941176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103247531395349">
                <text:p>0.010324753139534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104680296551724">
                <text:p>0.010468029655172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105704022727273">
                <text:p>0.0105704022727273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106513921348315">
                <text:p>0.010651392134831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07519753333333">
                <text:p>0.010751975333333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108434246153846">
                <text:p>0.010843424615384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109396345652174">
                <text:p>0.010939634565217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110404176344086">
                <text:p>0.011040417634408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111390705319149">
                <text:p>0.011139070531914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112507613684211">
                <text:p>0.011250761368421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113587728125">
                <text:p>0.011358772812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114499044329897">
                <text:p>0.011449904432989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115323452040816">
                <text:p>0.011532345204081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117187313131313">
                <text:p>0.01171873131313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18912498">
                <text:p>0.0118912498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119974966336634">
                <text:p>0.0119974966336634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121381900980392">
                <text:p>0.0121381900980392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1225985">
                <text:p>0.0122598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1234522">
                <text:p>0.0123452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124323966666667">
                <text:p>0.0124323966666667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125507230188679">
                <text:p>0.0125507230188679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126950480373832">
                <text:p>0.0126950480373832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128381275925926">
                <text:p>0.0128381275925926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130063823853211">
                <text:p>0.013006382385321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1316022">
                <text:p>0.01316022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132784252252252">
                <text:p>0.013278425225225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133932189285714">
                <text:p>0.013393218928571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135495877876106">
                <text:p>0.0135495877876106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137449555263158">
                <text:p>0.013744955526315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139150352173913">
                <text:p>0.013915035217391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140820115517241">
                <text:p>0.0140820115517241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142443470940171">
                <text:p>0.0142443470940171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143762863559322">
                <text:p>0.0143762863559322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145360042016807">
                <text:p>0.014536004201680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1468469625">
                <text:p>0.0146846962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148487975206612">
                <text:p>0.01484879752066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149743106557377">
                <text:p>0.014974310655737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151113125203252">
                <text:p>0.0151113125203252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152722560483871">
                <text:p>0.015272256048387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1542882232">
                <text:p>0.01542882232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155968964285714">
                <text:p>0.0155968964285714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157136813385827">
                <text:p>0.015713681338582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1584115109375">
                <text:p>0.0158411510937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0159922037209302">
                <text:p>0.015992203720930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16164574">
                <text:p>0.016164574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162731290076336">
                <text:p>0.0162731290076336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163602335606061">
                <text:p>0.0163602335606061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0164763665413534">
                <text:p>0.016476366541353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166025195522388">
                <text:p>0.016602519552238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167077925925926">
                <text:p>0.016707792592592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167928154411765">
                <text:p>0.0167928154411765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0168647594890511">
                <text:p>0.0168647594890511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169460178985507">
                <text:p>0.0169460178985507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0170457679856115">
                <text:p>0.017045767985611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171598384285714">
                <text:p>0.0171598384285714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172630021985816">
                <text:p>0.017263002198581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173379600704225">
                <text:p>0.0173379600704225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0174180506993007">
                <text:p>0.017418050699300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175150203472222">
                <text:p>0.0175150203472222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0176027033103448">
                <text:p>0.0176027033103448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177097601369863">
                <text:p>0.0177097601369863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0177931694557823">
                <text:p>0.017793169455782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178698038513514">
                <text:p>0.0178698038513514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0179635377852349">
                <text:p>0.017963537785234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80531134">
                <text:p>0.018053113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18191558410596">
                <text:p>0.018191558410596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183004269736842">
                <text:p>0.0183004269736842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1837621">
                <text:p>0.01837621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184665722727273">
                <text:p>0.0184665722727273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0185633507096774">
                <text:p>0.018563350709677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186774662820513">
                <text:p>0.0186774662820513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0187629810828025">
                <text:p>0.0187629810828025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188405744303797">
                <text:p>0.0188405744303797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0189353424528302">
                <text:p>0.018935342452830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190276476875">
                <text:p>0.019027647687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191751631677019">
                <text:p>0.0191751631677019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192536964197531">
                <text:p>0.0192536964197531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0193347538650307">
                <text:p>0.019334753865030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194307333536585">
                <text:p>0.019430733353658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195580321818182">
                <text:p>0.019558032181818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196829959638554">
                <text:p>0.0196829959638554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0198786974850299">
                <text:p>0.0198786974850299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199865008333333">
                <text:p>0.0199865008333333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0201142905325444">
                <text:p>0.020114290532544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202256999411765">
                <text:p>0.020225699941176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203194130409357">
                <text:p>0.0203194130409357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204276312209302">
                <text:p>0.020427631220930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0205289107514451">
                <text:p>0.0205289107514451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206773060344828">
                <text:p>0.0206773060344828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0207686662285714">
                <text:p>0.020768666228571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208654466477273">
                <text:p>0.0208654466477273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0209662405084746">
                <text:p>0.0209662405084746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211637888764045">
                <text:p>0.0211637888764045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0212969348044693">
                <text:p>0.021296934804469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214642745555556">
                <text:p>0.0214642745555556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215940456353591">
                <text:p>0.0215940456353591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217092475824176">
                <text:p>0.0217092475824176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0218015360655738">
                <text:p>0.0218015360655738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21931194076087">
                <text:p>0.021931194076087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0220774918378378">
                <text:p>0.0220774918378378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221895115053763">
                <text:p>0.0221895115053763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0223075487165775">
                <text:p>0.022307548716577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224523639893617">
                <text:p>0.0224523639893617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0225786705820106">
                <text:p>0.022578670582010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226839437368421">
                <text:p>0.0226839437368421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228108036125654">
                <text:p>0.022810803612565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229408889583333">
                <text:p>0.0229408889583333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0230506400518135">
                <text:p>0.0230506400518135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231476904123711">
                <text:p>0.023147690412371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232804293333333">
                <text:p>0.0232804293333333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233829107653061">
                <text:p>0.0233829107653061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0234792006091371">
                <text:p>0.0234792006091371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235671938383838">
                <text:p>0.0235671938383838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0236795235678392">
                <text:p>0.02367952356783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237778019">
                <text:p>0.0237778019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23859958358209">
                <text:p>0.023859958358209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239477049009901">
                <text:p>0.0239477049009901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0240521665024631">
                <text:p>0.024052166502463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241824716666667">
                <text:p>0.0241824716666667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0242665470243902">
                <text:p>0.0242665470243902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243933063592233">
                <text:p>0.0243933063592233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0245129774396135">
                <text:p>0.0245129774396135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246057192788462">
                <text:p>0.0246057192788462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246879629186603">
                <text:p>0.024687962918660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247856889047619">
                <text:p>0.0247856889047619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248970411374408">
                <text:p>0.024897041137440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249775041037736">
                <text:p>0.0249775041037736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0250624730985915">
                <text:p>0.0250624730985915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25167701682243">
                <text:p>0.02516770168224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0253508187906977">
                <text:p>0.0253508187906977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254927895833333">
                <text:p>0.0254927895833333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0256029831797235">
                <text:p>0.025602983179723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257251590825688">
                <text:p>0.025725159082568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0258040682191781">
                <text:p>0.025804068219178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259105897727273">
                <text:p>0.0259105897727273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260514078280543">
                <text:p>0.0260514078280543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262036142792793">
                <text:p>0.0262036142792793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26300965426009">
                <text:p>0.026300965426009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2642535375">
                <text:p>0.0264253537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0265105619555556">
                <text:p>0.0265105619555556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266110530973451">
                <text:p>0.0266110530973451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0267044128193833">
                <text:p>0.0267044128193833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268000607017544">
                <text:p>0.0268000607017544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0269058228384279">
                <text:p>0.026905822838427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270060469130435">
                <text:p>0.027006046913043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271384993073593">
                <text:p>0.0271384993073593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2721743375">
                <text:p>0.0272174337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0273162344206009">
                <text:p>0.0273162344206009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274428547863248">
                <text:p>0.0274428547863248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0275257001276596">
                <text:p>0.0275257001276596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276205237711864">
                <text:p>0.0276205237711864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0277194248101266">
                <text:p>0.027719424810126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278122086134454">
                <text:p>0.0278122086134454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027896319958159">
                <text:p>0.02789631995815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27993319">
                <text:p>0.027993319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281002517842324">
                <text:p>0.0281002517842324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281790800826446">
                <text:p>0.028179080082644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0282744110699588">
                <text:p>0.0282744110699588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283924919262295">
                <text:p>0.028392491926229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0285578508571429">
                <text:p>0.0285578508571429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286872219512195">
                <text:p>0.0286872219512195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0287908969230769">
                <text:p>0.0287908969230769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288868052419355">
                <text:p>0.028886805241935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0289999351004016">
                <text:p>0.028999935100401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2912879172">
                <text:p>0.02912879172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292297328286853">
                <text:p>0.0292297328286853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293895679761905">
                <text:p>0.029389567976190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0294805505928854">
                <text:p>0.0294805505928854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295752051574803">
                <text:p>0.0295752051574803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0296853565882353">
                <text:p>0.029685356588235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297865966796875">
                <text:p>0.029786596679687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0298932915175097">
                <text:p>0.0298932915175097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300185767829457">
                <text:p>0.0300185767829457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0301020605791506">
                <text:p>0.030102060579150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302010714230769">
                <text:p>0.0302010714230769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303506854789272">
                <text:p>0.0303506854789272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304641358778626">
                <text:p>0.0304641358778626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0305905717870722">
                <text:p>0.0305905717870722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307071629545455">
                <text:p>0.030707162954545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0308206907169811">
                <text:p>0.0308206907169811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309243468796992">
                <text:p>0.0309243468796992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0310390025842697">
                <text:p>0.0310390025842697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31135028619403">
                <text:p>0.031135028619403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0312621542007435">
                <text:p>0.031262154200743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313471992222222">
                <text:p>0.0313471992222222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314366993726937">
                <text:p>0.0314366993726937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315304066544118">
                <text:p>0.0315304066544118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0316338901098901">
                <text:p>0.0316338901098901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317489482116788">
                <text:p>0.031748948211678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0318707589818182">
                <text:p>0.0318707589818182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319850611956522">
                <text:p>0.0319850611956522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0320918110108303">
                <text:p>0.032091811010830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321998503597122">
                <text:p>0.0321998503597122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0322985874193548">
                <text:p>0.032298587419354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324382097857143">
                <text:p>0.032438209785714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32597876797153">
                <text:p>0.032597876797153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32698195177305">
                <text:p>0.03269819517730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0327898248763251">
                <text:p>0.0327898248763251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328942120070423">
                <text:p>0.03289421200704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0330011272280702">
                <text:p>0.0330011272280702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330864393356643">
                <text:p>0.0330864393356643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033192066445993">
                <text:p>0.033192066445993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332955878125">
                <text:p>0.0332955878125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0333847278200692">
                <text:p>0.033384727820069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334879247931034">
                <text:p>0.0334879247931034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335966866323024">
                <text:p>0.0335966866323024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337050381506849">
                <text:p>0.0337050381506849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0338223593174061">
                <text:p>0.0338223593174061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339461544557823">
                <text:p>0.0339461544557823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0340439811186441">
                <text:p>0.0340439811186441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341543130743243">
                <text:p>0.0341543130743243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0342459896632997">
                <text:p>0.0342459896632997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343598061409396">
                <text:p>0.0343598061409396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0344453509698997">
                <text:p>0.034445350969899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45398158666667">
                <text:p>0.0345398158666667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34675806013289">
                <text:p>0.034675806013289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347694601986755">
                <text:p>0.034769460198675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0348670446864686">
                <text:p>0.0348670446864686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34970010131579">
                <text:p>0.03497001013157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0350614710163934">
                <text:p>0.0350614710163934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35175786503268">
                <text:p>0.035175786503268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0352588993159609">
                <text:p>0.0352588993159609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353748107467532">
                <text:p>0.0353748107467532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0354687472168285">
                <text:p>0.035468747216828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355701950322581">
                <text:p>0.0355701950322581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356762106109325">
                <text:p>0.035676210610932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357701813782051">
                <text:p>0.035770181378205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0358690915654952">
                <text:p>0.0358690915654952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359755729299363">
                <text:p>0.035975572929936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0360813715238095">
                <text:p>0.036081371523809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362358439873418">
                <text:p>0.0362358439873418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0363624011671924">
                <text:p>0.0363624011671924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364586613522013">
                <text:p>0.0364586613522013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0365432578683386">
                <text:p>0.036543257868338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3663777684375">
                <text:p>0.0366377768437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367400904361371">
                <text:p>0.0367400904361371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368406482919255">
                <text:p>0.03684064829192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0369483341486068">
                <text:p>0.0369483341486068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370406689197531">
                <text:p>0.0370406689197531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037147924">
                <text:p>0.037147924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373362089263804">
                <text:p>0.0373362089263804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374428564831804">
                <text:p>0.0374428564831804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0375312382012195">
                <text:p>0.0375312382012195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0376205863829787">
                <text:p>0.037620586382978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377370511212121">
                <text:p>0.0377370511212121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037873670755287">
                <text:p>0.037873670755287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0379772002710843">
                <text:p>0.0379772002710843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0380934919519519">
                <text:p>0.0380934919519519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0382048361377246">
                <text:p>0.0382048361377246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0382975730447761">
                <text:p>0.0382975730447761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383932462797619">
                <text:p>0.0383932462797619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0384935977744807">
                <text:p>0.0384935977744807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0385874053846154">
                <text:p>0.038587405384615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0387104487315634">
                <text:p>0.038710448731563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388390054117647">
                <text:p>0.0388390054117647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0389605517595308">
                <text:p>0.0389605517595308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0390627965204678">
                <text:p>0.0390627965204678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0391785089212828">
                <text:p>0.039178508921282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0392780409883721">
                <text:p>0.039278040988372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0393911084057971">
                <text:p>0.0393911084057971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394754310404624">
                <text:p>0.0394754310404624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0395729552161383">
                <text:p>0.0395729552161383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0397716187643678">
                <text:p>0.039771618764367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0399181158166189">
                <text:p>0.039918115816618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400269766857143">
                <text:p>0.0400269766857143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401713932478633">
                <text:p>0.0401713932478633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402957696875">
                <text:p>0.040295769687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0404490915580737">
                <text:p>0.0404490915580737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0405667095480226">
                <text:p>0.0405667095480226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0407102956619718">
                <text:p>0.0407102956619718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408330313202247">
                <text:p>0.0408330313202247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0409891205042017">
                <text:p>0.0409891205042017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0410836395530726">
                <text:p>0.0410836395530726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0411940813649025">
                <text:p>0.041194081364902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412910116666667">
                <text:p>0.0412910116666667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0414267255401662">
                <text:p>0.0414267255401662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0415579879834254">
                <text:p>0.0415579879834254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0416608063360882">
                <text:p>0.0416608063360882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0417608026098901">
                <text:p>0.0417608026098901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0418615227945206">
                <text:p>0.0418615227945206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419491218579235">
                <text:p>0.041949121857923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0420689539237057">
                <text:p>0.0420689539237057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0421515533695652">
                <text:p>0.0421515533695652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0422768069376694">
                <text:p>0.042276806937669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42418596">
                <text:p>0.042418596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0425678276549865">
                <text:p>0.042567827654986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0426828964784946">
                <text:p>0.0426828964784946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0428042840482574">
                <text:p>0.0428042840482574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042898369171123">
                <text:p>0.042898369171123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0430104455733333">
                <text:p>0.0430104455733333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431057810904255">
                <text:p>0.043105781090425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0432142576923077">
                <text:p>0.0432142576923077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0433119178042328">
                <text:p>0.0433119178042328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0434564253562005">
                <text:p>0.043456425356200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435719646052632">
                <text:p>0.0435719646052632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043687231496063">
                <text:p>0.043687231496063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0437922213089005">
                <text:p>0.0437922213089005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0439018968668407">
                <text:p>0.0439018968668407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0440073364322917">
                <text:p>0.0440073364322917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0441064742857143">
                <text:p>0.0441064742857143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442051796632124">
                <text:p>0.0442051796632124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0443181613436692">
                <text:p>0.0443181613436692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0444170976030928">
                <text:p>0.0444170976030928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0445185543187661">
                <text:p>0.044518554318766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446503385384616">
                <text:p>0.0446503385384616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0447939662915601">
                <text:p>0.0447939662915601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0449123822704082">
                <text:p>0.0449123822704082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0450152481679389">
                <text:p>0.0450152481679389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045127765964467">
                <text:p>0.045127765964467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0.0452190684810127">
                <text:p>0.045219068481012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453518635858586">
                <text:p>0.045351863585858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0.0454553882619647">
                <text:p>0.0454553882619647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045572326080402">
                <text:p>0.045572326080402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0.0456717995739348">
                <text:p>0.04567179957393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45792738625">
                <text:p>0.04579273862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0458970693266833">
                <text:p>0.0458970693266833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0460103842537313">
                <text:p>0.0460103842537313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0.0461419059057072">
                <text:p>0.0461419059057072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0462908143564356">
                <text:p>0.0462908143564356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.0464162602962963">
                <text:p>0.0464162602962963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465212729064039">
                <text:p>0.0465212729064039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0.0466291445700246">
                <text:p>0.0466291445700246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0467341599754902">
                <text:p>0.0467341599754902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0.0468334277506112">
                <text:p>0.046833427750611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469432495853659">
                <text:p>0.0469432495853659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0470360489051095">
                <text:p>0.0470360489051095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471408348058252">
                <text:p>0.047140834805825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0.0472266865617433">
                <text:p>0.0472266865617433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0473379062077295">
                <text:p>0.0473379062077295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0.0474207508192771">
                <text:p>0.0474207508192771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475559133413462">
                <text:p>0.0475559133413462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0.0476768648201439">
                <text:p>0.0476768648201439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047779498492823">
                <text:p>0.047779498492823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0.0478765258949881">
                <text:p>0.047876525894988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479767423809524">
                <text:p>0.0479767423809524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0480910797387173">
                <text:p>0.0480910797387173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482009025829384">
                <text:p>0.0482009025829384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.0483158528605201">
                <text:p>0.0483158528605201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0484014010849057">
                <text:p>0.0484014010849057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0485162839058824">
                <text:p>0.0485162839058824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486539833333333">
                <text:p>0.0486539833333333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0487565257845433">
                <text:p>0.048756525784543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488667674766355">
                <text:p>0.048866767476635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0489811524242424">
                <text:p>0.048981152424242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491204244186046">
                <text:p>0.049120424418604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0492265915545244">
                <text:p>0.0492265915545244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493981559953704">
                <text:p>0.0493981559953704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0.0495514916859122">
                <text:p>0.0495514916859122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0496757630875576">
                <text:p>0.049675763087557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0.0498083982758621">
                <text:p>0.049808398275862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499531281651376">
                <text:p>0.0499531281651376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0.0501189554919908">
                <text:p>0.050118955491990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0502441167808219">
                <text:p>0.05024411678082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50361994191344">
                <text:p>0.05036199419134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505130162727273">
                <text:p>0.05051301627272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506095720181406">
                <text:p>0.050609572018140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0507100557466063">
                <text:p>0.050710055746606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050821990496614">
                <text:p>0.050821990496614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509323791666667">
                <text:p>0.050932379166666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510447856853933">
                <text:p>0.051044785685393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511418939910314">
                <text:p>0.0511418939910314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512381170022371">
                <text:p>0.051238117002237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0513440052232143">
                <text:p>0.051344005223214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0.0514759424276169">
                <text:p>0.051475942427616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515650582">
                <text:p>0.0515650582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516882393126386">
                <text:p>0.051688239312638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0517922249336283">
                <text:p>0.0517922249336283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518839756512141">
                <text:p>0.0518839756512141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0519984164317181">
                <text:p>0.0519984164317181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0.0520971598681319">
                <text:p>0.0520971598681319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522505">
                <text:p>0.052250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0.0523919932822757">
                <text:p>0.0523919932822757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0525044239737991">
                <text:p>0.0525044239737991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0.0526228460566449">
                <text:p>0.052622846056644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527638710217391">
                <text:p>0.0527638710217391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0529149476138829">
                <text:p>0.0529149476138829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053071006969697">
                <text:p>0.053071006969697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0.0533561372786177">
                <text:p>0.0533561372786177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0534738676508621">
                <text:p>0.0534738676508621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0.0536000151612903">
                <text:p>0.0536000151612903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537043057725322">
                <text:p>0.0537043057725322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0.0538268709635974">
                <text:p>0.053826870963597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0539711243803419">
                <text:p>0.0539711243803419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0.0540808923667377">
                <text:p>0.054080892366737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542156371914894">
                <text:p>0.0542156371914894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054403462059448">
                <text:p>0.054403462059448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0545530878813559">
                <text:p>0.0545530878813559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0.054655554756871">
                <text:p>0.054655554756871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0547642348312236">
                <text:p>0.054764234831223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548503190315789">
                <text:p>0.0548503190315789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549492503361345">
                <text:p>0.0549492503361345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0.0550800795178197">
                <text:p>0.0550800795178197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0551709237029289">
                <text:p>0.0551709237029289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0.0552827745511482">
                <text:p>0.055282774551148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553841002083333">
                <text:p>0.0553841002083333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0554907542411642">
                <text:p>0.0554907542411642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0556053214107884">
                <text:p>0.0556053214107884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0.0557032150310559">
                <text:p>0.0557032150310559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0557953039876033">
                <text:p>0.0557953039876033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0.0559159596494845">
                <text:p>0.055915959649484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560360736419753">
                <text:p>0.0560360736419753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0.0561657051129363">
                <text:p>0.0561657051129363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0.0562665963114754">
                <text:p>0.0562665963114754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0.0563598950511248">
                <text:p>0.056359895051124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56455399755102">
                <text:p>0.056455399755102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0.0566087509775967">
                <text:p>0.0566087509775967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0.0567362455081301">
                <text:p>0.0567362455081301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0.0568269298782961">
                <text:p>0.0568269298782961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0.0569469898785425">
                <text:p>0.0569469898785425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0.0570401171717172">
                <text:p>0.0570401171717172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0571689361290323">
                <text:p>0.0571689361290323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0.0572710921327968">
                <text:p>0.0572710921327968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0573770895180723">
                <text:p>0.0573770895180723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0.057500529498998">
                <text:p>0.0575005294989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5763017622">
                <text:p>0.05763017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Tren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188cm" svg:y="0.316cm" chart:style-name="ch2">
          <text:p>Time to append n elements</text:p>
        </chart:title>
        <chart:legend chart:legend-position="end" svg:x="13.17cm" svg:y="3.944cm" style:legend-expansion="high" chart:style-name="ch3"/>
        <chart:plot-area chart:style-name="ch4" table:cell-range-address="Fast.B5:Fast.C505" chart:data-source-has-labels="both" svg:x="1.339cm" svg:y="1.285cm" svg:width="11.511cm" svg:height="6.546cm">
          <chart:coordinate-region svg:x="1.968cm" svg:y="1.488cm" svg:width="10.407cm" svg:height="5.688cm"/>
          <chart:axis chart:dimension="x" chart:name="primary-x" chart:style-name="ch5" chartooo:axis-type="auto">
            <chart:title svg:x="6.05cm" svg:y="8.011cm" chart:style-name="ch6">
              <text:p># of elements</text:p>
            </chart:title>
            <chart:categories table:cell-range-address="Fast.B6:Fast.B505"/>
          </chart:axis>
          <chart:axis chart:dimension="y" chart:name="primary-y" chart:style-name="ch5">
            <chart:title svg:x="0.451cm" svg:y="5.264cm" chart:style-name="ch7">
              <text:p>time [ms]</text:p>
            </chart:title>
            <chart:grid chart:style-name="ch8" chart:class="major"/>
          </chart:axis>
          <chart:series chart:style-name="ch9" chart:values-cell-range-address="Fast.C6:Fast.C505" chart:label-cell-address="Fast.C5:Fast.C5" chart:class="chart:scatter">
            <chart:domain table:cell-range-address="Fast.B6:Fast.B505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 [ms]</text:p>
                <draw:g>
                  <svg:desc>Fast.C5:Fast.C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ast.B6:Fast.B505</svg:desc>
                </draw:g>
              </table:table-cell>
              <table:table-cell office:value-type="float" office:value="100">
                <text:p>100</text:p>
                <draw:g>
                  <svg:desc>Fast.B6:Fast.B505</svg:desc>
                </draw:g>
              </table:table-cell>
              <table:table-cell office:value-type="float" office:value="1.421707">
                <text:p>1.421707</text:p>
                <draw:g>
                  <svg:desc>Fast.C6:Fast.C50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508949">
                <text:p>1.5089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599302">
                <text:p>1.5993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716895">
                <text:p>1.716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802335">
                <text:p>1.8023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871915">
                <text:p>1.8719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926333">
                <text:p>1.926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973763">
                <text:p>1.97376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021302">
                <text:p>2.0213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068008">
                <text:p>2.06800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.118559">
                <text:p>2.11855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.169633">
                <text:p>2.16963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2.219858">
                <text:p>2.2198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2.266508">
                <text:p>2.2665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.308918">
                <text:p>2.30891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.362204">
                <text:p>2.3622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2.405277">
                <text:p>2.40527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.449024">
                <text:p>2.4490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2.496491">
                <text:p>2.496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.538245">
                <text:p>2.53824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2.581688">
                <text:p>2.58168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2.623146">
                <text:p>2.623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2.663743">
                <text:p>2.66374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.707781">
                <text:p>2.70778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.75184">
                <text:p>2.7518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2.792694">
                <text:p>2.79269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.833292">
                <text:p>2.8332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2.883946">
                <text:p>2.88394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2.927784">
                <text:p>2.9277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.968971">
                <text:p>2.96897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3.011263">
                <text:p>3.0112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3.052412">
                <text:p>3.05241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3.093092">
                <text:p>3.09309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3.134907">
                <text:p>3.13490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3.175747">
                <text:p>3.17574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3.21722">
                <text:p>3.2172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3.271323">
                <text:p>3.27132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3.318678">
                <text:p>3.3186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3.359828">
                <text:p>3.35982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.400542">
                <text:p>3.4005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3.451854">
                <text:p>3.45185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3.494519">
                <text:p>3.49451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3.544075">
                <text:p>3.54407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3.586598">
                <text:p>3.5865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3.628469">
                <text:p>3.62846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3.678336">
                <text:p>3.67833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3.720356">
                <text:p>3.72035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3.760103">
                <text:p>3.76010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3.799104">
                <text:p>3.79910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3.838398">
                <text:p>3.83839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3.8772">
                <text:p>3.877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3.935254">
                <text:p>3.93525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4.009575">
                <text:p>4.00957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4.049714">
                <text:p>4.04971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4.109277">
                <text:p>4.10927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4.152855">
                <text:p>4.152855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4.199665">
                <text:p>4.19966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4.246853">
                <text:p>4.24685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4.287668">
                <text:p>4.28766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4.336404">
                <text:p>4.33640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4.381791">
                <text:p>4.38179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4.423508">
                <text:p>4.42350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4.472416">
                <text:p>4.47241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4.517218">
                <text:p>4.51721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4.559031">
                <text:p>4.55903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4.598706">
                <text:p>4.59870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4.640148">
                <text:p>4.64014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4.680261">
                <text:p>4.68026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4.725416">
                <text:p>4.72541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4.775793">
                <text:p>4.77579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4.818575">
                <text:p>4.81857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4.860416">
                <text:p>4.86041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4.89946">
                <text:p>4.8994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4.937754">
                <text:p>4.93775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4.975685">
                <text:p>4.97568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5.01299">
                <text:p>5.0129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5.054406">
                <text:p>5.05440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5.093133">
                <text:p>5.09313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5.131198">
                <text:p>5.1311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5.179986">
                <text:p>5.17998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5.222432">
                <text:p>5.22243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5.297064">
                <text:p>5.29706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5.34164">
                <text:p>5.3416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5.380007">
                <text:p>5.38000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5.418001">
                <text:p>5.41800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5.458317">
                <text:p>5.45831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5.498608">
                <text:p>5.49860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5.538063">
                <text:p>5.538063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5.576129">
                <text:p>5.57612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5.614355">
                <text:p>5.61435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5.651965">
                <text:p>5.65196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5.698867">
                <text:p>5.698867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5.741744">
                <text:p>5.74174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5.780002">
                <text:p>5.78000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5.819724">
                <text:p>5.81972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5.857736">
                <text:p>5.85773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5.897006">
                <text:p>5.89700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5.936559">
                <text:p>5.93655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5.974402">
                <text:p>5.9744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6.011346">
                <text:p>6.01134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6.058079">
                <text:p>6.058079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0200">
                <text:p>10200</text:p>
              </table:table-cell>
              <table:table-cell office:value-type="float" office:value="6.100753">
                <text:p>6.100753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0300">
                <text:p>10300</text:p>
              </table:table-cell>
              <table:table-cell office:value-type="float" office:value="6.139627">
                <text:p>6.139627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6.180304">
                <text:p>6.18030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  <table:table-cell office:value-type="float" office:value="6.220229">
                <text:p>6.220229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6.260502">
                <text:p>6.260502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700">
                <text:p>10700</text:p>
              </table:table-cell>
              <table:table-cell office:value-type="float" office:value="6.308501">
                <text:p>6.30850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6.349736">
                <text:p>6.349736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0900">
                <text:p>10900</text:p>
              </table:table-cell>
              <table:table-cell office:value-type="float" office:value="6.387745">
                <text:p>6.38774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6.424612">
                <text:p>6.424612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6.461287">
                <text:p>6.461287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6.500355">
                <text:p>6.50035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1300">
                <text:p>11300</text:p>
              </table:table-cell>
              <table:table-cell office:value-type="float" office:value="6.538524">
                <text:p>6.538524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1400">
                <text:p>11400</text:p>
              </table:table-cell>
              <table:table-cell office:value-type="float" office:value="6.57802">
                <text:p>6.57802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1500">
                <text:p>11500</text:p>
              </table:table-cell>
              <table:table-cell office:value-type="float" office:value="6.615693">
                <text:p>6.61569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6.654296">
                <text:p>6.654296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1700">
                <text:p>11700</text:p>
              </table:table-cell>
              <table:table-cell office:value-type="float" office:value="6.690917">
                <text:p>6.690917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1800">
                <text:p>11800</text:p>
              </table:table-cell>
              <table:table-cell office:value-type="float" office:value="6.729857">
                <text:p>6.729857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  <table:table-cell office:value-type="float" office:value="6.768521">
                <text:p>6.76852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6.805983">
                <text:p>6.805983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6.842212">
                <text:p>6.8422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2200">
                <text:p>12200</text:p>
              </table:table-cell>
              <table:table-cell office:value-type="float" office:value="6.890423">
                <text:p>6.890423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2300">
                <text:p>12300</text:p>
              </table:table-cell>
              <table:table-cell office:value-type="float" office:value="6.931221">
                <text:p>6.931221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6.975516">
                <text:p>6.9755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2500">
                <text:p>12500</text:p>
              </table:table-cell>
              <table:table-cell office:value-type="float" office:value="7.022189">
                <text:p>7.02218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7.064502">
                <text:p>7.064502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7.103096">
                <text:p>7.10309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7.163085">
                <text:p>7.16308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7.200612">
                <text:p>7.20061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7.239407">
                <text:p>7.239407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7.275791">
                <text:p>7.275791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7.312097">
                <text:p>7.312097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  <table:table-cell office:value-type="float" office:value="7.348575">
                <text:p>7.34857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3400">
                <text:p>13400</text:p>
              </table:table-cell>
              <table:table-cell office:value-type="float" office:value="7.388898">
                <text:p>7.38889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00">
                <text:p>13500</text:p>
              </table:table-cell>
              <table:table-cell office:value-type="float" office:value="7.425821">
                <text:p>7.425821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7.469175">
                <text:p>7.469175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3700">
                <text:p>13700</text:p>
              </table:table-cell>
              <table:table-cell office:value-type="float" office:value="7.50664">
                <text:p>7.50664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3800">
                <text:p>13800</text:p>
              </table:table-cell>
              <table:table-cell office:value-type="float" office:value="7.542822">
                <text:p>7.542822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3900">
                <text:p>13900</text:p>
              </table:table-cell>
              <table:table-cell office:value-type="float" office:value="7.579065">
                <text:p>7.57906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7.615302">
                <text:p>7.61530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7.651581">
                <text:p>7.65158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4200">
                <text:p>14200</text:p>
              </table:table-cell>
              <table:table-cell office:value-type="float" office:value="7.687063">
                <text:p>7.687063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300">
                <text:p>14300</text:p>
              </table:table-cell>
              <table:table-cell office:value-type="float" office:value="7.722822">
                <text:p>7.722822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7.760266">
                <text:p>7.76026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4500">
                <text:p>14500</text:p>
              </table:table-cell>
              <table:table-cell office:value-type="float" office:value="7.797001">
                <text:p>7.797001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7.835931">
                <text:p>7.835931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  <table:table-cell office:value-type="float" office:value="7.875412">
                <text:p>7.875412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7.911302">
                <text:p>7.91130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7.946895">
                <text:p>7.9468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7.98705">
                <text:p>7.98705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8.023394">
                <text:p>8.02339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8.059146">
                <text:p>8.059146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5300">
                <text:p>15300</text:p>
              </table:table-cell>
              <table:table-cell office:value-type="float" office:value="8.094989">
                <text:p>8.094989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  <table:table-cell office:value-type="float" office:value="8.132132">
                <text:p>8.13213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500">
                <text:p>15500</text:p>
              </table:table-cell>
              <table:table-cell office:value-type="float" office:value="8.168832">
                <text:p>8.168832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8.204402">
                <text:p>8.204402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5700">
                <text:p>15700</text:p>
              </table:table-cell>
              <table:table-cell office:value-type="float" office:value="8.240479">
                <text:p>8.240479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5800">
                <text:p>15800</text:p>
              </table:table-cell>
              <table:table-cell office:value-type="float" office:value="8.279183">
                <text:p>8.279183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5900">
                <text:p>15900</text:p>
              </table:table-cell>
              <table:table-cell office:value-type="float" office:value="8.325109">
                <text:p>8.32510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8.364853">
                <text:p>8.364853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8.403471">
                <text:p>8.403471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200">
                <text:p>16200</text:p>
              </table:table-cell>
              <table:table-cell office:value-type="float" office:value="8.440203">
                <text:p>8.440203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6300">
                <text:p>16300</text:p>
              </table:table-cell>
              <table:table-cell office:value-type="float" office:value="8.476281">
                <text:p>8.476281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8.513917">
                <text:p>8.513917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6500">
                <text:p>16500</text:p>
              </table:table-cell>
              <table:table-cell office:value-type="float" office:value="8.55082">
                <text:p>8.5508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8.586862">
                <text:p>8.586862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  <table:table-cell office:value-type="float" office:value="8.623288">
                <text:p>8.623288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8.658987">
                <text:p>8.658987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6900">
                <text:p>16900</text:p>
              </table:table-cell>
              <table:table-cell office:value-type="float" office:value="8.694849">
                <text:p>8.69484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8.730757">
                <text:p>8.730757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8.771486">
                <text:p>8.771486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8.80965">
                <text:p>8.8096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00">
                <text:p>17300</text:p>
              </table:table-cell>
              <table:table-cell office:value-type="float" office:value="8.845557">
                <text:p>8.845557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400">
                <text:p>17400</text:p>
              </table:table-cell>
              <table:table-cell office:value-type="float" office:value="8.88366">
                <text:p>8.88366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  <table:table-cell office:value-type="float" office:value="8.925497">
                <text:p>8.92549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8.962086">
                <text:p>8.96208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700">
                <text:p>17700</text:p>
              </table:table-cell>
              <table:table-cell office:value-type="float" office:value="8.998066">
                <text:p>8.998066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800">
                <text:p>17800</text:p>
              </table:table-cell>
              <table:table-cell office:value-type="float" office:value="9.03593">
                <text:p>9.0359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900">
                <text:p>17900</text:p>
              </table:table-cell>
              <table:table-cell office:value-type="float" office:value="9.0714">
                <text:p>9.07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9.133719">
                <text:p>9.133719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9.172092">
                <text:p>9.172092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  <table:table-cell office:value-type="float" office:value="9.210278">
                <text:p>9.210278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8300">
                <text:p>18300</text:p>
              </table:table-cell>
              <table:table-cell office:value-type="float" office:value="9.246299">
                <text:p>9.246299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9.282245">
                <text:p>9.28224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500">
                <text:p>18500</text:p>
              </table:table-cell>
              <table:table-cell office:value-type="float" office:value="9.321678">
                <text:p>9.321678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9.3584">
                <text:p>9.3584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700">
                <text:p>18700</text:p>
              </table:table-cell>
              <table:table-cell office:value-type="float" office:value="9.394587">
                <text:p>9.394587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9.430642">
                <text:p>9.430642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  <table:table-cell office:value-type="float" office:value="9.466765">
                <text:p>9.46676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9.505459">
                <text:p>9.505459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9.541263">
                <text:p>9.54126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9.618644">
                <text:p>9.618644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9300">
                <text:p>19300</text:p>
              </table:table-cell>
              <table:table-cell office:value-type="float" office:value="9.677082">
                <text:p>9.677082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9400">
                <text:p>19400</text:p>
              </table:table-cell>
              <table:table-cell office:value-type="float" office:value="10.038556">
                <text:p>10.038556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500">
                <text:p>19500</text:p>
              </table:table-cell>
              <table:table-cell office:value-type="float" office:value="10.116457">
                <text:p>10.116457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10.181311">
                <text:p>10.181311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700">
                <text:p>19700</text:p>
              </table:table-cell>
              <table:table-cell office:value-type="float" office:value="10.246247">
                <text:p>10.24624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800">
                <text:p>19800</text:p>
              </table:table-cell>
              <table:table-cell office:value-type="float" office:value="10.312215">
                <text:p>10.312215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0.401918">
                <text:p>10.4019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0.44446">
                <text:p>10.44446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10.481842">
                <text:p>10.481842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200">
                <text:p>20200</text:p>
              </table:table-cell>
              <table:table-cell office:value-type="float" office:value="10.522033">
                <text:p>10.522033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300">
                <text:p>20300</text:p>
              </table:table-cell>
              <table:table-cell office:value-type="float" office:value="10.560494">
                <text:p>10.560494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10.595767">
                <text:p>10.595767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500">
                <text:p>20500</text:p>
              </table:table-cell>
              <table:table-cell office:value-type="float" office:value="10.632499">
                <text:p>10.632499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10.668491">
                <text:p>10.668491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0700">
                <text:p>20700</text:p>
              </table:table-cell>
              <table:table-cell office:value-type="float" office:value="10.703338">
                <text:p>10.703338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10.759032">
                <text:p>10.759032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0900">
                <text:p>20900</text:p>
              </table:table-cell>
              <table:table-cell office:value-type="float" office:value="10.793286">
                <text:p>10.79328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10.824642">
                <text:p>10.82464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10.85799">
                <text:p>10.85799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10.895868">
                <text:p>10.895868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1300">
                <text:p>21300</text:p>
              </table:table-cell>
              <table:table-cell office:value-type="float" office:value="10.927532">
                <text:p>10.92753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1400">
                <text:p>21400</text:p>
              </table:table-cell>
              <table:table-cell office:value-type="float" office:value="10.959031">
                <text:p>10.959031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1500">
                <text:p>21500</text:p>
              </table:table-cell>
              <table:table-cell office:value-type="float" office:value="10.993744">
                <text:p>10.993744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11.028926">
                <text:p>11.028926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1700">
                <text:p>21700</text:p>
              </table:table-cell>
              <table:table-cell office:value-type="float" office:value="11.060524">
                <text:p>11.060524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1800">
                <text:p>21800</text:p>
              </table:table-cell>
              <table:table-cell office:value-type="float" office:value="11.091509">
                <text:p>11.091509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1900">
                <text:p>21900</text:p>
              </table:table-cell>
              <table:table-cell office:value-type="float" office:value="11.121863">
                <text:p>11.12186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11.151951">
                <text:p>11.151951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11.185112">
                <text:p>11.185112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2200">
                <text:p>22200</text:p>
              </table:table-cell>
              <table:table-cell office:value-type="float" office:value="11.226871">
                <text:p>11.226871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2300">
                <text:p>22300</text:p>
              </table:table-cell>
              <table:table-cell office:value-type="float" office:value="11.259086">
                <text:p>11.259086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11.293757">
                <text:p>11.29375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500">
                <text:p>22500</text:p>
              </table:table-cell>
              <table:table-cell office:value-type="float" office:value="11.324288">
                <text:p>11.324288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2600">
                <text:p>22600</text:p>
              </table:table-cell>
              <table:table-cell office:value-type="float" office:value="11.383491">
                <text:p>11.383491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2700">
                <text:p>22700</text:p>
              </table:table-cell>
              <table:table-cell office:value-type="float" office:value="11.425349">
                <text:p>11.425349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11.45964">
                <text:p>11.45964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2900">
                <text:p>22900</text:p>
              </table:table-cell>
              <table:table-cell office:value-type="float" office:value="11.490017">
                <text:p>11.49001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11.519909">
                <text:p>11.51990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11.549889">
                <text:p>11.549889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11.582053">
                <text:p>11.582053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3300">
                <text:p>23300</text:p>
              </table:table-cell>
              <table:table-cell office:value-type="float" office:value="11.611461">
                <text:p>11.611461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3400">
                <text:p>23400</text:p>
              </table:table-cell>
              <table:table-cell office:value-type="float" office:value="11.650604">
                <text:p>11.65060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3500">
                <text:p>23500</text:p>
              </table:table-cell>
              <table:table-cell office:value-type="float" office:value="11.683663">
                <text:p>11.68366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11.717193">
                <text:p>11.717193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700">
                <text:p>23700</text:p>
              </table:table-cell>
              <table:table-cell office:value-type="float" office:value="11.748775">
                <text:p>11.74877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3800">
                <text:p>23800</text:p>
              </table:table-cell>
              <table:table-cell office:value-type="float" office:value="11.791811">
                <text:p>11.791811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3900">
                <text:p>23900</text:p>
              </table:table-cell>
              <table:table-cell office:value-type="float" office:value="11.832747">
                <text:p>11.8327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11.863858">
                <text:p>11.86385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11.894009">
                <text:p>11.894009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4200">
                <text:p>24200</text:p>
              </table:table-cell>
              <table:table-cell office:value-type="float" office:value="11.923769">
                <text:p>11.923769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4300">
                <text:p>24300</text:p>
              </table:table-cell>
              <table:table-cell office:value-type="float" office:value="11.96844">
                <text:p>11.9684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12.022343">
                <text:p>12.022343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4500">
                <text:p>24500</text:p>
              </table:table-cell>
              <table:table-cell office:value-type="float" office:value="12.057591">
                <text:p>12.057591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4600">
                <text:p>24600</text:p>
              </table:table-cell>
              <table:table-cell office:value-type="float" office:value="12.089499">
                <text:p>12.089499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4700">
                <text:p>24700</text:p>
              </table:table-cell>
              <table:table-cell office:value-type="float" office:value="12.121771">
                <text:p>12.121771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12.153279">
                <text:p>12.153279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00">
                <text:p>24900</text:p>
              </table:table-cell>
              <table:table-cell office:value-type="float" office:value="12.220416">
                <text:p>12.22041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12.292124">
                <text:p>12.292124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12.363617">
                <text:p>12.363617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12.466946">
                <text:p>12.466946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5300">
                <text:p>25300</text:p>
              </table:table-cell>
              <table:table-cell office:value-type="float" office:value="12.527752">
                <text:p>12.527752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5400">
                <text:p>25400</text:p>
              </table:table-cell>
              <table:table-cell office:value-type="float" office:value="12.571248">
                <text:p>12.57124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5500">
                <text:p>25500</text:p>
              </table:table-cell>
              <table:table-cell office:value-type="float" office:value="12.609055">
                <text:p>12.60905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12.756674">
                <text:p>12.756674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25700">
                <text:p>25700</text:p>
              </table:table-cell>
              <table:table-cell office:value-type="float" office:value="12.805458">
                <text:p>12.805458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5800">
                <text:p>25800</text:p>
              </table:table-cell>
              <table:table-cell office:value-type="float" office:value="12.841129">
                <text:p>12.841129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25900">
                <text:p>25900</text:p>
              </table:table-cell>
              <table:table-cell office:value-type="float" office:value="12.873149">
                <text:p>12.8731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12.904808">
                <text:p>12.90480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12.940565">
                <text:p>12.94056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6200">
                <text:p>26200</text:p>
              </table:table-cell>
              <table:table-cell office:value-type="float" office:value="12.973074">
                <text:p>12.973074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6300">
                <text:p>26300</text:p>
              </table:table-cell>
              <table:table-cell office:value-type="float" office:value="13.003864">
                <text:p>13.003864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13.034094">
                <text:p>13.03409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6500">
                <text:p>26500</text:p>
              </table:table-cell>
              <table:table-cell office:value-type="float" office:value="13.102771">
                <text:p>13.102771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6600">
                <text:p>26600</text:p>
              </table:table-cell>
              <table:table-cell office:value-type="float" office:value="13.163407">
                <text:p>13.163407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700">
                <text:p>26700</text:p>
              </table:table-cell>
              <table:table-cell office:value-type="float" office:value="13.277363">
                <text:p>13.277363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13.357804">
                <text:p>13.357804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26900">
                <text:p>26900</text:p>
              </table:table-cell>
              <table:table-cell office:value-type="float" office:value="13.405643">
                <text:p>13.40564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3.477598">
                <text:p>13.477598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13.514387">
                <text:p>13.514387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13.553381">
                <text:p>13.55338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27300">
                <text:p>27300</text:p>
              </table:table-cell>
              <table:table-cell office:value-type="float" office:value="13.60405">
                <text:p>13.60405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27400">
                <text:p>27400</text:p>
              </table:table-cell>
              <table:table-cell office:value-type="float" office:value="13.656336">
                <text:p>13.656336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7500">
                <text:p>27500</text:p>
              </table:table-cell>
              <table:table-cell office:value-type="float" office:value="13.704908">
                <text:p>13.704908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13.772077">
                <text:p>13.772077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7700">
                <text:p>27700</text:p>
              </table:table-cell>
              <table:table-cell office:value-type="float" office:value="13.821793">
                <text:p>13.82179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7800">
                <text:p>27800</text:p>
              </table:table-cell>
              <table:table-cell office:value-type="float" office:value="13.85861">
                <text:p>13.85861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27900">
                <text:p>27900</text:p>
              </table:table-cell>
              <table:table-cell office:value-type="float" office:value="13.890072">
                <text:p>13.89007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13.921124">
                <text:p>13.921124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13.954129">
                <text:p>13.954129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8200">
                <text:p>28200</text:p>
              </table:table-cell>
              <table:table-cell office:value-type="float" office:value="13.984385">
                <text:p>13.98438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28300">
                <text:p>28300</text:p>
              </table:table-cell>
              <table:table-cell office:value-type="float" office:value="14.014795">
                <text:p>14.01479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14.047144">
                <text:p>14.047144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500">
                <text:p>28500</text:p>
              </table:table-cell>
              <table:table-cell office:value-type="float" office:value="14.077053">
                <text:p>14.07705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8600">
                <text:p>28600</text:p>
              </table:table-cell>
              <table:table-cell office:value-type="float" office:value="14.107645">
                <text:p>14.10764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8700">
                <text:p>28700</text:p>
              </table:table-cell>
              <table:table-cell office:value-type="float" office:value="14.138981">
                <text:p>14.138981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14.169675">
                <text:p>14.169675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8900">
                <text:p>28900</text:p>
              </table:table-cell>
              <table:table-cell office:value-type="float" office:value="14.199804">
                <text:p>14.19980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14.230313">
                <text:p>14.230313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14.260082">
                <text:p>14.260082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14.289668">
                <text:p>14.289668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9300">
                <text:p>29300</text:p>
              </table:table-cell>
              <table:table-cell office:value-type="float" office:value="14.323592">
                <text:p>14.323592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9400">
                <text:p>29400</text:p>
              </table:table-cell>
              <table:table-cell office:value-type="float" office:value="14.355536">
                <text:p>14.355536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500">
                <text:p>29500</text:p>
              </table:table-cell>
              <table:table-cell office:value-type="float" office:value="14.385326">
                <text:p>14.385326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14.415341">
                <text:p>14.415341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9700">
                <text:p>29700</text:p>
              </table:table-cell>
              <table:table-cell office:value-type="float" office:value="14.446589">
                <text:p>14.446589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9800">
                <text:p>29800</text:p>
              </table:table-cell>
              <table:table-cell office:value-type="float" office:value="14.479327">
                <text:p>14.479327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9900">
                <text:p>29900</text:p>
              </table:table-cell>
              <table:table-cell office:value-type="float" office:value="14.509653">
                <text:p>14.50965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4.539185">
                <text:p>14.53918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14.568758">
                <text:p>14.568758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0200">
                <text:p>30200</text:p>
              </table:table-cell>
              <table:table-cell office:value-type="float" office:value="14.600831">
                <text:p>14.600831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0300">
                <text:p>30300</text:p>
              </table:table-cell>
              <table:table-cell office:value-type="float" office:value="14.631234">
                <text:p>14.631234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14.662894">
                <text:p>14.662894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500">
                <text:p>30500</text:p>
              </table:table-cell>
              <table:table-cell office:value-type="float" office:value="14.694485">
                <text:p>14.694485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0600">
                <text:p>30600</text:p>
              </table:table-cell>
              <table:table-cell office:value-type="float" office:value="14.72439">
                <text:p>14.72439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0700">
                <text:p>30700</text:p>
              </table:table-cell>
              <table:table-cell office:value-type="float" office:value="14.754246">
                <text:p>14.754246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14.789147">
                <text:p>14.789147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0900">
                <text:p>30900</text:p>
              </table:table-cell>
              <table:table-cell office:value-type="float" office:value="14.822616">
                <text:p>14.82261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14.852704">
                <text:p>14.852704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14.882883">
                <text:p>14.882883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14.912704">
                <text:p>14.912704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1300">
                <text:p>31300</text:p>
              </table:table-cell>
              <table:table-cell office:value-type="float" office:value="14.973206">
                <text:p>14.973206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1400">
                <text:p>31400</text:p>
              </table:table-cell>
              <table:table-cell office:value-type="float" office:value="15.004826">
                <text:p>15.004826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15.033044">
                <text:p>15.033044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15.060636">
                <text:p>15.060636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1700">
                <text:p>31700</text:p>
              </table:table-cell>
              <table:table-cell office:value-type="float" office:value="15.087892">
                <text:p>15.087892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1800">
                <text:p>31800</text:p>
              </table:table-cell>
              <table:table-cell office:value-type="float" office:value="15.116363">
                <text:p>15.116363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1900">
                <text:p>31900</text:p>
              </table:table-cell>
              <table:table-cell office:value-type="float" office:value="15.145024">
                <text:p>15.14502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5.178398">
                <text:p>15.178398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15.206645">
                <text:p>15.206645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200">
                <text:p>32200</text:p>
              </table:table-cell>
              <table:table-cell office:value-type="float" office:value="15.234036">
                <text:p>15.234036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2300">
                <text:p>32300</text:p>
              </table:table-cell>
              <table:table-cell office:value-type="float" office:value="15.260687">
                <text:p>15.260687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15.286727">
                <text:p>15.286727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2500">
                <text:p>32500</text:p>
              </table:table-cell>
              <table:table-cell office:value-type="float" office:value="15.312265">
                <text:p>15.31226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2600">
                <text:p>32600</text:p>
              </table:table-cell>
              <table:table-cell office:value-type="float" office:value="15.3412">
                <text:p>15.3412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2700">
                <text:p>32700</text:p>
              </table:table-cell>
              <table:table-cell office:value-type="float" office:value="15.367843">
                <text:p>15.367843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15.395183">
                <text:p>15.395183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2900">
                <text:p>32900</text:p>
              </table:table-cell>
              <table:table-cell office:value-type="float" office:value="15.428478">
                <text:p>15.42847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5.456902">
                <text:p>15.456902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15.483306">
                <text:p>15.483306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15.522756">
                <text:p>15.522756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3300">
                <text:p>33300</text:p>
              </table:table-cell>
              <table:table-cell office:value-type="float" office:value="15.552429">
                <text:p>15.552429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3400">
                <text:p>33400</text:p>
              </table:table-cell>
              <table:table-cell office:value-type="float" office:value="15.578941">
                <text:p>15.578941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3500">
                <text:p>33500</text:p>
              </table:table-cell>
              <table:table-cell office:value-type="float" office:value="15.604924">
                <text:p>15.604924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15.630709">
                <text:p>15.630709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33700">
                <text:p>33700</text:p>
              </table:table-cell>
              <table:table-cell office:value-type="float" office:value="15.657768">
                <text:p>15.657768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3800">
                <text:p>33800</text:p>
              </table:table-cell>
              <table:table-cell office:value-type="float" office:value="15.691388">
                <text:p>15.691388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3900">
                <text:p>33900</text:p>
              </table:table-cell>
              <table:table-cell office:value-type="float" office:value="15.727427">
                <text:p>15.72742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15.754489">
                <text:p>15.754489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15.781099">
                <text:p>15.781099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4200">
                <text:p>34200</text:p>
              </table:table-cell>
              <table:table-cell office:value-type="float" office:value="15.806773">
                <text:p>15.806773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34300">
                <text:p>34300</text:p>
              </table:table-cell>
              <table:table-cell office:value-type="float" office:value="15.834302">
                <text:p>15.834302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15.864922">
                <text:p>15.864922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4500">
                <text:p>34500</text:p>
              </table:table-cell>
              <table:table-cell office:value-type="float" office:value="15.891516">
                <text:p>15.891516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34600">
                <text:p>34600</text:p>
              </table:table-cell>
              <table:table-cell office:value-type="float" office:value="15.917144">
                <text:p>15.917144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5.942111">
                <text:p>15.942111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15.968964">
                <text:p>15.968964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34900">
                <text:p>34900</text:p>
              </table:table-cell>
              <table:table-cell office:value-type="float" office:value="15.996575">
                <text:p>15.99657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6.023047">
                <text:p>16.023047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16.049932">
                <text:p>16.049932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16.07632">
                <text:p>16.07632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35300">
                <text:p>35300</text:p>
              </table:table-cell>
              <table:table-cell office:value-type="float" office:value="16.103802">
                <text:p>16.103802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35400">
                <text:p>35400</text:p>
              </table:table-cell>
              <table:table-cell office:value-type="float" office:value="16.129739">
                <text:p>16.129739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5500">
                <text:p>35500</text:p>
              </table:table-cell>
              <table:table-cell office:value-type="float" office:value="16.155418">
                <text:p>16.155418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16.180476">
                <text:p>16.180476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5700">
                <text:p>35700</text:p>
              </table:table-cell>
              <table:table-cell office:value-type="float" office:value="16.206637">
                <text:p>16.206637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35800">
                <text:p>35800</text:p>
              </table:table-cell>
              <table:table-cell office:value-type="float" office:value="16.231657">
                <text:p>16.231657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35900">
                <text:p>35900</text:p>
              </table:table-cell>
              <table:table-cell office:value-type="float" office:value="16.258075">
                <text:p>16.25807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6.284049">
                <text:p>16.284049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16.309555">
                <text:p>16.309555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16.334514">
                <text:p>16.334514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36300">
                <text:p>36300</text:p>
              </table:table-cell>
              <table:table-cell office:value-type="float" office:value="16.359584">
                <text:p>16.359584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16.384226">
                <text:p>16.384226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16.410583">
                <text:p>16.410583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36600">
                <text:p>36600</text:p>
              </table:table-cell>
              <table:table-cell office:value-type="float" office:value="16.435586">
                <text:p>16.435586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36700">
                <text:p>36700</text:p>
              </table:table-cell>
              <table:table-cell office:value-type="float" office:value="16.460347">
                <text:p>16.460347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16.486125">
                <text:p>16.48612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36900">
                <text:p>36900</text:p>
              </table:table-cell>
              <table:table-cell office:value-type="float" office:value="16.512228">
                <text:p>16.51222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.537878">
                <text:p>16.537878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16.563378">
                <text:p>16.563378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16.595754">
                <text:p>16.595754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37300">
                <text:p>37300</text:p>
              </table:table-cell>
              <table:table-cell office:value-type="float" office:value="16.624619">
                <text:p>16.624619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7400">
                <text:p>37400</text:p>
              </table:table-cell>
              <table:table-cell office:value-type="float" office:value="16.650636">
                <text:p>16.650636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16.682817">
                <text:p>16.682817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16.728083">
                <text:p>16.728083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37700">
                <text:p>37700</text:p>
              </table:table-cell>
              <table:table-cell office:value-type="float" office:value="16.762656">
                <text:p>16.762656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16.797275">
                <text:p>16.79727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37900">
                <text:p>37900</text:p>
              </table:table-cell>
              <table:table-cell office:value-type="float" office:value="16.834482">
                <text:p>16.83448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16.872273">
                <text:p>16.872273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16.899711">
                <text:p>16.899711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38200">
                <text:p>38200</text:p>
              </table:table-cell>
              <table:table-cell office:value-type="float" office:value="16.927276">
                <text:p>16.927276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38300">
                <text:p>38300</text:p>
              </table:table-cell>
              <table:table-cell office:value-type="float" office:value="16.960759">
                <text:p>16.960759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7.027098">
                <text:p>17.027098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8500">
                <text:p>38500</text:p>
              </table:table-cell>
              <table:table-cell office:value-type="float" office:value="17.057743">
                <text:p>17.057743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38600">
                <text:p>38600</text:p>
              </table:table-cell>
              <table:table-cell office:value-type="float" office:value="17.083649">
                <text:p>17.083649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38700">
                <text:p>38700</text:p>
              </table:table-cell>
              <table:table-cell office:value-type="float" office:value="17.108455">
                <text:p>17.10845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17.134966">
                <text:p>17.134966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38900">
                <text:p>38900</text:p>
              </table:table-cell>
              <table:table-cell office:value-type="float" office:value="17.160405">
                <text:p>17.16040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17.189006">
                <text:p>17.189006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17.217352">
                <text:p>17.217352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17.244177">
                <text:p>17.244177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39300">
                <text:p>39300</text:p>
              </table:table-cell>
              <table:table-cell office:value-type="float" office:value="17.270618">
                <text:p>17.270618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39400">
                <text:p>39400</text:p>
              </table:table-cell>
              <table:table-cell office:value-type="float" office:value="17.306677">
                <text:p>17.306677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9500">
                <text:p>39500</text:p>
              </table:table-cell>
              <table:table-cell office:value-type="float" office:value="17.336493">
                <text:p>17.33649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17.365349">
                <text:p>17.365349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39700">
                <text:p>39700</text:p>
              </table:table-cell>
              <table:table-cell office:value-type="float" office:value="17.393712">
                <text:p>17.393712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39800">
                <text:p>39800</text:p>
              </table:table-cell>
              <table:table-cell office:value-type="float" office:value="17.425393">
                <text:p>17.425393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39900">
                <text:p>39900</text:p>
              </table:table-cell>
              <table:table-cell office:value-type="float" office:value="17.451706">
                <text:p>17.45170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7.482605">
                <text:p>17.48260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0100">
                <text:p>40100</text:p>
              </table:table-cell>
              <table:table-cell office:value-type="float" office:value="17.50867">
                <text:p>17.50867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40200">
                <text:p>40200</text:p>
              </table:table-cell>
              <table:table-cell office:value-type="float" office:value="17.551867">
                <text:p>17.551867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40300">
                <text:p>40300</text:p>
              </table:table-cell>
              <table:table-cell office:value-type="float" office:value="17.582591">
                <text:p>17.582591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0400">
                <text:p>40400</text:p>
              </table:table-cell>
              <table:table-cell office:value-type="float" office:value="17.618015">
                <text:p>17.618015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0500">
                <text:p>40500</text:p>
              </table:table-cell>
              <table:table-cell office:value-type="float" office:value="17.673087">
                <text:p>17.673087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40600">
                <text:p>40600</text:p>
              </table:table-cell>
              <table:table-cell office:value-type="float" office:value="17.696813">
                <text:p>17.69681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40700">
                <text:p>40700</text:p>
              </table:table-cell>
              <table:table-cell office:value-type="float" office:value="17.720318">
                <text:p>17.720318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17.7435">
                <text:p>17.743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0900">
                <text:p>40900</text:p>
              </table:table-cell>
              <table:table-cell office:value-type="float" office:value="17.766645">
                <text:p>17.76664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7.791363">
                <text:p>17.791363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17.814776">
                <text:p>17.814776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1200">
                <text:p>41200</text:p>
              </table:table-cell>
              <table:table-cell office:value-type="float" office:value="17.839349">
                <text:p>17.839349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41300">
                <text:p>41300</text:p>
              </table:table-cell>
              <table:table-cell office:value-type="float" office:value="17.862861">
                <text:p>17.862861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1400">
                <text:p>41400</text:p>
              </table:table-cell>
              <table:table-cell office:value-type="float" office:value="17.887261">
                <text:p>17.887261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41500">
                <text:p>41500</text:p>
              </table:table-cell>
              <table:table-cell office:value-type="float" office:value="17.910226">
                <text:p>17.91022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17.934968">
                <text:p>17.934968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41700">
                <text:p>41700</text:p>
              </table:table-cell>
              <table:table-cell office:value-type="float" office:value="17.958224">
                <text:p>17.958224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41800">
                <text:p>41800</text:p>
              </table:table-cell>
              <table:table-cell office:value-type="float" office:value="17.982815">
                <text:p>17.982815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41900">
                <text:p>41900</text:p>
              </table:table-cell>
              <table:table-cell office:value-type="float" office:value="18.005968">
                <text:p>18.00596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18.030567">
                <text:p>18.030567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42100">
                <text:p>42100</text:p>
              </table:table-cell>
              <table:table-cell office:value-type="float" office:value="18.056307">
                <text:p>18.056307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18.08117">
                <text:p>18.08117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2300">
                <text:p>42300</text:p>
              </table:table-cell>
              <table:table-cell office:value-type="float" office:value="18.106598">
                <text:p>18.106598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42400">
                <text:p>42400</text:p>
              </table:table-cell>
              <table:table-cell office:value-type="float" office:value="18.129778">
                <text:p>18.129778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42500">
                <text:p>42500</text:p>
              </table:table-cell>
              <table:table-cell office:value-type="float" office:value="18.156125">
                <text:p>18.156125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42600">
                <text:p>42600</text:p>
              </table:table-cell>
              <table:table-cell office:value-type="float" office:value="18.179875">
                <text:p>18.179875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700">
                <text:p>42700</text:p>
              </table:table-cell>
              <table:table-cell office:value-type="float" office:value="18.204369">
                <text:p>18.20436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42800">
                <text:p>42800</text:p>
              </table:table-cell>
              <table:table-cell office:value-type="float" office:value="18.227308">
                <text:p>18.227308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18.250117">
                <text:p>18.250117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18.273207">
                <text:p>18.27320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3100">
                <text:p>43100</text:p>
              </table:table-cell>
              <table:table-cell office:value-type="float" office:value="18.297423">
                <text:p>18.297423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43200">
                <text:p>43200</text:p>
              </table:table-cell>
              <table:table-cell office:value-type="float" office:value="18.321343">
                <text:p>18.321343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43300">
                <text:p>43300</text:p>
              </table:table-cell>
              <table:table-cell office:value-type="float" office:value="18.345336">
                <text:p>18.345336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43400">
                <text:p>43400</text:p>
              </table:table-cell>
              <table:table-cell office:value-type="float" office:value="18.368412">
                <text:p>18.368412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43500">
                <text:p>43500</text:p>
              </table:table-cell>
              <table:table-cell office:value-type="float" office:value="18.391577">
                <text:p>18.39157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18.414353">
                <text:p>18.41435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3700">
                <text:p>43700</text:p>
              </table:table-cell>
              <table:table-cell office:value-type="float" office:value="18.437388">
                <text:p>18.43738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18.460498">
                <text:p>18.4604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.483016">
                <text:p>18.48301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18.505832">
                <text:p>18.50583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18.53147">
                <text:p>18.531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18.556464">
                <text:p>18.55646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18.579818">
                <text:p>18.57981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18.602697">
                <text:p>18.60269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18.625666">
                <text:p>18.625666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600">
                <text:p>44600</text:p>
              </table:table-cell>
              <table:table-cell office:value-type="float" office:value="18.65022">
                <text:p>18.65022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44700">
                <text:p>44700</text:p>
              </table:table-cell>
              <table:table-cell office:value-type="float" office:value="18.672849">
                <text:p>18.672849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18.695849">
                <text:p>18.695849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44900">
                <text:p>44900</text:p>
              </table:table-cell>
              <table:table-cell office:value-type="float" office:value="18.718719">
                <text:p>18.71871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18.741366">
                <text:p>18.74136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18.771256">
                <text:p>18.77125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200">
                <text:p>45200</text:p>
              </table:table-cell>
              <table:table-cell office:value-type="float" office:value="18.795355">
                <text:p>18.795355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5300">
                <text:p>45300</text:p>
              </table:table-cell>
              <table:table-cell office:value-type="float" office:value="18.818865">
                <text:p>18.81886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400">
                <text:p>45400</text:p>
              </table:table-cell>
              <table:table-cell office:value-type="float" office:value="18.845571">
                <text:p>18.845571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45500">
                <text:p>45500</text:p>
              </table:table-cell>
              <table:table-cell office:value-type="float" office:value="18.869168">
                <text:p>18.86916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45600">
                <text:p>45600</text:p>
              </table:table-cell>
              <table:table-cell office:value-type="float" office:value="18.89378">
                <text:p>18.8937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45700">
                <text:p>45700</text:p>
              </table:table-cell>
              <table:table-cell office:value-type="float" office:value="18.925832">
                <text:p>18.925832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45800">
                <text:p>45800</text:p>
              </table:table-cell>
              <table:table-cell office:value-type="float" office:value="18.951031">
                <text:p>18.951031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45900">
                <text:p>45900</text:p>
              </table:table-cell>
              <table:table-cell office:value-type="float" office:value="18.974587">
                <text:p>18.97458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18.9978">
                <text:p>18.9978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46100">
                <text:p>46100</text:p>
              </table:table-cell>
              <table:table-cell office:value-type="float" office:value="19.02358">
                <text:p>19.02358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46200">
                <text:p>46200</text:p>
              </table:table-cell>
              <table:table-cell office:value-type="float" office:value="19.049158">
                <text:p>19.049158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46300">
                <text:p>46300</text:p>
              </table:table-cell>
              <table:table-cell office:value-type="float" office:value="19.073014">
                <text:p>19.073014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46400">
                <text:p>46400</text:p>
              </table:table-cell>
              <table:table-cell office:value-type="float" office:value="19.096072">
                <text:p>19.096072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46500">
                <text:p>46500</text:p>
              </table:table-cell>
              <table:table-cell office:value-type="float" office:value="19.119546">
                <text:p>19.119546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46600">
                <text:p>46600</text:p>
              </table:table-cell>
              <table:table-cell office:value-type="float" office:value="19.149287">
                <text:p>19.149287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46700">
                <text:p>46700</text:p>
              </table:table-cell>
              <table:table-cell office:value-type="float" office:value="19.182475">
                <text:p>19.18247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46800">
                <text:p>46800</text:p>
              </table:table-cell>
              <table:table-cell office:value-type="float" office:value="19.207227">
                <text:p>19.207227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46900">
                <text:p>46900</text:p>
              </table:table-cell>
              <table:table-cell office:value-type="float" office:value="19.230422">
                <text:p>19.23042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19.255019">
                <text:p>19.255019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47100">
                <text:p>47100</text:p>
              </table:table-cell>
              <table:table-cell office:value-type="float" office:value="19.277793">
                <text:p>19.277793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47200">
                <text:p>47200</text:p>
              </table:table-cell>
              <table:table-cell office:value-type="float" office:value="19.304075">
                <text:p>19.30407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7300">
                <text:p>47300</text:p>
              </table:table-cell>
              <table:table-cell office:value-type="float" office:value="19.327982">
                <text:p>19.327982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47400">
                <text:p>47400</text:p>
              </table:table-cell>
              <table:table-cell office:value-type="float" office:value="19.351537">
                <text:p>19.351537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47500">
                <text:p>47500</text:p>
              </table:table-cell>
              <table:table-cell office:value-type="float" office:value="19.374239">
                <text:p>19.374239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47600">
                <text:p>47600</text:p>
              </table:table-cell>
              <table:table-cell office:value-type="float" office:value="19.398542">
                <text:p>19.398542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47700">
                <text:p>47700</text:p>
              </table:table-cell>
              <table:table-cell office:value-type="float" office:value="19.430084">
                <text:p>19.430084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47800">
                <text:p>47800</text:p>
              </table:table-cell>
              <table:table-cell office:value-type="float" office:value="19.45546">
                <text:p>19.45546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47900">
                <text:p>47900</text:p>
              </table:table-cell>
              <table:table-cell office:value-type="float" office:value="19.47891">
                <text:p>19.4789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19.504409">
                <text:p>19.504409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48100">
                <text:p>48100</text:p>
              </table:table-cell>
              <table:table-cell office:value-type="float" office:value="19.527402">
                <text:p>19.527402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48200">
                <text:p>48200</text:p>
              </table:table-cell>
              <table:table-cell office:value-type="float" office:value="19.552044">
                <text:p>19.552044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48300">
                <text:p>48300</text:p>
              </table:table-cell>
              <table:table-cell office:value-type="float" office:value="19.578928">
                <text:p>19.578928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48400">
                <text:p>48400</text:p>
              </table:table-cell>
              <table:table-cell office:value-type="float" office:value="19.602321">
                <text:p>19.602321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48500">
                <text:p>48500</text:p>
              </table:table-cell>
              <table:table-cell office:value-type="float" office:value="19.624694">
                <text:p>19.624694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48600">
                <text:p>48600</text:p>
              </table:table-cell>
              <table:table-cell office:value-type="float" office:value="19.648161">
                <text:p>19.648161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48700">
                <text:p>48700</text:p>
              </table:table-cell>
              <table:table-cell office:value-type="float" office:value="19.670401">
                <text:p>19.670401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48800">
                <text:p>48800</text:p>
              </table:table-cell>
              <table:table-cell office:value-type="float" office:value="19.694314">
                <text:p>19.694314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48900">
                <text:p>48900</text:p>
              </table:table-cell>
              <table:table-cell office:value-type="float" office:value="19.717222">
                <text:p>19.71722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19.741036">
                <text:p>19.741036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49100">
                <text:p>49100</text:p>
              </table:table-cell>
              <table:table-cell office:value-type="float" office:value="19.768442">
                <text:p>19.768442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49200">
                <text:p>49200</text:p>
              </table:table-cell>
              <table:table-cell office:value-type="float" office:value="19.792945">
                <text:p>19.792945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49300">
                <text:p>49300</text:p>
              </table:table-cell>
              <table:table-cell office:value-type="float" office:value="19.817158">
                <text:p>19.817158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49400">
                <text:p>49400</text:p>
              </table:table-cell>
              <table:table-cell office:value-type="float" office:value="19.840222">
                <text:p>19.840222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49500">
                <text:p>49500</text:p>
              </table:table-cell>
              <table:table-cell office:value-type="float" office:value="19.862662">
                <text:p>19.862662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49600">
                <text:p>49600</text:p>
              </table:table-cell>
              <table:table-cell office:value-type="float" office:value="19.884994">
                <text:p>19.884994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49700">
                <text:p>49700</text:p>
              </table:table-cell>
              <table:table-cell office:value-type="float" office:value="19.907223">
                <text:p>19.907223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49800">
                <text:p>49800</text:p>
              </table:table-cell>
              <table:table-cell office:value-type="float" office:value="19.932527">
                <text:p>19.932527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49900">
                <text:p>49900</text:p>
              </table:table-cell>
              <table:table-cell office:value-type="float" office:value="19.956615">
                <text:p>19.9566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9.980178">
                <text:p>19.980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Tren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23cm" svg:y="0.316cm" chart:style-name="ch2">
          <text:p>avg. append Time per element by list length x</text:p>
        </chart:title>
        <chart:legend chart:legend-position="end" svg:x="12.629cm" svg:y="3.944cm" style:legend-expansion="high" chart:style-name="ch3"/>
        <chart:plot-area chart:style-name="ch4" table:cell-range-address="Fast.B6:Fast.B505 Fast.D5:Fast.D505" chart:data-source-has-labels="both" svg:x="1.339cm" svg:y="1.285cm" svg:width="10.97cm" svg:height="6.546cm">
          <chart:coordinate-region svg:x="2.455cm" svg:y="1.285cm" svg:width="9.854cm" svg:height="5.138cm"/>
          <chart:axis chart:dimension="x" chart:name="primary-x" chart:style-name="ch5" chartooo:axis-type="auto">
            <chartooo:date-scale/>
            <chart:title svg:x="6.064cm" svg:y="8.011cm" chart:style-name="ch6">
              <text:p>list length</text:p>
            </chart:title>
            <chart:categories table:cell-range-address="Fast.B6:Fast.B505"/>
          </chart:axis>
          <chart:axis chart:dimension="y" chart:name="primary-y" chart:style-name="ch5">
            <chart:title svg:x="0.451cm" svg:y="5.264cm" chart:style-name="ch7">
              <text:p>time [ms]</text:p>
            </chart:title>
            <chart:grid chart:style-name="ch8" chart:class="major"/>
          </chart:axis>
          <chart:series chart:style-name="ch9" chart:values-cell-range-address="Fast.D6:Fast.D505" chart:label-cell-address="Fast.D5:Fast.D5" chart:class="chart:line"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/element</text:p>
                <draw:g>
                  <svg:desc>Fast.D5:Fast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ast.B6:Fast.B505</svg:desc>
                </draw:g>
              </table:table-cell>
              <table:table-cell office:value-type="float" office:value="0.01421707">
                <text:p>0.01421707</text:p>
                <draw:g>
                  <svg:desc>Fast.D6:Fast.D50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544745">
                <text:p>0.00754474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533100666666667">
                <text:p>0.005331006666666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42922375">
                <text:p>0.0042922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60467">
                <text:p>0.003604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311985833333333">
                <text:p>0.003119858333333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275190428571429">
                <text:p>0.002751904285714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246720375">
                <text:p>0.00246720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224589111111111">
                <text:p>0.00224589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068008">
                <text:p>0.00206800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192596272727273">
                <text:p>0.00192596272727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8080275">
                <text:p>0.00180802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70758307692308">
                <text:p>0.0017075830769230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61893428571429">
                <text:p>0.0016189342857142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153927866666667">
                <text:p>0.0015392786666666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4763775">
                <text:p>0.00147637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141486882352941">
                <text:p>0.0014148688235294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136056888888889">
                <text:p>0.0013605688888888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31394263157895">
                <text:p>0.001313942631578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2691225">
                <text:p>0.00126912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22937523809524">
                <text:p>0.0012293752380952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9233909090909">
                <text:p>0.001192339090909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5814913043478">
                <text:p>0.0011581491304347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12824208333333">
                <text:p>0.00112824208333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100736">
                <text:p>0.0011007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07411307692308">
                <text:p>0.0010741130769230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04936740740741">
                <text:p>0.0010493674074074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02998071428571">
                <text:p>0.001029980714285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00958068965517">
                <text:p>0.001009580689655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989657">
                <text:p>0.00098965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971375161290323">
                <text:p>0.00097137516129032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95387875">
                <text:p>0.0009538787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937300606060606">
                <text:p>0.00093730060606060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922031470588235">
                <text:p>0.00092203147058823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907356285714286">
                <text:p>0.00090735628571428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893672222222222">
                <text:p>0.00089367222222222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884141351351351">
                <text:p>0.00088414135135135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873336315789474">
                <text:p>0.00087333631578947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861494358974359">
                <text:p>0.0008614943589743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8501355">
                <text:p>0.000850135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841915609756098">
                <text:p>0.00084191560975609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832028333333333">
                <text:p>0.00083202833333333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824203488372093">
                <text:p>0.00082420348837209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815135909090909">
                <text:p>0.00081513590909090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806326444444444">
                <text:p>0.00080632644444444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799638260869565">
                <text:p>0.00079963826086956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791565106382979">
                <text:p>0.00079156510638297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783354791666667">
                <text:p>0.00078335479166666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775327346938775">
                <text:p>0.0007753273469387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7676796">
                <text:p>0.000767679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0760235294117647">
                <text:p>0.00076023529411764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0756779615384615">
                <text:p>0.00075677961538461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075652358490566">
                <text:p>0.0007565235849056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749947037037037">
                <text:p>0.00074994703703703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0747141272727273">
                <text:p>0.00074714127272727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074158125">
                <text:p>0.00074158125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0736783333333333">
                <text:p>0.00073678333333333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0732216034482759">
                <text:p>0.00073221603448275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0726723389830508">
                <text:p>0.0007267233898305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722734">
                <text:p>0.00072273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0718326393442623">
                <text:p>0.00071832639344262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0713469032258065">
                <text:p>0.00071346903225806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0709907301587301">
                <text:p>0.00070990730158730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07058153125">
                <text:p>0.000705815312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0701389384615385">
                <text:p>0.00070138938461538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0696773636363636">
                <text:p>0.00069677363636363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0692559402985075">
                <text:p>0.00069255940298507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0688273676470588">
                <text:p>0.000688273676470588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0684842898550725">
                <text:p>0.000684842898550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682256142857143">
                <text:p>0.00068225614285714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0678672535211268">
                <text:p>0.00067867253521126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0675057777777778">
                <text:p>0.00067505777777777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0671158904109589">
                <text:p>0.00067115890410958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0667264054054054">
                <text:p>0.00066726405405405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0663424666666667">
                <text:p>0.00066342466666666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0659603947368421">
                <text:p>0.00065960394736842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0656416363636364">
                <text:p>0.00065641636363636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0652965769230769">
                <text:p>0.00065296576923076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0649518734177215">
                <text:p>0.0006495187341772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64749825">
                <text:p>0.0006474982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0644744691358025">
                <text:p>0.00064474469135802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0645983414634146">
                <text:p>0.00064598341463414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0643571084337349">
                <text:p>0.00064357108433734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0640477023809524">
                <text:p>0.00064047702380952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0637411882352941">
                <text:p>0.00063741188235294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0634688023255814">
                <text:p>0.00063468802325581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0632023908045977">
                <text:p>0.00063202390804597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0629325340909091">
                <text:p>0.00062932534090909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0626531348314607">
                <text:p>0.00062653134831460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623817222222222">
                <text:p>0.000623817222222222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0621095054945055">
                <text:p>0.0006210950549450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0619442065217391">
                <text:p>0.00061944206521739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0617391827956989">
                <text:p>0.00061739182795698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0614893829787234">
                <text:p>0.00061489382978723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0612602526315789">
                <text:p>0.00061260252631578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0610180833333333">
                <text:p>0.00061018083333333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0607938762886598">
                <text:p>0.00060793876288659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0605771326530612">
                <text:p>0.00060577132653061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060347494949495">
                <text:p>0.000603474949494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6011346">
                <text:p>0.000601134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00599809801980198">
                <text:p>0.00059980980198019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0598113039215686">
                <text:p>0.000598113039215686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0596080291262136">
                <text:p>0.00059608029126213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0059426">
                <text:p>0.0005942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0592402761904762">
                <text:p>0.00059240276190476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0590613396226415">
                <text:p>0.000590613396226415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0058957953271028">
                <text:p>0.0005895795327102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0587938518518519">
                <text:p>0.000587938518518519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00586031651376147">
                <text:p>0.00058603165137614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0584055636363636">
                <text:p>0.000584055636363636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00582097927927928">
                <text:p>0.00058209792792792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00580388839285714">
                <text:p>0.00058038883928571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00578630442477876">
                <text:p>0.000578630442477876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00577019298245614">
                <text:p>0.000577019298245614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00575277652173913">
                <text:p>0.00057527765217391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0573646206896552">
                <text:p>0.000573646206896552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00571873247863248">
                <text:p>0.00057187324786324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0057032686440678">
                <text:p>0.00057032686440678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00568783277310924">
                <text:p>0.00056878327731092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056716525">
                <text:p>0.0005671652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00565472066115702">
                <text:p>0.00056547206611570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00564788770491803">
                <text:p>0.000564788770491803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00563513902439024">
                <text:p>0.00056351390243902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00562541612903226">
                <text:p>0.00056254161290322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0056177512">
                <text:p>0.00056177512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00560674761904762">
                <text:p>0.000560674761904762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00559298897637795">
                <text:p>0.00055929889763779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0559616015625">
                <text:p>0.00055961601562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000558186976744186">
                <text:p>0.00055818697674418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0556877461538462">
                <text:p>0.00055687746153846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0555403893129771">
                <text:p>0.000555403893129771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00553946742424242">
                <text:p>0.000553946742424242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000552524436090226">
                <text:p>0.000552524436090226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00551410298507463">
                <text:p>0.00055141029850746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00550060814814815">
                <text:p>0.000550060814814815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00549204044117647">
                <text:p>0.000549204044117647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000547929927007299">
                <text:p>0.000547929927007299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00546581304347826">
                <text:p>0.000546581304347826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000545256474820144">
                <text:p>0.00054525647482014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0543950142857143">
                <text:p>0.000543950142857143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00542665319148936">
                <text:p>0.00054266531914893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00541342464788732">
                <text:p>0.00054134246478873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000540057482517483">
                <text:p>0.00054005748251748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00538907361111111">
                <text:p>0.000538907361111111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000537724206896552">
                <text:p>0.000537724206896552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00536707602739726">
                <text:p>0.00053670760273972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00053574231292517">
                <text:p>0.0005357423129251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00534547432432432">
                <text:p>0.00053454743243243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000533348657718121">
                <text:p>0.00053334865771812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53247">
                <text:p>0.00053247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0053135059602649">
                <text:p>0.00053135059602649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00530206973684211">
                <text:p>0.000530206973684211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0529084248366013">
                <text:p>0.00052908424836601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0528060519480519">
                <text:p>0.000528060519480519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000527021419354839">
                <text:p>0.000527021419354839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00525923205128205">
                <text:p>0.000525923205128205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00052487127388535">
                <text:p>0.00052487127388535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00523998924050633">
                <text:p>0.000523998924050633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000523591761006289">
                <text:p>0.00052359176100628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05228033125">
                <text:p>0.000522803312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00521954720496894">
                <text:p>0.00052195472049689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00521000185185185">
                <text:p>0.000521000185185185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000520017239263804">
                <text:p>0.000520017239263804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0519141280487805">
                <text:p>0.00051914128048780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0518231515151515">
                <text:p>0.00051823151515151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00517280843373494">
                <text:p>0.000517280843373494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000516364550898204">
                <text:p>0.000516364550898204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00515415892857143">
                <text:p>0.000515415892857143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000514488106508876">
                <text:p>0.00051448810650887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0513573941176471">
                <text:p>0.000513573941176471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00512952397660819">
                <text:p>0.000512952397660819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0512188953488372">
                <text:p>0.00051218895348837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00051130387283237">
                <text:p>0.00051130387283237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00510555172413793">
                <text:p>0.00051055517241379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0005100284">
                <text:p>0.000510028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00509209431818182">
                <text:p>0.000509209431818182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000508365310734463">
                <text:p>0.000508365310734463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00507636516853933">
                <text:p>0.00050763651685393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000506782122905028">
                <text:p>0.00050678212290502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0507428833333333">
                <text:p>0.000507428833333333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00506745414364641">
                <text:p>0.000506745414364641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00506059230769231">
                <text:p>0.000506059230769231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000505262240437158">
                <text:p>0.000505262240437158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00504469836956522">
                <text:p>0.00050446983695652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000503874486486486">
                <text:p>0.000503874486486486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00503139784946237">
                <text:p>0.000503139784946237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000502384331550802">
                <text:p>0.000502384331550802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00501629893617021">
                <text:p>0.000501629893617021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000500887037037037">
                <text:p>0.00050088703703703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0500287315789474">
                <text:p>0.000500287315789474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00499542565445026">
                <text:p>0.000499542565445026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00500971041666667">
                <text:p>0.000500971041666667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000501403212435233">
                <text:p>0.000501403212435233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00517451340206186">
                <text:p>0.000517451340206186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00518792666666667">
                <text:p>0.000518792666666667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00519454642857143">
                <text:p>0.00051945464285714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000520114060913706">
                <text:p>0.000520114060913706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00520818939393939">
                <text:p>0.000520818939393939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000522709447236181">
                <text:p>0.0005227094472361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522223">
                <text:p>0.000522223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00521484676616915">
                <text:p>0.000521484676616915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00520892722772277">
                <text:p>0.000520892722772277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000520221379310345">
                <text:p>0.000520221379310345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00519400343137255">
                <text:p>0.00051940034313725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000518658487804878">
                <text:p>0.000518658487804878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00517887912621359">
                <text:p>0.000517887912621359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000517069468599034">
                <text:p>0.000517069468599034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00517261153846154">
                <text:p>0.000517261153846154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0516425167464115">
                <text:p>0.00051642516746411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0515459142857143">
                <text:p>0.00051545914285714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00514596682464455">
                <text:p>0.000514596682464455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00513956037735849">
                <text:p>0.00051395603773584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000513029671361502">
                <text:p>0.00051302967136150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00512104252336449">
                <text:p>0.000512104252336449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000511336930232558">
                <text:p>0.000511336930232558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00510598425925926">
                <text:p>0.000510598425925926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000509701566820276">
                <text:p>0.000509701566820276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00508784816513762">
                <text:p>0.000508784816513762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000507847625570776">
                <text:p>0.00050784762557077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0506906863636364">
                <text:p>0.00050690686363636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00506113665158371">
                <text:p>0.000506113665158371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0050571490990991">
                <text:p>0.00050571490990991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0504891748878924">
                <text:p>0.000504891748878924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00504185580357143">
                <text:p>0.000504185580357143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000503301688888889">
                <text:p>0.000503301688888889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00503694292035398">
                <text:p>0.00050369429203539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000503319339207049">
                <text:p>0.000503319339207049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00502615789473684">
                <text:p>0.000502615789473684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000501747467248908">
                <text:p>0.00050174746724890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0500865608695652">
                <text:p>0.000500865608695652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00499995194805195">
                <text:p>0.000499995194805195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00499226422413793">
                <text:p>0.000499226422413793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000498345965665236">
                <text:p>0.000498345965665236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0049788905982906">
                <text:p>0.0004978890598290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00049717714893617">
                <text:p>0.00049717714893617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00496491228813559">
                <text:p>0.000496491228813559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000495728902953587">
                <text:p>0.000495728902953587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00495454243697479">
                <text:p>0.000495454243697479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000495094016736402">
                <text:p>0.00049509401673640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0494327416666667">
                <text:p>0.000494327416666667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0049352734439834">
                <text:p>0.00049352734439834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00492717727272727">
                <text:p>0.000492717727272727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000492528395061728">
                <text:p>0.000492528395061728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00492718975409836">
                <text:p>0.0004927189754098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000492146571428571">
                <text:p>0.000492146571428571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00491443048780488">
                <text:p>0.000491443048780488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00049075995951417">
                <text:p>0.00049075995951417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00490051572580645">
                <text:p>0.00049005157258064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000490779759036145">
                <text:p>0.0004907797590361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49168496">
                <text:p>0.00049168496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0049257438247012">
                <text:p>0.00049257438247012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00494720079365079">
                <text:p>0.000494720079365079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000495168063241107">
                <text:p>0.00049516806324110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0494931023622047">
                <text:p>0.000494931023622047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000494472745098039">
                <text:p>0.000494472745098039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0498307578125">
                <text:p>0.00049830757812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000498266848249027">
                <text:p>0.000498266848249027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00497718178294574">
                <text:p>0.000497718178294574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00049703277992278">
                <text:p>0.0004970327799227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0496338769230769">
                <text:p>0.000496338769230769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0495807088122605">
                <text:p>0.00049580708812260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00495155496183206">
                <text:p>0.000495155496183206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000494443498098859">
                <text:p>0.000494443498098859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00493715681818182">
                <text:p>0.000493715681818182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000494444188679245">
                <text:p>0.000494444188679245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0049486492481203">
                <text:p>0.00049486492481203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000497279513108614">
                <text:p>0.000497279513108614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0049842552238806">
                <text:p>0.00049842552238806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000498351040892193">
                <text:p>0.00049835104089219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0499170296296296">
                <text:p>0.000499170296296296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00498685867158672">
                <text:p>0.000498685867158672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00498286066176471">
                <text:p>0.00049828606617647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00049831684981685">
                <text:p>0.00049831684981685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00498406423357664">
                <text:p>0.00049840642335766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000498360290909091">
                <text:p>0.000498360290909091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00498988297101449">
                <text:p>0.000498988297101449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000498981696750903">
                <text:p>0.00049898169675090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00498511151079137">
                <text:p>0.000498511151079137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000497852043010753">
                <text:p>0.00049785204301075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0497183">
                <text:p>0.00049718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00496588220640569">
                <text:p>0.000496588220640569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00495900177304964">
                <text:p>0.000495900177304964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000495222438162544">
                <text:p>0.000495222438162544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00494617746478873">
                <text:p>0.00049461774647887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000493931684210526">
                <text:p>0.00049393168421052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00493274300699301">
                <text:p>0.000493274300699301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000492647421602787">
                <text:p>0.000492647421602787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00492002604166667">
                <text:p>0.000492002604166667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000491342698961938">
                <text:p>0.00049134269896193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0490700448275862">
                <text:p>0.00049070044827586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00490037182130584">
                <text:p>0.000490037182130584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00489372191780822">
                <text:p>0.000489372191780822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000488859795221843">
                <text:p>0.000488859795221843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00488283537414966">
                <text:p>0.000488283537414966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000487638169491525">
                <text:p>0.00048763816949152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00487004763513514">
                <text:p>0.000487004763513514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000486417138047138">
                <text:p>0.000486417138047138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00485883456375839">
                <text:p>0.000485883456375839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000485272675585284">
                <text:p>0.00048527267558528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4846395">
                <text:p>0.000484639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00484011893687708">
                <text:p>0.000484011893687708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00483471225165563">
                <text:p>0.000483471225165563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00048287900990099">
                <text:p>0.00048287900990099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00482332039473684">
                <text:p>0.000482332039473684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000481786393442623">
                <text:p>0.000481786393442623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00481189215686274">
                <text:p>0.000481189215686274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000480594332247557">
                <text:p>0.000480594332247557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048016711038961">
                <text:p>0.00048016711038961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000479696310679612">
                <text:p>0.00047969631067961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0479119483870968">
                <text:p>0.00047911948387096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00478549292604502">
                <text:p>0.000478549292604502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00477971282051282">
                <text:p>0.000477971282051282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000478377188498403">
                <text:p>0.000478377188498403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00477860700636943">
                <text:p>0.00047786070063694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000477239492063492">
                <text:p>0.000477239492063492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0476602405063291">
                <text:p>0.000476602405063291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000475958738170347">
                <text:p>0.000475958738170347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00475357327044025">
                <text:p>0.000475357327044025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000474765642633229">
                <text:p>0.00047476564263322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04743249375">
                <text:p>0.000474324937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00473727258566978">
                <text:p>0.000473727258566978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00473106708074534">
                <text:p>0.000473106708074534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000472467089783282">
                <text:p>0.000472467089783282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00471812561728395">
                <text:p>0.00047181256172839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000471146615384615">
                <text:p>0.00047114661538461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00470588957055215">
                <text:p>0.00047058895705521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00469964617737003">
                <text:p>0.000469964617737003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000469365335365854">
                <text:p>0.000469365335365854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000468950699088146">
                <text:p>0.00046895069908814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0046839096969697">
                <text:p>0.00046839096969697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000467773595166163">
                <text:p>0.000467773595166163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000467552891566265">
                <text:p>0.00046755289156626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00046703990990991">
                <text:p>0.00046703990990991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000466435359281437">
                <text:p>0.000466435359281437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000465818626865672">
                <text:p>0.000465818626865672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00465199672619048">
                <text:p>0.000465199672619048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000464622195845697">
                <text:p>0.000464622195845697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00046424224852071">
                <text:p>0.00046424224852071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000463935899705015">
                <text:p>0.00046393589970501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00463367323529412">
                <text:p>0.000463367323529412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000462788826979472">
                <text:p>0.000462788826979472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00046218634502924">
                <text:p>0.00046218634502924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000461641457725948">
                <text:p>0.00046164145772594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000461189593023256">
                <text:p>0.000461189593023256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000460623652173913">
                <text:p>0.000460623652173913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00460033063583815">
                <text:p>0.00046003306358381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000459426829971182">
                <text:p>0.000459426829971182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000458878275862069">
                <text:p>0.000458878275862069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000458354584527221">
                <text:p>0.00045835458452722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457801342857143">
                <text:p>0.000457801342857143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045726301994302">
                <text:p>0.00045726301994302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00456713636363636">
                <text:p>0.000456713636363636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00045619835694051">
                <text:p>0.00045619835694051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000455642344632768">
                <text:p>0.000455642344632768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000455082197183099">
                <text:p>0.000455082197183099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00454507752808989">
                <text:p>0.000454507752808989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000453967422969188">
                <text:p>0.000453967422969188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000453398240223464">
                <text:p>0.000453398240223464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000452871169916435">
                <text:p>0.00045287116991643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00452334694444444">
                <text:p>0.000452334694444444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000451788227146814">
                <text:p>0.000451788227146814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000451229668508287">
                <text:p>0.000451229668508287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000450677245179063">
                <text:p>0.000450677245179063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000450116098901099">
                <text:p>0.000450116098901099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00044960501369863">
                <text:p>0.00044960501369863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00449059726775956">
                <text:p>0.000449059726775956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000448510817438692">
                <text:p>0.000448510817438692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000447992527173913">
                <text:p>0.000447992527173913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000447485853658537">
                <text:p>0.00044748585365853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00446969675675676">
                <text:p>0.000446969675675676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000446452237196765">
                <text:p>0.00044645223719676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000446122419354839">
                <text:p>0.000446122419354839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000445700241286863">
                <text:p>0.000445700241286863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000445204171122995">
                <text:p>0.00044520417112299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00044487512">
                <text:p>0.00044487512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00444895824468085">
                <text:p>0.00044489582446808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000444632785145889">
                <text:p>0.000444632785145889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000444372354497355">
                <text:p>0.00044437235449735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000444181583113457">
                <text:p>0.00044418158311345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00444007184210526">
                <text:p>0.000444007184210526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000443561968503937">
                <text:p>0.000443561968503937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000443122408376963">
                <text:p>0.000443122408376963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000442839660574413">
                <text:p>0.000442839660574413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000443414010416667">
                <text:p>0.000443414010416667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00044305825974026">
                <text:p>0.00044305825974026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00442581580310881">
                <text:p>0.000442581580310881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000442078940568475">
                <text:p>0.00044207894056847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000441622835051546">
                <text:p>0.000441622835051546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000441141516709512">
                <text:p>0.00044114151670951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00440743743589744">
                <text:p>0.00044074374358974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000440341483375959">
                <text:p>0.000440341483375959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000439902474489796">
                <text:p>0.000439902474489796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000439455928753181">
                <text:p>0.000439455928753181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00043925576142132">
                <text:p>0.00043925576142132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0.000438898556962025">
                <text:p>0.00043889855696202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00438518914141414">
                <text:p>0.000438518914141414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0.000438128765743073">
                <text:p>0.00043812876574307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000437823944723618">
                <text:p>0.000437823944723618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0.000437386115288221">
                <text:p>0.0004373861152882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437065125">
                <text:p>0.00043706512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000436625187032419">
                <text:p>0.000436625187032419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000436613606965174">
                <text:p>0.000436613606965174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0.000436292580645161">
                <text:p>0.000436292580645161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00043608948019802">
                <text:p>0.00043608948019802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.000436372518518519">
                <text:p>0.000436372518518519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00435882093596059">
                <text:p>0.000435882093596059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0.000435388648648649">
                <text:p>0.000435388648648649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000434889705882353">
                <text:p>0.000434889705882353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0.000434392298288509">
                <text:p>0.00043439229828850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0433935682926829">
                <text:p>0.000433935682926829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000433449537712895">
                <text:p>0.000433449537712895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0043299390776699">
                <text:p>0.00043299390776699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0.000432514794188862">
                <text:p>0.000432514794188862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000432059444444444">
                <text:p>0.000432059444444444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0.000431571710843374">
                <text:p>0.00043157171084337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00431129038461539">
                <text:p>0.000431129038461539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0.000430652853717026">
                <text:p>0.000430652853717026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000430210885167464">
                <text:p>0.000430210885167464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0.000429736706443914">
                <text:p>0.00042973670644391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00429299214285714">
                <text:p>0.000429299214285714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000428890902612827">
                <text:p>0.000428890902612827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00428463744075829">
                <text:p>0.00042846374407582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.000428051962174941">
                <text:p>0.000428051962174941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000427589103773585">
                <text:p>0.000427589103773585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000427202941176471">
                <text:p>0.000427202941176471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00426757629107981">
                <text:p>0.000426757629107981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000426331826697892">
                <text:p>0.000426331826697892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00425871682242991">
                <text:p>0.000425871682242991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000425410652680653">
                <text:p>0.00042541065268065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0424958302325581">
                <text:p>0.00042495830232558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000424534176334107">
                <text:p>0.00042453417633410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00424105162037037">
                <text:p>0.000424105162037037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0.000423679815242494">
                <text:p>0.000423679815242494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000423235299539171">
                <text:p>0.00042323529953917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0.000422794873563218">
                <text:p>0.000422794873563218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0042234754587156">
                <text:p>0.00042234754587156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0.00042190819221968">
                <text:p>0.0004219081922196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000421472557077626">
                <text:p>0.00042147255707762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0421025421412301">
                <text:p>0.0004210254214123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0420587090909091">
                <text:p>0.00042058709090909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0420214739229025">
                <text:p>0.0004202147392290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000419829502262443">
                <text:p>0.00041982950226244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000419408984198646">
                <text:p>0.000419408984198646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00418979662162162">
                <text:p>0.00041897966216216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00418554292134831">
                <text:p>0.00041855429213483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00418166367713005">
                <text:p>0.000418166367713005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0041773711409396">
                <text:p>0.00041773711409396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000417318058035714">
                <text:p>0.000417318058035714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0.000416897973273942">
                <text:p>0.00041689797327394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04164748">
                <text:p>0.0004164748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00416214101995565">
                <text:p>0.000416214101995565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000415826438053097">
                <text:p>0.00041582643805309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00415427483443709">
                <text:p>0.000415427483443709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000415100682819383">
                <text:p>0.000415100682819383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0.000414706989010989">
                <text:p>0.000414706989010989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00414337280701754">
                <text:p>0.00041433728070175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0.000414131991247265">
                <text:p>0.000414131991247265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000413777969432314">
                <text:p>0.000413777969432314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0.000413389694989107">
                <text:p>0.00041338969498910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00412995652173913">
                <text:p>0.000412995652173913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000412659002169197">
                <text:p>0.000412659002169197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000412319437229437">
                <text:p>0.000412319437229437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0.000411944146868251">
                <text:p>0.000411944146868251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000411553275862069">
                <text:p>0.000411553275862069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0.000411173032258065">
                <text:p>0.00041117303225806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00410928905579399">
                <text:p>0.00041092890557939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0.000410759635974304">
                <text:p>0.00041075963597430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000410410833333333">
                <text:p>0.000410410833333333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0.000410030319829424">
                <text:p>0.00041003031982942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00409681255319149">
                <text:p>0.000409681255319149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000409294968152866">
                <text:p>0.000409294968152866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000408984639830508">
                <text:p>0.000408984639830508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0.000408625412262156">
                <text:p>0.000408625412262156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000408260274261603">
                <text:p>0.000408260274261603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0407878715789474">
                <text:p>0.000407878715789474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00407532394957983">
                <text:p>0.000407532394957983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0.00040733928721174">
                <text:p>0.00040733928721174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000407017991631799">
                <text:p>0.000407017991631799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0.000406657828810021">
                <text:p>0.0004066578288100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0406341854166667">
                <text:p>0.000406341854166667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000405975093555094">
                <text:p>0.000405975093555094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000405644066390041">
                <text:p>0.000405644066390041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0.00040536082815735">
                <text:p>0.00040536082815735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000405006632231405">
                <text:p>0.000405006632231405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0.000404632865979382">
                <text:p>0.000404632865979382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00404283148148148">
                <text:p>0.000404283148148148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0.000403909671457905">
                <text:p>0.000403909671457905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0.000403572008196721">
                <text:p>0.000403572008196721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0.000403215173824131">
                <text:p>0.000403215173824131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00402878285714286">
                <text:p>0.000402878285714286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0.000402615926680244">
                <text:p>0.000402615926680244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0.000402295630081301">
                <text:p>0.000402295630081301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0.000401970750507099">
                <text:p>0.000401970750507099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0.000401623927125506">
                <text:p>0.000401623927125506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0.000401265898989899">
                <text:p>0.000401265898989899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000400907137096774">
                <text:p>0.000400907137096774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0.000400547746478873">
                <text:p>0.000400547746478873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000400251546184739">
                <text:p>0.000400251546184739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0.000399932164328657">
                <text:p>0.00039993216432865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39960356">
                <text:p>0.000399603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